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272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3.8555in"/>
    </style:style>
    <style:style style:name="co4" style:family="table-column">
      <style:table-column-properties fo:break-before="auto" style:column-width="2.3043in"/>
    </style:style>
    <style:style style:name="co5" style:family="table-column">
      <style:table-column-properties fo:break-before="auto" style:column-width="8.5311in"/>
    </style:style>
    <style:style style:name="co6" style:family="table-column">
      <style:table-column-properties fo:break-before="auto" style:column-width="3.2244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8.1772in"/>
    </style:style>
    <style:style style:name="co9" style:family="table-column">
      <style:table-column-properties fo:break-before="auto" style:column-width="0.1882in"/>
    </style:style>
    <style:style style:name="co10" style:family="table-column">
      <style:table-column-properties fo:break-before="auto" style:column-width="3.4681in"/>
    </style:style>
    <style:style style:name="co11" style:family="table-column">
      <style:table-column-properties fo:break-before="auto" style:column-width="8.4429in"/>
    </style:style>
    <style:style style:name="co12" style:family="table-column">
      <style:table-column-properties fo:break-before="auto" style:column-width="3.3681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6.548in"/>
    </style:style>
    <style:style style:name="co15" style:family="table-column">
      <style:table-column-properties fo:break-before="auto" style:column-width="0.2217in"/>
    </style:style>
    <style:style style:name="co16" style:family="table-column">
      <style:table-column-properties fo:break-before="auto" style:column-width="3.3016in"/>
    </style:style>
    <style:style style:name="co17" style:family="table-column">
      <style:table-column-properties fo:break-before="auto" style:column-width="6.7366in"/>
    </style:style>
    <style:style style:name="co18" style:family="table-column">
      <style:table-column-properties fo:break-before="auto" style:column-width="0.1992in"/>
    </style:style>
    <style:style style:name="co19" style:family="table-column">
      <style:table-column-properties fo:break-before="auto" style:column-width="3.8665in"/>
    </style:style>
    <style:style style:name="co20" style:family="table-column">
      <style:table-column-properties fo:break-before="auto" style:column-width="1.2957in"/>
    </style:style>
    <style:style style:name="co21" style:family="table-column">
      <style:table-column-properties fo:break-before="auto" style:column-width="6.3709in"/>
    </style:style>
    <style:style style:name="co22" style:family="table-column">
      <style:table-column-properties fo:break-before="auto" style:column-width="0.1772in"/>
    </style:style>
    <style:style style:name="co23" style:family="table-column">
      <style:table-column-properties fo:break-before="auto" style:column-width="3.6898in"/>
    </style:style>
    <style:style style:name="co24" style:family="table-column">
      <style:table-column-properties fo:break-before="auto" style:column-width="3.6228in"/>
    </style:style>
    <style:style style:name="co25" style:family="table-column">
      <style:table-column-properties fo:break-before="auto" style:column-width="2.9693in"/>
    </style:style>
    <style:style style:name="co26" style:family="table-column">
      <style:table-column-properties fo:break-before="auto" style:column-width="7.3681in"/>
    </style:style>
    <style:style style:name="co27" style:family="table-column">
      <style:table-column-properties fo:break-before="auto" style:column-width="2.5701in"/>
    </style:style>
    <style:style style:name="co28" style:family="table-column">
      <style:table-column-properties fo:break-before="auto" style:column-width="1.2744in"/>
    </style:style>
    <style:style style:name="co29" style:family="table-column">
      <style:table-column-properties fo:break-before="auto" style:column-width="4.376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manifest">
      <style:table-properties table:display="true" style:writing-mode="lr-tb"/>
    </style:style>
    <style:style style:name="ta3" style:family="table" style:master-page-name="PageStyle_5f_google_20_sheets">
      <style:table-properties table:display="true" style:writing-mode="lr-tb"/>
    </style:style>
    <style:style style:name="ta4" style:family="table" style:master-page-name="PageStyle_5f_google_20_excel">
      <style:table-properties table:display="true" style:writing-mode="lr-tb"/>
    </style:style>
    <style:style style:name="ta5" style:family="table" style:master-page-name="PageStyle_5f_google_20_openoffice">
      <style:table-properties table:display="true" style:writing-mode="lr-tb"/>
    </style:style>
    <style:style style:name="ta6" style:family="table" style:master-page-name="PageStyle_5f_local_20_hosting">
      <style:table-properties table:display="true" style:writing-mode="lr-tb"/>
    </style:style>
    <style:style style:name="ta7" style:family="table" style:master-page-name="PageStyle_5f_construct_20_additional">
      <style:table-properties table:display="true" style:writing-mode="lr-tb"/>
    </style:style>
    <style:style style:name="ta8" style:family="table" style:master-page-name="PageStyle_5f_canonical_20_labels">
      <style:table-properties table:display="true" style:writing-mode="lr-tb"/>
    </style:style>
    <style:style style:name="ce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adm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Version 1.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is file documents the datalinks used in the Communicating with Prisoners ortext.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<text:a xlink:href="http://acrosswalls.org/">http://acrosswalls.org</text:a></text:p>
          </table:table-cell>
          <table:table-cell table:number-columns-repeated="1023"/>
        </table:table-row>
        <table:table-row table:style-name="ro1">
          <table:table-cell office:value-type="string">
            <text:p>If you want to add a new host for datasets, relocate the hosting of existing datasets, or create new versions of datasets,</text:p>
          </table:table-cell>
          <table:table-cell table:number-columns-repeated="1023"/>
        </table:table-row>
        <table:table-row table:style-name="ro1">
          <table:table-cell office:value-type="string">
            <text:p>this workbook will help you to construct the updated datalinks manifest for importing into your WordPress sit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dataset manifest itself is a simple comma-separated-value (csv) file. <text:s/>Specifically, it's this workbook's sheet manifest,</text:p>
          </table:table-cell>
          <table:table-cell table:number-columns-repeated="1023"/>
        </table:table-row>
        <table:table-row table:style-name="ro1">
          <table:table-cell office:value-type="string">
            <text:p>saved as a csv file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basic procedure is to update the sheet manifest in this workbook, and then save only that sheet as</text:p>
          </table:table-cell>
          <table:table-cell table:number-columns-repeated="1023"/>
        </table:table-row>
        <table:table-row table:style-name="ro1">
          <table:table-cell office:value-type="string">
            <text:p>a separate csv file. <text:s/>You then import that separate cvs file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or the spreadsheet datasets, the construct sheet lists the datasets, has a label field, and builds the appropriate url with a formula. <text:s/>By changing</text:p>
          </table:table-cell>
          <table:table-cell table:number-columns-repeated="1023"/>
        </table:table-row>
        <table:table-row table:style-name="ro1">
          <table:table-cell office:value-type="string">
            <text:p>the construct sheet label and forumulas, and copy and pasting into the manifest sheet, you can do bulk updating of the manifest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non-spreadsheet datasets, the construct additional sheet provides the dataset keys, labels, and host locations.</text:p>
          </table:table-cell>
          <table:table-cell table:number-columns-repeated="1023"/>
        </table:table-row>
        <table:table-row table:style-name="ro1">
          <table:table-cell office:value-type="string">
            <text:p>These could be merely included in the manifest, but they could easily get lost there amid the large number of spreadsheet datase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canonical sheet gives canonical dataset labels and orderings. <text:s/>If you want to change or add to the canonical list,</text:p>
          </table:table-cell>
          <table:table-cell table:number-columns-repeated="1023"/>
        </table:table-row>
        <table:table-row table:style-name="ro1">
          <table:table-cell office:value-type="string">
            <text:p>you need to change the variable $otx_datalinks_canon at the top of the otx_show-datalinks.php file in the otx-datalinks plugi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f you want to add just a revised version of one dataset file, you could do that manually via the WordPress interface for the</text:p>
          </table:table-cell>
          <table:table-cell table:number-columns-repeated="1023"/>
        </table:table-row>
        <table:table-row table:style-name="ro1">
          <table:table-cell office:value-type="string">
            <text:p>meta fields. <text:s/>However, it's best to keep an up-to-date manifest of datset versions and hosting locations. <text:s text:c="2"/>Reloading</text:p>
          </table:table-cell>
          <table:table-cell table:number-columns-repeated="1023"/>
        </table:table-row>
        <table:table-row table:style-name="ro1">
          <table:table-cell office:value-type="string">
            <text:p>the whole manifest is not a problem; only the datalinks that have changed will be updated. <text:s/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or more information on ortexts and datalinks, see the about page in the Communicating with Prisoners ortex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<text:a xlink:href="http://acrosswalls.org/">http://acrosswalls.org</text:a>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ifest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21" table:default-cell-style-name="Excel_20_Built-in_20_Normal"/>
        <table:table-row table:style-name="ro1">
          <table:table-cell office:value-type="string">
            <text:p>datasets-punishment-reckless-sex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R8y1tO6RCbwnGfV7g_O0tv2bcAaqR3asa2Dymipt1S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csc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u0hSl93rYbM8YhMvepi2TW-geLi-csWvZjcuplkvAu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j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A5eKps5SyQSP27aKGDZpX-xXVZeP7FjDRXmegNdU4a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v5nga1jkUk8GGfrgjObSnZc-lE3m7r4icnKbqZ60Na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fatalitie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6GoiEbSxGsywVVOQ034HKrSN_UPOYu9Hw9NCmB0-Y0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nhamc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pEtvuUQGBGeFzhmEFGAmam2M8yTFRuyH2IK3UVAHl4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criminalizatio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JeHUrkILK43KNXQgIjJImA2EPzmziX2ylJBJI8nh_M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dv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LNjJKMVZGJPrmqt2WQuLOzun8TWAW-ea3MwlumDd_Jo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a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5c-tRzu8y0vAa1gptd-d-K3GO3fBb24u3MbJkPG_9u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legislatio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8sjZEXdUKub-mFmLadhcryN2p7NAnR3EeNsy2oytbR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t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tYBTsF7-px-3lCnBFOolTdj5KbTb9SaJ4_gGf5ADiV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dual-arrest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xVLB1FrIouFSZZVpHI8NFdfksBzaL-tOjXxdJKsKWh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k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Umg3hWiKCnqTPmNzJg5r0b6TEMaWYpkSw6Yr2uPeC_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XhnG67jH2UosmcdwpeFcq93DZo4zaTSEz7lsyxesdl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cotland-long-ru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CZVs0UFv8puLZ29e_wAbpxW4pfAqpe8HuX0uBQU1ow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ex-reform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pxY_e7lAk4K--BiiHNn8UlWuF5t1vT-kF6g85bNUt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basile-stud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4EK7Z-F_GWcNi3ew5_HA9X2z3ilgied5LVXCBCFyak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rrest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IzmdoysFei4faoYb3irecuDfoQItQothfxxjBfZN5r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ed-state-194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sI2EoxhhaHxrxtPKOKXXfyBDXHmmp4wheEbjQMY6Gn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offenses-1970-1997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yhWfjAb-In2Nw_WB6bOUyrZ9G52WZoeeEFeIBU2505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world-2003-201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4dsNnZEr1trsXHxJaLTxJgtL7wEQvgZYP9UuIeRc-U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judges-201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Frx_DeUq5wX76XXASardUz8YBia-OvJCwlRCEsE1ZT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state-sex-panel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V4_0T_lJPVBhKuMirhXncjWMI3C6crHgcD84qv1Y2J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australia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Tl6OLqy-YhnPf5JvyiaFcBFs97hKkjkZKONrAW06Id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long-ru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ijx9x2_mTW6-GC1RMbvttJV7eg4BA0coDCRgclQu4O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old-baile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kMHe4qLFh25eknjWutFImSewWPywvxXlTGEFRtQTO-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xecutions-statements-meal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RF-0BkAVaWwWTlQdkswsfQFmq1x1N4xWL6cHAytuyd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media-use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qox3W3Yg8cvUhQoNf22nMaQzscNHdPFRfw-b4t-3L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cause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6oWDrrlVVlKYw0t9ybdTMXWBjIfhrkZ9ZhMJh6Moji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dv-ncv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fOR9LNmLJE_lL8_J7Z0F05c3NPCqI2DVD449I-4uZn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dv-homicide-suicide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kRS4Rzdp7CZxx8IJ3jO5iXaCuCbd6ufPe8tn9dxMi2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agencies-dv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Iq5ViA6HNaS0VzKZODFKmXhyubfsy4CpUFDBDzrgFG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uk-australia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fM_wSmCFny9YPbiI6j9v18YHwCCbCDeq7xVJbTs4_NI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england-wales-america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52rR8MweRsWMN18fFXmfD9wzkJ8kpxIucP7uGmYcJPo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state-prisons-cells-prisoners-1868-1873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G36zuN70Is_Arfr-JjLxFl2_DqTCx9iuBDUGBrFQ90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restraining-inmate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iIkVsieUfmdsu6g7ft-c6kY7AnDuBd8IQ1de4U9iZ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t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THLZ_BFChSyhtf_7hHcuFnV6rJ9Z00iyNnjEvryEYb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ynth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9mjVBERri24sKPVqhRA_BAOq400CZd-njh3KVverE4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tate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LgVZXc0wVdclj9Gkr_fZWujavaBsl2crwARj6JoUX3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ri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A_pWsGgpbmj3UYEEDOwnHyD2NRep-o-hUSevZuyfdQ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policy-trend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P4dEYMBSpxCROjhXVfH04FWz7GvJ26-Z9FeTymKbFt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population-deaths-1820-43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Cjy3kYOphd9bh8cWYAT2YMuIHa3JAtFyNPmTnYUoE5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long-run-summar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6T_GA1AdROaWb2poWP-n7MQVNZMAZZ2hr0_aBytRRJ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rom-190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wxp9zA52aoiN57oX6wofVo8vPdcV3plEChSJJh63YI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commitments-sex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IVXbKaE-NkWiOmHb04nCWmpEDzzvr15d6VngvNvS8f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19th-centur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CGjg-YNyLjSLQSRliWS7Mjs281kQfqdwhS9sYt5hrK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pectator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TviBqfyvM3GKa9CFo0OCeN2ZfryrrHGhgtDi74HyLn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from-184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2ckcSwrR9jBTtlxdGbvJY94pRbG7DevesdNXNdSTiY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182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mFdJNNp6W6LijWfIGPWiKs1HW07hAla5tkhbBajnVM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pres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0NrjX7Ep3TnixPD_l4vM0oVGyHKdGsMvSBhXOFGGVO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interactio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9KInmyCZjG0J55Nu4UCF-CeYKmPA8gGwihpO0dYICi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g-ru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fvpH1wu8TbJ93H6Mk2eisD7QqbEGssa8EdGwH_3eqM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pre-185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xiMgwJM9OeXhNjKp0WPVM7FJyU7lv8txC_Kz6_LSE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1779-185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oITe3BVuv6LScTACwmum7-Nro0auPIbUhpWCGge4T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hulk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2UlnN3cmsT9gA6zFJMqweZQaLVIbkkqMdHxChst1C_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pre-1775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sKS1BHAN7v9VFKJMOb6O6WWjjnQ5hvU1Biv6ThIbJw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180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IomPHMNnciDKXUfGKQi1NYfrsBK9a8ffRVUpUlI3QP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unties-1780-185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tLsHkFWLnGt-1ihA9OWX0knnoQth5eGw82lVrfMK9F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mmitments-1805-6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h5aLwcuJo57vZhzgyB61cQJqmltlFrDfj3w6S_k43wI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92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fafnuWoxvds7p1v6IACzyMS_VR6IGWh5XJyuyHFdgVo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64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WXofn9JPLleE6PduCWBdJ9coZrCq7Lx2dPA5EublTN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5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mY-jPocOI_IVJIOSaNnSjfQyAU-Vv1xfdhyChT3FWh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4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XcusHEV_ilcNtCsr4LDKtuuX6CAMY6sy-tD02eGheT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8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Exg05wMVQycy5krNGeO36AaHBbKC9Sg_0cPsbEfiVe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6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cNnA1LRfDEiaJen5om4877nX6_HGWAx2Qayauy5cVk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klaA-TqHm_3Mra1iXmsGux11ddyVXW7pWFp7Ls0vOn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3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VsTM_7BLdJyro-7shJahMC4cUkKk5VLMtxTrxlxoA-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jsrUH3hSE6caG-dj3XU0gy7z201jhDap4GZr9htI5cI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1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_s0styjKcjtCHVMJNXR3tHbH7DBuhwNFoNYeel3RC1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0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C-0gU6gQqxUifABlM20AD7InDCsDz2x5USzt8mGbcX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78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uGtzA96wJKUgmbDsuYNPv1wsFPtE9n-CQtxSDZIuRO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australia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DigI4ayK0AnMS0_SV1s70K8i5AAii2G8NRBP5z3A5D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mid-19th-centur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tAoa7ui_Ur69z8heFaQ_vqqBZx0ovVrlSt1rOymFk8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late-20th-centur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JCuvC_-DWx7nrazEeUOsCCzmgByc75V7Ubq-eoe11P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early-20th-century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NZ-NPJJQrRNW8Ak_Cn-MZ5aEHzUmrxYWclrUj8NWnV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u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S8-nnzLcoqJ-qzKzVXhmXT1RjYPnQ30a08oeKFrfiH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england-wale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7TIvcuwkA4baD0m-eHwtpNmp7izjRBhtQFroBo2Ucto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australia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yleYrYQHX_CeKNca07OrjIrGQC9oGsWoEuR965XXYv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arole-prisoners-communicatio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kA8jyllFljHAG8V7UPuVLdqzgyTSBuaFETpeKgrBLAI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military-service-uk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FeRVC9Nrb406d02ugbTjUSmKLbPxPhpCrKUCMJgpkR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manifest-admi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39myxUfwDqTtmdIpdGihmDF3eQojipamctnYRceJEa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ublic-books-before-194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ZBhLM8114VorSwKZ8W1T44vczmBM4OyM5AViXaEmzd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before-190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QkyAgUVWI1NBuTXa-3Odw0AfQORh6ap9YS9dq1xBn1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ala-1933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8_ZXl0oxNo32JgJpJ9IIZbJrbp0R-uYtfOcVh8u3_u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efore-194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G-jbaMfmnQWfkEsU8PZnKIqGPft0mJtirpU1XhhGPw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after-198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KWYLwarJu-ZEjxGQNVpRaOe30UziivEY5lIpc6KxSc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1940-198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0FHhZJnNQlu8wFsXFpccPTvarGEYxiSa8tGElPWes9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howard-prison-visit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iAUlxihD5rQVqIMF9WVTTV4Qfu07fyfoljTNf-Q6NM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frankenstein-feelings-compariso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8vpjvSIfN1479zRNVe4ohgrqU7emN7r_5J6nngAbaV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feature-film-characteristic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XhwoOo3-tUsJVe20JM9MieIGvbBG_EwZvedCj6U-wOI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u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zMY2OI_4OX2-4btRnJpy7rhZzM-UxdC7W1h7Q4QcF4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scotland-from-180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IGKY7M_yf46I1CJQwGkNP9BrPVyHjLenWI2GrZLB4Z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lynching-u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kH6VTsORWkVE30il3SE7i_Fc5Hjwn_kF56j7lItOto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london-pre-184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xjV6tz3S-YOR7v2zXVK-hNwh639VPoIRmJDzb2MCKV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from-180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c5nBGrTVXPLiG6lQWY2DJAkKF2utOIc7MVrVHdIPtV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before-180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zUguvvfJ4aG01rZdbBxkvtm21P86zpW2OffqPQP2r8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australia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y9E42haGmPCucVPQ3uQlxQvrDaNZGCxrGtR1oVCieG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lectoral-franchise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0rl5NGWYqLkrAoWVFPQx1lepIFO2UzhB0mSq2tNExY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risoner-population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qRHPO0h2tw08UDtjEGumom64TRzboiNRaJwPgoheWow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enitentiary-cost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r3fJEZeWr71C_--zb_rKKp0lN0N3GW783bXh_5TspE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official-visitor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1N07il-3LZ4EEZZV79b70IudQss1rNhlxMkGVOSs3ho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dvcd-rationalizing-stereotyping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omcRMOxd3GSgLX0L54mHm34LA8822hxW3syXOjMXCR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dvcd-dv-claims-dataset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319JtJCRFyobhJRF5Efkn5DDPrZ0datrEp7d2s_DR9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osswalk-world-countrie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qR0q5o1AZrfwqyliYNdx-qu_qzKMVtOkKiMqxe-9Bc4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sex-change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VDX4MweIRCQm47aT0BdBO3uodXnZ-5CU78dxAO0zSt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9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HifbssYfzPZfFFMYlzw7Avw6ch8q6XA0DMtTxVwvgQY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stat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8XUjgxIgiwYa62irvFeI7iw6GBHQi9OsYasnvhWRBc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dataset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baxcRMcIo69rG5Lxypa8HZLGlRWq_n0V9dbxLUKkHb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10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yDhFK34_BK_3f2tpPg_MczVR2ihJOAM8KYkYtNZOyW4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federal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93GehTwQHt36t-772eWSiGiXBLS7TzVlCTM1thMlda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c2005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0LHGqKprdJkmomLJBRWIxahD8YcAlG6-gfeB4gPh_po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proces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-d0-ETG2JDVn3WQhNsSVEp_fpNzmhHyCMTSgnYD-KlI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gender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b7kUUYZfcQwUxJxEwyQXoGqxZLPa1KeBIHLvb5eZ_4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ounties-england-wale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S1HR2Y07i-enxBHMPXWAjKeDL6BLQB0aA1KgoJYrq3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athens-competition-plays</text:p>
          </table:table-cell>
          <table:table-cell office:value-type="string">
            <text:p>google sheet</text:p>
          </table:table-cell>
          <table:table-cell office:value-type="string">
            <text:p>https://docs.google.com/spreadsheets/d/19qb0OP1tMW2fKyP8tLyao2HW-o-_CeTo5St37y6bx7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reckless-sex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R8y1tO6RCbwnGfV7g_O0tv2bcAaqR3asa2Dymipt1SE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csc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u0hSl93rYbM8YhMvepi2TW-geLi-csWvZjcuplkvAuw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j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A5eKps5SyQSP27aKGDZpX-xXVZeP7FjDRXmegNdU4aE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v5nga1jkUk8GGfrgjObSnZc-lE3m7r4icnKbqZ60Nas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fatalitie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6GoiEbSxGsywVVOQ034HKrSN_UPOYu9Hw9NCmB0-Y0s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nhamc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pEtvuUQGBGeFzhmEFGAmam2M8yTFRuyH2IK3UVAHl4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criminalizatio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JeHUrkILK43KNXQgIjJImA2EPzmziX2ylJBJI8nh_M8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dv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LNjJKMVZGJPrmqt2WQuLOzun8TWAW-ea3MwlumDd_Jo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a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5c-tRzu8y0vAa1gptd-d-K3GO3fBb24u3MbJkPG_9uc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legislatio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8sjZEXdUKub-mFmLadhcryN2p7NAnR3EeNsy2oytbRY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t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tYBTsF7-px-3lCnBFOolTdj5KbTb9SaJ4_gGf5ADiVA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dual-arrest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xVLB1FrIouFSZZVpHI8NFdfksBzaL-tOjXxdJKsKWhM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k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Umg3hWiKCnqTPmNzJg5r0b6TEMaWYpkSw6Yr2uPeC_Y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XhnG67jH2UosmcdwpeFcq93DZo4zaTSEz7lsyxesdlE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cotland-long-ru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CZVs0UFv8puLZ29e_wAbpxW4pfAqpe8HuX0uBQU1owQ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ex-reform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pxY_e7lAk4K--BiiHNn8UlWuF5t1vT-kF6g85bNUtA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basile-stud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4EK7Z-F_GWcNi3ew5_HA9X2z3ilgied5LVXCBCFyakk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rrest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IzmdoysFei4faoYb3irecuDfoQItQothfxxjBfZN5r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ed-state-194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sI2EoxhhaHxrxtPKOKXXfyBDXHmmp4wheEbjQMY6Gng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offenses-1970-1997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yhWfjAb-In2Nw_WB6bOUyrZ9G52WZoeeEFeIBU25050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world-2003-201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4dsNnZEr1trsXHxJaLTxJgtL7wEQvgZYP9UuIeRc-Uw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judges-201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Frx_DeUq5wX76XXASardUz8YBia-OvJCwlRCEsE1ZTk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state-sex-panel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V4_0T_lJPVBhKuMirhXncjWMI3C6crHgcD84qv1Y2JY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australia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Tl6OLqy-YhnPf5JvyiaFcBFs97hKkjkZKONrAW06Id0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long-ru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ijx9x2_mTW6-GC1RMbvttJV7eg4BA0coDCRgclQu4Os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old-baile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kMHe4qLFh25eknjWutFImSewWPywvxXlTGEFRtQTO-w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xecutions-statements-meal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RF-0BkAVaWwWTlQdkswsfQFmq1x1N4xWL6cHAytuydE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media-use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qox3W3Yg8cvUhQoNf22nMaQzscNHdPFRfw-b4t-3Lw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cause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6oWDrrlVVlKYw0t9ybdTMXWBjIfhrkZ9ZhMJh6MojiU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dv-ncv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fOR9LNmLJE_lL8_J7Z0F05c3NPCqI2DVD449I-4uZnc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dv-homicide-suicide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kRS4Rzdp7CZxx8IJ3jO5iXaCuCbd6ufPe8tn9dxMi2A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agencies-dv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Iq5ViA6HNaS0VzKZODFKmXhyubfsy4CpUFDBDzrgFGs/pubhtml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uk-australia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fM_wSmCFny9YPbiI6j9v18YHwCCbCDeq7xVJbTs4_NI/pubhtml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england-wales-america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52rR8MweRsWMN18fFXmfD9wzkJ8kpxIucP7uGmYcJPo/pubhtml</text:p>
          </table:table-cell>
          <table:table-cell table:number-columns-repeated="1021"/>
        </table:table-row>
        <table:table-row table:style-name="ro1">
          <table:table-cell office:value-type="string">
            <text:p>datasets-state-prisons-cells-prisoners-1868-1873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G36zuN70Is_Arfr-JjLxFl2_DqTCx9iuBDUGBrFQ90Y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restraining-inmate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iIkVsieUfmdsu6g7ft-c6kY7AnDuBd8IQ1de4U9iZc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t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THLZ_BFChSyhtf_7hHcuFnV6rJ9Z00iyNnjEvryEYbk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ynth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9mjVBERri24sKPVqhRA_BAOq400CZd-njh3KVverE48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tate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LgVZXc0wVdclj9Gkr_fZWujavaBsl2crwARj6JoUX3A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ri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A_pWsGgpbmj3UYEEDOwnHyD2NRep-o-hUSevZuyfdQQ/pubhtml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policy-trend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P4dEYMBSpxCROjhXVfH04FWz7GvJ26-Z9FeTymKbFtQ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population-deaths-1820-43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Cjy3kYOphd9bh8cWYAT2YMuIHa3JAtFyNPmTnYUoE5w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long-run-summar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6T_GA1AdROaWb2poWP-n7MQVNZMAZZ2hr0_aBytRRJ8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rom-190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wxp9zA52aoiN57oX6wofVo8vPdcV3plEChSJJh63YI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commitments-sex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IVXbKaE-NkWiOmHb04nCWmpEDzzvr15d6VngvNvS8f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19th-centur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CGjg-YNyLjSLQSRliWS7Mjs281kQfqdwhS9sYt5hrK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spectator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TviBqfyvM3GKa9CFo0OCeN2ZfryrrHGhgtDi74HyLnM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from-184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2ckcSwrR9jBTtlxdGbvJY94pRbG7DevesdNXNdSTiYk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182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mFdJNNp6W6LijWfIGPWiKs1HW07hAla5tkhbBajnVMM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pres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0NrjX7Ep3TnixPD_l4vM0oVGyHKdGsMvSBhXOFGGVOM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interactio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9KInmyCZjG0J55Nu4UCF-CeYKmPA8gGwihpO0dYICiE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g-ru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fvpH1wu8TbJ93H6Mk2eisD7QqbEGssa8EdGwH_3eqM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pre-185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xiMgwJM9OeXhNjKp0WPVM7FJyU7lv8txC_Kz6_LSEQ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1779-185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oITe3BVuv6LScTACwmum7-Nro0auPIbUhpWCGge4Tg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hulk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2UlnN3cmsT9gA6zFJMqweZQaLVIbkkqMdHxChst1C_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pre-1775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sKS1BHAN7v9VFKJMOb6O6WWjjnQ5hvU1Biv6ThIbJwQ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180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IomPHMNnciDKXUfGKQi1NYfrsBK9a8ffRVUpUlI3QP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unties-1780-185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tLsHkFWLnGt-1ihA9OWX0knnoQth5eGw82lVrfMK9FQ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mmitments-1805-6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h5aLwcuJo57vZhzgyB61cQJqmltlFrDfj3w6S_k43wI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92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fafnuWoxvds7p1v6IACzyMS_VR6IGWh5XJyuyHFdgVo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64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WXofn9JPLleE6PduCWBdJ9coZrCq7Lx2dPA5EublTN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5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mY-jPocOI_IVJIOSaNnSjfQyAU-Vv1xfdhyChT3FWhk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4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XcusHEV_ilcNtCsr4LDKtuuX6CAMY6sy-tD02eGheT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8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Exg05wMVQycy5krNGeO36AaHBbKC9Sg_0cPsbEfiVe0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6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cNnA1LRfDEiaJen5om4877nX6_HGWAx2Qayauy5cVk8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klaA-TqHm_3Mra1iXmsGux11ddyVXW7pWFp7Ls0vOnU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3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VsTM_7BLdJyro-7shJahMC4cUkKk5VLMtxTrxlxoA-A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jsrUH3hSE6caG-dj3XU0gy7z201jhDap4GZr9htI5cI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1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_s0styjKcjtCHVMJNXR3tHbH7DBuhwNFoNYeel3RC1g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0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C-0gU6gQqxUifABlM20AD7InDCsDz2x5USzt8mGbcXU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78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uGtzA96wJKUgmbDsuYNPv1wsFPtE9n-CQtxSDZIuROc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s-australia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DigI4ayK0AnMS0_SV1s70K8i5AAii2G8NRBP5z3A5Ds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mid-19th-centur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tAoa7ui_Ur69z8heFaQ_vqqBZx0ovVrlSt1rOymFk8Q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late-20th-centur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JCuvC_-DWx7nrazEeUOsCCzmgByc75V7Ubq-eoe11Pg/pubhtml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early-20th-century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NZ-NPJJQrRNW8Ak_Cn-MZ5aEHzUmrxYWclrUj8NWnVk/pubhtml</text:p>
          </table:table-cell>
          <table:table-cell table:number-columns-repeated="1021"/>
        </table:table-row>
        <table:table-row table:style-name="ro1">
          <table:table-cell office:value-type="string">
            <text:p>datasets-population-u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S8-nnzLcoqJ-qzKzVXhmXT1RjYPnQ30a08oeKFrfiHY/pubhtml</text:p>
          </table:table-cell>
          <table:table-cell table:number-columns-repeated="1021"/>
        </table:table-row>
        <table:table-row table:style-name="ro1">
          <table:table-cell office:value-type="string">
            <text:p>datasets-population-england-wale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7TIvcuwkA4baD0m-eHwtpNmp7izjRBhtQFroBo2Ucto/pubhtml</text:p>
          </table:table-cell>
          <table:table-cell table:number-columns-repeated="1021"/>
        </table:table-row>
        <table:table-row table:style-name="ro1">
          <table:table-cell office:value-type="string">
            <text:p>datasets-population-australia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yleYrYQHX_CeKNca07OrjIrGQC9oGsWoEuR965XXYvc/pubhtml</text:p>
          </table:table-cell>
          <table:table-cell table:number-columns-repeated="1021"/>
        </table:table-row>
        <table:table-row table:style-name="ro1">
          <table:table-cell office:value-type="string">
            <text:p>datasets-parole-prisoners-communicatio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kA8jyllFljHAG8V7UPuVLdqzgyTSBuaFETpeKgrBLAI/pubhtml</text:p>
          </table:table-cell>
          <table:table-cell table:number-columns-repeated="1021"/>
        </table:table-row>
        <table:table-row table:style-name="ro1">
          <table:table-cell office:value-type="string">
            <text:p>datasets-military-service-uk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FeRVC9Nrb406d02ugbTjUSmKLbPxPhpCrKUCMJgpkR8/pubhtml</text:p>
          </table:table-cell>
          <table:table-cell table:number-columns-repeated="1021"/>
        </table:table-row>
        <table:table-row table:style-name="ro1">
          <table:table-cell office:value-type="string">
            <text:p>datasets-manifest-admi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39myxUfwDqTtmdIpdGihmDF3eQojipamctnYRceJEa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ublic-books-before-194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ZBhLM8114VorSwKZ8W1T44vczmBM4OyM5AViXaEmzdY/pubhtml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before-190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QkyAgUVWI1NBuTXa-3Odw0AfQORh6ap9YS9dq1xBn1U/pubhtml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ala-1933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8_ZXl0oxNo32JgJpJ9IIZbJrbp0R-uYtfOcVh8u3_ug/pubhtml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efore-194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G-jbaMfmnQWfkEsU8PZnKIqGPft0mJtirpU1XhhGPw0/pubhtml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after-198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KWYLwarJu-ZEjxGQNVpRaOe30UziivEY5lIpc6KxScM/pubhtml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1940-198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0FHhZJnNQlu8wFsXFpccPTvarGEYxiSa8tGElPWes9g/pubhtml</text:p>
          </table:table-cell>
          <table:table-cell table:number-columns-repeated="1021"/>
        </table:table-row>
        <table:table-row table:style-name="ro1">
          <table:table-cell office:value-type="string">
            <text:p>datasets-howard-prison-visit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iAUlxihD5rQVqIMF9WVTTV4Qfu07fyfoljTNf-Q6NMM/pubhtml</text:p>
          </table:table-cell>
          <table:table-cell table:number-columns-repeated="1021"/>
        </table:table-row>
        <table:table-row table:style-name="ro1">
          <table:table-cell office:value-type="string">
            <text:p>datasets-frankenstein-feelings-compariso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8vpjvSIfN1479zRNVe4ohgrqU7emN7r_5J6nngAbaVw/pubhtml</text:p>
          </table:table-cell>
          <table:table-cell table:number-columns-repeated="1021"/>
        </table:table-row>
        <table:table-row table:style-name="ro1">
          <table:table-cell office:value-type="string">
            <text:p>datasets-feature-film-characteristic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XhwoOo3-tUsJVe20JM9MieIGvbBG_EwZvedCj6U-wOI/pubhtml</text:p>
          </table:table-cell>
          <table:table-cell table:number-columns-repeated="1021"/>
        </table:table-row>
        <table:table-row table:style-name="ro1">
          <table:table-cell office:value-type="string">
            <text:p>datasets-executions-u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zMY2OI_4OX2-4btRnJpy7rhZzM-UxdC7W1h7Q4QcF48/pubhtml</text:p>
          </table:table-cell>
          <table:table-cell table:number-columns-repeated="1021"/>
        </table:table-row>
        <table:table-row table:style-name="ro1">
          <table:table-cell office:value-type="string">
            <text:p>datasets-executions-scotland-from-180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IGKY7M_yf46I1CJQwGkNP9BrPVyHjLenWI2GrZLB4Zk/pubhtml</text:p>
          </table:table-cell>
          <table:table-cell table:number-columns-repeated="1021"/>
        </table:table-row>
        <table:table-row table:style-name="ro1">
          <table:table-cell office:value-type="string">
            <text:p>datasets-executions-lynching-u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kH6VTsORWkVE30il3SE7i_Fc5Hjwn_kF56j7lItOtok/pubhtml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london-pre-184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xjV6tz3S-YOR7v2zXVK-hNwh639VPoIRmJDzb2MCKVw/pubhtml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from-180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c5nBGrTVXPLiG6lQWY2DJAkKF2utOIc7MVrVHdIPtVQ/pubhtml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before-180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zUguvvfJ4aG01rZdbBxkvtm21P86zpW2OffqPQP2r8g/pubhtml</text:p>
          </table:table-cell>
          <table:table-cell table:number-columns-repeated="1021"/>
        </table:table-row>
        <table:table-row table:style-name="ro1">
          <table:table-cell office:value-type="string">
            <text:p>datasets-executions-australia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y9E42haGmPCucVPQ3uQlxQvrDaNZGCxrGtR1oVCieG8/pubhtml</text:p>
          </table:table-cell>
          <table:table-cell table:number-columns-repeated="1021"/>
        </table:table-row>
        <table:table-row table:style-name="ro1">
          <table:table-cell office:value-type="string">
            <text:p>datasets-electoral-franchise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0rl5NGWYqLkrAoWVFPQx1lepIFO2UzhB0mSq2tNExYM/pubhtml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risoner-population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qRHPO0h2tw08UDtjEGumom64TRzboiNRaJwPgoheWow/pubhtml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enitentiary-cost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r3fJEZeWr71C_--zb_rKKp0lN0N3GW783bXh_5TspEY/pubhtml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official-visitor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1N07il-3LZ4EEZZV79b70IudQss1rNhlxMkGVOSs3ho/pubhtml</text:p>
          </table:table-cell>
          <table:table-cell table:number-columns-repeated="1021"/>
        </table:table-row>
        <table:table-row table:style-name="ro1">
          <table:table-cell office:value-type="string">
            <text:p>datasets-dvcd-rationalizing-stereotyping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omcRMOxd3GSgLX0L54mHm34LA8822hxW3syXOjMXCRM/pubhtml</text:p>
          </table:table-cell>
          <table:table-cell table:number-columns-repeated="1021"/>
        </table:table-row>
        <table:table-row table:style-name="ro1">
          <table:table-cell office:value-type="string">
            <text:p>datasets-dvcd-dv-claims-dataset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319JtJCRFyobhJRF5Efkn5DDPrZ0datrEp7d2s_DR9k/pubhtml</text:p>
          </table:table-cell>
          <table:table-cell table:number-columns-repeated="1021"/>
        </table:table-row>
        <table:table-row table:style-name="ro1">
          <table:table-cell office:value-type="string">
            <text:p>datasets-crosswalk-world-countrie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qR0q5o1AZrfwqyliYNdx-qu_qzKMVtOkKiMqxe-9Bc4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sex-change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VDX4MweIRCQm47aT0BdBO3uodXnZ-5CU78dxAO0zStM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9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HifbssYfzPZfFFMYlzw7Avw6ch8q6XA0DMtTxVwvgQY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stat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8XUjgxIgiwYa62irvFeI7iw6GBHQi9OsYasnvhWRBck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dataset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baxcRMcIo69rG5Lxypa8HZLGlRWq_n0V9dbxLUKkHbU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10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yDhFK34_BK_3f2tpPg_MczVR2ihJOAM8KYkYtNZOyW4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federal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93GehTwQHt36t-772eWSiGiXBLS7TzVlCTM1thMldac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c2005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0LHGqKprdJkmomLJBRWIxahD8YcAlG6-gfeB4gPh_po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proces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-d0-ETG2JDVn3WQhNsSVEp_fpNzmhHyCMTSgnYD-KlI/pubhtml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gender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b7kUUYZfcQwUxJxEwyQXoGqxZLPa1KeBIHLvb5eZ_4s/pubhtml</text:p>
          </table:table-cell>
          <table:table-cell table:number-columns-repeated="1021"/>
        </table:table-row>
        <table:table-row table:style-name="ro1">
          <table:table-cell office:value-type="string">
            <text:p>datasets-counties-england-wale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S1HR2Y07i-enxBHMPXWAjKeDL6BLQB0aA1KgoJYrq30/pubhtml</text:p>
          </table:table-cell>
          <table:table-cell table:number-columns-repeated="1021"/>
        </table:table-row>
        <table:table-row table:style-name="ro1">
          <table:table-cell office:value-type="string">
            <text:p>datasets-athens-competition-plays</text:p>
          </table:table-cell>
          <table:table-cell office:value-type="string">
            <text:p>google webpage</text:p>
          </table:table-cell>
          <table:table-cell office:value-type="string">
            <text:p>https://docs.google.com/spreadsheets/d/19qb0OP1tMW2fKyP8tLyao2HW-o-_CeTo5St37y6bx7E/pubhtml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nhamc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SjdpZUJ5emZLY1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dv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DF1b0JjSmgwdX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cause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VGtoV2NRdXhxbX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fatalitie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jZCejBVWTU5U2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dv-ncv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bkFHc2VrWVdnWE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dv-homicide-suicide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kU4WGMtWlpERG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criminalizatio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bms1ZVh5YkFRaG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agencies-dv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E1IMGY2M2F0a3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uk-australia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mRFLVhsa0pudz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england-wales-america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kZ5SmF3V0IwQW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state-prisons-cells-prisoners-1868-1873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MDdidFAtdklwVk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3hLLTNKVHE4eF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restraining-inmate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V9VY3ZqcE1rTG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t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aUIzUDZPaDJ6cD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ynth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VlZ4bzhWeHY4Z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tate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nA0RWcxZlhiZV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ri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0hFbDJMcDNXNU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policy-trend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1FUSzE4WGVyM0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Q3pfV2RVT1g1dE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j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XdvN2VBU3AxZU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csc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QmhHNzc5YkduYX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legislatio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b2tJNHJPckVOSF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dual-arrest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bWRqcGlyV2E1eF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t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c0FYa3A5VDNSNn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a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UnZkQUwyM2taUk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basile-stud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UzIwd2c2a011T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rrest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UQ5OVZTeFpSR2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k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ERPRWpiLVE2WH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ex-reform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Hkyb2RzSXI1dW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cotland-long-ru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MEhndGFUR3FHME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reckless-sex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XhHNndpd2pYUm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xecutions-statements-meal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Y29pM0VBaGN1Uk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old-baile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GVIZncyc0VDbX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long-ru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eGF0OHdkaG9ucX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australia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jhYYnUwSGxYUm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world-2003-201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U0VrYlh4MGdhcn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state-sex-panel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OHhjbUZZUWw1dU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population-deaths-1820-43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eDRzVnIwVl9jRz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offenses-1970-1997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OV9HVlh5NFBkel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media-use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1BxS05ERWlhR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long-run-summar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S0F1RUR6UF9sM1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judges-201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MnYxNUdCc25DSj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rom-190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ckNmZFV1dGdnQm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ed-state-194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WDFERmdGZEdBRG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commitments-sex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3BhQjFVUE1lUm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19th-centur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HdidzlVN0JOa1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pectator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2pEb1pMR0pNUV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from-184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ekF0b2N1WnhGMD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182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X25CZ2JfMEUxYW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pres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VRudEJfYy1vcF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interactio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UksxVE5XbmtGUm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g-ru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SlRpbUlza2p5RE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pre-185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zFNaU1HdGJSM0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1779-185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WRqOWd2a2xTRX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hulk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aHRYOEJsYlYwSG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pre-1775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01YYXprTHBVSk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180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zQ0R3RrOWhULW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unties-1780-185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a2Q4cHRpdGN5eF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mmitments-1805-6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SzBkVDZSWmk4eV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92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WlQwd1VTaGlVMU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64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SU44bjVNZ1ViZ2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5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ndhU2NIS2FQM3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4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emdkaFVEMm1uVk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8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HlJaXJoSmlzRm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6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C1fWk5VNnlmTV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a1RSelR0Z2dhYm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3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mJmeFBZSGpocT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aTFaWFZwMUdZV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1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kNieHp4VURRZD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0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QVVMdW5CTmRobF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78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clBNdUYxeWY1Zl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australia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m9HcXExaDRwLU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mid-19th-centur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VkdSSC1aR1FoWF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late-20th-centur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WZPcUpYWUozYn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early-20th-century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MG1pRGI4RFM0W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u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cFczcmhvaU1aX2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england-wale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S1US2xBWGlvbz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australia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TRpa0ZNRFFpWF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arole-prisoners-communicatio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nd3aXJ2cGs3SE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military-service-uk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U3VoWlVicFViN2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manifest-admi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VkFQbUJMUGloNX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ublic-books-before-194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VEw5SzFhOVdaeT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before-190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WFpQaDdPZHZTY3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ala-1933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DRVbGNYMWNPN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efore-194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YUdFRWtGaURVYV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after-198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VTU3VTB3NnNPM2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1940-198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U2daOVlKSU5uak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howard-prison-visit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E9qZWVKbmhxdl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frankenstein-feelings-compariso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ThBX3VDUzVueW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feature-film-characteristic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2k2UlZzY3RENz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u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eWozWm9RWXpOeE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scotland-from-180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2oyUl9rZTVmQW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lynching-u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DZwMk1fMy05Vk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london-pre-184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UpwZVdaRWNVdl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from-180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Ux1dW0zRldzNj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before-180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aDUwREVNUlFfcG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australia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bl92QTZhaV9JUW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lectoral-franchise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NkV5aHFvV2RmTG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risoner-population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RUNHUlF4b1oyVD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enitentiary-cost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dUpyS3c2R0s3d2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official-visitor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WmJLdEszSHBXaz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dvcd-rationalizing-stereotyping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GZTQk1HOGEwTV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dvcd-dv-claims-dataset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MmxUQi1jcWhQM0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osswalk-world-countrie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bmtPME1pb0NQU0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sex-change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YzFwdGRpTkRUVE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9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LVpZdHh3eEZPZj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stat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Yjd1d05hQlRaa0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dataset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Sm9Hcjl0djd5dW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10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mpjRThROXBGVG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federal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Ym44UTFZSGV1TT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c2005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Yl9JZHF3WmpKRH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proces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Z3ZoeXdWa0hTZm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gender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M2FsQ2pPMndOdV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ounties-england-wale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eTljTUJ2VG1DT2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athens-competition-plays</text:p>
          </table:table-cell>
          <table:table-cell office:value-type="string">
            <text:p>excel</text:p>
          </table:table-cell>
          <table:table-cell office:value-type="string">
            <text:p>https://docs.google.com/file/d/0B6EWYwin0l-WTDdmaGhmcElwMk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nhamc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QnpHb2MwQWdZU0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dv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eE9pR0V0Q296bk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cause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0JFeXpqbGstZF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fatalitie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nRXWEw3UlpSX0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dv-ncv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cWhHMi1uc0lKMj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dv-homicide-suicide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ZFY4MUhDQkl4am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criminalizatio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HJXS2xlVnZJRl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victims-agencies-dv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cjRkOGZsclpCWE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uk-australia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aVhiSDl6ZXIxRF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england-wales-america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UWkxNkU0QkdxbV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state-prisons-cells-prisoners-1868-1873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YXBfelRILXBSd2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mh3NXVadTlLWl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restraining-inmate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Tc2QnMyUm9IWU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t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2xDUzhpV2tPZ0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ynth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k55YlQwaHYxTz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tate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WDN3UDNNX2c0QW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ri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Z3dqQ0ZGZUhPR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policy-trend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UHBfc0dpV05OeE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dWR5UGhnc2VVYm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j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RTNpUkxkN1IwcH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csc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mYtSmRUUFptND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legislatio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SmwzMkNsNGtDaz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dual-arrest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S1dmSVk0OVRjeG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t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YUo3X0E5NFF0SV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a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WGJ0bldfQkdDN2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basile-stud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d0tFdEdUVEFMU2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rrest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XdWdlA3NVd1cV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k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eXRwM0N6MUh6eV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ex-reform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Z0hGdHczWVJjSk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cotland-long-ru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YkZPWUlFTEttY0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reckless-sex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SXZ5V1hVNEhSRn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xecutions-statements-meal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3RNWXFHWGRYNl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old-baile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R0tZdFQ2aktfd0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long-ru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eEdLMHN4SmtRS3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unishment-australia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d0c3azhxTEJoW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world-2003-201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Y1JaRndzazJITW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state-sex-panel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aC1OUEZKd2dYU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population-deaths-1820-43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m45Zl9ieWRBRl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offenses-1970-1997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UjgwNW5iT0MyYU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media-use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cG9lWGxuTXdIc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long-run-summar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VhKTm92SmlzcG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judges-201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1k5YlF6TmRJS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rom-190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S01OUUFpMDIydW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ed-state-194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RUxPb3JJMXg2S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commitments-sex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GxfTko4dm5VZU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19th-centur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UG9mWFpxX3JwUU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pectator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SjgxRnRLbTlRaU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from-184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nAxNGhFdXFJLW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182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U1RMNHBJcWlFNV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pres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VlUZVBNYk8xV2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interactio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czdQYVM2dFZEdG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g-ru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RGZLX3BmMUljbT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pre-185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nFoejJfZlp1TE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1779-185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XkzT2FYSjBfdX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hulk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dHE0QjhjT01BdW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pre-1775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kdZQXNnbHVGQk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180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SERJbFBzVUQwV3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unties-1780-185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GNCTEs0VmxLZW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mmitments-1805-6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jhsc2FEd1BNTW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92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WFiOU9SbXNYT1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64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XzgxV2haaVlpU3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5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lE2U0EweS1DcU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4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RHpLODZfclE1Vj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8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3ItZG1tVkV6NF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6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cEpqWkpIYXl0Uk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nlDd0dvTjQxS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3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k1XRmRSbzZadk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FZ5dmRVbTRua1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1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2RtZDRaTjFiVk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0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ekpZS1VHbmYwd2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78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1BSSFJGTnN0Mm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s-australia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UJ3aWNwMXQwRz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mid-19th-centur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3VHWm9ZbGZydG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late-20th-centur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WHBTdGZXaDBtRT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early-20th-century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emlHV2RsZU5wd2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u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REVSOEJlUkNmRm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england-wale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UG9rODViZWxzbW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opulation-australia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aXQta3N5YXZMVj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parole-prisoners-communicatio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ZzNmam4xSVlma2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military-service-uk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a1ZmcFQ0SE5uRTg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manifest-admi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UpSQ3ROZW5aZW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ublic-books-before-194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a2liamhZMzRxSk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before-190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1dtNU1wd2ZWbG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ala-1933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eUp0bnFpSzFLMk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efore-194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0xwa1JCdXJPRW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after-198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Xp1QW0tY0MyS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1940-198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3BIS1B0WWJOSl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howard-prison-visit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WkzbHZYMi1vb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frankenstein-feelings-compariso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dDR0eFJOb0pEMn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feature-film-characteristic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mN2Yl9vVUZ1e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u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1VOWGUyUEhkM0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scotland-from-180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RTJvdkEtU1E0dk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lynching-u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dGZEa3Nna0dFNG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london-pre-184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jlrejNlM0JKZm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from-180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Q0hSaGoyTE5fWU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before-180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kJWeE5mS0xncDA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xecutions-australia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STNMVTFYdVZIR28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lectoral-franchise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ck5DQnF4UEZpSk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risoner-population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QWVQeTk5UEFwa3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enitentiary-cost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dWpkbDBScGhMNH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official-visitor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ZWJwbHNrWDExVn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dvcd-rationalizing-stereotyping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blpNbFMtcWg3RFU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dvcd-dv-claims-dataset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YWlKR0dOc2lObW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osswalk-world-countrie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Vm53T2MtN1JpZE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sex-change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Ulo3UEhLTmdhbX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9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MzFVV01qY1FsRk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stat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Wk9SSkFKN3dBdXM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dataset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ZWwwMzc2WkcxcVk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10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WUVBSDNHVkVVS00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federal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TmhORWtKRW9XRT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c2005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nRVLThETzRidEE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proces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Q1NIVmRIT1g5b2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gender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Qng5TlNTN0ljU3c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counties-england-wale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NXZxeEJuSFBmR2s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athens-competition-plays</text:p>
          </table:table-cell>
          <table:table-cell office:value-type="string">
            <text:p>openoffice</text:p>
          </table:table-cell>
          <table:table-cell office:value-type="string">
            <text:p>https://docs.google.com/file/d/0B6EWYwin0l-WQnI2eE1MS0xtNDQ/edit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athens-competition-play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athens-competition-plays.xlsx</text:p>
          </table:table-cell>
          <table:table-cell table:number-columns-repeated="1021"/>
        </table:table-row>
        <table:table-row table:style-name="ro1">
          <table:table-cell office:value-type="string">
            <text:p>datasets-counties-england-wale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ounties-england-wales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gender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dv-gender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dv-proces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dv-process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c2005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us-c2005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us-federal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us-federal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1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world-cts10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dataset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world-cts2-dataset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2-stat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world-cts2-stats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cts9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world-cts9.xlsx</text:p>
          </table:table-cell>
          <table:table-cell table:number-columns-repeated="1021"/>
        </table:table-row>
        <table:table-row table:style-name="ro1">
          <table:table-cell office:value-type="string">
            <text:p>datasets-criminal-justice-world-sex-change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iminal-justice-world-sex-change.xlsx</text:p>
          </table:table-cell>
          <table:table-cell table:number-columns-repeated="1021"/>
        </table:table-row>
        <table:table-row table:style-name="ro1">
          <table:table-cell office:value-type="string">
            <text:p>datasets-crosswalk-world-countrie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crosswalk-world-countries.xlsx</text:p>
          </table:table-cell>
          <table:table-cell table:number-columns-repeated="1021"/>
        </table:table-row>
        <table:table-row table:style-name="ro1">
          <table:table-cell office:value-type="string">
            <text:p>datasets-dvcd-dv-claims-dataset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dvcd-dv-claims-dataset.xlsx</text:p>
          </table:table-cell>
          <table:table-cell table:number-columns-repeated="1021"/>
        </table:table-row>
        <table:table-row table:style-name="ro1">
          <table:table-cell office:value-type="string">
            <text:p>datasets-dvcd-rationalizing-stereotyping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dvcd-rationalizing-stereotyping.xlsx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official-visitor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astern-state-official-visitors.xlsx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enitentiary-cost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astern-state-penitentiary-costs.xlsx</text:p>
          </table:table-cell>
          <table:table-cell table:number-columns-repeated="1021"/>
        </table:table-row>
        <table:table-row table:style-name="ro1">
          <table:table-cell office:value-type="string">
            <text:p>datasets-eastern-state-prisoner-populatio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astern-state-prisoner-population.xlsx</text:p>
          </table:table-cell>
          <table:table-cell table:number-columns-repeated="1021"/>
        </table:table-row>
        <table:table-row table:style-name="ro1">
          <table:table-cell office:value-type="string">
            <text:p>datasets-electoral-franchise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lectoral-franchise.xlsx</text:p>
          </table:table-cell>
          <table:table-cell table:number-columns-repeated="1021"/>
        </table:table-row>
        <table:table-row table:style-name="ro1">
          <table:table-cell office:value-type="string">
            <text:p>datasets-executions-australia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xecutions-australia.xlsx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before-180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xecutions-england-wales-before-1800.xlsx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from-180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xecutions-england-wales-from-1800.xlsx</text:p>
          </table:table-cell>
          <table:table-cell table:number-columns-repeated="1021"/>
        </table:table-row>
        <table:table-row table:style-name="ro1">
          <table:table-cell office:value-type="string">
            <text:p>datasets-executions-england-wales-london-pre-184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xecutions-england-wales-london-pre-1840.xlsx</text:p>
          </table:table-cell>
          <table:table-cell table:number-columns-repeated="1021"/>
        </table:table-row>
        <table:table-row table:style-name="ro1">
          <table:table-cell office:value-type="string">
            <text:p>datasets-executions-lynching-u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xecutions-lynching-us.xlsx</text:p>
          </table:table-cell>
          <table:table-cell table:number-columns-repeated="1021"/>
        </table:table-row>
        <table:table-row table:style-name="ro1">
          <table:table-cell office:value-type="string">
            <text:p>datasets-executions-scotland-from-180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xecutions-scotland-from-1800.xlsx</text:p>
          </table:table-cell>
          <table:table-cell table:number-columns-repeated="1021"/>
        </table:table-row>
        <table:table-row table:style-name="ro1">
          <table:table-cell office:value-type="string">
            <text:p>datasets-executions-u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executions-us.xlsx</text:p>
          </table:table-cell>
          <table:table-cell table:number-columns-repeated="1021"/>
        </table:table-row>
        <table:table-row table:style-name="ro1">
          <table:table-cell office:value-type="string">
            <text:p>datasets-feature-film-characteristic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feature-film-characteristics.xlsx</text:p>
          </table:table-cell>
          <table:table-cell table:number-columns-repeated="1021"/>
        </table:table-row>
        <table:table-row table:style-name="ro1">
          <table:table-cell office:value-type="string">
            <text:p>datasets-frankenstein-feelings-compariso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frankenstein-feelings-comparison.xlsx</text:p>
          </table:table-cell>
          <table:table-cell table:number-columns-repeated="1021"/>
        </table:table-row>
        <table:table-row table:style-name="ro1">
          <table:table-cell office:value-type="string">
            <text:p>datasets-howard-prison-visit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howard-prison-visits.xlsx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1940-198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libraries-prisons-1940-1980.xlsx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after-198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libraries-prisons-after-1980.xlsx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efore-194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libraries-prisons-before-1940.xlsx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ala-1933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libraries-prisons-books-ala-1933.xlsx</text:p>
          </table:table-cell>
          <table:table-cell table:number-columns-repeated="1021"/>
        </table:table-row>
        <table:table-row table:style-name="ro1">
          <table:table-cell office:value-type="string">
            <text:p>datasets-libraries-prisons-books-before-190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libraries-prisons-books-before-1900.xlsx</text:p>
          </table:table-cell>
          <table:table-cell table:number-columns-repeated="1021"/>
        </table:table-row>
        <table:table-row table:style-name="ro1">
          <table:table-cell office:value-type="string">
            <text:p>datasets-libraries-public-books-before-194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libraries-public-books-before-1940.xlsx</text:p>
          </table:table-cell>
          <table:table-cell table:number-columns-repeated="1021"/>
        </table:table-row>
        <table:table-row table:style-name="ro1">
          <table:table-cell office:value-type="string">
            <text:p>datasets-manifest-admi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manifest-admin.xlsx</text:p>
          </table:table-cell>
          <table:table-cell table:number-columns-repeated="1021"/>
        </table:table-row>
        <table:table-row table:style-name="ro1">
          <table:table-cell office:value-type="string">
            <text:p>datasets-military-service-uk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military-service-uk.xlsx</text:p>
          </table:table-cell>
          <table:table-cell table:number-columns-repeated="1021"/>
        </table:table-row>
        <table:table-row table:style-name="ro1">
          <table:table-cell office:value-type="string">
            <text:p>datasets-parole-prisoners-communicatio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arole-prisoners-communication.xlsx</text:p>
          </table:table-cell>
          <table:table-cell table:number-columns-repeated="1021"/>
        </table:table-row>
        <table:table-row table:style-name="ro1">
          <table:table-cell office:value-type="string">
            <text:p>datasets-population-australia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opulation-australia.xlsx</text:p>
          </table:table-cell>
          <table:table-cell table:number-columns-repeated="1021"/>
        </table:table-row>
        <table:table-row table:style-name="ro1">
          <table:table-cell office:value-type="string">
            <text:p>datasets-population-england-wale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opulation-england-wales.xlsx</text:p>
          </table:table-cell>
          <table:table-cell table:number-columns-repeated="1021"/>
        </table:table-row>
        <table:table-row table:style-name="ro1">
          <table:table-cell office:value-type="string">
            <text:p>datasets-population-u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opulation-us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early-20th-centur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-communication-early-20th-century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late-20th-centur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-communication-late-20th-century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-communication-mid-19th-centur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-communication-mid-19th-century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australia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australia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78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78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0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0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1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1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2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23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23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3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6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36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38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38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4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4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5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5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64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64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1892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1892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mmitments-1805-6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commitments-1805-6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counties-1780-185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counties-1780-185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180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debtors-180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debtors-pre-1775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debtors-pre-1775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hulk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hulks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1779-185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london-1779-185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don-pre-185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london-pre-185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england-wales-long-ru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england-wales-long-run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interactio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interaction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pres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press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182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scotland-182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scotland-from-184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scotland-from-184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spectator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spectators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19th-centur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19th-century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commitments-sex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commitments-sex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from-190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from-190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judges-201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judges-2010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long-run-summar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long-run-summary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media-use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media-use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offenses-1970-1997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offenses-1970-1997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population-deaths-1820-43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population-deaths-1820-43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us-state-sex-panel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us-state-sex-panel.xlsx</text:p>
          </table:table-cell>
          <table:table-cell table:number-columns-repeated="1021"/>
        </table:table-row>
        <table:table-row table:style-name="ro1">
          <table:table-cell office:value-type="string">
            <text:p>datasets-prisoners-world-2003-2010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risoners-world-2003-2010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long-ru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england-wales-long-run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ngland-wales-old-baile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england-wales-old-bailey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executions-statements-meal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executions-statements-meals.xlsx</text:p>
          </table:table-cell>
          <table:table-cell table:number-columns-repeated="1021"/>
        </table:table-row>
        <table:table-row table:style-name="ro2">
          <table:table-cell office:value-type="string">
            <text:p>datasets-punishment-australia</text:p>
          </table:table-cell>
          <table:table-cell office:value-type="string">
            <text:p>excel (local)</text:p>
          </table:table-cell>
          <table:table-cell table:style-name="ce1" office:value-type="string">
            <text:p><text:a xlink:href="http://acrosswalls.org/wp-content/uploads/data/excel/punishment-australia.xlsx">http://acrosswalls.org/wp-content/uploads/data/excel/punishment-australia.xlsx</text:a></text:p>
          </table:table-cell>
          <table:table-cell table:number-columns-repeated="1021"/>
        </table:table-row>
        <table:table-row table:style-name="ro1">
          <table:table-cell office:value-type="string">
            <text:p>datasets-punishment-reckless-sex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reckless-sex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cotland-long-ru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scotland-long-run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sex-reform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sex-reform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k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ak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arrest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arrests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basile-stud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basile-study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a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ca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ct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ct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dual-arrest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dual-arrests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legislatio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legislation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csc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ncsc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j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nj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ny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ny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policy-trend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policy-trend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ri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ri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tate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states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synth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synth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dv-t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dv-tn.xlsx</text:p>
          </table:table-cell>
          <table:table-cell table:number-columns-repeated="1021"/>
        </table:table-row>
        <table:table-row table:style-name="ro1">
          <table:table-cell office:value-type="string">
            <text:p>datasets-punishment-us-restraining-inmate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punishment-us-restraining-inmates.xlsx</text:p>
          </table:table-cell>
          <table:table-cell table:number-columns-repeated="1021"/>
        </table:table-row>
        <table:table-row table:style-name="ro1">
          <table:table-cell office:value-type="string">
            <text:p>datasets-state-prisons-cells-prisoners-1868-1873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state-prisons-cells-prisoners-1868-1873.xlsx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england-wales-america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transported-england-wales-america.xlsx</text:p>
          </table:table-cell>
          <table:table-cell table:number-columns-repeated="1021"/>
        </table:table-row>
        <table:table-row table:style-name="ro1">
          <table:table-cell office:value-type="string">
            <text:p>datasets-transported-uk-australia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transported-uk-australia.xlsx</text:p>
          </table:table-cell>
          <table:table-cell table:number-columns-repeated="1021"/>
        </table:table-row>
        <table:table-row table:style-name="ro2">
          <table:table-cell office:value-type="string">
            <text:p>datasets-prisoners-us-fed-state-1940</text:p>
          </table:table-cell>
          <table:table-cell office:value-type="string">
            <text:p>excel (local)</text:p>
          </table:table-cell>
          <table:table-cell table:style-name="ce1" office:value-type="string">
            <text:p><text:a xlink:href="http://acrosswalls.org/wp-content/uploads/data/excel/prisoners-us-fed-state-1940.xlsx">http://acrosswalls.org/wp-content/uploads/data/excel/prisoners-us-fed-state-1940.xlsx</text:a></text:p>
          </table:table-cell>
          <table:table-cell table:number-columns-repeated="1021"/>
        </table:table-row>
        <table:table-row table:style-name="ro1">
          <table:table-cell office:value-type="string">
            <text:p>datasets-victims-agencies-dv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agencies-dv.xlsx</text:p>
          </table:table-cell>
          <table:table-cell table:number-columns-repeated="1021"/>
        </table:table-row>
        <table:table-row table:style-name="ro1">
          <table:table-cell office:value-type="string">
            <text:p>datasets-victims-criminalization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criminalization.xlsx</text:p>
          </table:table-cell>
          <table:table-cell table:number-columns-repeated="1021"/>
        </table:table-row>
        <table:table-row table:style-name="ro1">
          <table:table-cell office:value-type="string">
            <text:p>datasets-victims-dv-homicide-suicide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dv-homicide-suicide.xlsx</text:p>
          </table:table-cell>
          <table:table-cell table:number-columns-repeated="1021"/>
        </table:table-row>
        <table:table-row table:style-name="ro1">
          <table:table-cell office:value-type="string">
            <text:p>datasets-victims-dv-ncv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dv-ncvs.xlsx</text:p>
          </table:table-cell>
          <table:table-cell table:number-columns-repeated="1021"/>
        </table:table-row>
        <table:table-row table:style-name="ro1">
          <table:table-cell office:value-type="string">
            <text:p>datasets-victims-fatalitie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fatalities.xlsx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cause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injuries-causes.xlsx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dv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injuries-dv.xlsx</text:p>
          </table:table-cell>
          <table:table-cell table:number-columns-repeated="1021"/>
        </table:table-row>
        <table:table-row table:style-name="ro1">
          <table:table-cell office:value-type="string">
            <text:p>datasets-victims-injuries-nhamcs</text:p>
          </table:table-cell>
          <table:table-cell office:value-type="string">
            <text:p>excel (local)</text:p>
          </table:table-cell>
          <table:table-cell office:value-type="string">
            <text:p>http://acrosswalls.org/wp-content/uploads/data/excel/victims-injuries-nhamcs.xlsx</text:p>
          </table:table-cell>
          <table:table-cell table:number-columns-repeated="1021"/>
        </table:table-row>
        <table:table-row table:style-name="ro1">
          <table:table-cell office:value-type="string">
            <text:p>datasets-17184</text:p>
          </table:table-cell>
          <table:table-cell office:value-type="string">
            <text:p>zipped archive hosted on Google Drive</text:p>
          </table:table-cell>
          <table:table-cell table:style-name="ce1" office:value-type="string">
            <text:p>https://drive.google.com/file/d/0B6EWYwin0l-WQzRlNk94Ul81V0U/view?usp=sharing</text:p>
          </table:table-cell>
          <table:table-cell table:number-columns-repeated="1021"/>
        </table:table-row>
        <table:table-row table:style-name="ro2">
          <table:table-cell office:value-type="string">
            <text:p>datasets-17184</text:p>
          </table:table-cell>
          <table:table-cell office:value-type="string">
            <text:p>zipped archive hosted Internet Archive</text:p>
          </table:table-cell>
          <table:table-cell table:style-name="ce1" office:value-type="string">
            <text:p><text:a xlink:href="https://archive.org/details/cwpc-site-archive">https://archive.org/details/cwpc-site-archive</text:a></text:p>
          </table:table-cell>
          <table:table-cell table:number-columns-repeated="1021"/>
        </table:table-row>
        <table:table-row table:style-name="ro2">
          <table:table-cell office:value-type="string">
            <text:p>datasets-18661</text:p>
          </table:table-cell>
          <table:table-cell office:value-type="string">
            <text:p>Comma-separated-value text file hosted locally</text:p>
          </table:table-cell>
          <table:table-cell table:style-name="ce1" office:value-type="string">
            <text:p><text:a xlink:href="http://acrosswalls.org/wp-content/uploads/data/manifest.csv">http://acrosswalls.org/wp-content/uploads/data/manifest.csv</text:a></text:p>
          </table:table-cell>
          <table:table-cell table:number-columns-repeated="1021"/>
        </table:table-row>
        <table:table-row table:style-name="ro2">
          <table:table-cell office:value-type="string">
            <text:p>datasets-18661</text:p>
          </table:table-cell>
          <table:table-cell office:value-type="string">
            <text:p>Comma-separated-value text file hosted on Google Drive</text:p>
          </table:table-cell>
          <table:table-cell table:style-name="ce1" office:value-type="string">
            <text:p><text:a xlink:href="https://docs.google.com/spreadsheets/d/1s7Pvc02C_VnnwcQgtq9GZon7d6ALyKMZQhDzSjCB9Mc/edit?usp=sharing">https://docs.google.com/spreadsheets/d/1s7Pvc02C_VnnwcQgtq9GZon7d6ALyKMZQhDzSjCB9Mc/edit?usp=sharing</text:a></text:p>
          </table:table-cell>
          <table:table-cell table:number-columns-repeated="1021"/>
        </table:table-row>
        <table:table-row table:style-name="ro1">
          <table:table-cell office:value-type="string">
            <text:p>datasets-21319</text:p>
          </table:table-cell>
          <table:table-cell office:value-type="string">
            <text:p>zipped archive hosted on Google Drive</text:p>
          </table:table-cell>
          <table:table-cell table:style-name="ce1" office:value-type="string">
            <text:p>https://drive.google.com/file/d/0B6EWYwin0l-WR0N2NlhsbWNVc1k/view?usp=sharing</text:p>
          </table:table-cell>
          <table:table-cell table:number-columns-repeated="1021"/>
        </table:table-row>
        <table:table-row table:style-name="ro2">
          <table:table-cell office:value-type="string">
            <text:p>datasets-21319</text:p>
          </table:table-cell>
          <table:table-cell office:value-type="string">
            <text:p>zipped archive hosted Internet Archive</text:p>
          </table:table-cell>
          <table:table-cell table:style-name="ce1" office:value-type="string">
            <text:p><text:a xlink:href="https://archive.org/details/suicides-occupational-mortality">https://archive.org/details/suicides-occupational-mortality</text:a></text:p>
          </table:table-cell>
          <table:table-cell table:number-columns-repeated="1021"/>
        </table:table-row>
        <table:table-row table:style-name="ro1">
          <table:table-cell office:value-type="string">
            <text:p>datasets-21305</text:p>
          </table:table-cell>
          <table:table-cell office:value-type="string">
            <text:p>zipped archive hosted on Google Drive</text:p>
          </table:table-cell>
          <table:table-cell office:value-type="string">
            <text:p>https://drive.google.com/file/d/0B6EWYwin0l-WUTFYR3lpTDRJZVk/view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21305</text:p>
          </table:table-cell>
          <table:table-cell office:value-type="string">
            <text:p>zipped archive hosted Internet Archive</text:p>
          </table:table-cell>
          <table:table-cell office:value-type="string">
            <text:p>https://archive.org/details/inmates-prison</text:p>
          </table:table-cell>
          <table:table-cell table:number-columns-repeated="1021"/>
        </table:table-row>
        <table:table-row table:style-name="ro1">
          <table:table-cell office:value-type="string">
            <text:p>datasets-21315</text:p>
          </table:table-cell>
          <table:table-cell office:value-type="string">
            <text:p>zipped archive hosted on Google Drive</text:p>
          </table:table-cell>
          <table:table-cell office:value-type="string">
            <text:p>https://drive.google.com/file/d/0B6EWYwin0l-WcGp3eXgzLWtmLUE/view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21315</text:p>
          </table:table-cell>
          <table:table-cell office:value-type="string">
            <text:p>zipped archive hosted Internet Archive</text:p>
          </table:table-cell>
          <table:table-cell office:value-type="string">
            <text:p>https://archive.org/details/inmates-jail</text:p>
          </table:table-cell>
          <table:table-cell table:number-columns-repeated="1021"/>
        </table:table-row>
        <table:table-row table:style-name="ro1">
          <table:table-cell office:value-type="string">
            <text:p>datasets-21295</text:p>
          </table:table-cell>
          <table:table-cell office:value-type="string">
            <text:p>zipped archive hosted on Google Drive</text:p>
          </table:table-cell>
          <table:table-cell office:value-type="string">
            <text:p>https://drive.google.com/file/d/0B6EWYwin0l-WQWFIM0VySXk0c0k/view?usp=sharing</text:p>
          </table:table-cell>
          <table:table-cell table:number-columns-repeated="1021"/>
        </table:table-row>
        <table:table-row table:style-name="ro1">
          <table:table-cell office:value-type="string">
            <text:p>datasets-21295</text:p>
          </table:table-cell>
          <table:table-cell office:value-type="string">
            <text:p>zipped archive hosted Internet Archive</text:p>
          </table:table-cell>
          <table:table-cell office:value-type="string">
            <text:p>https://archive.org/details/criminal-victimization</text:p>
          </table:table-cell>
          <table:table-cell table:number-columns-repeated="1021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gle sheets" table:style-name="ta3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dataset key (otx-key)</text:p>
          </table:table-cell>
          <table:table-cell office:value-type="string">
            <text:p>label</text:p>
          </table:table-cell>
          <table:table-cell office:value-type="string">
            <text:p>hosting location (url) (constructed from filename and data above)</text:p>
          </table:table-cell>
          <table:table-cell/>
          <table:table-cell office:value-type="string">
            <text:p>name</text:p>
          </table:table-cell>
          <table:table-cell office:value-type="string">
            <text:p>link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3" table:number-rows-spanned="1">
            <text:p>copy and PASTE AS VALUES into manifest</text:p>
          </table:table-cell>
          <table:covered-table-cell table:number-columns-repeated="2" table:style-name="ce3"/>
          <table:table-cell table:style-name="ce3"/>
          <table:table-cell table:style-name="ce2" office:value-type="string" table:number-columns-spanned="2" table:number-rows-spanned="1">
            <text:p>from list folder gs app script</text:p>
          </table:table-cell>
          <table:covered-table-cell table:style-name="ce3"/>
          <table:table-cell table:number-columns-repeated="1018"/>
        </table:table-row>
        <table:table-row table:style-name="ro1">
          <table:table-cell table:formula="of:=&quot;datasets-&quot;&amp;[.E4]" office:value-type="string" office:string-value="datasets-punishment-reckless-sex">
            <text:p>datasets-punishment-reckless-sex</text:p>
          </table:table-cell>
          <table:table-cell office:value-type="string">
            <text:p>google sheet</text:p>
          </table:table-cell>
          <table:table-cell table:formula="of:=SUBSTITUTE([.F4];&quot;?usp=drivesdk&quot;;&quot;?usp=sharing&quot;)" office:value-type="string" office:string-value="https://docs.google.com/spreadsheets/d/1R8y1tO6RCbwnGfV7g_O0tv2bcAaqR3asa2Dymipt1SE/edit?usp=sharing">
            <text:p>https://docs.google.com/spreadsheets/d/1R8y1tO6RCbwnGfV7g_O0tv2bcAaqR3asa2Dymipt1SE/edit?usp=sharing</text:p>
          </table:table-cell>
          <table:table-cell/>
          <table:table-cell office:value-type="string">
            <text:p>punishment-reckless-sex</text:p>
          </table:table-cell>
          <table:table-cell office:value-type="string">
            <text:p>https://docs.google.com/spreadsheets/d/1R8y1tO6RCbwnGfV7g_O0tv2bcAaqR3asa2Dymipt1SE/edit?usp=drivesdk</text:p>
          </table:table-cell>
          <table:table-cell table:number-columns-repeated="1018"/>
        </table:table-row>
        <table:table-row table:style-name="ro1">
          <table:table-cell table:formula="of:=&quot;datasets-&quot;&amp;[.E5]" office:value-type="string" office:string-value="datasets-punishment-us-dv-ncsc">
            <text:p>datasets-punishment-us-dv-ncsc</text:p>
          </table:table-cell>
          <table:table-cell office:value-type="string">
            <text:p>google sheet</text:p>
          </table:table-cell>
          <table:table-cell table:formula="of:=SUBSTITUTE([.F5];&quot;?usp=drivesdk&quot;;&quot;?usp=sharing&quot;)" office:value-type="string" office:string-value="https://docs.google.com/spreadsheets/d/1u0hSl93rYbM8YhMvepi2TW-geLi-csWvZjcuplkvAuw/edit?usp=sharing">
            <text:p>https://docs.google.com/spreadsheets/d/1u0hSl93rYbM8YhMvepi2TW-geLi-csWvZjcuplkvAuw/edit?usp=sharing</text:p>
          </table:table-cell>
          <table:table-cell/>
          <table:table-cell office:value-type="string">
            <text:p>punishment-us-dv-ncsc</text:p>
          </table:table-cell>
          <table:table-cell office:value-type="string">
            <text:p>https://docs.google.com/spreadsheets/d/1u0hSl93rYbM8YhMvepi2TW-geLi-csWvZjcuplkvAuw/edit?usp=drivesdk</text:p>
          </table:table-cell>
          <table:table-cell table:number-columns-repeated="1018"/>
        </table:table-row>
        <table:table-row table:style-name="ro1">
          <table:table-cell table:formula="of:=&quot;datasets-&quot;&amp;[.E6]" office:value-type="string" office:string-value="datasets-punishment-us-dv-nj">
            <text:p>datasets-punishment-us-dv-nj</text:p>
          </table:table-cell>
          <table:table-cell office:value-type="string">
            <text:p>google sheet</text:p>
          </table:table-cell>
          <table:table-cell table:formula="of:=SUBSTITUTE([.F6];&quot;?usp=drivesdk&quot;;&quot;?usp=sharing&quot;)" office:value-type="string" office:string-value="https://docs.google.com/spreadsheets/d/1A5eKps5SyQSP27aKGDZpX-xXVZeP7FjDRXmegNdU4aE/edit?usp=sharing">
            <text:p>https://docs.google.com/spreadsheets/d/1A5eKps5SyQSP27aKGDZpX-xXVZeP7FjDRXmegNdU4aE/edit?usp=sharing</text:p>
          </table:table-cell>
          <table:table-cell/>
          <table:table-cell office:value-type="string">
            <text:p>punishment-us-dv-nj</text:p>
          </table:table-cell>
          <table:table-cell office:value-type="string">
            <text:p>https://docs.google.com/spreadsheets/d/1A5eKps5SyQSP27aKGDZpX-xXVZeP7FjDRXmegNdU4aE/edit?usp=drivesdk</text:p>
          </table:table-cell>
          <table:table-cell table:number-columns-repeated="1018"/>
        </table:table-row>
        <table:table-row table:style-name="ro1">
          <table:table-cell table:formula="of:=&quot;datasets-&quot;&amp;[.E7]" office:value-type="string" office:string-value="datasets-punishment-us-dv-ny">
            <text:p>datasets-punishment-us-dv-ny</text:p>
          </table:table-cell>
          <table:table-cell office:value-type="string">
            <text:p>google sheet</text:p>
          </table:table-cell>
          <table:table-cell table:formula="of:=SUBSTITUTE([.F7];&quot;?usp=drivesdk&quot;;&quot;?usp=sharing&quot;)" office:value-type="string" office:string-value="https://docs.google.com/spreadsheets/d/1v5nga1jkUk8GGfrgjObSnZc-lE3m7r4icnKbqZ60Nas/edit?usp=sharing">
            <text:p>https://docs.google.com/spreadsheets/d/1v5nga1jkUk8GGfrgjObSnZc-lE3m7r4icnKbqZ60Nas/edit?usp=sharing</text:p>
          </table:table-cell>
          <table:table-cell/>
          <table:table-cell office:value-type="string">
            <text:p>punishment-us-dv-ny</text:p>
          </table:table-cell>
          <table:table-cell office:value-type="string">
            <text:p>https://docs.google.com/spreadsheets/d/1v5nga1jkUk8GGfrgjObSnZc-lE3m7r4icnKbqZ60Nas/edit?usp=drivesdk</text:p>
          </table:table-cell>
          <table:table-cell table:number-columns-repeated="1018"/>
        </table:table-row>
        <table:table-row table:style-name="ro1">
          <table:table-cell table:formula="of:=&quot;datasets-&quot;&amp;[.E8]" office:value-type="string" office:string-value="datasets-victims-fatalities">
            <text:p>datasets-victims-fatalities</text:p>
          </table:table-cell>
          <table:table-cell office:value-type="string">
            <text:p>google sheet</text:p>
          </table:table-cell>
          <table:table-cell table:formula="of:=SUBSTITUTE([.F8];&quot;?usp=drivesdk&quot;;&quot;?usp=sharing&quot;)" office:value-type="string" office:string-value="https://docs.google.com/spreadsheets/d/16GoiEbSxGsywVVOQ034HKrSN_UPOYu9Hw9NCmB0-Y0s/edit?usp=sharing">
            <text:p>https://docs.google.com/spreadsheets/d/16GoiEbSxGsywVVOQ034HKrSN_UPOYu9Hw9NCmB0-Y0s/edit?usp=sharing</text:p>
          </table:table-cell>
          <table:table-cell/>
          <table:table-cell office:value-type="string">
            <text:p>victims-fatalities</text:p>
          </table:table-cell>
          <table:table-cell office:value-type="string">
            <text:p>https://docs.google.com/spreadsheets/d/16GoiEbSxGsywVVOQ034HKrSN_UPOYu9Hw9NCmB0-Y0s/edit?usp=drivesdk</text:p>
          </table:table-cell>
          <table:table-cell table:number-columns-repeated="1018"/>
        </table:table-row>
        <table:table-row table:style-name="ro1">
          <table:table-cell table:formula="of:=&quot;datasets-&quot;&amp;[.E9]" office:value-type="string" office:string-value="datasets-victims-injuries-nhamcs">
            <text:p>datasets-victims-injuries-nhamcs</text:p>
          </table:table-cell>
          <table:table-cell office:value-type="string">
            <text:p>google sheet</text:p>
          </table:table-cell>
          <table:table-cell table:formula="of:=SUBSTITUTE([.F9];&quot;?usp=drivesdk&quot;;&quot;?usp=sharing&quot;)" office:value-type="string" office:string-value="https://docs.google.com/spreadsheets/d/1EpEtvuUQGBGeFzhmEFGAmam2M8yTFRuyH2IK3UVAHl4/edit?usp=sharing">
            <text:p>https://docs.google.com/spreadsheets/d/1EpEtvuUQGBGeFzhmEFGAmam2M8yTFRuyH2IK3UVAHl4/edit?usp=sharing</text:p>
          </table:table-cell>
          <table:table-cell/>
          <table:table-cell office:value-type="string">
            <text:p>victims-injuries-nhamcs</text:p>
          </table:table-cell>
          <table:table-cell office:value-type="string">
            <text:p>https://docs.google.com/spreadsheets/d/1EpEtvuUQGBGeFzhmEFGAmam2M8yTFRuyH2IK3UVAHl4/edit?usp=drivesdk</text:p>
          </table:table-cell>
          <table:table-cell table:number-columns-repeated="1018"/>
        </table:table-row>
        <table:table-row table:style-name="ro1">
          <table:table-cell table:formula="of:=&quot;datasets-&quot;&amp;[.E10]" office:value-type="string" office:string-value="datasets-victims-criminalization">
            <text:p>datasets-victims-criminalization</text:p>
          </table:table-cell>
          <table:table-cell office:value-type="string">
            <text:p>google sheet</text:p>
          </table:table-cell>
          <table:table-cell table:formula="of:=SUBSTITUTE([.F10];&quot;?usp=drivesdk&quot;;&quot;?usp=sharing&quot;)" office:value-type="string" office:string-value="https://docs.google.com/spreadsheets/d/1JeHUrkILK43KNXQgIjJImA2EPzmziX2ylJBJI8nh_M8/edit?usp=sharing">
            <text:p>https://docs.google.com/spreadsheets/d/1JeHUrkILK43KNXQgIjJImA2EPzmziX2ylJBJI8nh_M8/edit?usp=sharing</text:p>
          </table:table-cell>
          <table:table-cell/>
          <table:table-cell office:value-type="string">
            <text:p>victims-criminalization</text:p>
          </table:table-cell>
          <table:table-cell office:value-type="string">
            <text:p>https://docs.google.com/spreadsheets/d/1JeHUrkILK43KNXQgIjJImA2EPzmziX2ylJBJI8nh_M8/edit?usp=drivesdk</text:p>
          </table:table-cell>
          <table:table-cell table:number-columns-repeated="1018"/>
        </table:table-row>
        <table:table-row table:style-name="ro1">
          <table:table-cell table:formula="of:=&quot;datasets-&quot;&amp;[.E11]" office:value-type="string" office:string-value="datasets-victims-injuries-dv">
            <text:p>datasets-victims-injuries-dv</text:p>
          </table:table-cell>
          <table:table-cell office:value-type="string">
            <text:p>google sheet</text:p>
          </table:table-cell>
          <table:table-cell table:formula="of:=SUBSTITUTE([.F11];&quot;?usp=drivesdk&quot;;&quot;?usp=sharing&quot;)" office:value-type="string" office:string-value="https://docs.google.com/spreadsheets/d/1LNjJKMVZGJPrmqt2WQuLOzun8TWAW-ea3MwlumDd_Jo/edit?usp=sharing">
            <text:p>https://docs.google.com/spreadsheets/d/1LNjJKMVZGJPrmqt2WQuLOzun8TWAW-ea3MwlumDd_Jo/edit?usp=sharing</text:p>
          </table:table-cell>
          <table:table-cell/>
          <table:table-cell office:value-type="string">
            <text:p>victims-injuries-dv</text:p>
          </table:table-cell>
          <table:table-cell office:value-type="string">
            <text:p>https://docs.google.com/spreadsheets/d/1LNjJKMVZGJPrmqt2WQuLOzun8TWAW-ea3MwlumDd_Jo/edit?usp=drivesdk</text:p>
          </table:table-cell>
          <table:table-cell table:number-columns-repeated="1018"/>
        </table:table-row>
        <table:table-row table:style-name="ro1">
          <table:table-cell table:formula="of:=&quot;datasets-&quot;&amp;[.E12]" office:value-type="string" office:string-value="datasets-punishment-us-dv-ca">
            <text:p>datasets-punishment-us-dv-ca</text:p>
          </table:table-cell>
          <table:table-cell office:value-type="string">
            <text:p>google sheet</text:p>
          </table:table-cell>
          <table:table-cell table:formula="of:=SUBSTITUTE([.F12];&quot;?usp=drivesdk&quot;;&quot;?usp=sharing&quot;)" office:value-type="string" office:string-value="https://docs.google.com/spreadsheets/d/15c-tRzu8y0vAa1gptd-d-K3GO3fBb24u3MbJkPG_9uc/edit?usp=sharing">
            <text:p>https://docs.google.com/spreadsheets/d/15c-tRzu8y0vAa1gptd-d-K3GO3fBb24u3MbJkPG_9uc/edit?usp=sharing</text:p>
          </table:table-cell>
          <table:table-cell/>
          <table:table-cell office:value-type="string">
            <text:p>punishment-us-dv-ca</text:p>
          </table:table-cell>
          <table:table-cell office:value-type="string">
            <text:p>https://docs.google.com/spreadsheets/d/15c-tRzu8y0vAa1gptd-d-K3GO3fBb24u3MbJkPG_9uc/edit?usp=drivesdk</text:p>
          </table:table-cell>
          <table:table-cell table:number-columns-repeated="1018"/>
        </table:table-row>
        <table:table-row table:style-name="ro1">
          <table:table-cell table:formula="of:=&quot;datasets-&quot;&amp;[.E13]" office:value-type="string" office:string-value="datasets-punishment-us-dv-legislation">
            <text:p>datasets-punishment-us-dv-legislation</text:p>
          </table:table-cell>
          <table:table-cell office:value-type="string">
            <text:p>google sheet</text:p>
          </table:table-cell>
          <table:table-cell table:formula="of:=SUBSTITUTE([.F13];&quot;?usp=drivesdk&quot;;&quot;?usp=sharing&quot;)" office:value-type="string" office:string-value="https://docs.google.com/spreadsheets/d/18sjZEXdUKub-mFmLadhcryN2p7NAnR3EeNsy2oytbRY/edit?usp=sharing">
            <text:p>https://docs.google.com/spreadsheets/d/18sjZEXdUKub-mFmLadhcryN2p7NAnR3EeNsy2oytbRY/edit?usp=sharing</text:p>
          </table:table-cell>
          <table:table-cell/>
          <table:table-cell office:value-type="string">
            <text:p>punishment-us-dv-legislation</text:p>
          </table:table-cell>
          <table:table-cell office:value-type="string">
            <text:p>https://docs.google.com/spreadsheets/d/18sjZEXdUKub-mFmLadhcryN2p7NAnR3EeNsy2oytbRY/edit?usp=drivesdk</text:p>
          </table:table-cell>
          <table:table-cell table:number-columns-repeated="1018"/>
        </table:table-row>
        <table:table-row table:style-name="ro1">
          <table:table-cell table:formula="of:=&quot;datasets-&quot;&amp;[.E14]" office:value-type="string" office:string-value="datasets-punishment-us-dv-ct">
            <text:p>datasets-punishment-us-dv-ct</text:p>
          </table:table-cell>
          <table:table-cell office:value-type="string">
            <text:p>google sheet</text:p>
          </table:table-cell>
          <table:table-cell table:formula="of:=SUBSTITUTE([.F14];&quot;?usp=drivesdk&quot;;&quot;?usp=sharing&quot;)" office:value-type="string" office:string-value="https://docs.google.com/spreadsheets/d/1tYBTsF7-px-3lCnBFOolTdj5KbTb9SaJ4_gGf5ADiVA/edit?usp=sharing">
            <text:p>https://docs.google.com/spreadsheets/d/1tYBTsF7-px-3lCnBFOolTdj5KbTb9SaJ4_gGf5ADiVA/edit?usp=sharing</text:p>
          </table:table-cell>
          <table:table-cell/>
          <table:table-cell office:value-type="string">
            <text:p>punishment-us-dv-ct</text:p>
          </table:table-cell>
          <table:table-cell office:value-type="string">
            <text:p>https://docs.google.com/spreadsheets/d/1tYBTsF7-px-3lCnBFOolTdj5KbTb9SaJ4_gGf5ADiVA/edit?usp=drivesdk</text:p>
          </table:table-cell>
          <table:table-cell table:number-columns-repeated="1018"/>
        </table:table-row>
        <table:table-row table:style-name="ro1">
          <table:table-cell table:formula="of:=&quot;datasets-&quot;&amp;[.E15]" office:value-type="string" office:string-value="datasets-punishment-us-dv-dual-arrests">
            <text:p>datasets-punishment-us-dv-dual-arrests</text:p>
          </table:table-cell>
          <table:table-cell office:value-type="string">
            <text:p>google sheet</text:p>
          </table:table-cell>
          <table:table-cell table:formula="of:=SUBSTITUTE([.F15];&quot;?usp=drivesdk&quot;;&quot;?usp=sharing&quot;)" office:value-type="string" office:string-value="https://docs.google.com/spreadsheets/d/1xVLB1FrIouFSZZVpHI8NFdfksBzaL-tOjXxdJKsKWhM/edit?usp=sharing">
            <text:p>https://docs.google.com/spreadsheets/d/1xVLB1FrIouFSZZVpHI8NFdfksBzaL-tOjXxdJKsKWhM/edit?usp=sharing</text:p>
          </table:table-cell>
          <table:table-cell/>
          <table:table-cell office:value-type="string">
            <text:p>punishment-us-dv-dual-arrests</text:p>
          </table:table-cell>
          <table:table-cell office:value-type="string">
            <text:p>https://docs.google.com/spreadsheets/d/1xVLB1FrIouFSZZVpHI8NFdfksBzaL-tOjXxdJKsKWhM/edit?usp=drivesdk</text:p>
          </table:table-cell>
          <table:table-cell table:number-columns-repeated="1018"/>
        </table:table-row>
        <table:table-row table:style-name="ro1">
          <table:table-cell table:formula="of:=&quot;datasets-&quot;&amp;[.E16]" office:value-type="string" office:string-value="datasets-punishment-us-dv-ak">
            <text:p>datasets-punishment-us-dv-ak</text:p>
          </table:table-cell>
          <table:table-cell office:value-type="string">
            <text:p>google sheet</text:p>
          </table:table-cell>
          <table:table-cell table:formula="of:=SUBSTITUTE([.F16];&quot;?usp=drivesdk&quot;;&quot;?usp=sharing&quot;)" office:value-type="string" office:string-value="https://docs.google.com/spreadsheets/d/1Umg3hWiKCnqTPmNzJg5r0b6TEMaWYpkSw6Yr2uPeC_Y/edit?usp=sharing">
            <text:p>https://docs.google.com/spreadsheets/d/1Umg3hWiKCnqTPmNzJg5r0b6TEMaWYpkSw6Yr2uPeC_Y/edit?usp=sharing</text:p>
          </table:table-cell>
          <table:table-cell/>
          <table:table-cell office:value-type="string">
            <text:p>punishment-us-dv-ak</text:p>
          </table:table-cell>
          <table:table-cell office:value-type="string">
            <text:p>https://docs.google.com/spreadsheets/d/1Umg3hWiKCnqTPmNzJg5r0b6TEMaWYpkSw6Yr2uPeC_Y/edit?usp=drivesdk</text:p>
          </table:table-cell>
          <table:table-cell table:number-columns-repeated="1018"/>
        </table:table-row>
        <table:table-row table:style-name="ro1">
          <table:table-cell table:formula="of:=&quot;datasets-&quot;&amp;[.E17]" office:value-type="string" office:string-value="datasets-punishment-us">
            <text:p>datasets-punishment-us</text:p>
          </table:table-cell>
          <table:table-cell office:value-type="string">
            <text:p>google sheet</text:p>
          </table:table-cell>
          <table:table-cell table:formula="of:=SUBSTITUTE([.F17];&quot;?usp=drivesdk&quot;;&quot;?usp=sharing&quot;)" office:value-type="string" office:string-value="https://docs.google.com/spreadsheets/d/1XhnG67jH2UosmcdwpeFcq93DZo4zaTSEz7lsyxesdlE/edit?usp=sharing">
            <text:p>https://docs.google.com/spreadsheets/d/1XhnG67jH2UosmcdwpeFcq93DZo4zaTSEz7lsyxesdlE/edit?usp=sharing</text:p>
          </table:table-cell>
          <table:table-cell/>
          <table:table-cell office:value-type="string">
            <text:p>punishment-us</text:p>
          </table:table-cell>
          <table:table-cell office:value-type="string">
            <text:p>https://docs.google.com/spreadsheets/d/1XhnG67jH2UosmcdwpeFcq93DZo4zaTSEz7lsyxesdlE/edit?usp=drivesdk</text:p>
          </table:table-cell>
          <table:table-cell table:number-columns-repeated="1018"/>
        </table:table-row>
        <table:table-row table:style-name="ro1">
          <table:table-cell table:formula="of:=&quot;datasets-&quot;&amp;[.E18]" office:value-type="string" office:string-value="datasets-punishment-scotland-long-run">
            <text:p>datasets-punishment-scotland-long-run</text:p>
          </table:table-cell>
          <table:table-cell office:value-type="string">
            <text:p>google sheet</text:p>
          </table:table-cell>
          <table:table-cell table:formula="of:=SUBSTITUTE([.F18];&quot;?usp=drivesdk&quot;;&quot;?usp=sharing&quot;)" office:value-type="string" office:string-value="https://docs.google.com/spreadsheets/d/1CZVs0UFv8puLZ29e_wAbpxW4pfAqpe8HuX0uBQU1owQ/edit?usp=sharing">
            <text:p>https://docs.google.com/spreadsheets/d/1CZVs0UFv8puLZ29e_wAbpxW4pfAqpe8HuX0uBQU1owQ/edit?usp=sharing</text:p>
          </table:table-cell>
          <table:table-cell/>
          <table:table-cell office:value-type="string">
            <text:p>punishment-scotland-long-run</text:p>
          </table:table-cell>
          <table:table-cell office:value-type="string">
            <text:p>https://docs.google.com/spreadsheets/d/1CZVs0UFv8puLZ29e_wAbpxW4pfAqpe8HuX0uBQU1owQ/edit?usp=drivesdk</text:p>
          </table:table-cell>
          <table:table-cell table:number-columns-repeated="1018"/>
        </table:table-row>
        <table:table-row table:style-name="ro1">
          <table:table-cell table:formula="of:=&quot;datasets-&quot;&amp;[.E19]" office:value-type="string" office:string-value="datasets-punishment-sex-reform">
            <text:p>datasets-punishment-sex-reform</text:p>
          </table:table-cell>
          <table:table-cell office:value-type="string">
            <text:p>google sheet</text:p>
          </table:table-cell>
          <table:table-cell table:formula="of:=SUBSTITUTE([.F19];&quot;?usp=drivesdk&quot;;&quot;?usp=sharing&quot;)" office:value-type="string" office:string-value="https://docs.google.com/spreadsheets/d/1epxY_e7lAk4K--BiiHNn8UlWuF5t1vT-kF6g85bNUtA/edit?usp=sharing">
            <text:p>https://docs.google.com/spreadsheets/d/1epxY_e7lAk4K--BiiHNn8UlWuF5t1vT-kF6g85bNUtA/edit?usp=sharing</text:p>
          </table:table-cell>
          <table:table-cell/>
          <table:table-cell office:value-type="string">
            <text:p>punishment-sex-reform</text:p>
          </table:table-cell>
          <table:table-cell office:value-type="string">
            <text:p>https://docs.google.com/spreadsheets/d/1epxY_e7lAk4K--BiiHNn8UlWuF5t1vT-kF6g85bNUtA/edit?usp=drivesdk</text:p>
          </table:table-cell>
          <table:table-cell table:number-columns-repeated="1018"/>
        </table:table-row>
        <table:table-row table:style-name="ro1">
          <table:table-cell table:formula="of:=&quot;datasets-&quot;&amp;[.E20]" office:value-type="string" office:string-value="datasets-punishment-us-dv-basile-study">
            <text:p>datasets-punishment-us-dv-basile-study</text:p>
          </table:table-cell>
          <table:table-cell office:value-type="string">
            <text:p>google sheet</text:p>
          </table:table-cell>
          <table:table-cell table:formula="of:=SUBSTITUTE([.F20];&quot;?usp=drivesdk&quot;;&quot;?usp=sharing&quot;)" office:value-type="string" office:string-value="https://docs.google.com/spreadsheets/d/14EK7Z-F_GWcNi3ew5_HA9X2z3ilgied5LVXCBCFyakk/edit?usp=sharing">
            <text:p>https://docs.google.com/spreadsheets/d/14EK7Z-F_GWcNi3ew5_HA9X2z3ilgied5LVXCBCFyakk/edit?usp=sharing</text:p>
          </table:table-cell>
          <table:table-cell/>
          <table:table-cell office:value-type="string">
            <text:p>punishment-us-dv-basile-study</text:p>
          </table:table-cell>
          <table:table-cell office:value-type="string">
            <text:p>https://docs.google.com/spreadsheets/d/14EK7Z-F_GWcNi3ew5_HA9X2z3ilgied5LVXCBCFyakk/edit?usp=drivesdk</text:p>
          </table:table-cell>
          <table:table-cell table:number-columns-repeated="1018"/>
        </table:table-row>
        <table:table-row table:style-name="ro1">
          <table:table-cell table:formula="of:=&quot;datasets-&quot;&amp;[.E21]" office:value-type="string" office:string-value="datasets-punishment-us-dv-arrests">
            <text:p>datasets-punishment-us-dv-arrests</text:p>
          </table:table-cell>
          <table:table-cell office:value-type="string">
            <text:p>google sheet</text:p>
          </table:table-cell>
          <table:table-cell table:formula="of:=SUBSTITUTE([.F21];&quot;?usp=drivesdk&quot;;&quot;?usp=sharing&quot;)" office:value-type="string" office:string-value="https://docs.google.com/spreadsheets/d/1IzmdoysFei4faoYb3irecuDfoQItQothfxxjBfZN5rA/edit?usp=sharing">
            <text:p>https://docs.google.com/spreadsheets/d/1IzmdoysFei4faoYb3irecuDfoQItQothfxxjBfZN5rA/edit?usp=sharing</text:p>
          </table:table-cell>
          <table:table-cell/>
          <table:table-cell office:value-type="string">
            <text:p>punishment-us-dv-arrests</text:p>
          </table:table-cell>
          <table:table-cell office:value-type="string">
            <text:p>https://docs.google.com/spreadsheets/d/1IzmdoysFei4faoYb3irecuDfoQItQothfxxjBfZN5rA/edit?usp=drivesdk</text:p>
          </table:table-cell>
          <table:table-cell table:number-columns-repeated="1018"/>
        </table:table-row>
        <table:table-row table:style-name="ro1">
          <table:table-cell table:formula="of:=&quot;datasets-&quot;&amp;[.E22]" office:value-type="string" office:string-value="datasets-prisoners-us-fed-state-1940">
            <text:p>datasets-prisoners-us-fed-state-1940</text:p>
          </table:table-cell>
          <table:table-cell office:value-type="string">
            <text:p>google sheet</text:p>
          </table:table-cell>
          <table:table-cell table:formula="of:=SUBSTITUTE([.F22];&quot;?usp=drivesdk&quot;;&quot;?usp=sharing&quot;)" office:value-type="string" office:string-value="https://docs.google.com/spreadsheets/d/1sI2EoxhhaHxrxtPKOKXXfyBDXHmmp4wheEbjQMY6Gng/edit?usp=sharing">
            <text:p>https://docs.google.com/spreadsheets/d/1sI2EoxhhaHxrxtPKOKXXfyBDXHmmp4wheEbjQMY6Gng/edit?usp=sharing</text:p>
          </table:table-cell>
          <table:table-cell/>
          <table:table-cell office:value-type="string">
            <text:p>prisoners-us-fed-state-1940</text:p>
          </table:table-cell>
          <table:table-cell office:value-type="string">
            <text:p>https://docs.google.com/spreadsheets/d/1sI2EoxhhaHxrxtPKOKXXfyBDXHmmp4wheEbjQMY6Gng/edit?usp=drivesdk</text:p>
          </table:table-cell>
          <table:table-cell table:number-columns-repeated="1018"/>
        </table:table-row>
        <table:table-row table:style-name="ro1">
          <table:table-cell table:formula="of:=&quot;datasets-&quot;&amp;[.E23]" office:value-type="string" office:string-value="datasets-prisoners-us-offenses-1970-1997">
            <text:p>datasets-prisoners-us-offenses-1970-1997</text:p>
          </table:table-cell>
          <table:table-cell office:value-type="string">
            <text:p>google sheet</text:p>
          </table:table-cell>
          <table:table-cell table:formula="of:=SUBSTITUTE([.F23];&quot;?usp=drivesdk&quot;;&quot;?usp=sharing&quot;)" office:value-type="string" office:string-value="https://docs.google.com/spreadsheets/d/1yhWfjAb-In2Nw_WB6bOUyrZ9G52WZoeeEFeIBU25050/edit?usp=sharing">
            <text:p>https://docs.google.com/spreadsheets/d/1yhWfjAb-In2Nw_WB6bOUyrZ9G52WZoeeEFeIBU25050/edit?usp=sharing</text:p>
          </table:table-cell>
          <table:table-cell/>
          <table:table-cell office:value-type="string">
            <text:p>prisoners-us-offenses-1970-1997</text:p>
          </table:table-cell>
          <table:table-cell office:value-type="string">
            <text:p>https://docs.google.com/spreadsheets/d/1yhWfjAb-In2Nw_WB6bOUyrZ9G52WZoeeEFeIBU25050/edit?usp=drivesdk</text:p>
          </table:table-cell>
          <table:table-cell table:number-columns-repeated="1018"/>
        </table:table-row>
        <table:table-row table:style-name="ro1">
          <table:table-cell table:formula="of:=&quot;datasets-&quot;&amp;[.E24]" office:value-type="string" office:string-value="datasets-prisoners-world-2003-2010">
            <text:p>datasets-prisoners-world-2003-2010</text:p>
          </table:table-cell>
          <table:table-cell office:value-type="string">
            <text:p>google sheet</text:p>
          </table:table-cell>
          <table:table-cell table:formula="of:=SUBSTITUTE([.F24];&quot;?usp=drivesdk&quot;;&quot;?usp=sharing&quot;)" office:value-type="string" office:string-value="https://docs.google.com/spreadsheets/d/14dsNnZEr1trsXHxJaLTxJgtL7wEQvgZYP9UuIeRc-Uw/edit?usp=sharing">
            <text:p>https://docs.google.com/spreadsheets/d/14dsNnZEr1trsXHxJaLTxJgtL7wEQvgZYP9UuIeRc-Uw/edit?usp=sharing</text:p>
          </table:table-cell>
          <table:table-cell/>
          <table:table-cell office:value-type="string">
            <text:p>prisoners-world-2003-2010</text:p>
          </table:table-cell>
          <table:table-cell office:value-type="string">
            <text:p>https://docs.google.com/spreadsheets/d/14dsNnZEr1trsXHxJaLTxJgtL7wEQvgZYP9UuIeRc-Uw/edit?usp=drivesdk</text:p>
          </table:table-cell>
          <table:table-cell table:number-columns-repeated="1018"/>
        </table:table-row>
        <table:table-row table:style-name="ro1">
          <table:table-cell table:formula="of:=&quot;datasets-&quot;&amp;[.E25]" office:value-type="string" office:string-value="datasets-prisoners-us-judges-2010">
            <text:p>datasets-prisoners-us-judges-2010</text:p>
          </table:table-cell>
          <table:table-cell office:value-type="string">
            <text:p>google sheet</text:p>
          </table:table-cell>
          <table:table-cell table:formula="of:=SUBSTITUTE([.F25];&quot;?usp=drivesdk&quot;;&quot;?usp=sharing&quot;)" office:value-type="string" office:string-value="https://docs.google.com/spreadsheets/d/1Frx_DeUq5wX76XXASardUz8YBia-OvJCwlRCEsE1ZTk/edit?usp=sharing">
            <text:p>https://docs.google.com/spreadsheets/d/1Frx_DeUq5wX76XXASardUz8YBia-OvJCwlRCEsE1ZTk/edit?usp=sharing</text:p>
          </table:table-cell>
          <table:table-cell/>
          <table:table-cell office:value-type="string">
            <text:p>prisoners-us-judges-2010</text:p>
          </table:table-cell>
          <table:table-cell office:value-type="string">
            <text:p>https://docs.google.com/spreadsheets/d/1Frx_DeUq5wX76XXASardUz8YBia-OvJCwlRCEsE1ZTk/edit?usp=drivesdk</text:p>
          </table:table-cell>
          <table:table-cell table:number-columns-repeated="1018"/>
        </table:table-row>
        <table:table-row table:style-name="ro1">
          <table:table-cell table:formula="of:=&quot;datasets-&quot;&amp;[.E26]" office:value-type="string" office:string-value="datasets-prisoners-us-state-sex-panel">
            <text:p>datasets-prisoners-us-state-sex-panel</text:p>
          </table:table-cell>
          <table:table-cell office:value-type="string">
            <text:p>google sheet</text:p>
          </table:table-cell>
          <table:table-cell table:formula="of:=SUBSTITUTE([.F26];&quot;?usp=drivesdk&quot;;&quot;?usp=sharing&quot;)" office:value-type="string" office:string-value="https://docs.google.com/spreadsheets/d/1V4_0T_lJPVBhKuMirhXncjWMI3C6crHgcD84qv1Y2JY/edit?usp=sharing">
            <text:p>https://docs.google.com/spreadsheets/d/1V4_0T_lJPVBhKuMirhXncjWMI3C6crHgcD84qv1Y2JY/edit?usp=sharing</text:p>
          </table:table-cell>
          <table:table-cell/>
          <table:table-cell office:value-type="string">
            <text:p>prisoners-us-state-sex-panel</text:p>
          </table:table-cell>
          <table:table-cell office:value-type="string">
            <text:p>https://docs.google.com/spreadsheets/d/1V4_0T_lJPVBhKuMirhXncjWMI3C6crHgcD84qv1Y2JY/edit?usp=drivesdk</text:p>
          </table:table-cell>
          <table:table-cell table:number-columns-repeated="1018"/>
        </table:table-row>
        <table:table-row table:style-name="ro1">
          <table:table-cell table:formula="of:=&quot;datasets-&quot;&amp;[.E27]" office:value-type="string" office:string-value="datasets-punishment-australia">
            <text:p>datasets-punishment-australia</text:p>
          </table:table-cell>
          <table:table-cell office:value-type="string">
            <text:p>google sheet</text:p>
          </table:table-cell>
          <table:table-cell table:formula="of:=SUBSTITUTE([.F27];&quot;?usp=drivesdk&quot;;&quot;?usp=sharing&quot;)" office:value-type="string" office:string-value="https://docs.google.com/spreadsheets/d/1Tl6OLqy-YhnPf5JvyiaFcBFs97hKkjkZKONrAW06Id0/edit?usp=sharing">
            <text:p>https://docs.google.com/spreadsheets/d/1Tl6OLqy-YhnPf5JvyiaFcBFs97hKkjkZKONrAW06Id0/edit?usp=sharing</text:p>
          </table:table-cell>
          <table:table-cell/>
          <table:table-cell office:value-type="string">
            <text:p>punishment-australia</text:p>
          </table:table-cell>
          <table:table-cell office:value-type="string">
            <text:p>https://docs.google.com/spreadsheets/d/1Tl6OLqy-YhnPf5JvyiaFcBFs97hKkjkZKONrAW06Id0/edit?usp=drivesdk</text:p>
          </table:table-cell>
          <table:table-cell table:number-columns-repeated="1018"/>
        </table:table-row>
        <table:table-row table:style-name="ro1">
          <table:table-cell table:formula="of:=&quot;datasets-&quot;&amp;[.E28]" office:value-type="string" office:string-value="datasets-punishment-england-wales-long-run">
            <text:p>datasets-punishment-england-wales-long-run</text:p>
          </table:table-cell>
          <table:table-cell office:value-type="string">
            <text:p>google sheet</text:p>
          </table:table-cell>
          <table:table-cell table:formula="of:=SUBSTITUTE([.F28];&quot;?usp=drivesdk&quot;;&quot;?usp=sharing&quot;)" office:value-type="string" office:string-value="https://docs.google.com/spreadsheets/d/1ijx9x2_mTW6-GC1RMbvttJV7eg4BA0coDCRgclQu4Os/edit?usp=sharing">
            <text:p>https://docs.google.com/spreadsheets/d/1ijx9x2_mTW6-GC1RMbvttJV7eg4BA0coDCRgclQu4Os/edit?usp=sharing</text:p>
          </table:table-cell>
          <table:table-cell/>
          <table:table-cell office:value-type="string">
            <text:p>punishment-england-wales-long-run</text:p>
          </table:table-cell>
          <table:table-cell office:value-type="string">
            <text:p>https://docs.google.com/spreadsheets/d/1ijx9x2_mTW6-GC1RMbvttJV7eg4BA0coDCRgclQu4Os/edit?usp=drivesdk</text:p>
          </table:table-cell>
          <table:table-cell table:number-columns-repeated="1018"/>
        </table:table-row>
        <table:table-row table:style-name="ro1">
          <table:table-cell table:formula="of:=&quot;datasets-&quot;&amp;[.E29]" office:value-type="string" office:string-value="datasets-punishment-england-wales-old-bailey">
            <text:p>datasets-punishment-england-wales-old-bailey</text:p>
          </table:table-cell>
          <table:table-cell office:value-type="string">
            <text:p>google sheet</text:p>
          </table:table-cell>
          <table:table-cell table:formula="of:=SUBSTITUTE([.F29];&quot;?usp=drivesdk&quot;;&quot;?usp=sharing&quot;)" office:value-type="string" office:string-value="https://docs.google.com/spreadsheets/d/1kMHe4qLFh25eknjWutFImSewWPywvxXlTGEFRtQTO-w/edit?usp=sharing">
            <text:p>https://docs.google.com/spreadsheets/d/1kMHe4qLFh25eknjWutFImSewWPywvxXlTGEFRtQTO-w/edit?usp=sharing</text:p>
          </table:table-cell>
          <table:table-cell/>
          <table:table-cell office:value-type="string">
            <text:p>punishment-england-wales-old-bailey</text:p>
          </table:table-cell>
          <table:table-cell office:value-type="string">
            <text:p>https://docs.google.com/spreadsheets/d/1kMHe4qLFh25eknjWutFImSewWPywvxXlTGEFRtQTO-w/edit?usp=drivesdk</text:p>
          </table:table-cell>
          <table:table-cell table:number-columns-repeated="1018"/>
        </table:table-row>
        <table:table-row table:style-name="ro1">
          <table:table-cell table:formula="of:=&quot;datasets-&quot;&amp;[.E30]" office:value-type="string" office:string-value="datasets-punishment-executions-statements-meals">
            <text:p>datasets-punishment-executions-statements-meals</text:p>
          </table:table-cell>
          <table:table-cell office:value-type="string">
            <text:p>google sheet</text:p>
          </table:table-cell>
          <table:table-cell table:formula="of:=SUBSTITUTE([.F30];&quot;?usp=drivesdk&quot;;&quot;?usp=sharing&quot;)" office:value-type="string" office:string-value="https://docs.google.com/spreadsheets/d/1RF-0BkAVaWwWTlQdkswsfQFmq1x1N4xWL6cHAytuydE/edit?usp=sharing">
            <text:p>https://docs.google.com/spreadsheets/d/1RF-0BkAVaWwWTlQdkswsfQFmq1x1N4xWL6cHAytuydE/edit?usp=sharing</text:p>
          </table:table-cell>
          <table:table-cell/>
          <table:table-cell office:value-type="string">
            <text:p>punishment-executions-statements-meals</text:p>
          </table:table-cell>
          <table:table-cell office:value-type="string">
            <text:p>https://docs.google.com/spreadsheets/d/1RF-0BkAVaWwWTlQdkswsfQFmq1x1N4xWL6cHAytuydE/edit?usp=drivesdk</text:p>
          </table:table-cell>
          <table:table-cell table:number-columns-repeated="1018"/>
        </table:table-row>
        <table:table-row table:style-name="ro1">
          <table:table-cell table:formula="of:=&quot;datasets-&quot;&amp;[.E31]" office:value-type="string" office:string-value="datasets-prisoners-us-media-use">
            <text:p>datasets-prisoners-us-media-use</text:p>
          </table:table-cell>
          <table:table-cell office:value-type="string">
            <text:p>google sheet</text:p>
          </table:table-cell>
          <table:table-cell table:formula="of:=SUBSTITUTE([.F31];&quot;?usp=drivesdk&quot;;&quot;?usp=sharing&quot;)" office:value-type="string" office:string-value="https://docs.google.com/spreadsheets/d/1Eqox3W3Yg8cvUhQoNf22nMaQzscNHdPFRfw-b4t-3Lw/edit?usp=sharing">
            <text:p>https://docs.google.com/spreadsheets/d/1Eqox3W3Yg8cvUhQoNf22nMaQzscNHdPFRfw-b4t-3Lw/edit?usp=sharing</text:p>
          </table:table-cell>
          <table:table-cell/>
          <table:table-cell office:value-type="string">
            <text:p>prisoners-us-media-use</text:p>
          </table:table-cell>
          <table:table-cell office:value-type="string">
            <text:p>https://docs.google.com/spreadsheets/d/1Eqox3W3Yg8cvUhQoNf22nMaQzscNHdPFRfw-b4t-3Lw/edit?usp=drivesdk</text:p>
          </table:table-cell>
          <table:table-cell table:number-columns-repeated="1018"/>
        </table:table-row>
        <table:table-row table:style-name="ro1">
          <table:table-cell table:formula="of:=&quot;datasets-&quot;&amp;[.E32]" office:value-type="string" office:string-value="datasets-victims-injuries-causes">
            <text:p>datasets-victims-injuries-causes</text:p>
          </table:table-cell>
          <table:table-cell office:value-type="string">
            <text:p>google sheet</text:p>
          </table:table-cell>
          <table:table-cell table:formula="of:=SUBSTITUTE([.F32];&quot;?usp=drivesdk&quot;;&quot;?usp=sharing&quot;)" office:value-type="string" office:string-value="https://docs.google.com/spreadsheets/d/16oWDrrlVVlKYw0t9ybdTMXWBjIfhrkZ9ZhMJh6MojiU/edit?usp=sharing">
            <text:p>https://docs.google.com/spreadsheets/d/16oWDrrlVVlKYw0t9ybdTMXWBjIfhrkZ9ZhMJh6MojiU/edit?usp=sharing</text:p>
          </table:table-cell>
          <table:table-cell/>
          <table:table-cell office:value-type="string">
            <text:p>victims-injuries-causes</text:p>
          </table:table-cell>
          <table:table-cell office:value-type="string">
            <text:p>https://docs.google.com/spreadsheets/d/16oWDrrlVVlKYw0t9ybdTMXWBjIfhrkZ9ZhMJh6MojiU/edit?usp=drivesdk</text:p>
          </table:table-cell>
          <table:table-cell table:number-columns-repeated="1018"/>
        </table:table-row>
        <table:table-row table:style-name="ro1">
          <table:table-cell table:formula="of:=&quot;datasets-&quot;&amp;[.E33]" office:value-type="string" office:string-value="datasets-victims-dv-ncvs">
            <text:p>datasets-victims-dv-ncvs</text:p>
          </table:table-cell>
          <table:table-cell office:value-type="string">
            <text:p>google sheet</text:p>
          </table:table-cell>
          <table:table-cell table:formula="of:=SUBSTITUTE([.F33];&quot;?usp=drivesdk&quot;;&quot;?usp=sharing&quot;)" office:value-type="string" office:string-value="https://docs.google.com/spreadsheets/d/1fOR9LNmLJE_lL8_J7Z0F05c3NPCqI2DVD449I-4uZnc/edit?usp=sharing">
            <text:p>https://docs.google.com/spreadsheets/d/1fOR9LNmLJE_lL8_J7Z0F05c3NPCqI2DVD449I-4uZnc/edit?usp=sharing</text:p>
          </table:table-cell>
          <table:table-cell/>
          <table:table-cell office:value-type="string">
            <text:p>victims-dv-ncvs</text:p>
          </table:table-cell>
          <table:table-cell office:value-type="string">
            <text:p>https://docs.google.com/spreadsheets/d/1fOR9LNmLJE_lL8_J7Z0F05c3NPCqI2DVD449I-4uZnc/edit?usp=drivesdk</text:p>
          </table:table-cell>
          <table:table-cell table:number-columns-repeated="1018"/>
        </table:table-row>
        <table:table-row table:style-name="ro1">
          <table:table-cell table:formula="of:=&quot;datasets-&quot;&amp;[.E34]" office:value-type="string" office:string-value="datasets-victims-dv-homicide-suicide">
            <text:p>datasets-victims-dv-homicide-suicide</text:p>
          </table:table-cell>
          <table:table-cell office:value-type="string">
            <text:p>google sheet</text:p>
          </table:table-cell>
          <table:table-cell table:formula="of:=SUBSTITUTE([.F34];&quot;?usp=drivesdk&quot;;&quot;?usp=sharing&quot;)" office:value-type="string" office:string-value="https://docs.google.com/spreadsheets/d/1kRS4Rzdp7CZxx8IJ3jO5iXaCuCbd6ufPe8tn9dxMi2A/edit?usp=sharing">
            <text:p>https://docs.google.com/spreadsheets/d/1kRS4Rzdp7CZxx8IJ3jO5iXaCuCbd6ufPe8tn9dxMi2A/edit?usp=sharing</text:p>
          </table:table-cell>
          <table:table-cell/>
          <table:table-cell office:value-type="string">
            <text:p>victims-dv-homicide-suicide</text:p>
          </table:table-cell>
          <table:table-cell office:value-type="string">
            <text:p>https://docs.google.com/spreadsheets/d/1kRS4Rzdp7CZxx8IJ3jO5iXaCuCbd6ufPe8tn9dxMi2A/edit?usp=drivesdk</text:p>
          </table:table-cell>
          <table:table-cell table:number-columns-repeated="1018"/>
        </table:table-row>
        <table:table-row table:style-name="ro1">
          <table:table-cell table:formula="of:=&quot;datasets-&quot;&amp;[.E35]" office:value-type="string" office:string-value="datasets-victims-agencies-dv">
            <text:p>datasets-victims-agencies-dv</text:p>
          </table:table-cell>
          <table:table-cell office:value-type="string">
            <text:p>google sheet</text:p>
          </table:table-cell>
          <table:table-cell table:formula="of:=SUBSTITUTE([.F35];&quot;?usp=drivesdk&quot;;&quot;?usp=sharing&quot;)" office:value-type="string" office:string-value="https://docs.google.com/spreadsheets/d/1Iq5ViA6HNaS0VzKZODFKmXhyubfsy4CpUFDBDzrgFGs/edit?usp=sharing">
            <text:p>https://docs.google.com/spreadsheets/d/1Iq5ViA6HNaS0VzKZODFKmXhyubfsy4CpUFDBDzrgFGs/edit?usp=sharing</text:p>
          </table:table-cell>
          <table:table-cell/>
          <table:table-cell office:value-type="string">
            <text:p>victims-agencies-dv</text:p>
          </table:table-cell>
          <table:table-cell office:value-type="string">
            <text:p>https://docs.google.com/spreadsheets/d/1Iq5ViA6HNaS0VzKZODFKmXhyubfsy4CpUFDBDzrgFGs/edit?usp=drivesdk</text:p>
          </table:table-cell>
          <table:table-cell table:number-columns-repeated="1018"/>
        </table:table-row>
        <table:table-row table:style-name="ro1">
          <table:table-cell table:formula="of:=&quot;datasets-&quot;&amp;[.E36]" office:value-type="string" office:string-value="datasets-transported-uk-australia">
            <text:p>datasets-transported-uk-australia</text:p>
          </table:table-cell>
          <table:table-cell office:value-type="string">
            <text:p>google sheet</text:p>
          </table:table-cell>
          <table:table-cell table:formula="of:=SUBSTITUTE([.F36];&quot;?usp=drivesdk&quot;;&quot;?usp=sharing&quot;)" office:value-type="string" office:string-value="https://docs.google.com/spreadsheets/d/1fM_wSmCFny9YPbiI6j9v18YHwCCbCDeq7xVJbTs4_NI/edit?usp=sharing">
            <text:p>https://docs.google.com/spreadsheets/d/1fM_wSmCFny9YPbiI6j9v18YHwCCbCDeq7xVJbTs4_NI/edit?usp=sharing</text:p>
          </table:table-cell>
          <table:table-cell/>
          <table:table-cell office:value-type="string">
            <text:p>transported-uk-australia</text:p>
          </table:table-cell>
          <table:table-cell office:value-type="string">
            <text:p>https://docs.google.com/spreadsheets/d/1fM_wSmCFny9YPbiI6j9v18YHwCCbCDeq7xVJbTs4_NI/edit?usp=drivesdk</text:p>
          </table:table-cell>
          <table:table-cell table:number-columns-repeated="1018"/>
        </table:table-row>
        <table:table-row table:style-name="ro1">
          <table:table-cell table:formula="of:=&quot;datasets-&quot;&amp;[.E37]" office:value-type="string" office:string-value="datasets-transported-england-wales-america">
            <text:p>datasets-transported-england-wales-america</text:p>
          </table:table-cell>
          <table:table-cell office:value-type="string">
            <text:p>google sheet</text:p>
          </table:table-cell>
          <table:table-cell table:formula="of:=SUBSTITUTE([.F37];&quot;?usp=drivesdk&quot;;&quot;?usp=sharing&quot;)" office:value-type="string" office:string-value="https://docs.google.com/spreadsheets/d/152rR8MweRsWMN18fFXmfD9wzkJ8kpxIucP7uGmYcJPo/edit?usp=sharing">
            <text:p>https://docs.google.com/spreadsheets/d/152rR8MweRsWMN18fFXmfD9wzkJ8kpxIucP7uGmYcJPo/edit?usp=sharing</text:p>
          </table:table-cell>
          <table:table-cell/>
          <table:table-cell office:value-type="string">
            <text:p>transported-england-wales-america</text:p>
          </table:table-cell>
          <table:table-cell office:value-type="string">
            <text:p>https://docs.google.com/spreadsheets/d/152rR8MweRsWMN18fFXmfD9wzkJ8kpxIucP7uGmYcJPo/edit?usp=drivesdk</text:p>
          </table:table-cell>
          <table:table-cell table:number-columns-repeated="1018"/>
        </table:table-row>
        <table:table-row table:style-name="ro1">
          <table:table-cell table:formula="of:=&quot;datasets-&quot;&amp;[.E38]" office:value-type="string" office:string-value="datasets-state-prisons-cells-prisoners-1868-1873">
            <text:p>datasets-state-prisons-cells-prisoners-1868-1873</text:p>
          </table:table-cell>
          <table:table-cell office:value-type="string">
            <text:p>google sheet</text:p>
          </table:table-cell>
          <table:table-cell table:formula="of:=SUBSTITUTE([.F38];&quot;?usp=drivesdk&quot;;&quot;?usp=sharing&quot;)" office:value-type="string" office:string-value="https://docs.google.com/spreadsheets/d/1G36zuN70Is_Arfr-JjLxFl2_DqTCx9iuBDUGBrFQ90Y/edit?usp=sharing">
            <text:p>https://docs.google.com/spreadsheets/d/1G36zuN70Is_Arfr-JjLxFl2_DqTCx9iuBDUGBrFQ90Y/edit?usp=sharing</text:p>
          </table:table-cell>
          <table:table-cell/>
          <table:table-cell office:value-type="string">
            <text:p>state-prisons-cells-prisoners-1868-1873</text:p>
          </table:table-cell>
          <table:table-cell office:value-type="string">
            <text:p>https://docs.google.com/spreadsheets/d/1G36zuN70Is_Arfr-JjLxFl2_DqTCx9iuBDUGBrFQ90Y/edit?usp=drivesdk</text:p>
          </table:table-cell>
          <table:table-cell table:number-columns-repeated="1018"/>
        </table:table-row>
        <table:table-row table:style-name="ro1">
          <table:table-cell table:formula="of:=&quot;datasets-&quot;&amp;[.E39]" office:value-type="string" office:string-value="datasets-punishment-us-restraining-inmates">
            <text:p>datasets-punishment-us-restraining-inmates</text:p>
          </table:table-cell>
          <table:table-cell office:value-type="string">
            <text:p>google sheet</text:p>
          </table:table-cell>
          <table:table-cell table:formula="of:=SUBSTITUTE([.F39];&quot;?usp=drivesdk&quot;;&quot;?usp=sharing&quot;)" office:value-type="string" office:string-value="https://docs.google.com/spreadsheets/d/1EiIkVsieUfmdsu6g7ft-c6kY7AnDuBd8IQ1de4U9iZc/edit?usp=sharing">
            <text:p>https://docs.google.com/spreadsheets/d/1EiIkVsieUfmdsu6g7ft-c6kY7AnDuBd8IQ1de4U9iZc/edit?usp=sharing</text:p>
          </table:table-cell>
          <table:table-cell/>
          <table:table-cell office:value-type="string">
            <text:p>punishment-us-restraining-inmates</text:p>
          </table:table-cell>
          <table:table-cell office:value-type="string">
            <text:p>https://docs.google.com/spreadsheets/d/1EiIkVsieUfmdsu6g7ft-c6kY7AnDuBd8IQ1de4U9iZc/edit?usp=drivesdk</text:p>
          </table:table-cell>
          <table:table-cell table:number-columns-repeated="1018"/>
        </table:table-row>
        <table:table-row table:style-name="ro1">
          <table:table-cell table:formula="of:=&quot;datasets-&quot;&amp;[.E40]" office:value-type="string" office:string-value="datasets-punishment-us-dv-tn">
            <text:p>datasets-punishment-us-dv-tn</text:p>
          </table:table-cell>
          <table:table-cell office:value-type="string">
            <text:p>google sheet</text:p>
          </table:table-cell>
          <table:table-cell table:formula="of:=SUBSTITUTE([.F40];&quot;?usp=drivesdk&quot;;&quot;?usp=sharing&quot;)" office:value-type="string" office:string-value="https://docs.google.com/spreadsheets/d/1THLZ_BFChSyhtf_7hHcuFnV6rJ9Z00iyNnjEvryEYbk/edit?usp=sharing">
            <text:p>https://docs.google.com/spreadsheets/d/1THLZ_BFChSyhtf_7hHcuFnV6rJ9Z00iyNnjEvryEYbk/edit?usp=sharing</text:p>
          </table:table-cell>
          <table:table-cell/>
          <table:table-cell office:value-type="string">
            <text:p>punishment-us-dv-tn</text:p>
          </table:table-cell>
          <table:table-cell office:value-type="string">
            <text:p>https://docs.google.com/spreadsheets/d/1THLZ_BFChSyhtf_7hHcuFnV6rJ9Z00iyNnjEvryEYbk/edit?usp=drivesdk</text:p>
          </table:table-cell>
          <table:table-cell table:number-columns-repeated="1018"/>
        </table:table-row>
        <table:table-row table:style-name="ro1">
          <table:table-cell table:formula="of:=&quot;datasets-&quot;&amp;[.E41]" office:value-type="string" office:string-value="datasets-punishment-us-dv-synth">
            <text:p>datasets-punishment-us-dv-synth</text:p>
          </table:table-cell>
          <table:table-cell office:value-type="string">
            <text:p>google sheet</text:p>
          </table:table-cell>
          <table:table-cell table:formula="of:=SUBSTITUTE([.F41];&quot;?usp=drivesdk&quot;;&quot;?usp=sharing&quot;)" office:value-type="string" office:string-value="https://docs.google.com/spreadsheets/d/19mjVBERri24sKPVqhRA_BAOq400CZd-njh3KVverE48/edit?usp=sharing">
            <text:p>https://docs.google.com/spreadsheets/d/19mjVBERri24sKPVqhRA_BAOq400CZd-njh3KVverE48/edit?usp=sharing</text:p>
          </table:table-cell>
          <table:table-cell/>
          <table:table-cell office:value-type="string">
            <text:p>punishment-us-dv-synth</text:p>
          </table:table-cell>
          <table:table-cell office:value-type="string">
            <text:p>https://docs.google.com/spreadsheets/d/19mjVBERri24sKPVqhRA_BAOq400CZd-njh3KVverE48/edit?usp=drivesdk</text:p>
          </table:table-cell>
          <table:table-cell table:number-columns-repeated="1018"/>
        </table:table-row>
        <table:table-row table:style-name="ro1">
          <table:table-cell table:formula="of:=&quot;datasets-&quot;&amp;[.E42]" office:value-type="string" office:string-value="datasets-punishment-us-dv-states">
            <text:p>datasets-punishment-us-dv-states</text:p>
          </table:table-cell>
          <table:table-cell office:value-type="string">
            <text:p>google sheet</text:p>
          </table:table-cell>
          <table:table-cell table:formula="of:=SUBSTITUTE([.F42];&quot;?usp=drivesdk&quot;;&quot;?usp=sharing&quot;)" office:value-type="string" office:string-value="https://docs.google.com/spreadsheets/d/1LgVZXc0wVdclj9Gkr_fZWujavaBsl2crwARj6JoUX3A/edit?usp=sharing">
            <text:p>https://docs.google.com/spreadsheets/d/1LgVZXc0wVdclj9Gkr_fZWujavaBsl2crwARj6JoUX3A/edit?usp=sharing</text:p>
          </table:table-cell>
          <table:table-cell/>
          <table:table-cell office:value-type="string">
            <text:p>punishment-us-dv-states</text:p>
          </table:table-cell>
          <table:table-cell office:value-type="string">
            <text:p>https://docs.google.com/spreadsheets/d/1LgVZXc0wVdclj9Gkr_fZWujavaBsl2crwARj6JoUX3A/edit?usp=drivesdk</text:p>
          </table:table-cell>
          <table:table-cell table:number-columns-repeated="1018"/>
        </table:table-row>
        <table:table-row table:style-name="ro1">
          <table:table-cell table:formula="of:=&quot;datasets-&quot;&amp;[.E43]" office:value-type="string" office:string-value="datasets-punishment-us-dv-ri">
            <text:p>datasets-punishment-us-dv-ri</text:p>
          </table:table-cell>
          <table:table-cell office:value-type="string">
            <text:p>google sheet</text:p>
          </table:table-cell>
          <table:table-cell table:formula="of:=SUBSTITUTE([.F43];&quot;?usp=drivesdk&quot;;&quot;?usp=sharing&quot;)" office:value-type="string" office:string-value="https://docs.google.com/spreadsheets/d/1A_pWsGgpbmj3UYEEDOwnHyD2NRep-o-hUSevZuyfdQQ/edit?usp=sharing">
            <text:p>https://docs.google.com/spreadsheets/d/1A_pWsGgpbmj3UYEEDOwnHyD2NRep-o-hUSevZuyfdQQ/edit?usp=sharing</text:p>
          </table:table-cell>
          <table:table-cell/>
          <table:table-cell office:value-type="string">
            <text:p>punishment-us-dv-ri</text:p>
          </table:table-cell>
          <table:table-cell office:value-type="string">
            <text:p>https://docs.google.com/spreadsheets/d/1A_pWsGgpbmj3UYEEDOwnHyD2NRep-o-hUSevZuyfdQQ/edit?usp=drivesdk</text:p>
          </table:table-cell>
          <table:table-cell table:number-columns-repeated="1018"/>
        </table:table-row>
        <table:table-row table:style-name="ro1">
          <table:table-cell table:formula="of:=&quot;datasets-&quot;&amp;[.E44]" office:value-type="string" office:string-value="datasets-punishment-us-dv-policy-trend">
            <text:p>datasets-punishment-us-dv-policy-trend</text:p>
          </table:table-cell>
          <table:table-cell office:value-type="string">
            <text:p>google sheet</text:p>
          </table:table-cell>
          <table:table-cell table:formula="of:=SUBSTITUTE([.F44];&quot;?usp=drivesdk&quot;;&quot;?usp=sharing&quot;)" office:value-type="string" office:string-value="https://docs.google.com/spreadsheets/d/1P4dEYMBSpxCROjhXVfH04FWz7GvJ26-Z9FeTymKbFtQ/edit?usp=sharing">
            <text:p>https://docs.google.com/spreadsheets/d/1P4dEYMBSpxCROjhXVfH04FWz7GvJ26-Z9FeTymKbFtQ/edit?usp=sharing</text:p>
          </table:table-cell>
          <table:table-cell/>
          <table:table-cell office:value-type="string">
            <text:p>punishment-us-dv-policy-trend</text:p>
          </table:table-cell>
          <table:table-cell office:value-type="string">
            <text:p>https://docs.google.com/spreadsheets/d/1P4dEYMBSpxCROjhXVfH04FWz7GvJ26-Z9FeTymKbFtQ/edit?usp=drivesdk</text:p>
          </table:table-cell>
          <table:table-cell table:number-columns-repeated="1018"/>
        </table:table-row>
        <table:table-row table:style-name="ro1">
          <table:table-cell table:formula="of:=&quot;datasets-&quot;&amp;[.E45]" office:value-type="string" office:string-value="datasets-prisoners-us-population-deaths-1820-43">
            <text:p>datasets-prisoners-us-population-deaths-1820-43</text:p>
          </table:table-cell>
          <table:table-cell office:value-type="string">
            <text:p>google sheet</text:p>
          </table:table-cell>
          <table:table-cell table:formula="of:=SUBSTITUTE([.F45];&quot;?usp=drivesdk&quot;;&quot;?usp=sharing&quot;)" office:value-type="string" office:string-value="https://docs.google.com/spreadsheets/d/1Cjy3kYOphd9bh8cWYAT2YMuIHa3JAtFyNPmTnYUoE5w/edit?usp=sharing">
            <text:p>https://docs.google.com/spreadsheets/d/1Cjy3kYOphd9bh8cWYAT2YMuIHa3JAtFyNPmTnYUoE5w/edit?usp=sharing</text:p>
          </table:table-cell>
          <table:table-cell/>
          <table:table-cell office:value-type="string">
            <text:p>prisoners-us-population-deaths-1820-43</text:p>
          </table:table-cell>
          <table:table-cell office:value-type="string">
            <text:p>https://docs.google.com/spreadsheets/d/1Cjy3kYOphd9bh8cWYAT2YMuIHa3JAtFyNPmTnYUoE5w/edit?usp=drivesdk</text:p>
          </table:table-cell>
          <table:table-cell table:number-columns-repeated="1018"/>
        </table:table-row>
        <table:table-row table:style-name="ro1">
          <table:table-cell table:formula="of:=&quot;datasets-&quot;&amp;[.E46]" office:value-type="string" office:string-value="datasets-prisoners-us-long-run-summary">
            <text:p>datasets-prisoners-us-long-run-summary</text:p>
          </table:table-cell>
          <table:table-cell office:value-type="string">
            <text:p>google sheet</text:p>
          </table:table-cell>
          <table:table-cell table:formula="of:=SUBSTITUTE([.F46];&quot;?usp=drivesdk&quot;;&quot;?usp=sharing&quot;)" office:value-type="string" office:string-value="https://docs.google.com/spreadsheets/d/16T_GA1AdROaWb2poWP-n7MQVNZMAZZ2hr0_aBytRRJ8/edit?usp=sharing">
            <text:p>https://docs.google.com/spreadsheets/d/16T_GA1AdROaWb2poWP-n7MQVNZMAZZ2hr0_aBytRRJ8/edit?usp=sharing</text:p>
          </table:table-cell>
          <table:table-cell/>
          <table:table-cell office:value-type="string">
            <text:p>prisoners-us-long-run-summary</text:p>
          </table:table-cell>
          <table:table-cell office:value-type="string">
            <text:p>https://docs.google.com/spreadsheets/d/16T_GA1AdROaWb2poWP-n7MQVNZMAZZ2hr0_aBytRRJ8/edit?usp=drivesdk</text:p>
          </table:table-cell>
          <table:table-cell table:number-columns-repeated="1018"/>
        </table:table-row>
        <table:table-row table:style-name="ro1">
          <table:table-cell table:formula="of:=&quot;datasets-&quot;&amp;[.E47]" office:value-type="string" office:string-value="datasets-prisoners-us-from-1900">
            <text:p>datasets-prisoners-us-from-1900</text:p>
          </table:table-cell>
          <table:table-cell office:value-type="string">
            <text:p>google sheet</text:p>
          </table:table-cell>
          <table:table-cell table:formula="of:=SUBSTITUTE([.F47];&quot;?usp=drivesdk&quot;;&quot;?usp=sharing&quot;)" office:value-type="string" office:string-value="https://docs.google.com/spreadsheets/d/1ewxp9zA52aoiN57oX6wofVo8vPdcV3plEChSJJh63YI/edit?usp=sharing">
            <text:p>https://docs.google.com/spreadsheets/d/1ewxp9zA52aoiN57oX6wofVo8vPdcV3plEChSJJh63YI/edit?usp=sharing</text:p>
          </table:table-cell>
          <table:table-cell/>
          <table:table-cell office:value-type="string">
            <text:p>prisoners-us-from-1900</text:p>
          </table:table-cell>
          <table:table-cell office:value-type="string">
            <text:p>https://docs.google.com/spreadsheets/d/1ewxp9zA52aoiN57oX6wofVo8vPdcV3plEChSJJh63YI/edit?usp=drivesdk</text:p>
          </table:table-cell>
          <table:table-cell table:number-columns-repeated="1018"/>
        </table:table-row>
        <table:table-row table:style-name="ro1">
          <table:table-cell table:formula="of:=&quot;datasets-&quot;&amp;[.E48]" office:value-type="string" office:string-value="datasets-prisoners-us-commitments-sex">
            <text:p>datasets-prisoners-us-commitments-sex</text:p>
          </table:table-cell>
          <table:table-cell office:value-type="string">
            <text:p>google sheet</text:p>
          </table:table-cell>
          <table:table-cell table:formula="of:=SUBSTITUTE([.F48];&quot;?usp=drivesdk&quot;;&quot;?usp=sharing&quot;)" office:value-type="string" office:string-value="https://docs.google.com/spreadsheets/d/1IVXbKaE-NkWiOmHb04nCWmpEDzzvr15d6VngvNvS8fA/edit?usp=sharing">
            <text:p>https://docs.google.com/spreadsheets/d/1IVXbKaE-NkWiOmHb04nCWmpEDzzvr15d6VngvNvS8fA/edit?usp=sharing</text:p>
          </table:table-cell>
          <table:table-cell/>
          <table:table-cell office:value-type="string">
            <text:p>prisoners-us-commitments-sex</text:p>
          </table:table-cell>
          <table:table-cell office:value-type="string">
            <text:p>https://docs.google.com/spreadsheets/d/1IVXbKaE-NkWiOmHb04nCWmpEDzzvr15d6VngvNvS8fA/edit?usp=drivesdk</text:p>
          </table:table-cell>
          <table:table-cell table:number-columns-repeated="1018"/>
        </table:table-row>
        <table:table-row table:style-name="ro1">
          <table:table-cell table:formula="of:=&quot;datasets-&quot;&amp;[.E49]" office:value-type="string" office:string-value="datasets-prisoners-us-19th-century">
            <text:p>datasets-prisoners-us-19th-century</text:p>
          </table:table-cell>
          <table:table-cell office:value-type="string">
            <text:p>google sheet</text:p>
          </table:table-cell>
          <table:table-cell table:formula="of:=SUBSTITUTE([.F49];&quot;?usp=drivesdk&quot;;&quot;?usp=sharing&quot;)" office:value-type="string" office:string-value="https://docs.google.com/spreadsheets/d/1CGjg-YNyLjSLQSRliWS7Mjs281kQfqdwhS9sYt5hrKA/edit?usp=sharing">
            <text:p>https://docs.google.com/spreadsheets/d/1CGjg-YNyLjSLQSRliWS7Mjs281kQfqdwhS9sYt5hrKA/edit?usp=sharing</text:p>
          </table:table-cell>
          <table:table-cell/>
          <table:table-cell office:value-type="string">
            <text:p>prisoners-us-19th-century</text:p>
          </table:table-cell>
          <table:table-cell office:value-type="string">
            <text:p>https://docs.google.com/spreadsheets/d/1CGjg-YNyLjSLQSRliWS7Mjs281kQfqdwhS9sYt5hrKA/edit?usp=drivesdk</text:p>
          </table:table-cell>
          <table:table-cell table:number-columns-repeated="1018"/>
        </table:table-row>
        <table:table-row table:style-name="ro1">
          <table:table-cell table:formula="of:=&quot;datasets-&quot;&amp;[.E50]" office:value-type="string" office:string-value="datasets-prisoners-spectators">
            <text:p>datasets-prisoners-spectators</text:p>
          </table:table-cell>
          <table:table-cell office:value-type="string">
            <text:p>google sheet</text:p>
          </table:table-cell>
          <table:table-cell table:formula="of:=SUBSTITUTE([.F50];&quot;?usp=drivesdk&quot;;&quot;?usp=sharing&quot;)" office:value-type="string" office:string-value="https://docs.google.com/spreadsheets/d/1TviBqfyvM3GKa9CFo0OCeN2ZfryrrHGhgtDi74HyLnM/edit?usp=sharing">
            <text:p>https://docs.google.com/spreadsheets/d/1TviBqfyvM3GKa9CFo0OCeN2ZfryrrHGhgtDi74HyLnM/edit?usp=sharing</text:p>
          </table:table-cell>
          <table:table-cell/>
          <table:table-cell office:value-type="string">
            <text:p>prisoners-spectators</text:p>
          </table:table-cell>
          <table:table-cell office:value-type="string">
            <text:p>https://docs.google.com/spreadsheets/d/1TviBqfyvM3GKa9CFo0OCeN2ZfryrrHGhgtDi74HyLnM/edit?usp=drivesdk</text:p>
          </table:table-cell>
          <table:table-cell table:number-columns-repeated="1018"/>
        </table:table-row>
        <table:table-row table:style-name="ro1">
          <table:table-cell table:formula="of:=&quot;datasets-&quot;&amp;[.E51]" office:value-type="string" office:string-value="datasets-prisoners-scotland-from-1840">
            <text:p>datasets-prisoners-scotland-from-1840</text:p>
          </table:table-cell>
          <table:table-cell office:value-type="string">
            <text:p>google sheet</text:p>
          </table:table-cell>
          <table:table-cell table:formula="of:=SUBSTITUTE([.F51];&quot;?usp=drivesdk&quot;;&quot;?usp=sharing&quot;)" office:value-type="string" office:string-value="https://docs.google.com/spreadsheets/d/12ckcSwrR9jBTtlxdGbvJY94pRbG7DevesdNXNdSTiYk/edit?usp=sharing">
            <text:p>https://docs.google.com/spreadsheets/d/12ckcSwrR9jBTtlxdGbvJY94pRbG7DevesdNXNdSTiYk/edit?usp=sharing</text:p>
          </table:table-cell>
          <table:table-cell/>
          <table:table-cell office:value-type="string">
            <text:p>prisoners-scotland-from-1840</text:p>
          </table:table-cell>
          <table:table-cell office:value-type="string">
            <text:p>https://docs.google.com/spreadsheets/d/12ckcSwrR9jBTtlxdGbvJY94pRbG7DevesdNXNdSTiYk/edit?usp=drivesdk</text:p>
          </table:table-cell>
          <table:table-cell table:number-columns-repeated="1018"/>
        </table:table-row>
        <table:table-row table:style-name="ro1">
          <table:table-cell table:formula="of:=&quot;datasets-&quot;&amp;[.E52]" office:value-type="string" office:string-value="datasets-prisoners-scotland-1820">
            <text:p>datasets-prisoners-scotland-1820</text:p>
          </table:table-cell>
          <table:table-cell office:value-type="string">
            <text:p>google sheet</text:p>
          </table:table-cell>
          <table:table-cell table:formula="of:=SUBSTITUTE([.F52];&quot;?usp=drivesdk&quot;;&quot;?usp=sharing&quot;)" office:value-type="string" office:string-value="https://docs.google.com/spreadsheets/d/1mFdJNNp6W6LijWfIGPWiKs1HW07hAla5tkhbBajnVMM/edit?usp=sharing">
            <text:p>https://docs.google.com/spreadsheets/d/1mFdJNNp6W6LijWfIGPWiKs1HW07hAla5tkhbBajnVMM/edit?usp=sharing</text:p>
          </table:table-cell>
          <table:table-cell/>
          <table:table-cell office:value-type="string">
            <text:p>prisoners-scotland-1820</text:p>
          </table:table-cell>
          <table:table-cell office:value-type="string">
            <text:p>https://docs.google.com/spreadsheets/d/1mFdJNNp6W6LijWfIGPWiKs1HW07hAla5tkhbBajnVMM/edit?usp=drivesdk</text:p>
          </table:table-cell>
          <table:table-cell table:number-columns-repeated="1018"/>
        </table:table-row>
        <table:table-row table:style-name="ro1">
          <table:table-cell table:formula="of:=&quot;datasets-&quot;&amp;[.E53]" office:value-type="string" office:string-value="datasets-prisoners-press">
            <text:p>datasets-prisoners-press</text:p>
          </table:table-cell>
          <table:table-cell office:value-type="string">
            <text:p>google sheet</text:p>
          </table:table-cell>
          <table:table-cell table:formula="of:=SUBSTITUTE([.F53];&quot;?usp=drivesdk&quot;;&quot;?usp=sharing&quot;)" office:value-type="string" office:string-value="https://docs.google.com/spreadsheets/d/10NrjX7Ep3TnixPD_l4vM0oVGyHKdGsMvSBhXOFGGVOM/edit?usp=sharing">
            <text:p>https://docs.google.com/spreadsheets/d/10NrjX7Ep3TnixPD_l4vM0oVGyHKdGsMvSBhXOFGGVOM/edit?usp=sharing</text:p>
          </table:table-cell>
          <table:table-cell/>
          <table:table-cell office:value-type="string">
            <text:p>prisoners-press</text:p>
          </table:table-cell>
          <table:table-cell office:value-type="string">
            <text:p>https://docs.google.com/spreadsheets/d/10NrjX7Ep3TnixPD_l4vM0oVGyHKdGsMvSBhXOFGGVOM/edit?usp=drivesdk</text:p>
          </table:table-cell>
          <table:table-cell table:number-columns-repeated="1018"/>
        </table:table-row>
        <table:table-row table:style-name="ro1">
          <table:table-cell table:formula="of:=&quot;datasets-&quot;&amp;[.E54]" office:value-type="string" office:string-value="datasets-prisoners-interaction">
            <text:p>datasets-prisoners-interaction</text:p>
          </table:table-cell>
          <table:table-cell office:value-type="string">
            <text:p>google sheet</text:p>
          </table:table-cell>
          <table:table-cell table:formula="of:=SUBSTITUTE([.F54];&quot;?usp=drivesdk&quot;;&quot;?usp=sharing&quot;)" office:value-type="string" office:string-value="https://docs.google.com/spreadsheets/d/19KInmyCZjG0J55Nu4UCF-CeYKmPA8gGwihpO0dYICiE/edit?usp=sharing">
            <text:p>https://docs.google.com/spreadsheets/d/19KInmyCZjG0J55Nu4UCF-CeYKmPA8gGwihpO0dYICiE/edit?usp=sharing</text:p>
          </table:table-cell>
          <table:table-cell/>
          <table:table-cell office:value-type="string">
            <text:p>prisoners-interaction</text:p>
          </table:table-cell>
          <table:table-cell office:value-type="string">
            <text:p>https://docs.google.com/spreadsheets/d/19KInmyCZjG0J55Nu4UCF-CeYKmPA8gGwihpO0dYICiE/edit?usp=drivesdk</text:p>
          </table:table-cell>
          <table:table-cell table:number-columns-repeated="1018"/>
        </table:table-row>
        <table:table-row table:style-name="ro1">
          <table:table-cell table:formula="of:=&quot;datasets-&quot;&amp;[.E55]" office:value-type="string" office:string-value="datasets-prisoners-england-wales-long-run">
            <text:p>datasets-prisoners-england-wales-long-run</text:p>
          </table:table-cell>
          <table:table-cell office:value-type="string">
            <text:p>google sheet</text:p>
          </table:table-cell>
          <table:table-cell table:formula="of:=SUBSTITUTE([.F55];&quot;?usp=drivesdk&quot;;&quot;?usp=sharing&quot;)" office:value-type="string" office:string-value="https://docs.google.com/spreadsheets/d/1fvpH1wu8TbJ93H6Mk2eisD7QqbEGssa8EdGwH_3eqMA/edit?usp=sharing">
            <text:p>https://docs.google.com/spreadsheets/d/1fvpH1wu8TbJ93H6Mk2eisD7QqbEGssa8EdGwH_3eqMA/edit?usp=sharing</text:p>
          </table:table-cell>
          <table:table-cell/>
          <table:table-cell office:value-type="string">
            <text:p>prisoners-england-wales-long-run</text:p>
          </table:table-cell>
          <table:table-cell office:value-type="string">
            <text:p>https://docs.google.com/spreadsheets/d/1fvpH1wu8TbJ93H6Mk2eisD7QqbEGssa8EdGwH_3eqMA/edit?usp=drivesdk</text:p>
          </table:table-cell>
          <table:table-cell table:number-columns-repeated="1018"/>
        </table:table-row>
        <table:table-row table:style-name="ro1">
          <table:table-cell table:formula="of:=&quot;datasets-&quot;&amp;[.E56]" office:value-type="string" office:string-value="datasets-prisoners-england-wales-london-pre-1850">
            <text:p>datasets-prisoners-england-wales-london-pre-1850</text:p>
          </table:table-cell>
          <table:table-cell office:value-type="string">
            <text:p>google sheet</text:p>
          </table:table-cell>
          <table:table-cell table:formula="of:=SUBSTITUTE([.F56];&quot;?usp=drivesdk&quot;;&quot;?usp=sharing&quot;)" office:value-type="string" office:string-value="https://docs.google.com/spreadsheets/d/1ExiMgwJM9OeXhNjKp0WPVM7FJyU7lv8txC_Kz6_LSEQ/edit?usp=sharing">
            <text:p>https://docs.google.com/spreadsheets/d/1ExiMgwJM9OeXhNjKp0WPVM7FJyU7lv8txC_Kz6_LSEQ/edit?usp=sharing</text:p>
          </table:table-cell>
          <table:table-cell/>
          <table:table-cell office:value-type="string">
            <text:p>prisoners-england-wales-london-pre-1850</text:p>
          </table:table-cell>
          <table:table-cell office:value-type="string">
            <text:p>https://docs.google.com/spreadsheets/d/1ExiMgwJM9OeXhNjKp0WPVM7FJyU7lv8txC_Kz6_LSEQ/edit?usp=drivesdk</text:p>
          </table:table-cell>
          <table:table-cell table:number-columns-repeated="1018"/>
        </table:table-row>
        <table:table-row table:style-name="ro1">
          <table:table-cell table:formula="of:=&quot;datasets-&quot;&amp;[.E57]" office:value-type="string" office:string-value="datasets-prisoners-england-wales-london-1779-1850">
            <text:p>datasets-prisoners-england-wales-london-1779-1850</text:p>
          </table:table-cell>
          <table:table-cell office:value-type="string">
            <text:p>google sheet</text:p>
          </table:table-cell>
          <table:table-cell table:formula="of:=SUBSTITUTE([.F57];&quot;?usp=drivesdk&quot;;&quot;?usp=sharing&quot;)" office:value-type="string" office:string-value="https://docs.google.com/spreadsheets/d/1EoITe3BVuv6LScTACwmum7-Nro0auPIbUhpWCGge4Tg/edit?usp=sharing">
            <text:p>https://docs.google.com/spreadsheets/d/1EoITe3BVuv6LScTACwmum7-Nro0auPIbUhpWCGge4Tg/edit?usp=sharing</text:p>
          </table:table-cell>
          <table:table-cell/>
          <table:table-cell office:value-type="string">
            <text:p>prisoners-england-wales-london-1779-1850</text:p>
          </table:table-cell>
          <table:table-cell office:value-type="string">
            <text:p>https://docs.google.com/spreadsheets/d/1EoITe3BVuv6LScTACwmum7-Nro0auPIbUhpWCGge4Tg/edit?usp=drivesdk</text:p>
          </table:table-cell>
          <table:table-cell table:number-columns-repeated="1018"/>
        </table:table-row>
        <table:table-row table:style-name="ro1">
          <table:table-cell table:formula="of:=&quot;datasets-&quot;&amp;[.E58]" office:value-type="string" office:string-value="datasets-prisoners-england-wales-hulks">
            <text:p>datasets-prisoners-england-wales-hulks</text:p>
          </table:table-cell>
          <table:table-cell office:value-type="string">
            <text:p>google sheet</text:p>
          </table:table-cell>
          <table:table-cell table:formula="of:=SUBSTITUTE([.F58];&quot;?usp=drivesdk&quot;;&quot;?usp=sharing&quot;)" office:value-type="string" office:string-value="https://docs.google.com/spreadsheets/d/12UlnN3cmsT9gA6zFJMqweZQaLVIbkkqMdHxChst1C_A/edit?usp=sharing">
            <text:p>https://docs.google.com/spreadsheets/d/12UlnN3cmsT9gA6zFJMqweZQaLVIbkkqMdHxChst1C_A/edit?usp=sharing</text:p>
          </table:table-cell>
          <table:table-cell/>
          <table:table-cell office:value-type="string">
            <text:p>prisoners-england-wales-hulks</text:p>
          </table:table-cell>
          <table:table-cell office:value-type="string">
            <text:p>https://docs.google.com/spreadsheets/d/12UlnN3cmsT9gA6zFJMqweZQaLVIbkkqMdHxChst1C_A/edit?usp=drivesdk</text:p>
          </table:table-cell>
          <table:table-cell table:number-columns-repeated="1018"/>
        </table:table-row>
        <table:table-row table:style-name="ro1">
          <table:table-cell table:formula="of:=&quot;datasets-&quot;&amp;[.E59]" office:value-type="string" office:string-value="datasets-prisoners-england-wales-debtors-pre-1775">
            <text:p>datasets-prisoners-england-wales-debtors-pre-1775</text:p>
          </table:table-cell>
          <table:table-cell office:value-type="string">
            <text:p>google sheet</text:p>
          </table:table-cell>
          <table:table-cell table:formula="of:=SUBSTITUTE([.F59];&quot;?usp=drivesdk&quot;;&quot;?usp=sharing&quot;)" office:value-type="string" office:string-value="https://docs.google.com/spreadsheets/d/1sKS1BHAN7v9VFKJMOb6O6WWjjnQ5hvU1Biv6ThIbJwQ/edit?usp=sharing">
            <text:p>https://docs.google.com/spreadsheets/d/1sKS1BHAN7v9VFKJMOb6O6WWjjnQ5hvU1Biv6ThIbJwQ/edit?usp=sharing</text:p>
          </table:table-cell>
          <table:table-cell/>
          <table:table-cell office:value-type="string">
            <text:p>prisoners-england-wales-debtors-pre-1775</text:p>
          </table:table-cell>
          <table:table-cell office:value-type="string">
            <text:p>https://docs.google.com/spreadsheets/d/1sKS1BHAN7v9VFKJMOb6O6WWjjnQ5hvU1Biv6ThIbJwQ/edit?usp=drivesdk</text:p>
          </table:table-cell>
          <table:table-cell table:number-columns-repeated="1018"/>
        </table:table-row>
        <table:table-row table:style-name="ro1">
          <table:table-cell table:formula="of:=&quot;datasets-&quot;&amp;[.E60]" office:value-type="string" office:string-value="datasets-prisoners-england-wales-debtors-1800">
            <text:p>datasets-prisoners-england-wales-debtors-1800</text:p>
          </table:table-cell>
          <table:table-cell office:value-type="string">
            <text:p>google sheet</text:p>
          </table:table-cell>
          <table:table-cell table:formula="of:=SUBSTITUTE([.F60];&quot;?usp=drivesdk&quot;;&quot;?usp=sharing&quot;)" office:value-type="string" office:string-value="https://docs.google.com/spreadsheets/d/1IomPHMNnciDKXUfGKQi1NYfrsBK9a8ffRVUpUlI3QPA/edit?usp=sharing">
            <text:p>https://docs.google.com/spreadsheets/d/1IomPHMNnciDKXUfGKQi1NYfrsBK9a8ffRVUpUlI3QPA/edit?usp=sharing</text:p>
          </table:table-cell>
          <table:table-cell/>
          <table:table-cell office:value-type="string">
            <text:p>prisoners-england-wales-debtors-1800</text:p>
          </table:table-cell>
          <table:table-cell office:value-type="string">
            <text:p>https://docs.google.com/spreadsheets/d/1IomPHMNnciDKXUfGKQi1NYfrsBK9a8ffRVUpUlI3QPA/edit?usp=drivesdk</text:p>
          </table:table-cell>
          <table:table-cell table:number-columns-repeated="1018"/>
        </table:table-row>
        <table:table-row table:style-name="ro1">
          <table:table-cell table:formula="of:=&quot;datasets-&quot;&amp;[.E61]" office:value-type="string" office:string-value="datasets-prisoners-england-wales-counties-1780-1850">
            <text:p>datasets-prisoners-england-wales-counties-1780-1850</text:p>
          </table:table-cell>
          <table:table-cell office:value-type="string">
            <text:p>google sheet</text:p>
          </table:table-cell>
          <table:table-cell table:formula="of:=SUBSTITUTE([.F61];&quot;?usp=drivesdk&quot;;&quot;?usp=sharing&quot;)" office:value-type="string" office:string-value="https://docs.google.com/spreadsheets/d/1tLsHkFWLnGt-1ihA9OWX0knnoQth5eGw82lVrfMK9FQ/edit?usp=sharing">
            <text:p>https://docs.google.com/spreadsheets/d/1tLsHkFWLnGt-1ihA9OWX0knnoQth5eGw82lVrfMK9FQ/edit?usp=sharing</text:p>
          </table:table-cell>
          <table:table-cell/>
          <table:table-cell office:value-type="string">
            <text:p>prisoners-england-wales-counties-1780-1850</text:p>
          </table:table-cell>
          <table:table-cell office:value-type="string">
            <text:p>https://docs.google.com/spreadsheets/d/1tLsHkFWLnGt-1ihA9OWX0knnoQth5eGw82lVrfMK9FQ/edit?usp=drivesdk</text:p>
          </table:table-cell>
          <table:table-cell table:number-columns-repeated="1018"/>
        </table:table-row>
        <table:table-row table:style-name="ro1">
          <table:table-cell table:formula="of:=&quot;datasets-&quot;&amp;[.E62]" office:value-type="string" office:string-value="datasets-prisoners-england-wales-commitments-1805-6">
            <text:p>datasets-prisoners-england-wales-commitments-1805-6</text:p>
          </table:table-cell>
          <table:table-cell office:value-type="string">
            <text:p>google sheet</text:p>
          </table:table-cell>
          <table:table-cell table:formula="of:=SUBSTITUTE([.F62];&quot;?usp=drivesdk&quot;;&quot;?usp=sharing&quot;)" office:value-type="string" office:string-value="https://docs.google.com/spreadsheets/d/1h5aLwcuJo57vZhzgyB61cQJqmltlFrDfj3w6S_k43wI/edit?usp=sharing">
            <text:p>https://docs.google.com/spreadsheets/d/1h5aLwcuJo57vZhzgyB61cQJqmltlFrDfj3w6S_k43wI/edit?usp=sharing</text:p>
          </table:table-cell>
          <table:table-cell/>
          <table:table-cell office:value-type="string">
            <text:p>prisoners-england-wales-commitments-1805-6</text:p>
          </table:table-cell>
          <table:table-cell office:value-type="string">
            <text:p>https://docs.google.com/spreadsheets/d/1h5aLwcuJo57vZhzgyB61cQJqmltlFrDfj3w6S_k43wI/edit?usp=drivesdk</text:p>
          </table:table-cell>
          <table:table-cell table:number-columns-repeated="1018"/>
        </table:table-row>
        <table:table-row table:style-name="ro1">
          <table:table-cell table:formula="of:=&quot;datasets-&quot;&amp;[.E63]" office:value-type="string" office:string-value="datasets-prisoners-england-wales-1892">
            <text:p>datasets-prisoners-england-wales-1892</text:p>
          </table:table-cell>
          <table:table-cell office:value-type="string">
            <text:p>google sheet</text:p>
          </table:table-cell>
          <table:table-cell table:formula="of:=SUBSTITUTE([.F63];&quot;?usp=drivesdk&quot;;&quot;?usp=sharing&quot;)" office:value-type="string" office:string-value="https://docs.google.com/spreadsheets/d/1fafnuWoxvds7p1v6IACzyMS_VR6IGWh5XJyuyHFdgVo/edit?usp=sharing">
            <text:p>https://docs.google.com/spreadsheets/d/1fafnuWoxvds7p1v6IACzyMS_VR6IGWh5XJyuyHFdgVo/edit?usp=sharing</text:p>
          </table:table-cell>
          <table:table-cell/>
          <table:table-cell office:value-type="string">
            <text:p>prisoners-england-wales-1892</text:p>
          </table:table-cell>
          <table:table-cell office:value-type="string">
            <text:p>https://docs.google.com/spreadsheets/d/1fafnuWoxvds7p1v6IACzyMS_VR6IGWh5XJyuyHFdgVo/edit?usp=drivesdk</text:p>
          </table:table-cell>
          <table:table-cell table:number-columns-repeated="1018"/>
        </table:table-row>
        <table:table-row table:style-name="ro1">
          <table:table-cell table:formula="of:=&quot;datasets-&quot;&amp;[.E64]" office:value-type="string" office:string-value="datasets-prisoners-england-wales-1864">
            <text:p>datasets-prisoners-england-wales-1864</text:p>
          </table:table-cell>
          <table:table-cell office:value-type="string">
            <text:p>google sheet</text:p>
          </table:table-cell>
          <table:table-cell table:formula="of:=SUBSTITUTE([.F64];&quot;?usp=drivesdk&quot;;&quot;?usp=sharing&quot;)" office:value-type="string" office:string-value="https://docs.google.com/spreadsheets/d/1WXofn9JPLleE6PduCWBdJ9coZrCq7Lx2dPA5EublTNA/edit?usp=sharing">
            <text:p>https://docs.google.com/spreadsheets/d/1WXofn9JPLleE6PduCWBdJ9coZrCq7Lx2dPA5EublTNA/edit?usp=sharing</text:p>
          </table:table-cell>
          <table:table-cell/>
          <table:table-cell office:value-type="string">
            <text:p>prisoners-england-wales-1864</text:p>
          </table:table-cell>
          <table:table-cell office:value-type="string">
            <text:p>https://docs.google.com/spreadsheets/d/1WXofn9JPLleE6PduCWBdJ9coZrCq7Lx2dPA5EublTNA/edit?usp=drivesdk</text:p>
          </table:table-cell>
          <table:table-cell table:number-columns-repeated="1018"/>
        </table:table-row>
        <table:table-row table:style-name="ro1">
          <table:table-cell table:formula="of:=&quot;datasets-&quot;&amp;[.E65]" office:value-type="string" office:string-value="datasets-prisoners-england-wales-1850">
            <text:p>datasets-prisoners-england-wales-1850</text:p>
          </table:table-cell>
          <table:table-cell office:value-type="string">
            <text:p>google sheet</text:p>
          </table:table-cell>
          <table:table-cell table:formula="of:=SUBSTITUTE([.F65];&quot;?usp=drivesdk&quot;;&quot;?usp=sharing&quot;)" office:value-type="string" office:string-value="https://docs.google.com/spreadsheets/d/1mY-jPocOI_IVJIOSaNnSjfQyAU-Vv1xfdhyChT3FWhk/edit?usp=sharing">
            <text:p>https://docs.google.com/spreadsheets/d/1mY-jPocOI_IVJIOSaNnSjfQyAU-Vv1xfdhyChT3FWhk/edit?usp=sharing</text:p>
          </table:table-cell>
          <table:table-cell/>
          <table:table-cell office:value-type="string">
            <text:p>prisoners-england-wales-1850</text:p>
          </table:table-cell>
          <table:table-cell office:value-type="string">
            <text:p>https://docs.google.com/spreadsheets/d/1mY-jPocOI_IVJIOSaNnSjfQyAU-Vv1xfdhyChT3FWhk/edit?usp=drivesdk</text:p>
          </table:table-cell>
          <table:table-cell table:number-columns-repeated="1018"/>
        </table:table-row>
        <table:table-row table:style-name="ro1">
          <table:table-cell table:formula="of:=&quot;datasets-&quot;&amp;[.E66]" office:value-type="string" office:string-value="datasets-prisoners-england-wales-1840">
            <text:p>datasets-prisoners-england-wales-1840</text:p>
          </table:table-cell>
          <table:table-cell office:value-type="string">
            <text:p>google sheet</text:p>
          </table:table-cell>
          <table:table-cell table:formula="of:=SUBSTITUTE([.F66];&quot;?usp=drivesdk&quot;;&quot;?usp=sharing&quot;)" office:value-type="string" office:string-value="https://docs.google.com/spreadsheets/d/1XcusHEV_ilcNtCsr4LDKtuuX6CAMY6sy-tD02eGheTA/edit?usp=sharing">
            <text:p>https://docs.google.com/spreadsheets/d/1XcusHEV_ilcNtCsr4LDKtuuX6CAMY6sy-tD02eGheTA/edit?usp=sharing</text:p>
          </table:table-cell>
          <table:table-cell/>
          <table:table-cell office:value-type="string">
            <text:p>prisoners-england-wales-1840</text:p>
          </table:table-cell>
          <table:table-cell office:value-type="string">
            <text:p>https://docs.google.com/spreadsheets/d/1XcusHEV_ilcNtCsr4LDKtuuX6CAMY6sy-tD02eGheTA/edit?usp=drivesdk</text:p>
          </table:table-cell>
          <table:table-cell table:number-columns-repeated="1018"/>
        </table:table-row>
        <table:table-row table:style-name="ro1">
          <table:table-cell table:formula="of:=&quot;datasets-&quot;&amp;[.E67]" office:value-type="string" office:string-value="datasets-prisoners-england-wales-1838">
            <text:p>datasets-prisoners-england-wales-1838</text:p>
          </table:table-cell>
          <table:table-cell office:value-type="string">
            <text:p>google sheet</text:p>
          </table:table-cell>
          <table:table-cell table:formula="of:=SUBSTITUTE([.F67];&quot;?usp=drivesdk&quot;;&quot;?usp=sharing&quot;)" office:value-type="string" office:string-value="https://docs.google.com/spreadsheets/d/1Exg05wMVQycy5krNGeO36AaHBbKC9Sg_0cPsbEfiVe0/edit?usp=sharing">
            <text:p>https://docs.google.com/spreadsheets/d/1Exg05wMVQycy5krNGeO36AaHBbKC9Sg_0cPsbEfiVe0/edit?usp=sharing</text:p>
          </table:table-cell>
          <table:table-cell/>
          <table:table-cell office:value-type="string">
            <text:p>prisoners-england-wales-1838</text:p>
          </table:table-cell>
          <table:table-cell office:value-type="string">
            <text:p>https://docs.google.com/spreadsheets/d/1Exg05wMVQycy5krNGeO36AaHBbKC9Sg_0cPsbEfiVe0/edit?usp=drivesdk</text:p>
          </table:table-cell>
          <table:table-cell table:number-columns-repeated="1018"/>
        </table:table-row>
        <table:table-row table:style-name="ro1">
          <table:table-cell table:formula="of:=&quot;datasets-&quot;&amp;[.E68]" office:value-type="string" office:string-value="datasets-prisoners-england-wales-1836">
            <text:p>datasets-prisoners-england-wales-1836</text:p>
          </table:table-cell>
          <table:table-cell office:value-type="string">
            <text:p>google sheet</text:p>
          </table:table-cell>
          <table:table-cell table:formula="of:=SUBSTITUTE([.F68];&quot;?usp=drivesdk&quot;;&quot;?usp=sharing&quot;)" office:value-type="string" office:string-value="https://docs.google.com/spreadsheets/d/1cNnA1LRfDEiaJen5om4877nX6_HGWAx2Qayauy5cVk8/edit?usp=sharing">
            <text:p>https://docs.google.com/spreadsheets/d/1cNnA1LRfDEiaJen5om4877nX6_HGWAx2Qayauy5cVk8/edit?usp=sharing</text:p>
          </table:table-cell>
          <table:table-cell/>
          <table:table-cell office:value-type="string">
            <text:p>prisoners-england-wales-1836</text:p>
          </table:table-cell>
          <table:table-cell office:value-type="string">
            <text:p>https://docs.google.com/spreadsheets/d/1cNnA1LRfDEiaJen5om4877nX6_HGWAx2Qayauy5cVk8/edit?usp=drivesdk</text:p>
          </table:table-cell>
          <table:table-cell table:number-columns-repeated="1018"/>
        </table:table-row>
        <table:table-row table:style-name="ro1">
          <table:table-cell table:formula="of:=&quot;datasets-&quot;&amp;[.E69]" office:value-type="string" office:string-value="datasets-prisoners-england-wales-1830">
            <text:p>datasets-prisoners-england-wales-1830</text:p>
          </table:table-cell>
          <table:table-cell office:value-type="string">
            <text:p>google sheet</text:p>
          </table:table-cell>
          <table:table-cell table:formula="of:=SUBSTITUTE([.F69];&quot;?usp=drivesdk&quot;;&quot;?usp=sharing&quot;)" office:value-type="string" office:string-value="https://docs.google.com/spreadsheets/d/1klaA-TqHm_3Mra1iXmsGux11ddyVXW7pWFp7Ls0vOnU/edit?usp=sharing">
            <text:p>https://docs.google.com/spreadsheets/d/1klaA-TqHm_3Mra1iXmsGux11ddyVXW7pWFp7Ls0vOnU/edit?usp=sharing</text:p>
          </table:table-cell>
          <table:table-cell/>
          <table:table-cell office:value-type="string">
            <text:p>prisoners-england-wales-1830</text:p>
          </table:table-cell>
          <table:table-cell office:value-type="string">
            <text:p>https://docs.google.com/spreadsheets/d/1klaA-TqHm_3Mra1iXmsGux11ddyVXW7pWFp7Ls0vOnU/edit?usp=drivesdk</text:p>
          </table:table-cell>
          <table:table-cell table:number-columns-repeated="1018"/>
        </table:table-row>
        <table:table-row table:style-name="ro1">
          <table:table-cell table:formula="of:=&quot;datasets-&quot;&amp;[.E70]" office:value-type="string" office:string-value="datasets-prisoners-england-wales-1823">
            <text:p>datasets-prisoners-england-wales-1823</text:p>
          </table:table-cell>
          <table:table-cell office:value-type="string">
            <text:p>google sheet</text:p>
          </table:table-cell>
          <table:table-cell table:formula="of:=SUBSTITUTE([.F70];&quot;?usp=drivesdk&quot;;&quot;?usp=sharing&quot;)" office:value-type="string" office:string-value="https://docs.google.com/spreadsheets/d/1VsTM_7BLdJyro-7shJahMC4cUkKk5VLMtxTrxlxoA-A/edit?usp=sharing">
            <text:p>https://docs.google.com/spreadsheets/d/1VsTM_7BLdJyro-7shJahMC4cUkKk5VLMtxTrxlxoA-A/edit?usp=sharing</text:p>
          </table:table-cell>
          <table:table-cell/>
          <table:table-cell office:value-type="string">
            <text:p>prisoners-england-wales-1823</text:p>
          </table:table-cell>
          <table:table-cell office:value-type="string">
            <text:p>https://docs.google.com/spreadsheets/d/1VsTM_7BLdJyro-7shJahMC4cUkKk5VLMtxTrxlxoA-A/edit?usp=drivesdk</text:p>
          </table:table-cell>
          <table:table-cell table:number-columns-repeated="1018"/>
        </table:table-row>
        <table:table-row table:style-name="ro1">
          <table:table-cell table:formula="of:=&quot;datasets-&quot;&amp;[.E71]" office:value-type="string" office:string-value="datasets-prisoners-england-wales-1820">
            <text:p>datasets-prisoners-england-wales-1820</text:p>
          </table:table-cell>
          <table:table-cell office:value-type="string">
            <text:p>google sheet</text:p>
          </table:table-cell>
          <table:table-cell table:formula="of:=SUBSTITUTE([.F71];&quot;?usp=drivesdk&quot;;&quot;?usp=sharing&quot;)" office:value-type="string" office:string-value="https://docs.google.com/spreadsheets/d/1jsrUH3hSE6caG-dj3XU0gy7z201jhDap4GZr9htI5cI/edit?usp=sharing">
            <text:p>https://docs.google.com/spreadsheets/d/1jsrUH3hSE6caG-dj3XU0gy7z201jhDap4GZr9htI5cI/edit?usp=sharing</text:p>
          </table:table-cell>
          <table:table-cell/>
          <table:table-cell office:value-type="string">
            <text:p>prisoners-england-wales-1820</text:p>
          </table:table-cell>
          <table:table-cell office:value-type="string">
            <text:p>https://docs.google.com/spreadsheets/d/1jsrUH3hSE6caG-dj3XU0gy7z201jhDap4GZr9htI5cI/edit?usp=drivesdk</text:p>
          </table:table-cell>
          <table:table-cell table:number-columns-repeated="1018"/>
        </table:table-row>
        <table:table-row table:style-name="ro1">
          <table:table-cell table:formula="of:=&quot;datasets-&quot;&amp;[.E72]" office:value-type="string" office:string-value="datasets-prisoners-england-wales-1810">
            <text:p>datasets-prisoners-england-wales-1810</text:p>
          </table:table-cell>
          <table:table-cell office:value-type="string">
            <text:p>google sheet</text:p>
          </table:table-cell>
          <table:table-cell table:formula="of:=SUBSTITUTE([.F72];&quot;?usp=drivesdk&quot;;&quot;?usp=sharing&quot;)" office:value-type="string" office:string-value="https://docs.google.com/spreadsheets/d/1_s0styjKcjtCHVMJNXR3tHbH7DBuhwNFoNYeel3RC1g/edit?usp=sharing">
            <text:p>https://docs.google.com/spreadsheets/d/1_s0styjKcjtCHVMJNXR3tHbH7DBuhwNFoNYeel3RC1g/edit?usp=sharing</text:p>
          </table:table-cell>
          <table:table-cell/>
          <table:table-cell office:value-type="string">
            <text:p>prisoners-england-wales-1810</text:p>
          </table:table-cell>
          <table:table-cell office:value-type="string">
            <text:p>https://docs.google.com/spreadsheets/d/1_s0styjKcjtCHVMJNXR3tHbH7DBuhwNFoNYeel3RC1g/edit?usp=drivesdk</text:p>
          </table:table-cell>
          <table:table-cell table:number-columns-repeated="1018"/>
        </table:table-row>
        <table:table-row table:style-name="ro1">
          <table:table-cell table:formula="of:=&quot;datasets-&quot;&amp;[.E73]" office:value-type="string" office:string-value="datasets-prisoners-england-wales-1800">
            <text:p>datasets-prisoners-england-wales-1800</text:p>
          </table:table-cell>
          <table:table-cell office:value-type="string">
            <text:p>google sheet</text:p>
          </table:table-cell>
          <table:table-cell table:formula="of:=SUBSTITUTE([.F73];&quot;?usp=drivesdk&quot;;&quot;?usp=sharing&quot;)" office:value-type="string" office:string-value="https://docs.google.com/spreadsheets/d/1C-0gU6gQqxUifABlM20AD7InDCsDz2x5USzt8mGbcXU/edit?usp=sharing">
            <text:p>https://docs.google.com/spreadsheets/d/1C-0gU6gQqxUifABlM20AD7InDCsDz2x5USzt8mGbcXU/edit?usp=sharing</text:p>
          </table:table-cell>
          <table:table-cell/>
          <table:table-cell office:value-type="string">
            <text:p>prisoners-england-wales-1800</text:p>
          </table:table-cell>
          <table:table-cell office:value-type="string">
            <text:p>https://docs.google.com/spreadsheets/d/1C-0gU6gQqxUifABlM20AD7InDCsDz2x5USzt8mGbcXU/edit?usp=drivesdk</text:p>
          </table:table-cell>
          <table:table-cell table:number-columns-repeated="1018"/>
        </table:table-row>
        <table:table-row table:style-name="ro1">
          <table:table-cell table:formula="of:=&quot;datasets-&quot;&amp;[.E74]" office:value-type="string" office:string-value="datasets-prisoners-england-wales-1780">
            <text:p>datasets-prisoners-england-wales-1780</text:p>
          </table:table-cell>
          <table:table-cell office:value-type="string">
            <text:p>google sheet</text:p>
          </table:table-cell>
          <table:table-cell table:formula="of:=SUBSTITUTE([.F74];&quot;?usp=drivesdk&quot;;&quot;?usp=sharing&quot;)" office:value-type="string" office:string-value="https://docs.google.com/spreadsheets/d/1uGtzA96wJKUgmbDsuYNPv1wsFPtE9n-CQtxSDZIuROc/edit?usp=sharing">
            <text:p>https://docs.google.com/spreadsheets/d/1uGtzA96wJKUgmbDsuYNPv1wsFPtE9n-CQtxSDZIuROc/edit?usp=sharing</text:p>
          </table:table-cell>
          <table:table-cell/>
          <table:table-cell office:value-type="string">
            <text:p>prisoners-england-wales-1780</text:p>
          </table:table-cell>
          <table:table-cell office:value-type="string">
            <text:p>https://docs.google.com/spreadsheets/d/1uGtzA96wJKUgmbDsuYNPv1wsFPtE9n-CQtxSDZIuROc/edit?usp=drivesdk</text:p>
          </table:table-cell>
          <table:table-cell table:number-columns-repeated="1018"/>
        </table:table-row>
        <table:table-row table:style-name="ro1">
          <table:table-cell table:formula="of:=&quot;datasets-&quot;&amp;[.E75]" office:value-type="string" office:string-value="datasets-prisoners-australia">
            <text:p>datasets-prisoners-australia</text:p>
          </table:table-cell>
          <table:table-cell office:value-type="string">
            <text:p>google sheet</text:p>
          </table:table-cell>
          <table:table-cell table:formula="of:=SUBSTITUTE([.F75];&quot;?usp=drivesdk&quot;;&quot;?usp=sharing&quot;)" office:value-type="string" office:string-value="https://docs.google.com/spreadsheets/d/1DigI4ayK0AnMS0_SV1s70K8i5AAii2G8NRBP5z3A5Ds/edit?usp=sharing">
            <text:p>https://docs.google.com/spreadsheets/d/1DigI4ayK0AnMS0_SV1s70K8i5AAii2G8NRBP5z3A5Ds/edit?usp=sharing</text:p>
          </table:table-cell>
          <table:table-cell/>
          <table:table-cell office:value-type="string">
            <text:p>prisoners-australia</text:p>
          </table:table-cell>
          <table:table-cell office:value-type="string">
            <text:p>https://docs.google.com/spreadsheets/d/1DigI4ayK0AnMS0_SV1s70K8i5AAii2G8NRBP5z3A5Ds/edit?usp=drivesdk</text:p>
          </table:table-cell>
          <table:table-cell table:number-columns-repeated="1018"/>
        </table:table-row>
        <table:table-row table:style-name="ro1">
          <table:table-cell table:formula="of:=&quot;datasets-&quot;&amp;[.E76]" office:value-type="string" office:string-value="datasets-prisoner-communication-mid-19th-century">
            <text:p>datasets-prisoner-communication-mid-19th-century</text:p>
          </table:table-cell>
          <table:table-cell office:value-type="string">
            <text:p>google sheet</text:p>
          </table:table-cell>
          <table:table-cell table:formula="of:=SUBSTITUTE([.F76];&quot;?usp=drivesdk&quot;;&quot;?usp=sharing&quot;)" office:value-type="string" office:string-value="https://docs.google.com/spreadsheets/d/1tAoa7ui_Ur69z8heFaQ_vqqBZx0ovVrlSt1rOymFk8Q/edit?usp=sharing">
            <text:p>https://docs.google.com/spreadsheets/d/1tAoa7ui_Ur69z8heFaQ_vqqBZx0ovVrlSt1rOymFk8Q/edit?usp=sharing</text:p>
          </table:table-cell>
          <table:table-cell/>
          <table:table-cell office:value-type="string">
            <text:p>prisoner-communication-mid-19th-century</text:p>
          </table:table-cell>
          <table:table-cell office:value-type="string">
            <text:p>https://docs.google.com/spreadsheets/d/1tAoa7ui_Ur69z8heFaQ_vqqBZx0ovVrlSt1rOymFk8Q/edit?usp=drivesdk</text:p>
          </table:table-cell>
          <table:table-cell table:number-columns-repeated="1018"/>
        </table:table-row>
        <table:table-row table:style-name="ro1">
          <table:table-cell table:formula="of:=&quot;datasets-&quot;&amp;[.E77]" office:value-type="string" office:string-value="datasets-prisoner-communication-late-20th-century">
            <text:p>datasets-prisoner-communication-late-20th-century</text:p>
          </table:table-cell>
          <table:table-cell office:value-type="string">
            <text:p>google sheet</text:p>
          </table:table-cell>
          <table:table-cell table:formula="of:=SUBSTITUTE([.F77];&quot;?usp=drivesdk&quot;;&quot;?usp=sharing&quot;)" office:value-type="string" office:string-value="https://docs.google.com/spreadsheets/d/1JCuvC_-DWx7nrazEeUOsCCzmgByc75V7Ubq-eoe11Pg/edit?usp=sharing">
            <text:p>https://docs.google.com/spreadsheets/d/1JCuvC_-DWx7nrazEeUOsCCzmgByc75V7Ubq-eoe11Pg/edit?usp=sharing</text:p>
          </table:table-cell>
          <table:table-cell/>
          <table:table-cell office:value-type="string">
            <text:p>prisoner-communication-late-20th-century</text:p>
          </table:table-cell>
          <table:table-cell office:value-type="string">
            <text:p>https://docs.google.com/spreadsheets/d/1JCuvC_-DWx7nrazEeUOsCCzmgByc75V7Ubq-eoe11Pg/edit?usp=drivesdk</text:p>
          </table:table-cell>
          <table:table-cell table:number-columns-repeated="1018"/>
        </table:table-row>
        <table:table-row table:style-name="ro1">
          <table:table-cell table:formula="of:=&quot;datasets-&quot;&amp;[.E78]" office:value-type="string" office:string-value="datasets-prisoner-communication-early-20th-century">
            <text:p>datasets-prisoner-communication-early-20th-century</text:p>
          </table:table-cell>
          <table:table-cell office:value-type="string">
            <text:p>google sheet</text:p>
          </table:table-cell>
          <table:table-cell table:formula="of:=SUBSTITUTE([.F78];&quot;?usp=drivesdk&quot;;&quot;?usp=sharing&quot;)" office:value-type="string" office:string-value="https://docs.google.com/spreadsheets/d/1NZ-NPJJQrRNW8Ak_Cn-MZ5aEHzUmrxYWclrUj8NWnVk/edit?usp=sharing">
            <text:p>https://docs.google.com/spreadsheets/d/1NZ-NPJJQrRNW8Ak_Cn-MZ5aEHzUmrxYWclrUj8NWnVk/edit?usp=sharing</text:p>
          </table:table-cell>
          <table:table-cell/>
          <table:table-cell office:value-type="string">
            <text:p>prisoner-communication-early-20th-century</text:p>
          </table:table-cell>
          <table:table-cell office:value-type="string">
            <text:p>https://docs.google.com/spreadsheets/d/1NZ-NPJJQrRNW8Ak_Cn-MZ5aEHzUmrxYWclrUj8NWnVk/edit?usp=drivesdk</text:p>
          </table:table-cell>
          <table:table-cell table:number-columns-repeated="1018"/>
        </table:table-row>
        <table:table-row table:style-name="ro1">
          <table:table-cell table:formula="of:=&quot;datasets-&quot;&amp;[.E79]" office:value-type="string" office:string-value="datasets-population-us">
            <text:p>datasets-population-us</text:p>
          </table:table-cell>
          <table:table-cell office:value-type="string">
            <text:p>google sheet</text:p>
          </table:table-cell>
          <table:table-cell table:formula="of:=SUBSTITUTE([.F79];&quot;?usp=drivesdk&quot;;&quot;?usp=sharing&quot;)" office:value-type="string" office:string-value="https://docs.google.com/spreadsheets/d/1S8-nnzLcoqJ-qzKzVXhmXT1RjYPnQ30a08oeKFrfiHY/edit?usp=sharing">
            <text:p>https://docs.google.com/spreadsheets/d/1S8-nnzLcoqJ-qzKzVXhmXT1RjYPnQ30a08oeKFrfiHY/edit?usp=sharing</text:p>
          </table:table-cell>
          <table:table-cell/>
          <table:table-cell office:value-type="string">
            <text:p>population-us</text:p>
          </table:table-cell>
          <table:table-cell office:value-type="string">
            <text:p>https://docs.google.com/spreadsheets/d/1S8-nnzLcoqJ-qzKzVXhmXT1RjYPnQ30a08oeKFrfiHY/edit?usp=drivesdk</text:p>
          </table:table-cell>
          <table:table-cell table:number-columns-repeated="1018"/>
        </table:table-row>
        <table:table-row table:style-name="ro1">
          <table:table-cell table:formula="of:=&quot;datasets-&quot;&amp;[.E80]" office:value-type="string" office:string-value="datasets-population-england-wales">
            <text:p>datasets-population-england-wales</text:p>
          </table:table-cell>
          <table:table-cell office:value-type="string">
            <text:p>google sheet</text:p>
          </table:table-cell>
          <table:table-cell table:formula="of:=SUBSTITUTE([.F80];&quot;?usp=drivesdk&quot;;&quot;?usp=sharing&quot;)" office:value-type="string" office:string-value="https://docs.google.com/spreadsheets/d/17TIvcuwkA4baD0m-eHwtpNmp7izjRBhtQFroBo2Ucto/edit?usp=sharing">
            <text:p>https://docs.google.com/spreadsheets/d/17TIvcuwkA4baD0m-eHwtpNmp7izjRBhtQFroBo2Ucto/edit?usp=sharing</text:p>
          </table:table-cell>
          <table:table-cell/>
          <table:table-cell office:value-type="string">
            <text:p>population-england-wales</text:p>
          </table:table-cell>
          <table:table-cell office:value-type="string">
            <text:p>https://docs.google.com/spreadsheets/d/17TIvcuwkA4baD0m-eHwtpNmp7izjRBhtQFroBo2Ucto/edit?usp=drivesdk</text:p>
          </table:table-cell>
          <table:table-cell table:number-columns-repeated="1018"/>
        </table:table-row>
        <table:table-row table:style-name="ro1">
          <table:table-cell table:formula="of:=&quot;datasets-&quot;&amp;[.E81]" office:value-type="string" office:string-value="datasets-population-australia">
            <text:p>datasets-population-australia</text:p>
          </table:table-cell>
          <table:table-cell office:value-type="string">
            <text:p>google sheet</text:p>
          </table:table-cell>
          <table:table-cell table:formula="of:=SUBSTITUTE([.F81];&quot;?usp=drivesdk&quot;;&quot;?usp=sharing&quot;)" office:value-type="string" office:string-value="https://docs.google.com/spreadsheets/d/1yleYrYQHX_CeKNca07OrjIrGQC9oGsWoEuR965XXYvc/edit?usp=sharing">
            <text:p>https://docs.google.com/spreadsheets/d/1yleYrYQHX_CeKNca07OrjIrGQC9oGsWoEuR965XXYvc/edit?usp=sharing</text:p>
          </table:table-cell>
          <table:table-cell/>
          <table:table-cell office:value-type="string">
            <text:p>population-australia</text:p>
          </table:table-cell>
          <table:table-cell office:value-type="string">
            <text:p>https://docs.google.com/spreadsheets/d/1yleYrYQHX_CeKNca07OrjIrGQC9oGsWoEuR965XXYvc/edit?usp=drivesdk</text:p>
          </table:table-cell>
          <table:table-cell table:number-columns-repeated="1018"/>
        </table:table-row>
        <table:table-row table:style-name="ro1">
          <table:table-cell table:formula="of:=&quot;datasets-&quot;&amp;[.E82]" office:value-type="string" office:string-value="datasets-parole-prisoners-communication">
            <text:p>datasets-parole-prisoners-communication</text:p>
          </table:table-cell>
          <table:table-cell office:value-type="string">
            <text:p>google sheet</text:p>
          </table:table-cell>
          <table:table-cell table:formula="of:=SUBSTITUTE([.F82];&quot;?usp=drivesdk&quot;;&quot;?usp=sharing&quot;)" office:value-type="string" office:string-value="https://docs.google.com/spreadsheets/d/1kA8jyllFljHAG8V7UPuVLdqzgyTSBuaFETpeKgrBLAI/edit?usp=sharing">
            <text:p>https://docs.google.com/spreadsheets/d/1kA8jyllFljHAG8V7UPuVLdqzgyTSBuaFETpeKgrBLAI/edit?usp=sharing</text:p>
          </table:table-cell>
          <table:table-cell/>
          <table:table-cell office:value-type="string">
            <text:p>parole-prisoners-communication</text:p>
          </table:table-cell>
          <table:table-cell office:value-type="string">
            <text:p>https://docs.google.com/spreadsheets/d/1kA8jyllFljHAG8V7UPuVLdqzgyTSBuaFETpeKgrBLAI/edit?usp=drivesdk</text:p>
          </table:table-cell>
          <table:table-cell table:number-columns-repeated="1018"/>
        </table:table-row>
        <table:table-row table:style-name="ro1">
          <table:table-cell table:formula="of:=&quot;datasets-&quot;&amp;[.E83]" office:value-type="string" office:string-value="datasets-military-service-uk">
            <text:p>datasets-military-service-uk</text:p>
          </table:table-cell>
          <table:table-cell office:value-type="string">
            <text:p>google sheet</text:p>
          </table:table-cell>
          <table:table-cell table:formula="of:=SUBSTITUTE([.F83];&quot;?usp=drivesdk&quot;;&quot;?usp=sharing&quot;)" office:value-type="string" office:string-value="https://docs.google.com/spreadsheets/d/1FeRVC9Nrb406d02ugbTjUSmKLbPxPhpCrKUCMJgpkR8/edit?usp=sharing">
            <text:p>https://docs.google.com/spreadsheets/d/1FeRVC9Nrb406d02ugbTjUSmKLbPxPhpCrKUCMJgpkR8/edit?usp=sharing</text:p>
          </table:table-cell>
          <table:table-cell/>
          <table:table-cell office:value-type="string">
            <text:p>military-service-uk</text:p>
          </table:table-cell>
          <table:table-cell office:value-type="string">
            <text:p>https://docs.google.com/spreadsheets/d/1FeRVC9Nrb406d02ugbTjUSmKLbPxPhpCrKUCMJgpkR8/edit?usp=drivesdk</text:p>
          </table:table-cell>
          <table:table-cell table:number-columns-repeated="1018"/>
        </table:table-row>
        <table:table-row table:style-name="ro1">
          <table:table-cell table:formula="of:=&quot;datasets-&quot;&amp;[.E84]" office:value-type="string" office:string-value="datasets-manifest-admin">
            <text:p>datasets-manifest-admin</text:p>
          </table:table-cell>
          <table:table-cell office:value-type="string">
            <text:p>google sheet</text:p>
          </table:table-cell>
          <table:table-cell table:formula="of:=SUBSTITUTE([.F84];&quot;?usp=drivesdk&quot;;&quot;?usp=sharing&quot;)" office:value-type="string" office:string-value="https://docs.google.com/spreadsheets/d/139myxUfwDqTtmdIpdGihmDF3eQojipamctnYRceJEag/edit?usp=sharing">
            <text:p>https://docs.google.com/spreadsheets/d/139myxUfwDqTtmdIpdGihmDF3eQojipamctnYRceJEag/edit?usp=sharing</text:p>
          </table:table-cell>
          <table:table-cell/>
          <table:table-cell office:value-type="string">
            <text:p>manifest-admin</text:p>
          </table:table-cell>
          <table:table-cell office:value-type="string">
            <text:p>https://docs.google.com/spreadsheets/d/139myxUfwDqTtmdIpdGihmDF3eQojipamctnYRceJEag/edit?usp=sharing</text:p>
          </table:table-cell>
          <table:table-cell table:number-columns-repeated="1018"/>
        </table:table-row>
        <table:table-row table:style-name="ro1">
          <table:table-cell table:formula="of:=&quot;datasets-&quot;&amp;[.E85]" office:value-type="string" office:string-value="datasets-libraries-public-books-before-1940">
            <text:p>datasets-libraries-public-books-before-1940</text:p>
          </table:table-cell>
          <table:table-cell office:value-type="string">
            <text:p>google sheet</text:p>
          </table:table-cell>
          <table:table-cell table:formula="of:=SUBSTITUTE([.F85];&quot;?usp=drivesdk&quot;;&quot;?usp=sharing&quot;)" office:value-type="string" office:string-value="https://docs.google.com/spreadsheets/d/1ZBhLM8114VorSwKZ8W1T44vczmBM4OyM5AViXaEmzdY/edit?usp=sharing">
            <text:p>https://docs.google.com/spreadsheets/d/1ZBhLM8114VorSwKZ8W1T44vczmBM4OyM5AViXaEmzdY/edit?usp=sharing</text:p>
          </table:table-cell>
          <table:table-cell/>
          <table:table-cell office:value-type="string">
            <text:p>libraries-public-books-before-1940</text:p>
          </table:table-cell>
          <table:table-cell office:value-type="string">
            <text:p>https://docs.google.com/spreadsheets/d/1ZBhLM8114VorSwKZ8W1T44vczmBM4OyM5AViXaEmzdY/edit?usp=drivesdk</text:p>
          </table:table-cell>
          <table:table-cell table:number-columns-repeated="1018"/>
        </table:table-row>
        <table:table-row table:style-name="ro1">
          <table:table-cell table:formula="of:=&quot;datasets-&quot;&amp;[.E86]" office:value-type="string" office:string-value="datasets-libraries-prisons-books-before-1900">
            <text:p>datasets-libraries-prisons-books-before-1900</text:p>
          </table:table-cell>
          <table:table-cell office:value-type="string">
            <text:p>google sheet</text:p>
          </table:table-cell>
          <table:table-cell table:formula="of:=SUBSTITUTE([.F86];&quot;?usp=drivesdk&quot;;&quot;?usp=sharing&quot;)" office:value-type="string" office:string-value="https://docs.google.com/spreadsheets/d/1QkyAgUVWI1NBuTXa-3Odw0AfQORh6ap9YS9dq1xBn1U/edit?usp=sharing">
            <text:p>https://docs.google.com/spreadsheets/d/1QkyAgUVWI1NBuTXa-3Odw0AfQORh6ap9YS9dq1xBn1U/edit?usp=sharing</text:p>
          </table:table-cell>
          <table:table-cell/>
          <table:table-cell office:value-type="string">
            <text:p>libraries-prisons-books-before-1900</text:p>
          </table:table-cell>
          <table:table-cell office:value-type="string">
            <text:p>https://docs.google.com/spreadsheets/d/1QkyAgUVWI1NBuTXa-3Odw0AfQORh6ap9YS9dq1xBn1U/edit?usp=drivesdk</text:p>
          </table:table-cell>
          <table:table-cell table:number-columns-repeated="1018"/>
        </table:table-row>
        <table:table-row table:style-name="ro1">
          <table:table-cell table:formula="of:=&quot;datasets-&quot;&amp;[.E87]" office:value-type="string" office:string-value="datasets-libraries-prisons-books-ala-1933">
            <text:p>datasets-libraries-prisons-books-ala-1933</text:p>
          </table:table-cell>
          <table:table-cell office:value-type="string">
            <text:p>google sheet</text:p>
          </table:table-cell>
          <table:table-cell table:formula="of:=SUBSTITUTE([.F87];&quot;?usp=drivesdk&quot;;&quot;?usp=sharing&quot;)" office:value-type="string" office:string-value="https://docs.google.com/spreadsheets/d/18_ZXl0oxNo32JgJpJ9IIZbJrbp0R-uYtfOcVh8u3_ug/edit?usp=sharing">
            <text:p>https://docs.google.com/spreadsheets/d/18_ZXl0oxNo32JgJpJ9IIZbJrbp0R-uYtfOcVh8u3_ug/edit?usp=sharing</text:p>
          </table:table-cell>
          <table:table-cell/>
          <table:table-cell office:value-type="string">
            <text:p>libraries-prisons-books-ala-1933</text:p>
          </table:table-cell>
          <table:table-cell office:value-type="string">
            <text:p>https://docs.google.com/spreadsheets/d/18_ZXl0oxNo32JgJpJ9IIZbJrbp0R-uYtfOcVh8u3_ug/edit?usp=drivesdk</text:p>
          </table:table-cell>
          <table:table-cell table:number-columns-repeated="1018"/>
        </table:table-row>
        <table:table-row table:style-name="ro1">
          <table:table-cell table:formula="of:=&quot;datasets-&quot;&amp;[.E88]" office:value-type="string" office:string-value="datasets-libraries-prisons-before-1940">
            <text:p>datasets-libraries-prisons-before-1940</text:p>
          </table:table-cell>
          <table:table-cell office:value-type="string">
            <text:p>google sheet</text:p>
          </table:table-cell>
          <table:table-cell table:formula="of:=SUBSTITUTE([.F88];&quot;?usp=drivesdk&quot;;&quot;?usp=sharing&quot;)" office:value-type="string" office:string-value="https://docs.google.com/spreadsheets/d/1G-jbaMfmnQWfkEsU8PZnKIqGPft0mJtirpU1XhhGPw0/edit?usp=sharing">
            <text:p>https://docs.google.com/spreadsheets/d/1G-jbaMfmnQWfkEsU8PZnKIqGPft0mJtirpU1XhhGPw0/edit?usp=sharing</text:p>
          </table:table-cell>
          <table:table-cell/>
          <table:table-cell office:value-type="string">
            <text:p>libraries-prisons-before-1940</text:p>
          </table:table-cell>
          <table:table-cell office:value-type="string">
            <text:p>https://docs.google.com/spreadsheets/d/1G-jbaMfmnQWfkEsU8PZnKIqGPft0mJtirpU1XhhGPw0/edit?usp=drivesdk</text:p>
          </table:table-cell>
          <table:table-cell table:number-columns-repeated="1018"/>
        </table:table-row>
        <table:table-row table:style-name="ro1">
          <table:table-cell table:formula="of:=&quot;datasets-&quot;&amp;[.E89]" office:value-type="string" office:string-value="datasets-libraries-prisons-after-1980">
            <text:p>datasets-libraries-prisons-after-1980</text:p>
          </table:table-cell>
          <table:table-cell office:value-type="string">
            <text:p>google sheet</text:p>
          </table:table-cell>
          <table:table-cell table:formula="of:=SUBSTITUTE([.F89];&quot;?usp=drivesdk&quot;;&quot;?usp=sharing&quot;)" office:value-type="string" office:string-value="https://docs.google.com/spreadsheets/d/1KWYLwarJu-ZEjxGQNVpRaOe30UziivEY5lIpc6KxScM/edit?usp=sharing">
            <text:p>https://docs.google.com/spreadsheets/d/1KWYLwarJu-ZEjxGQNVpRaOe30UziivEY5lIpc6KxScM/edit?usp=sharing</text:p>
          </table:table-cell>
          <table:table-cell/>
          <table:table-cell office:value-type="string">
            <text:p>libraries-prisons-after-1980</text:p>
          </table:table-cell>
          <table:table-cell office:value-type="string">
            <text:p>https://docs.google.com/spreadsheets/d/1KWYLwarJu-ZEjxGQNVpRaOe30UziivEY5lIpc6KxScM/edit?usp=drivesdk</text:p>
          </table:table-cell>
          <table:table-cell table:number-columns-repeated="1018"/>
        </table:table-row>
        <table:table-row table:style-name="ro1">
          <table:table-cell table:formula="of:=&quot;datasets-&quot;&amp;[.E90]" office:value-type="string" office:string-value="datasets-libraries-prisons-1940-1980">
            <text:p>datasets-libraries-prisons-1940-1980</text:p>
          </table:table-cell>
          <table:table-cell office:value-type="string">
            <text:p>google sheet</text:p>
          </table:table-cell>
          <table:table-cell table:formula="of:=SUBSTITUTE([.F90];&quot;?usp=drivesdk&quot;;&quot;?usp=sharing&quot;)" office:value-type="string" office:string-value="https://docs.google.com/spreadsheets/d/10FHhZJnNQlu8wFsXFpccPTvarGEYxiSa8tGElPWes9g/edit?usp=sharing">
            <text:p>https://docs.google.com/spreadsheets/d/10FHhZJnNQlu8wFsXFpccPTvarGEYxiSa8tGElPWes9g/edit?usp=sharing</text:p>
          </table:table-cell>
          <table:table-cell/>
          <table:table-cell office:value-type="string">
            <text:p>libraries-prisons-1940-1980</text:p>
          </table:table-cell>
          <table:table-cell office:value-type="string">
            <text:p>https://docs.google.com/spreadsheets/d/10FHhZJnNQlu8wFsXFpccPTvarGEYxiSa8tGElPWes9g/edit?usp=drivesdk</text:p>
          </table:table-cell>
          <table:table-cell table:number-columns-repeated="1018"/>
        </table:table-row>
        <table:table-row table:style-name="ro1">
          <table:table-cell table:formula="of:=&quot;datasets-&quot;&amp;[.E91]" office:value-type="string" office:string-value="datasets-howard-prison-visits">
            <text:p>datasets-howard-prison-visits</text:p>
          </table:table-cell>
          <table:table-cell office:value-type="string">
            <text:p>google sheet</text:p>
          </table:table-cell>
          <table:table-cell table:formula="of:=SUBSTITUTE([.F91];&quot;?usp=drivesdk&quot;;&quot;?usp=sharing&quot;)" office:value-type="string" office:string-value="https://docs.google.com/spreadsheets/d/1iAUlxihD5rQVqIMF9WVTTV4Qfu07fyfoljTNf-Q6NMM/edit?usp=sharing">
            <text:p>https://docs.google.com/spreadsheets/d/1iAUlxihD5rQVqIMF9WVTTV4Qfu07fyfoljTNf-Q6NMM/edit?usp=sharing</text:p>
          </table:table-cell>
          <table:table-cell/>
          <table:table-cell office:value-type="string">
            <text:p>howard-prison-visits</text:p>
          </table:table-cell>
          <table:table-cell office:value-type="string">
            <text:p>https://docs.google.com/spreadsheets/d/1iAUlxihD5rQVqIMF9WVTTV4Qfu07fyfoljTNf-Q6NMM/edit?usp=drivesdk</text:p>
          </table:table-cell>
          <table:table-cell table:number-columns-repeated="1018"/>
        </table:table-row>
        <table:table-row table:style-name="ro1">
          <table:table-cell table:formula="of:=&quot;datasets-&quot;&amp;[.E92]" office:value-type="string" office:string-value="datasets-frankenstein-feelings-comparison">
            <text:p>datasets-frankenstein-feelings-comparison</text:p>
          </table:table-cell>
          <table:table-cell office:value-type="string">
            <text:p>google sheet</text:p>
          </table:table-cell>
          <table:table-cell table:formula="of:=SUBSTITUTE([.F92];&quot;?usp=drivesdk&quot;;&quot;?usp=sharing&quot;)" office:value-type="string" office:string-value="https://docs.google.com/spreadsheets/d/18vpjvSIfN1479zRNVe4ohgrqU7emN7r_5J6nngAbaVw/edit?usp=sharing">
            <text:p>https://docs.google.com/spreadsheets/d/18vpjvSIfN1479zRNVe4ohgrqU7emN7r_5J6nngAbaVw/edit?usp=sharing</text:p>
          </table:table-cell>
          <table:table-cell/>
          <table:table-cell office:value-type="string">
            <text:p>frankenstein-feelings-comparison</text:p>
          </table:table-cell>
          <table:table-cell office:value-type="string">
            <text:p>https://docs.google.com/spreadsheets/d/18vpjvSIfN1479zRNVe4ohgrqU7emN7r_5J6nngAbaVw/edit?usp=drivesdk</text:p>
          </table:table-cell>
          <table:table-cell table:number-columns-repeated="1018"/>
        </table:table-row>
        <table:table-row table:style-name="ro1">
          <table:table-cell table:formula="of:=&quot;datasets-&quot;&amp;[.E93]" office:value-type="string" office:string-value="datasets-feature-film-characteristics">
            <text:p>datasets-feature-film-characteristics</text:p>
          </table:table-cell>
          <table:table-cell office:value-type="string">
            <text:p>google sheet</text:p>
          </table:table-cell>
          <table:table-cell table:formula="of:=SUBSTITUTE([.F93];&quot;?usp=drivesdk&quot;;&quot;?usp=sharing&quot;)" office:value-type="string" office:string-value="https://docs.google.com/spreadsheets/d/1XhwoOo3-tUsJVe20JM9MieIGvbBG_EwZvedCj6U-wOI/edit?usp=sharing">
            <text:p>https://docs.google.com/spreadsheets/d/1XhwoOo3-tUsJVe20JM9MieIGvbBG_EwZvedCj6U-wOI/edit?usp=sharing</text:p>
          </table:table-cell>
          <table:table-cell/>
          <table:table-cell office:value-type="string">
            <text:p>feature-film-characteristics</text:p>
          </table:table-cell>
          <table:table-cell office:value-type="string">
            <text:p>https://docs.google.com/spreadsheets/d/1XhwoOo3-tUsJVe20JM9MieIGvbBG_EwZvedCj6U-wOI/edit?usp=drivesdk</text:p>
          </table:table-cell>
          <table:table-cell table:number-columns-repeated="1018"/>
        </table:table-row>
        <table:table-row table:style-name="ro1">
          <table:table-cell table:formula="of:=&quot;datasets-&quot;&amp;[.E94]" office:value-type="string" office:string-value="datasets-executions-us">
            <text:p>datasets-executions-us</text:p>
          </table:table-cell>
          <table:table-cell office:value-type="string">
            <text:p>google sheet</text:p>
          </table:table-cell>
          <table:table-cell table:formula="of:=SUBSTITUTE([.F94];&quot;?usp=drivesdk&quot;;&quot;?usp=sharing&quot;)" office:value-type="string" office:string-value="https://docs.google.com/spreadsheets/d/1zMY2OI_4OX2-4btRnJpy7rhZzM-UxdC7W1h7Q4QcF48/edit?usp=sharing">
            <text:p>https://docs.google.com/spreadsheets/d/1zMY2OI_4OX2-4btRnJpy7rhZzM-UxdC7W1h7Q4QcF48/edit?usp=sharing</text:p>
          </table:table-cell>
          <table:table-cell/>
          <table:table-cell office:value-type="string">
            <text:p>executions-us</text:p>
          </table:table-cell>
          <table:table-cell office:value-type="string">
            <text:p>https://docs.google.com/spreadsheets/d/1zMY2OI_4OX2-4btRnJpy7rhZzM-UxdC7W1h7Q4QcF48/edit?usp=drivesdk</text:p>
          </table:table-cell>
          <table:table-cell table:number-columns-repeated="1018"/>
        </table:table-row>
        <table:table-row table:style-name="ro1">
          <table:table-cell table:formula="of:=&quot;datasets-&quot;&amp;[.E95]" office:value-type="string" office:string-value="datasets-executions-scotland-from-1800">
            <text:p>datasets-executions-scotland-from-1800</text:p>
          </table:table-cell>
          <table:table-cell office:value-type="string">
            <text:p>google sheet</text:p>
          </table:table-cell>
          <table:table-cell table:formula="of:=SUBSTITUTE([.F95];&quot;?usp=drivesdk&quot;;&quot;?usp=sharing&quot;)" office:value-type="string" office:string-value="https://docs.google.com/spreadsheets/d/1IGKY7M_yf46I1CJQwGkNP9BrPVyHjLenWI2GrZLB4Zk/edit?usp=sharing">
            <text:p>https://docs.google.com/spreadsheets/d/1IGKY7M_yf46I1CJQwGkNP9BrPVyHjLenWI2GrZLB4Zk/edit?usp=sharing</text:p>
          </table:table-cell>
          <table:table-cell/>
          <table:table-cell office:value-type="string">
            <text:p>executions-scotland-from-1800</text:p>
          </table:table-cell>
          <table:table-cell office:value-type="string">
            <text:p>https://docs.google.com/spreadsheets/d/1IGKY7M_yf46I1CJQwGkNP9BrPVyHjLenWI2GrZLB4Zk/edit?usp=drivesdk</text:p>
          </table:table-cell>
          <table:table-cell table:number-columns-repeated="1018"/>
        </table:table-row>
        <table:table-row table:style-name="ro1">
          <table:table-cell table:formula="of:=&quot;datasets-&quot;&amp;[.E96]" office:value-type="string" office:string-value="datasets-executions-lynching-us">
            <text:p>datasets-executions-lynching-us</text:p>
          </table:table-cell>
          <table:table-cell office:value-type="string">
            <text:p>google sheet</text:p>
          </table:table-cell>
          <table:table-cell table:formula="of:=SUBSTITUTE([.F96];&quot;?usp=drivesdk&quot;;&quot;?usp=sharing&quot;)" office:value-type="string" office:string-value="https://docs.google.com/spreadsheets/d/1kH6VTsORWkVE30il3SE7i_Fc5Hjwn_kF56j7lItOtok/edit?usp=sharing">
            <text:p>https://docs.google.com/spreadsheets/d/1kH6VTsORWkVE30il3SE7i_Fc5Hjwn_kF56j7lItOtok/edit?usp=sharing</text:p>
          </table:table-cell>
          <table:table-cell/>
          <table:table-cell office:value-type="string">
            <text:p>executions-lynching-us</text:p>
          </table:table-cell>
          <table:table-cell office:value-type="string">
            <text:p>https://docs.google.com/spreadsheets/d/1kH6VTsORWkVE30il3SE7i_Fc5Hjwn_kF56j7lItOtok/edit?usp=drivesdk</text:p>
          </table:table-cell>
          <table:table-cell table:number-columns-repeated="1018"/>
        </table:table-row>
        <table:table-row table:style-name="ro1">
          <table:table-cell table:formula="of:=&quot;datasets-&quot;&amp;[.E97]" office:value-type="string" office:string-value="datasets-executions-england-wales-london-pre-1840">
            <text:p>datasets-executions-england-wales-london-pre-1840</text:p>
          </table:table-cell>
          <table:table-cell office:value-type="string">
            <text:p>google sheet</text:p>
          </table:table-cell>
          <table:table-cell table:formula="of:=SUBSTITUTE([.F97];&quot;?usp=drivesdk&quot;;&quot;?usp=sharing&quot;)" office:value-type="string" office:string-value="https://docs.google.com/spreadsheets/d/1xjV6tz3S-YOR7v2zXVK-hNwh639VPoIRmJDzb2MCKVw/edit?usp=sharing">
            <text:p>https://docs.google.com/spreadsheets/d/1xjV6tz3S-YOR7v2zXVK-hNwh639VPoIRmJDzb2MCKVw/edit?usp=sharing</text:p>
          </table:table-cell>
          <table:table-cell/>
          <table:table-cell office:value-type="string">
            <text:p>executions-england-wales-london-pre-1840</text:p>
          </table:table-cell>
          <table:table-cell office:value-type="string">
            <text:p>https://docs.google.com/spreadsheets/d/1xjV6tz3S-YOR7v2zXVK-hNwh639VPoIRmJDzb2MCKVw/edit?usp=drivesdk</text:p>
          </table:table-cell>
          <table:table-cell table:number-columns-repeated="1018"/>
        </table:table-row>
        <table:table-row table:style-name="ro1">
          <table:table-cell table:formula="of:=&quot;datasets-&quot;&amp;[.E98]" office:value-type="string" office:string-value="datasets-executions-england-wales-from-1800">
            <text:p>datasets-executions-england-wales-from-1800</text:p>
          </table:table-cell>
          <table:table-cell office:value-type="string">
            <text:p>google sheet</text:p>
          </table:table-cell>
          <table:table-cell table:formula="of:=SUBSTITUTE([.F98];&quot;?usp=drivesdk&quot;;&quot;?usp=sharing&quot;)" office:value-type="string" office:string-value="https://docs.google.com/spreadsheets/d/1c5nBGrTVXPLiG6lQWY2DJAkKF2utOIc7MVrVHdIPtVQ/edit?usp=sharing">
            <text:p>https://docs.google.com/spreadsheets/d/1c5nBGrTVXPLiG6lQWY2DJAkKF2utOIc7MVrVHdIPtVQ/edit?usp=sharing</text:p>
          </table:table-cell>
          <table:table-cell/>
          <table:table-cell office:value-type="string">
            <text:p>executions-england-wales-from-1800</text:p>
          </table:table-cell>
          <table:table-cell office:value-type="string">
            <text:p>https://docs.google.com/spreadsheets/d/1c5nBGrTVXPLiG6lQWY2DJAkKF2utOIc7MVrVHdIPtVQ/edit?usp=drivesdk</text:p>
          </table:table-cell>
          <table:table-cell table:number-columns-repeated="1018"/>
        </table:table-row>
        <table:table-row table:style-name="ro1">
          <table:table-cell table:formula="of:=&quot;datasets-&quot;&amp;[.E99]" office:value-type="string" office:string-value="datasets-executions-england-wales-before-1800">
            <text:p>datasets-executions-england-wales-before-1800</text:p>
          </table:table-cell>
          <table:table-cell office:value-type="string">
            <text:p>google sheet</text:p>
          </table:table-cell>
          <table:table-cell table:formula="of:=SUBSTITUTE([.F99];&quot;?usp=drivesdk&quot;;&quot;?usp=sharing&quot;)" office:value-type="string" office:string-value="https://docs.google.com/spreadsheets/d/1zUguvvfJ4aG01rZdbBxkvtm21P86zpW2OffqPQP2r8g/edit?usp=sharing">
            <text:p>https://docs.google.com/spreadsheets/d/1zUguvvfJ4aG01rZdbBxkvtm21P86zpW2OffqPQP2r8g/edit?usp=sharing</text:p>
          </table:table-cell>
          <table:table-cell/>
          <table:table-cell office:value-type="string">
            <text:p>executions-england-wales-before-1800</text:p>
          </table:table-cell>
          <table:table-cell office:value-type="string">
            <text:p>https://docs.google.com/spreadsheets/d/1zUguvvfJ4aG01rZdbBxkvtm21P86zpW2OffqPQP2r8g/edit?usp=drivesdk</text:p>
          </table:table-cell>
          <table:table-cell table:number-columns-repeated="1018"/>
        </table:table-row>
        <table:table-row table:style-name="ro1">
          <table:table-cell table:formula="of:=&quot;datasets-&quot;&amp;[.E100]" office:value-type="string" office:string-value="datasets-executions-australia">
            <text:p>datasets-executions-australia</text:p>
          </table:table-cell>
          <table:table-cell office:value-type="string">
            <text:p>google sheet</text:p>
          </table:table-cell>
          <table:table-cell table:formula="of:=SUBSTITUTE([.F100];&quot;?usp=drivesdk&quot;;&quot;?usp=sharing&quot;)" office:value-type="string" office:string-value="https://docs.google.com/spreadsheets/d/1y9E42haGmPCucVPQ3uQlxQvrDaNZGCxrGtR1oVCieG8/edit?usp=sharing">
            <text:p>https://docs.google.com/spreadsheets/d/1y9E42haGmPCucVPQ3uQlxQvrDaNZGCxrGtR1oVCieG8/edit?usp=sharing</text:p>
          </table:table-cell>
          <table:table-cell/>
          <table:table-cell office:value-type="string">
            <text:p>executions-australia</text:p>
          </table:table-cell>
          <table:table-cell office:value-type="string">
            <text:p>https://docs.google.com/spreadsheets/d/1y9E42haGmPCucVPQ3uQlxQvrDaNZGCxrGtR1oVCieG8/edit?usp=drivesdk</text:p>
          </table:table-cell>
          <table:table-cell table:number-columns-repeated="1018"/>
        </table:table-row>
        <table:table-row table:style-name="ro2">
          <table:table-cell table:formula="of:=&quot;datasets-&quot;&amp;[.E101]" office:value-type="string" office:string-value="datasets-electoral-franchise">
            <text:p>datasets-electoral-franchise</text:p>
          </table:table-cell>
          <table:table-cell office:value-type="string">
            <text:p>google sheet</text:p>
          </table:table-cell>
          <table:table-cell table:formula="of:=SUBSTITUTE([.F101];&quot;?usp=drivesdk&quot;;&quot;?usp=sharing&quot;)" office:value-type="string" office:string-value="https://docs.google.com/spreadsheets/d/10rl5NGWYqLkrAoWVFPQx1lepIFO2UzhB0mSq2tNExYM/edit?usp=sharing">
            <text:p>https://docs.google.com/spreadsheets/d/10rl5NGWYqLkrAoWVFPQx1lepIFO2UzhB0mSq2tNExYM/edit?usp=sharing</text:p>
          </table:table-cell>
          <table:table-cell/>
          <table:table-cell office:value-type="string">
            <text:p>electoral-franchise</text:p>
          </table:table-cell>
          <table:table-cell table:style-name="ce1" office:value-type="string">
            <text:p><text:a xlink:href="https://docs.google.com/spreadsheets/d/10rl5NGWYqLkrAoWVFPQx1lepIFO2UzhB0mSq2tNExYM/edit?usp=drivesdk">https://docs.google.com/spreadsheets/d/10rl5NGWYqLkrAoWVFPQx1lepIFO2UzhB0mSq2tNExYM/edit?usp=drivesdk</text:a></text:p>
          </table:table-cell>
          <table:table-cell table:number-columns-repeated="1018"/>
        </table:table-row>
        <table:table-row table:style-name="ro1">
          <table:table-cell table:formula="of:=&quot;datasets-&quot;&amp;[.E102]" office:value-type="string" office:string-value="datasets-eastern-state-prisoner-population">
            <text:p>datasets-eastern-state-prisoner-population</text:p>
          </table:table-cell>
          <table:table-cell office:value-type="string">
            <text:p>google sheet</text:p>
          </table:table-cell>
          <table:table-cell table:formula="of:=SUBSTITUTE([.F102];&quot;?usp=drivesdk&quot;;&quot;?usp=sharing&quot;)" office:value-type="string" office:string-value="https://docs.google.com/spreadsheets/d/1qRHPO0h2tw08UDtjEGumom64TRzboiNRaJwPgoheWow/edit?usp=sharing">
            <text:p>https://docs.google.com/spreadsheets/d/1qRHPO0h2tw08UDtjEGumom64TRzboiNRaJwPgoheWow/edit?usp=sharing</text:p>
          </table:table-cell>
          <table:table-cell/>
          <table:table-cell office:value-type="string">
            <text:p>eastern-state-prisoner-population</text:p>
          </table:table-cell>
          <table:table-cell office:value-type="string">
            <text:p>https://docs.google.com/spreadsheets/d/1qRHPO0h2tw08UDtjEGumom64TRzboiNRaJwPgoheWow/edit?usp=drivesdk</text:p>
          </table:table-cell>
          <table:table-cell table:number-columns-repeated="1018"/>
        </table:table-row>
        <table:table-row table:style-name="ro1">
          <table:table-cell table:formula="of:=&quot;datasets-&quot;&amp;[.E103]" office:value-type="string" office:string-value="datasets-eastern-state-penitentiary-costs">
            <text:p>datasets-eastern-state-penitentiary-costs</text:p>
          </table:table-cell>
          <table:table-cell office:value-type="string">
            <text:p>google sheet</text:p>
          </table:table-cell>
          <table:table-cell table:formula="of:=SUBSTITUTE([.F103];&quot;?usp=drivesdk&quot;;&quot;?usp=sharing&quot;)" office:value-type="string" office:string-value="https://docs.google.com/spreadsheets/d/1r3fJEZeWr71C_--zb_rKKp0lN0N3GW783bXh_5TspEY/edit?usp=sharing">
            <text:p>https://docs.google.com/spreadsheets/d/1r3fJEZeWr71C_--zb_rKKp0lN0N3GW783bXh_5TspEY/edit?usp=sharing</text:p>
          </table:table-cell>
          <table:table-cell/>
          <table:table-cell office:value-type="string">
            <text:p>eastern-state-penitentiary-costs</text:p>
          </table:table-cell>
          <table:table-cell office:value-type="string">
            <text:p>https://docs.google.com/spreadsheets/d/1r3fJEZeWr71C_--zb_rKKp0lN0N3GW783bXh_5TspEY/edit?usp=drivesdk</text:p>
          </table:table-cell>
          <table:table-cell table:number-columns-repeated="1018"/>
        </table:table-row>
        <table:table-row table:style-name="ro1">
          <table:table-cell table:formula="of:=&quot;datasets-&quot;&amp;[.E104]" office:value-type="string" office:string-value="datasets-eastern-state-official-visitors">
            <text:p>datasets-eastern-state-official-visitors</text:p>
          </table:table-cell>
          <table:table-cell office:value-type="string">
            <text:p>google sheet</text:p>
          </table:table-cell>
          <table:table-cell table:formula="of:=SUBSTITUTE([.F104];&quot;?usp=drivesdk&quot;;&quot;?usp=sharing&quot;)" office:value-type="string" office:string-value="https://docs.google.com/spreadsheets/d/11N07il-3LZ4EEZZV79b70IudQss1rNhlxMkGVOSs3ho/edit?usp=sharing">
            <text:p>https://docs.google.com/spreadsheets/d/11N07il-3LZ4EEZZV79b70IudQss1rNhlxMkGVOSs3ho/edit?usp=sharing</text:p>
          </table:table-cell>
          <table:table-cell/>
          <table:table-cell office:value-type="string">
            <text:p>eastern-state-official-visitors</text:p>
          </table:table-cell>
          <table:table-cell office:value-type="string">
            <text:p>https://docs.google.com/spreadsheets/d/11N07il-3LZ4EEZZV79b70IudQss1rNhlxMkGVOSs3ho/edit?usp=drivesdk</text:p>
          </table:table-cell>
          <table:table-cell table:number-columns-repeated="1018"/>
        </table:table-row>
        <table:table-row table:style-name="ro1">
          <table:table-cell table:formula="of:=&quot;datasets-&quot;&amp;[.E105]" office:value-type="string" office:string-value="datasets-dvcd-rationalizing-stereotyping">
            <text:p>datasets-dvcd-rationalizing-stereotyping</text:p>
          </table:table-cell>
          <table:table-cell office:value-type="string">
            <text:p>google sheet</text:p>
          </table:table-cell>
          <table:table-cell table:formula="of:=SUBSTITUTE([.F105];&quot;?usp=drivesdk&quot;;&quot;?usp=sharing&quot;)" office:value-type="string" office:string-value="https://docs.google.com/spreadsheets/d/1omcRMOxd3GSgLX0L54mHm34LA8822hxW3syXOjMXCRM/edit?usp=sharing">
            <text:p>https://docs.google.com/spreadsheets/d/1omcRMOxd3GSgLX0L54mHm34LA8822hxW3syXOjMXCRM/edit?usp=sharing</text:p>
          </table:table-cell>
          <table:table-cell/>
          <table:table-cell office:value-type="string">
            <text:p>dvcd-rationalizing-stereotyping</text:p>
          </table:table-cell>
          <table:table-cell office:value-type="string">
            <text:p>https://docs.google.com/spreadsheets/d/1omcRMOxd3GSgLX0L54mHm34LA8822hxW3syXOjMXCRM/edit?usp=drivesdk</text:p>
          </table:table-cell>
          <table:table-cell table:number-columns-repeated="1018"/>
        </table:table-row>
        <table:table-row table:style-name="ro1">
          <table:table-cell table:formula="of:=&quot;datasets-&quot;&amp;[.E106]" office:value-type="string" office:string-value="datasets-dvcd-dv-claims-dataset">
            <text:p>datasets-dvcd-dv-claims-dataset</text:p>
          </table:table-cell>
          <table:table-cell office:value-type="string">
            <text:p>google sheet</text:p>
          </table:table-cell>
          <table:table-cell table:formula="of:=SUBSTITUTE([.F106];&quot;?usp=drivesdk&quot;;&quot;?usp=sharing&quot;)" office:value-type="string" office:string-value="https://docs.google.com/spreadsheets/d/1319JtJCRFyobhJRF5Efkn5DDPrZ0datrEp7d2s_DR9k/edit?usp=sharing">
            <text:p>https://docs.google.com/spreadsheets/d/1319JtJCRFyobhJRF5Efkn5DDPrZ0datrEp7d2s_DR9k/edit?usp=sharing</text:p>
          </table:table-cell>
          <table:table-cell/>
          <table:table-cell office:value-type="string">
            <text:p>dvcd-dv-claims-dataset</text:p>
          </table:table-cell>
          <table:table-cell office:value-type="string">
            <text:p>https://docs.google.com/spreadsheets/d/1319JtJCRFyobhJRF5Efkn5DDPrZ0datrEp7d2s_DR9k/edit?usp=drivesdk</text:p>
          </table:table-cell>
          <table:table-cell table:number-columns-repeated="1018"/>
        </table:table-row>
        <table:table-row table:style-name="ro1">
          <table:table-cell table:formula="of:=&quot;datasets-&quot;&amp;[.E107]" office:value-type="string" office:string-value="datasets-crosswalk-world-countries">
            <text:p>datasets-crosswalk-world-countries</text:p>
          </table:table-cell>
          <table:table-cell office:value-type="string">
            <text:p>google sheet</text:p>
          </table:table-cell>
          <table:table-cell table:formula="of:=SUBSTITUTE([.F107];&quot;?usp=drivesdk&quot;;&quot;?usp=sharing&quot;)" office:value-type="string" office:string-value="https://docs.google.com/spreadsheets/d/1qR0q5o1AZrfwqyliYNdx-qu_qzKMVtOkKiMqxe-9Bc4/edit?usp=sharing">
            <text:p>https://docs.google.com/spreadsheets/d/1qR0q5o1AZrfwqyliYNdx-qu_qzKMVtOkKiMqxe-9Bc4/edit?usp=sharing</text:p>
          </table:table-cell>
          <table:table-cell/>
          <table:table-cell office:value-type="string">
            <text:p>crosswalk-world-countries</text:p>
          </table:table-cell>
          <table:table-cell office:value-type="string">
            <text:p>https://docs.google.com/spreadsheets/d/1qR0q5o1AZrfwqyliYNdx-qu_qzKMVtOkKiMqxe-9Bc4/edit?usp=drivesdk</text:p>
          </table:table-cell>
          <table:table-cell table:number-columns-repeated="1018"/>
        </table:table-row>
        <table:table-row table:style-name="ro1">
          <table:table-cell table:formula="of:=&quot;datasets-&quot;&amp;[.E108]" office:value-type="string" office:string-value="datasets-criminal-justice-world-sex-change">
            <text:p>datasets-criminal-justice-world-sex-change</text:p>
          </table:table-cell>
          <table:table-cell office:value-type="string">
            <text:p>google sheet</text:p>
          </table:table-cell>
          <table:table-cell table:formula="of:=SUBSTITUTE([.F108];&quot;?usp=drivesdk&quot;;&quot;?usp=sharing&quot;)" office:value-type="string" office:string-value="https://docs.google.com/spreadsheets/d/1VDX4MweIRCQm47aT0BdBO3uodXnZ-5CU78dxAO0zStM/edit?usp=sharing">
            <text:p>https://docs.google.com/spreadsheets/d/1VDX4MweIRCQm47aT0BdBO3uodXnZ-5CU78dxAO0zStM/edit?usp=sharing</text:p>
          </table:table-cell>
          <table:table-cell/>
          <table:table-cell office:value-type="string">
            <text:p>criminal-justice-world-sex-change</text:p>
          </table:table-cell>
          <table:table-cell office:value-type="string">
            <text:p>https://docs.google.com/spreadsheets/d/1VDX4MweIRCQm47aT0BdBO3uodXnZ-5CU78dxAO0zStM/edit?usp=drivesdk</text:p>
          </table:table-cell>
          <table:table-cell table:number-columns-repeated="1018"/>
        </table:table-row>
        <table:table-row table:style-name="ro1">
          <table:table-cell table:formula="of:=&quot;datasets-&quot;&amp;[.E109]" office:value-type="string" office:string-value="datasets-criminal-justice-world-cts9">
            <text:p>datasets-criminal-justice-world-cts9</text:p>
          </table:table-cell>
          <table:table-cell office:value-type="string">
            <text:p>google sheet</text:p>
          </table:table-cell>
          <table:table-cell table:formula="of:=SUBSTITUTE([.F109];&quot;?usp=drivesdk&quot;;&quot;?usp=sharing&quot;)" office:value-type="string" office:string-value="https://docs.google.com/spreadsheets/d/1HifbssYfzPZfFFMYlzw7Avw6ch8q6XA0DMtTxVwvgQY/edit?usp=sharing">
            <text:p>https://docs.google.com/spreadsheets/d/1HifbssYfzPZfFFMYlzw7Avw6ch8q6XA0DMtTxVwvgQY/edit?usp=sharing</text:p>
          </table:table-cell>
          <table:table-cell/>
          <table:table-cell office:value-type="string">
            <text:p>criminal-justice-world-cts9</text:p>
          </table:table-cell>
          <table:table-cell office:value-type="string">
            <text:p>https://docs.google.com/spreadsheets/d/1HifbssYfzPZfFFMYlzw7Avw6ch8q6XA0DMtTxVwvgQY/edit?usp=drivesdk</text:p>
          </table:table-cell>
          <table:table-cell table:number-columns-repeated="1018"/>
        </table:table-row>
        <table:table-row table:style-name="ro1">
          <table:table-cell table:formula="of:=&quot;datasets-&quot;&amp;[.E110]" office:value-type="string" office:string-value="datasets-criminal-justice-world-cts2-stats">
            <text:p>datasets-criminal-justice-world-cts2-stats</text:p>
          </table:table-cell>
          <table:table-cell office:value-type="string">
            <text:p>google sheet</text:p>
          </table:table-cell>
          <table:table-cell table:formula="of:=SUBSTITUTE([.F110];&quot;?usp=drivesdk&quot;;&quot;?usp=sharing&quot;)" office:value-type="string" office:string-value="https://docs.google.com/spreadsheets/d/18XUjgxIgiwYa62irvFeI7iw6GBHQi9OsYasnvhWRBck/edit?usp=sharing">
            <text:p>https://docs.google.com/spreadsheets/d/18XUjgxIgiwYa62irvFeI7iw6GBHQi9OsYasnvhWRBck/edit?usp=sharing</text:p>
          </table:table-cell>
          <table:table-cell/>
          <table:table-cell office:value-type="string">
            <text:p>criminal-justice-world-cts2-stats</text:p>
          </table:table-cell>
          <table:table-cell office:value-type="string">
            <text:p>https://docs.google.com/spreadsheets/d/18XUjgxIgiwYa62irvFeI7iw6GBHQi9OsYasnvhWRBck/edit?usp=drivesdk</text:p>
          </table:table-cell>
          <table:table-cell table:number-columns-repeated="1018"/>
        </table:table-row>
        <table:table-row table:style-name="ro1">
          <table:table-cell table:formula="of:=&quot;datasets-&quot;&amp;[.E111]" office:value-type="string" office:string-value="datasets-criminal-justice-world-cts2-dataset">
            <text:p>datasets-criminal-justice-world-cts2-dataset</text:p>
          </table:table-cell>
          <table:table-cell office:value-type="string">
            <text:p>google sheet</text:p>
          </table:table-cell>
          <table:table-cell table:formula="of:=SUBSTITUTE([.F111];&quot;?usp=drivesdk&quot;;&quot;?usp=sharing&quot;)" office:value-type="string" office:string-value="https://docs.google.com/spreadsheets/d/1baxcRMcIo69rG5Lxypa8HZLGlRWq_n0V9dbxLUKkHbU/edit?usp=sharing">
            <text:p>https://docs.google.com/spreadsheets/d/1baxcRMcIo69rG5Lxypa8HZLGlRWq_n0V9dbxLUKkHbU/edit?usp=sharing</text:p>
          </table:table-cell>
          <table:table-cell/>
          <table:table-cell office:value-type="string">
            <text:p>criminal-justice-world-cts2-dataset</text:p>
          </table:table-cell>
          <table:table-cell office:value-type="string">
            <text:p>https://docs.google.com/spreadsheets/d/1baxcRMcIo69rG5Lxypa8HZLGlRWq_n0V9dbxLUKkHbU/edit?usp=drivesdk</text:p>
          </table:table-cell>
          <table:table-cell table:number-columns-repeated="1018"/>
        </table:table-row>
        <table:table-row table:style-name="ro1">
          <table:table-cell table:formula="of:=&quot;datasets-&quot;&amp;[.E112]" office:value-type="string" office:string-value="datasets-criminal-justice-world-cts10">
            <text:p>datasets-criminal-justice-world-cts10</text:p>
          </table:table-cell>
          <table:table-cell office:value-type="string">
            <text:p>google sheet</text:p>
          </table:table-cell>
          <table:table-cell table:formula="of:=SUBSTITUTE([.F112];&quot;?usp=drivesdk&quot;;&quot;?usp=sharing&quot;)" office:value-type="string" office:string-value="https://docs.google.com/spreadsheets/d/1yDhFK34_BK_3f2tpPg_MczVR2ihJOAM8KYkYtNZOyW4/edit?usp=sharing">
            <text:p>https://docs.google.com/spreadsheets/d/1yDhFK34_BK_3f2tpPg_MczVR2ihJOAM8KYkYtNZOyW4/edit?usp=sharing</text:p>
          </table:table-cell>
          <table:table-cell/>
          <table:table-cell office:value-type="string">
            <text:p>criminal-justice-world-cts10</text:p>
          </table:table-cell>
          <table:table-cell office:value-type="string">
            <text:p>https://docs.google.com/spreadsheets/d/1yDhFK34_BK_3f2tpPg_MczVR2ihJOAM8KYkYtNZOyW4/edit?usp=drivesdk</text:p>
          </table:table-cell>
          <table:table-cell table:number-columns-repeated="1018"/>
        </table:table-row>
        <table:table-row table:style-name="ro1">
          <table:table-cell table:formula="of:=&quot;datasets-&quot;&amp;[.E113]" office:value-type="string" office:string-value="datasets-criminal-justice-us-federal">
            <text:p>datasets-criminal-justice-us-federal</text:p>
          </table:table-cell>
          <table:table-cell office:value-type="string">
            <text:p>google sheet</text:p>
          </table:table-cell>
          <table:table-cell table:formula="of:=SUBSTITUTE([.F113];&quot;?usp=drivesdk&quot;;&quot;?usp=sharing&quot;)" office:value-type="string" office:string-value="https://docs.google.com/spreadsheets/d/193GehTwQHt36t-772eWSiGiXBLS7TzVlCTM1thMldac/edit?usp=sharing">
            <text:p>https://docs.google.com/spreadsheets/d/193GehTwQHt36t-772eWSiGiXBLS7TzVlCTM1thMldac/edit?usp=sharing</text:p>
          </table:table-cell>
          <table:table-cell/>
          <table:table-cell office:value-type="string">
            <text:p>criminal-justice-us-federal</text:p>
          </table:table-cell>
          <table:table-cell office:value-type="string">
            <text:p>https://docs.google.com/spreadsheets/d/193GehTwQHt36t-772eWSiGiXBLS7TzVlCTM1thMldac/edit?usp=drivesdk</text:p>
          </table:table-cell>
          <table:table-cell table:number-columns-repeated="1018"/>
        </table:table-row>
        <table:table-row table:style-name="ro1">
          <table:table-cell table:formula="of:=&quot;datasets-&quot;&amp;[.E114]" office:value-type="string" office:string-value="datasets-criminal-justice-us-c2005">
            <text:p>datasets-criminal-justice-us-c2005</text:p>
          </table:table-cell>
          <table:table-cell office:value-type="string">
            <text:p>google sheet</text:p>
          </table:table-cell>
          <table:table-cell table:formula="of:=SUBSTITUTE([.F114];&quot;?usp=drivesdk&quot;;&quot;?usp=sharing&quot;)" office:value-type="string" office:string-value="https://docs.google.com/spreadsheets/d/10LHGqKprdJkmomLJBRWIxahD8YcAlG6-gfeB4gPh_po/edit?usp=sharing">
            <text:p>https://docs.google.com/spreadsheets/d/10LHGqKprdJkmomLJBRWIxahD8YcAlG6-gfeB4gPh_po/edit?usp=sharing</text:p>
          </table:table-cell>
          <table:table-cell/>
          <table:table-cell office:value-type="string">
            <text:p>criminal-justice-us-c2005</text:p>
          </table:table-cell>
          <table:table-cell office:value-type="string">
            <text:p>https://docs.google.com/spreadsheets/d/10LHGqKprdJkmomLJBRWIxahD8YcAlG6-gfeB4gPh_po/edit?usp=drivesdk</text:p>
          </table:table-cell>
          <table:table-cell table:number-columns-repeated="1018"/>
        </table:table-row>
        <table:table-row table:style-name="ro1">
          <table:table-cell table:formula="of:=&quot;datasets-&quot;&amp;[.E115]" office:value-type="string" office:string-value="datasets-criminal-justice-dv-process">
            <text:p>datasets-criminal-justice-dv-process</text:p>
          </table:table-cell>
          <table:table-cell office:value-type="string">
            <text:p>google sheet</text:p>
          </table:table-cell>
          <table:table-cell table:formula="of:=SUBSTITUTE([.F115];&quot;?usp=drivesdk&quot;;&quot;?usp=sharing&quot;)" office:value-type="string" office:string-value="https://docs.google.com/spreadsheets/d/1-d0-ETG2JDVn3WQhNsSVEp_fpNzmhHyCMTSgnYD-KlI/edit?usp=sharing">
            <text:p>https://docs.google.com/spreadsheets/d/1-d0-ETG2JDVn3WQhNsSVEp_fpNzmhHyCMTSgnYD-KlI/edit?usp=sharing</text:p>
          </table:table-cell>
          <table:table-cell/>
          <table:table-cell office:value-type="string">
            <text:p>criminal-justice-dv-process</text:p>
          </table:table-cell>
          <table:table-cell office:value-type="string">
            <text:p>https://docs.google.com/spreadsheets/d/1-d0-ETG2JDVn3WQhNsSVEp_fpNzmhHyCMTSgnYD-KlI/edit?usp=drivesdk</text:p>
          </table:table-cell>
          <table:table-cell table:number-columns-repeated="1018"/>
        </table:table-row>
        <table:table-row table:style-name="ro1">
          <table:table-cell table:formula="of:=&quot;datasets-&quot;&amp;[.E116]" office:value-type="string" office:string-value="datasets-criminal-justice-dv-gender">
            <text:p>datasets-criminal-justice-dv-gender</text:p>
          </table:table-cell>
          <table:table-cell office:value-type="string">
            <text:p>google sheet</text:p>
          </table:table-cell>
          <table:table-cell table:formula="of:=SUBSTITUTE([.F116];&quot;?usp=drivesdk&quot;;&quot;?usp=sharing&quot;)" office:value-type="string" office:string-value="https://docs.google.com/spreadsheets/d/1b7kUUYZfcQwUxJxEwyQXoGqxZLPa1KeBIHLvb5eZ_4s/edit?usp=sharing">
            <text:p>https://docs.google.com/spreadsheets/d/1b7kUUYZfcQwUxJxEwyQXoGqxZLPa1KeBIHLvb5eZ_4s/edit?usp=sharing</text:p>
          </table:table-cell>
          <table:table-cell/>
          <table:table-cell office:value-type="string">
            <text:p>criminal-justice-dv-gender</text:p>
          </table:table-cell>
          <table:table-cell office:value-type="string">
            <text:p>https://docs.google.com/spreadsheets/d/1b7kUUYZfcQwUxJxEwyQXoGqxZLPa1KeBIHLvb5eZ_4s/edit?usp=drivesdk</text:p>
          </table:table-cell>
          <table:table-cell table:number-columns-repeated="1018"/>
        </table:table-row>
        <table:table-row table:style-name="ro1">
          <table:table-cell table:formula="of:=&quot;datasets-&quot;&amp;[.E117]" office:value-type="string" office:string-value="datasets-counties-england-wales">
            <text:p>datasets-counties-england-wales</text:p>
          </table:table-cell>
          <table:table-cell office:value-type="string">
            <text:p>google sheet</text:p>
          </table:table-cell>
          <table:table-cell table:formula="of:=SUBSTITUTE([.F117];&quot;?usp=drivesdk&quot;;&quot;?usp=sharing&quot;)" office:value-type="string" office:string-value="https://docs.google.com/spreadsheets/d/1S1HR2Y07i-enxBHMPXWAjKeDL6BLQB0aA1KgoJYrq30/edit?usp=sharing">
            <text:p>https://docs.google.com/spreadsheets/d/1S1HR2Y07i-enxBHMPXWAjKeDL6BLQB0aA1KgoJYrq30/edit?usp=sharing</text:p>
          </table:table-cell>
          <table:table-cell/>
          <table:table-cell office:value-type="string">
            <text:p>counties-england-wales</text:p>
          </table:table-cell>
          <table:table-cell office:value-type="string">
            <text:p>https://docs.google.com/spreadsheets/d/1S1HR2Y07i-enxBHMPXWAjKeDL6BLQB0aA1KgoJYrq30/edit?usp=drivesdk</text:p>
          </table:table-cell>
          <table:table-cell table:number-columns-repeated="1018"/>
        </table:table-row>
        <table:table-row table:style-name="ro1">
          <table:table-cell table:formula="of:=&quot;datasets-&quot;&amp;[.E118]" office:value-type="string" office:string-value="datasets-athens-competition-plays">
            <text:p>datasets-athens-competition-plays</text:p>
          </table:table-cell>
          <table:table-cell office:value-type="string">
            <text:p>google sheet</text:p>
          </table:table-cell>
          <table:table-cell table:formula="of:=SUBSTITUTE([.F118];&quot;?usp=drivesdk&quot;;&quot;?usp=sharing&quot;)" office:value-type="string" office:string-value="https://docs.google.com/spreadsheets/d/19qb0OP1tMW2fKyP8tLyao2HW-o-_CeTo5St37y6bx7E/edit?usp=sharing">
            <text:p>https://docs.google.com/spreadsheets/d/19qb0OP1tMW2fKyP8tLyao2HW-o-_CeTo5St37y6bx7E/edit?usp=sharing</text:p>
          </table:table-cell>
          <table:table-cell/>
          <table:table-cell office:value-type="string">
            <text:p>athens-competition-plays</text:p>
          </table:table-cell>
          <table:table-cell office:value-type="string">
            <text:p>https://docs.google.com/spreadsheets/d/19qb0OP1tMW2fKyP8tLyao2HW-o-_CeTo5St37y6bx7E/edit?usp=drivesdk</text:p>
          </table:table-cell>
          <table:table-cell table:number-columns-repeated="1018"/>
        </table:table-row>
        <table:table-row table:style-name="ro1">
          <table:table-cell table:formula="of:=&quot;datasets-&quot;&amp;[.E4]" office:value-type="string" office:string-value="datasets-punishment-reckless-sex">
            <text:p>datasets-punishment-reckless-sex</text:p>
          </table:table-cell>
          <table:table-cell office:value-type="string">
            <text:p>google webpage</text:p>
          </table:table-cell>
          <table:table-cell table:formula="of:=SUBSTITUTE([.F4];&quot;edit?usp=drivesdk&quot;;&quot;pubhtml&quot;)" office:value-type="string" office:string-value="https://docs.google.com/spreadsheets/d/1R8y1tO6RCbwnGfV7g_O0tv2bcAaqR3asa2Dymipt1SE/pubhtml">
            <text:p>https://docs.google.com/spreadsheets/d/1R8y1tO6RCbwnGfV7g_O0tv2bcAaqR3asa2Dymipt1SE/pubhtml</text:p>
          </table:table-cell>
          <table:table-cell table:number-columns-repeated="1021"/>
        </table:table-row>
        <table:table-row table:style-name="ro1">
          <table:table-cell table:formula="of:=&quot;datasets-&quot;&amp;[.E5]" office:value-type="string" office:string-value="datasets-punishment-us-dv-ncsc">
            <text:p>datasets-punishment-us-dv-ncsc</text:p>
          </table:table-cell>
          <table:table-cell office:value-type="string">
            <text:p>google webpage</text:p>
          </table:table-cell>
          <table:table-cell table:formula="of:=SUBSTITUTE([.F5];&quot;edit?usp=drivesdk&quot;;&quot;pubhtml&quot;)" office:value-type="string" office:string-value="https://docs.google.com/spreadsheets/d/1u0hSl93rYbM8YhMvepi2TW-geLi-csWvZjcuplkvAuw/pubhtml">
            <text:p>https://docs.google.com/spreadsheets/d/1u0hSl93rYbM8YhMvepi2TW-geLi-csWvZjcuplkvAuw/pubhtml</text:p>
          </table:table-cell>
          <table:table-cell table:number-columns-repeated="1021"/>
        </table:table-row>
        <table:table-row table:style-name="ro1">
          <table:table-cell table:formula="of:=&quot;datasets-&quot;&amp;[.E6]" office:value-type="string" office:string-value="datasets-punishment-us-dv-nj">
            <text:p>datasets-punishment-us-dv-nj</text:p>
          </table:table-cell>
          <table:table-cell office:value-type="string">
            <text:p>google webpage</text:p>
          </table:table-cell>
          <table:table-cell table:formula="of:=SUBSTITUTE([.F6];&quot;edit?usp=drivesdk&quot;;&quot;pubhtml&quot;)" office:value-type="string" office:string-value="https://docs.google.com/spreadsheets/d/1A5eKps5SyQSP27aKGDZpX-xXVZeP7FjDRXmegNdU4aE/pubhtml">
            <text:p>https://docs.google.com/spreadsheets/d/1A5eKps5SyQSP27aKGDZpX-xXVZeP7FjDRXmegNdU4aE/pubhtml</text:p>
          </table:table-cell>
          <table:table-cell table:number-columns-repeated="1021"/>
        </table:table-row>
        <table:table-row table:style-name="ro1">
          <table:table-cell table:formula="of:=&quot;datasets-&quot;&amp;[.E7]" office:value-type="string" office:string-value="datasets-punishment-us-dv-ny">
            <text:p>datasets-punishment-us-dv-ny</text:p>
          </table:table-cell>
          <table:table-cell office:value-type="string">
            <text:p>google webpage</text:p>
          </table:table-cell>
          <table:table-cell table:formula="of:=SUBSTITUTE([.F7];&quot;edit?usp=drivesdk&quot;;&quot;pubhtml&quot;)" office:value-type="string" office:string-value="https://docs.google.com/spreadsheets/d/1v5nga1jkUk8GGfrgjObSnZc-lE3m7r4icnKbqZ60Nas/pubhtml">
            <text:p>https://docs.google.com/spreadsheets/d/1v5nga1jkUk8GGfrgjObSnZc-lE3m7r4icnKbqZ60Nas/pubhtml</text:p>
          </table:table-cell>
          <table:table-cell table:number-columns-repeated="1021"/>
        </table:table-row>
        <table:table-row table:style-name="ro1">
          <table:table-cell table:formula="of:=&quot;datasets-&quot;&amp;[.E8]" office:value-type="string" office:string-value="datasets-victims-fatalities">
            <text:p>datasets-victims-fatalities</text:p>
          </table:table-cell>
          <table:table-cell office:value-type="string">
            <text:p>google webpage</text:p>
          </table:table-cell>
          <table:table-cell table:formula="of:=SUBSTITUTE([.F8];&quot;edit?usp=drivesdk&quot;;&quot;pubhtml&quot;)" office:value-type="string" office:string-value="https://docs.google.com/spreadsheets/d/16GoiEbSxGsywVVOQ034HKrSN_UPOYu9Hw9NCmB0-Y0s/pubhtml">
            <text:p>https://docs.google.com/spreadsheets/d/16GoiEbSxGsywVVOQ034HKrSN_UPOYu9Hw9NCmB0-Y0s/pubhtml</text:p>
          </table:table-cell>
          <table:table-cell table:number-columns-repeated="1021"/>
        </table:table-row>
        <table:table-row table:style-name="ro1">
          <table:table-cell table:formula="of:=&quot;datasets-&quot;&amp;[.E9]" office:value-type="string" office:string-value="datasets-victims-injuries-nhamcs">
            <text:p>datasets-victims-injuries-nhamcs</text:p>
          </table:table-cell>
          <table:table-cell office:value-type="string">
            <text:p>google webpage</text:p>
          </table:table-cell>
          <table:table-cell table:formula="of:=SUBSTITUTE([.F9];&quot;edit?usp=drivesdk&quot;;&quot;pubhtml&quot;)" office:value-type="string" office:string-value="https://docs.google.com/spreadsheets/d/1EpEtvuUQGBGeFzhmEFGAmam2M8yTFRuyH2IK3UVAHl4/pubhtml">
            <text:p>https://docs.google.com/spreadsheets/d/1EpEtvuUQGBGeFzhmEFGAmam2M8yTFRuyH2IK3UVAHl4/pubhtml</text:p>
          </table:table-cell>
          <table:table-cell table:number-columns-repeated="1021"/>
        </table:table-row>
        <table:table-row table:style-name="ro1">
          <table:table-cell table:formula="of:=&quot;datasets-&quot;&amp;[.E10]" office:value-type="string" office:string-value="datasets-victims-criminalization">
            <text:p>datasets-victims-criminalization</text:p>
          </table:table-cell>
          <table:table-cell office:value-type="string">
            <text:p>google webpage</text:p>
          </table:table-cell>
          <table:table-cell table:formula="of:=SUBSTITUTE([.F10];&quot;edit?usp=drivesdk&quot;;&quot;pubhtml&quot;)" office:value-type="string" office:string-value="https://docs.google.com/spreadsheets/d/1JeHUrkILK43KNXQgIjJImA2EPzmziX2ylJBJI8nh_M8/pubhtml">
            <text:p>https://docs.google.com/spreadsheets/d/1JeHUrkILK43KNXQgIjJImA2EPzmziX2ylJBJI8nh_M8/pubhtml</text:p>
          </table:table-cell>
          <table:table-cell table:number-columns-repeated="1021"/>
        </table:table-row>
        <table:table-row table:style-name="ro1">
          <table:table-cell table:formula="of:=&quot;datasets-&quot;&amp;[.E11]" office:value-type="string" office:string-value="datasets-victims-injuries-dv">
            <text:p>datasets-victims-injuries-dv</text:p>
          </table:table-cell>
          <table:table-cell office:value-type="string">
            <text:p>google webpage</text:p>
          </table:table-cell>
          <table:table-cell table:formula="of:=SUBSTITUTE([.F11];&quot;edit?usp=drivesdk&quot;;&quot;pubhtml&quot;)" office:value-type="string" office:string-value="https://docs.google.com/spreadsheets/d/1LNjJKMVZGJPrmqt2WQuLOzun8TWAW-ea3MwlumDd_Jo/pubhtml">
            <text:p>https://docs.google.com/spreadsheets/d/1LNjJKMVZGJPrmqt2WQuLOzun8TWAW-ea3MwlumDd_Jo/pubhtml</text:p>
          </table:table-cell>
          <table:table-cell table:number-columns-repeated="1021"/>
        </table:table-row>
        <table:table-row table:style-name="ro1">
          <table:table-cell table:formula="of:=&quot;datasets-&quot;&amp;[.E12]" office:value-type="string" office:string-value="datasets-punishment-us-dv-ca">
            <text:p>datasets-punishment-us-dv-ca</text:p>
          </table:table-cell>
          <table:table-cell office:value-type="string">
            <text:p>google webpage</text:p>
          </table:table-cell>
          <table:table-cell table:formula="of:=SUBSTITUTE([.F12];&quot;edit?usp=drivesdk&quot;;&quot;pubhtml&quot;)" office:value-type="string" office:string-value="https://docs.google.com/spreadsheets/d/15c-tRzu8y0vAa1gptd-d-K3GO3fBb24u3MbJkPG_9uc/pubhtml">
            <text:p>https://docs.google.com/spreadsheets/d/15c-tRzu8y0vAa1gptd-d-K3GO3fBb24u3MbJkPG_9uc/pubhtml</text:p>
          </table:table-cell>
          <table:table-cell table:number-columns-repeated="1021"/>
        </table:table-row>
        <table:table-row table:style-name="ro1">
          <table:table-cell table:formula="of:=&quot;datasets-&quot;&amp;[.E13]" office:value-type="string" office:string-value="datasets-punishment-us-dv-legislation">
            <text:p>datasets-punishment-us-dv-legislation</text:p>
          </table:table-cell>
          <table:table-cell office:value-type="string">
            <text:p>google webpage</text:p>
          </table:table-cell>
          <table:table-cell table:formula="of:=SUBSTITUTE([.F13];&quot;edit?usp=drivesdk&quot;;&quot;pubhtml&quot;)" office:value-type="string" office:string-value="https://docs.google.com/spreadsheets/d/18sjZEXdUKub-mFmLadhcryN2p7NAnR3EeNsy2oytbRY/pubhtml">
            <text:p>https://docs.google.com/spreadsheets/d/18sjZEXdUKub-mFmLadhcryN2p7NAnR3EeNsy2oytbRY/pubhtml</text:p>
          </table:table-cell>
          <table:table-cell table:number-columns-repeated="1021"/>
        </table:table-row>
        <table:table-row table:style-name="ro1">
          <table:table-cell table:formula="of:=&quot;datasets-&quot;&amp;[.E14]" office:value-type="string" office:string-value="datasets-punishment-us-dv-ct">
            <text:p>datasets-punishment-us-dv-ct</text:p>
          </table:table-cell>
          <table:table-cell office:value-type="string">
            <text:p>google webpage</text:p>
          </table:table-cell>
          <table:table-cell table:formula="of:=SUBSTITUTE([.F14];&quot;edit?usp=drivesdk&quot;;&quot;pubhtml&quot;)" office:value-type="string" office:string-value="https://docs.google.com/spreadsheets/d/1tYBTsF7-px-3lCnBFOolTdj5KbTb9SaJ4_gGf5ADiVA/pubhtml">
            <text:p>https://docs.google.com/spreadsheets/d/1tYBTsF7-px-3lCnBFOolTdj5KbTb9SaJ4_gGf5ADiVA/pubhtml</text:p>
          </table:table-cell>
          <table:table-cell table:number-columns-repeated="1021"/>
        </table:table-row>
        <table:table-row table:style-name="ro1">
          <table:table-cell table:formula="of:=&quot;datasets-&quot;&amp;[.E15]" office:value-type="string" office:string-value="datasets-punishment-us-dv-dual-arrests">
            <text:p>datasets-punishment-us-dv-dual-arrests</text:p>
          </table:table-cell>
          <table:table-cell office:value-type="string">
            <text:p>google webpage</text:p>
          </table:table-cell>
          <table:table-cell table:formula="of:=SUBSTITUTE([.F15];&quot;edit?usp=drivesdk&quot;;&quot;pubhtml&quot;)" office:value-type="string" office:string-value="https://docs.google.com/spreadsheets/d/1xVLB1FrIouFSZZVpHI8NFdfksBzaL-tOjXxdJKsKWhM/pubhtml">
            <text:p>https://docs.google.com/spreadsheets/d/1xVLB1FrIouFSZZVpHI8NFdfksBzaL-tOjXxdJKsKWhM/pubhtml</text:p>
          </table:table-cell>
          <table:table-cell table:number-columns-repeated="1021"/>
        </table:table-row>
        <table:table-row table:style-name="ro1">
          <table:table-cell table:formula="of:=&quot;datasets-&quot;&amp;[.E16]" office:value-type="string" office:string-value="datasets-punishment-us-dv-ak">
            <text:p>datasets-punishment-us-dv-ak</text:p>
          </table:table-cell>
          <table:table-cell office:value-type="string">
            <text:p>google webpage</text:p>
          </table:table-cell>
          <table:table-cell table:formula="of:=SUBSTITUTE([.F16];&quot;edit?usp=drivesdk&quot;;&quot;pubhtml&quot;)" office:value-type="string" office:string-value="https://docs.google.com/spreadsheets/d/1Umg3hWiKCnqTPmNzJg5r0b6TEMaWYpkSw6Yr2uPeC_Y/pubhtml">
            <text:p>https://docs.google.com/spreadsheets/d/1Umg3hWiKCnqTPmNzJg5r0b6TEMaWYpkSw6Yr2uPeC_Y/pubhtml</text:p>
          </table:table-cell>
          <table:table-cell table:number-columns-repeated="1021"/>
        </table:table-row>
        <table:table-row table:style-name="ro1">
          <table:table-cell table:formula="of:=&quot;datasets-&quot;&amp;[.E17]" office:value-type="string" office:string-value="datasets-punishment-us">
            <text:p>datasets-punishment-us</text:p>
          </table:table-cell>
          <table:table-cell office:value-type="string">
            <text:p>google webpage</text:p>
          </table:table-cell>
          <table:table-cell table:formula="of:=SUBSTITUTE([.F17];&quot;edit?usp=drivesdk&quot;;&quot;pubhtml&quot;)" office:value-type="string" office:string-value="https://docs.google.com/spreadsheets/d/1XhnG67jH2UosmcdwpeFcq93DZo4zaTSEz7lsyxesdlE/pubhtml">
            <text:p>https://docs.google.com/spreadsheets/d/1XhnG67jH2UosmcdwpeFcq93DZo4zaTSEz7lsyxesdlE/pubhtml</text:p>
          </table:table-cell>
          <table:table-cell table:number-columns-repeated="1021"/>
        </table:table-row>
        <table:table-row table:style-name="ro1">
          <table:table-cell table:formula="of:=&quot;datasets-&quot;&amp;[.E18]" office:value-type="string" office:string-value="datasets-punishment-scotland-long-run">
            <text:p>datasets-punishment-scotland-long-run</text:p>
          </table:table-cell>
          <table:table-cell office:value-type="string">
            <text:p>google webpage</text:p>
          </table:table-cell>
          <table:table-cell table:formula="of:=SUBSTITUTE([.F18];&quot;edit?usp=drivesdk&quot;;&quot;pubhtml&quot;)" office:value-type="string" office:string-value="https://docs.google.com/spreadsheets/d/1CZVs0UFv8puLZ29e_wAbpxW4pfAqpe8HuX0uBQU1owQ/pubhtml">
            <text:p>https://docs.google.com/spreadsheets/d/1CZVs0UFv8puLZ29e_wAbpxW4pfAqpe8HuX0uBQU1owQ/pubhtml</text:p>
          </table:table-cell>
          <table:table-cell table:number-columns-repeated="1021"/>
        </table:table-row>
        <table:table-row table:style-name="ro1">
          <table:table-cell table:formula="of:=&quot;datasets-&quot;&amp;[.E19]" office:value-type="string" office:string-value="datasets-punishment-sex-reform">
            <text:p>datasets-punishment-sex-reform</text:p>
          </table:table-cell>
          <table:table-cell office:value-type="string">
            <text:p>google webpage</text:p>
          </table:table-cell>
          <table:table-cell table:formula="of:=SUBSTITUTE([.F19];&quot;edit?usp=drivesdk&quot;;&quot;pubhtml&quot;)" office:value-type="string" office:string-value="https://docs.google.com/spreadsheets/d/1epxY_e7lAk4K--BiiHNn8UlWuF5t1vT-kF6g85bNUtA/pubhtml">
            <text:p>https://docs.google.com/spreadsheets/d/1epxY_e7lAk4K--BiiHNn8UlWuF5t1vT-kF6g85bNUtA/pubhtml</text:p>
          </table:table-cell>
          <table:table-cell table:number-columns-repeated="1021"/>
        </table:table-row>
        <table:table-row table:style-name="ro1">
          <table:table-cell table:formula="of:=&quot;datasets-&quot;&amp;[.E20]" office:value-type="string" office:string-value="datasets-punishment-us-dv-basile-study">
            <text:p>datasets-punishment-us-dv-basile-study</text:p>
          </table:table-cell>
          <table:table-cell office:value-type="string">
            <text:p>google webpage</text:p>
          </table:table-cell>
          <table:table-cell table:formula="of:=SUBSTITUTE([.F20];&quot;edit?usp=drivesdk&quot;;&quot;pubhtml&quot;)" office:value-type="string" office:string-value="https://docs.google.com/spreadsheets/d/14EK7Z-F_GWcNi3ew5_HA9X2z3ilgied5LVXCBCFyakk/pubhtml">
            <text:p>https://docs.google.com/spreadsheets/d/14EK7Z-F_GWcNi3ew5_HA9X2z3ilgied5LVXCBCFyakk/pubhtml</text:p>
          </table:table-cell>
          <table:table-cell table:number-columns-repeated="1021"/>
        </table:table-row>
        <table:table-row table:style-name="ro1">
          <table:table-cell table:formula="of:=&quot;datasets-&quot;&amp;[.E21]" office:value-type="string" office:string-value="datasets-punishment-us-dv-arrests">
            <text:p>datasets-punishment-us-dv-arrests</text:p>
          </table:table-cell>
          <table:table-cell office:value-type="string">
            <text:p>google webpage</text:p>
          </table:table-cell>
          <table:table-cell table:formula="of:=SUBSTITUTE([.F21];&quot;edit?usp=drivesdk&quot;;&quot;pubhtml&quot;)" office:value-type="string" office:string-value="https://docs.google.com/spreadsheets/d/1IzmdoysFei4faoYb3irecuDfoQItQothfxxjBfZN5rA/pubhtml">
            <text:p>https://docs.google.com/spreadsheets/d/1IzmdoysFei4faoYb3irecuDfoQItQothfxxjBfZN5rA/pubhtml</text:p>
          </table:table-cell>
          <table:table-cell table:number-columns-repeated="1021"/>
        </table:table-row>
        <table:table-row table:style-name="ro1">
          <table:table-cell table:formula="of:=&quot;datasets-&quot;&amp;[.E22]" office:value-type="string" office:string-value="datasets-prisoners-us-fed-state-1940">
            <text:p>datasets-prisoners-us-fed-state-1940</text:p>
          </table:table-cell>
          <table:table-cell office:value-type="string">
            <text:p>google webpage</text:p>
          </table:table-cell>
          <table:table-cell table:formula="of:=SUBSTITUTE([.F22];&quot;edit?usp=drivesdk&quot;;&quot;pubhtml&quot;)" office:value-type="string" office:string-value="https://docs.google.com/spreadsheets/d/1sI2EoxhhaHxrxtPKOKXXfyBDXHmmp4wheEbjQMY6Gng/pubhtml">
            <text:p>https://docs.google.com/spreadsheets/d/1sI2EoxhhaHxrxtPKOKXXfyBDXHmmp4wheEbjQMY6Gng/pubhtml</text:p>
          </table:table-cell>
          <table:table-cell table:number-columns-repeated="1021"/>
        </table:table-row>
        <table:table-row table:style-name="ro1">
          <table:table-cell table:formula="of:=&quot;datasets-&quot;&amp;[.E23]" office:value-type="string" office:string-value="datasets-prisoners-us-offenses-1970-1997">
            <text:p>datasets-prisoners-us-offenses-1970-1997</text:p>
          </table:table-cell>
          <table:table-cell office:value-type="string">
            <text:p>google webpage</text:p>
          </table:table-cell>
          <table:table-cell table:formula="of:=SUBSTITUTE([.F23];&quot;edit?usp=drivesdk&quot;;&quot;pubhtml&quot;)" office:value-type="string" office:string-value="https://docs.google.com/spreadsheets/d/1yhWfjAb-In2Nw_WB6bOUyrZ9G52WZoeeEFeIBU25050/pubhtml">
            <text:p>https://docs.google.com/spreadsheets/d/1yhWfjAb-In2Nw_WB6bOUyrZ9G52WZoeeEFeIBU25050/pubhtml</text:p>
          </table:table-cell>
          <table:table-cell table:number-columns-repeated="1021"/>
        </table:table-row>
        <table:table-row table:style-name="ro1">
          <table:table-cell table:formula="of:=&quot;datasets-&quot;&amp;[.E24]" office:value-type="string" office:string-value="datasets-prisoners-world-2003-2010">
            <text:p>datasets-prisoners-world-2003-2010</text:p>
          </table:table-cell>
          <table:table-cell office:value-type="string">
            <text:p>google webpage</text:p>
          </table:table-cell>
          <table:table-cell table:formula="of:=SUBSTITUTE([.F24];&quot;edit?usp=drivesdk&quot;;&quot;pubhtml&quot;)" office:value-type="string" office:string-value="https://docs.google.com/spreadsheets/d/14dsNnZEr1trsXHxJaLTxJgtL7wEQvgZYP9UuIeRc-Uw/pubhtml">
            <text:p>https://docs.google.com/spreadsheets/d/14dsNnZEr1trsXHxJaLTxJgtL7wEQvgZYP9UuIeRc-Uw/pubhtml</text:p>
          </table:table-cell>
          <table:table-cell table:number-columns-repeated="1021"/>
        </table:table-row>
        <table:table-row table:style-name="ro1">
          <table:table-cell table:formula="of:=&quot;datasets-&quot;&amp;[.E25]" office:value-type="string" office:string-value="datasets-prisoners-us-judges-2010">
            <text:p>datasets-prisoners-us-judges-2010</text:p>
          </table:table-cell>
          <table:table-cell office:value-type="string">
            <text:p>google webpage</text:p>
          </table:table-cell>
          <table:table-cell table:formula="of:=SUBSTITUTE([.F25];&quot;edit?usp=drivesdk&quot;;&quot;pubhtml&quot;)" office:value-type="string" office:string-value="https://docs.google.com/spreadsheets/d/1Frx_DeUq5wX76XXASardUz8YBia-OvJCwlRCEsE1ZTk/pubhtml">
            <text:p>https://docs.google.com/spreadsheets/d/1Frx_DeUq5wX76XXASardUz8YBia-OvJCwlRCEsE1ZTk/pubhtml</text:p>
          </table:table-cell>
          <table:table-cell table:number-columns-repeated="1021"/>
        </table:table-row>
        <table:table-row table:style-name="ro1">
          <table:table-cell table:formula="of:=&quot;datasets-&quot;&amp;[.E26]" office:value-type="string" office:string-value="datasets-prisoners-us-state-sex-panel">
            <text:p>datasets-prisoners-us-state-sex-panel</text:p>
          </table:table-cell>
          <table:table-cell office:value-type="string">
            <text:p>google webpage</text:p>
          </table:table-cell>
          <table:table-cell table:formula="of:=SUBSTITUTE([.F26];&quot;edit?usp=drivesdk&quot;;&quot;pubhtml&quot;)" office:value-type="string" office:string-value="https://docs.google.com/spreadsheets/d/1V4_0T_lJPVBhKuMirhXncjWMI3C6crHgcD84qv1Y2JY/pubhtml">
            <text:p>https://docs.google.com/spreadsheets/d/1V4_0T_lJPVBhKuMirhXncjWMI3C6crHgcD84qv1Y2JY/pubhtml</text:p>
          </table:table-cell>
          <table:table-cell table:number-columns-repeated="1021"/>
        </table:table-row>
        <table:table-row table:style-name="ro1">
          <table:table-cell table:formula="of:=&quot;datasets-&quot;&amp;[.E27]" office:value-type="string" office:string-value="datasets-punishment-australia">
            <text:p>datasets-punishment-australia</text:p>
          </table:table-cell>
          <table:table-cell office:value-type="string">
            <text:p>google webpage</text:p>
          </table:table-cell>
          <table:table-cell table:formula="of:=SUBSTITUTE([.F27];&quot;edit?usp=drivesdk&quot;;&quot;pubhtml&quot;)" office:value-type="string" office:string-value="https://docs.google.com/spreadsheets/d/1Tl6OLqy-YhnPf5JvyiaFcBFs97hKkjkZKONrAW06Id0/pubhtml">
            <text:p>https://docs.google.com/spreadsheets/d/1Tl6OLqy-YhnPf5JvyiaFcBFs97hKkjkZKONrAW06Id0/pubhtml</text:p>
          </table:table-cell>
          <table:table-cell table:number-columns-repeated="1021"/>
        </table:table-row>
        <table:table-row table:style-name="ro1">
          <table:table-cell table:formula="of:=&quot;datasets-&quot;&amp;[.E28]" office:value-type="string" office:string-value="datasets-punishment-england-wales-long-run">
            <text:p>datasets-punishment-england-wales-long-run</text:p>
          </table:table-cell>
          <table:table-cell office:value-type="string">
            <text:p>google webpage</text:p>
          </table:table-cell>
          <table:table-cell table:formula="of:=SUBSTITUTE([.F28];&quot;edit?usp=drivesdk&quot;;&quot;pubhtml&quot;)" office:value-type="string" office:string-value="https://docs.google.com/spreadsheets/d/1ijx9x2_mTW6-GC1RMbvttJV7eg4BA0coDCRgclQu4Os/pubhtml">
            <text:p>https://docs.google.com/spreadsheets/d/1ijx9x2_mTW6-GC1RMbvttJV7eg4BA0coDCRgclQu4Os/pubhtml</text:p>
          </table:table-cell>
          <table:table-cell table:number-columns-repeated="1021"/>
        </table:table-row>
        <table:table-row table:style-name="ro1">
          <table:table-cell table:formula="of:=&quot;datasets-&quot;&amp;[.E29]" office:value-type="string" office:string-value="datasets-punishment-england-wales-old-bailey">
            <text:p>datasets-punishment-england-wales-old-bailey</text:p>
          </table:table-cell>
          <table:table-cell office:value-type="string">
            <text:p>google webpage</text:p>
          </table:table-cell>
          <table:table-cell table:formula="of:=SUBSTITUTE([.F29];&quot;edit?usp=drivesdk&quot;;&quot;pubhtml&quot;)" office:value-type="string" office:string-value="https://docs.google.com/spreadsheets/d/1kMHe4qLFh25eknjWutFImSewWPywvxXlTGEFRtQTO-w/pubhtml">
            <text:p>https://docs.google.com/spreadsheets/d/1kMHe4qLFh25eknjWutFImSewWPywvxXlTGEFRtQTO-w/pubhtml</text:p>
          </table:table-cell>
          <table:table-cell table:number-columns-repeated="1021"/>
        </table:table-row>
        <table:table-row table:style-name="ro1">
          <table:table-cell table:formula="of:=&quot;datasets-&quot;&amp;[.E30]" office:value-type="string" office:string-value="datasets-punishment-executions-statements-meals">
            <text:p>datasets-punishment-executions-statements-meals</text:p>
          </table:table-cell>
          <table:table-cell office:value-type="string">
            <text:p>google webpage</text:p>
          </table:table-cell>
          <table:table-cell table:formula="of:=SUBSTITUTE([.F30];&quot;edit?usp=drivesdk&quot;;&quot;pubhtml&quot;)" office:value-type="string" office:string-value="https://docs.google.com/spreadsheets/d/1RF-0BkAVaWwWTlQdkswsfQFmq1x1N4xWL6cHAytuydE/pubhtml">
            <text:p>https://docs.google.com/spreadsheets/d/1RF-0BkAVaWwWTlQdkswsfQFmq1x1N4xWL6cHAytuydE/pubhtml</text:p>
          </table:table-cell>
          <table:table-cell table:number-columns-repeated="1021"/>
        </table:table-row>
        <table:table-row table:style-name="ro1">
          <table:table-cell table:formula="of:=&quot;datasets-&quot;&amp;[.E31]" office:value-type="string" office:string-value="datasets-prisoners-us-media-use">
            <text:p>datasets-prisoners-us-media-use</text:p>
          </table:table-cell>
          <table:table-cell office:value-type="string">
            <text:p>google webpage</text:p>
          </table:table-cell>
          <table:table-cell table:formula="of:=SUBSTITUTE([.F31];&quot;edit?usp=drivesdk&quot;;&quot;pubhtml&quot;)" office:value-type="string" office:string-value="https://docs.google.com/spreadsheets/d/1Eqox3W3Yg8cvUhQoNf22nMaQzscNHdPFRfw-b4t-3Lw/pubhtml">
            <text:p>https://docs.google.com/spreadsheets/d/1Eqox3W3Yg8cvUhQoNf22nMaQzscNHdPFRfw-b4t-3Lw/pubhtml</text:p>
          </table:table-cell>
          <table:table-cell table:number-columns-repeated="1021"/>
        </table:table-row>
        <table:table-row table:style-name="ro1">
          <table:table-cell table:formula="of:=&quot;datasets-&quot;&amp;[.E32]" office:value-type="string" office:string-value="datasets-victims-injuries-causes">
            <text:p>datasets-victims-injuries-causes</text:p>
          </table:table-cell>
          <table:table-cell office:value-type="string">
            <text:p>google webpage</text:p>
          </table:table-cell>
          <table:table-cell table:formula="of:=SUBSTITUTE([.F32];&quot;edit?usp=drivesdk&quot;;&quot;pubhtml&quot;)" office:value-type="string" office:string-value="https://docs.google.com/spreadsheets/d/16oWDrrlVVlKYw0t9ybdTMXWBjIfhrkZ9ZhMJh6MojiU/pubhtml">
            <text:p>https://docs.google.com/spreadsheets/d/16oWDrrlVVlKYw0t9ybdTMXWBjIfhrkZ9ZhMJh6MojiU/pubhtml</text:p>
          </table:table-cell>
          <table:table-cell table:number-columns-repeated="1021"/>
        </table:table-row>
        <table:table-row table:style-name="ro1">
          <table:table-cell table:formula="of:=&quot;datasets-&quot;&amp;[.E33]" office:value-type="string" office:string-value="datasets-victims-dv-ncvs">
            <text:p>datasets-victims-dv-ncvs</text:p>
          </table:table-cell>
          <table:table-cell office:value-type="string">
            <text:p>google webpage</text:p>
          </table:table-cell>
          <table:table-cell table:formula="of:=SUBSTITUTE([.F33];&quot;edit?usp=drivesdk&quot;;&quot;pubhtml&quot;)" office:value-type="string" office:string-value="https://docs.google.com/spreadsheets/d/1fOR9LNmLJE_lL8_J7Z0F05c3NPCqI2DVD449I-4uZnc/pubhtml">
            <text:p>https://docs.google.com/spreadsheets/d/1fOR9LNmLJE_lL8_J7Z0F05c3NPCqI2DVD449I-4uZnc/pubhtml</text:p>
          </table:table-cell>
          <table:table-cell table:number-columns-repeated="1021"/>
        </table:table-row>
        <table:table-row table:style-name="ro1">
          <table:table-cell table:formula="of:=&quot;datasets-&quot;&amp;[.E34]" office:value-type="string" office:string-value="datasets-victims-dv-homicide-suicide">
            <text:p>datasets-victims-dv-homicide-suicide</text:p>
          </table:table-cell>
          <table:table-cell office:value-type="string">
            <text:p>google webpage</text:p>
          </table:table-cell>
          <table:table-cell table:formula="of:=SUBSTITUTE([.F34];&quot;edit?usp=drivesdk&quot;;&quot;pubhtml&quot;)" office:value-type="string" office:string-value="https://docs.google.com/spreadsheets/d/1kRS4Rzdp7CZxx8IJ3jO5iXaCuCbd6ufPe8tn9dxMi2A/pubhtml">
            <text:p>https://docs.google.com/spreadsheets/d/1kRS4Rzdp7CZxx8IJ3jO5iXaCuCbd6ufPe8tn9dxMi2A/pubhtml</text:p>
          </table:table-cell>
          <table:table-cell table:number-columns-repeated="1021"/>
        </table:table-row>
        <table:table-row table:style-name="ro1">
          <table:table-cell table:formula="of:=&quot;datasets-&quot;&amp;[.E35]" office:value-type="string" office:string-value="datasets-victims-agencies-dv">
            <text:p>datasets-victims-agencies-dv</text:p>
          </table:table-cell>
          <table:table-cell office:value-type="string">
            <text:p>google webpage</text:p>
          </table:table-cell>
          <table:table-cell table:formula="of:=SUBSTITUTE([.F35];&quot;edit?usp=drivesdk&quot;;&quot;pubhtml&quot;)" office:value-type="string" office:string-value="https://docs.google.com/spreadsheets/d/1Iq5ViA6HNaS0VzKZODFKmXhyubfsy4CpUFDBDzrgFGs/pubhtml">
            <text:p>https://docs.google.com/spreadsheets/d/1Iq5ViA6HNaS0VzKZODFKmXhyubfsy4CpUFDBDzrgFGs/pubhtml</text:p>
          </table:table-cell>
          <table:table-cell table:number-columns-repeated="1021"/>
        </table:table-row>
        <table:table-row table:style-name="ro1">
          <table:table-cell table:formula="of:=&quot;datasets-&quot;&amp;[.E36]" office:value-type="string" office:string-value="datasets-transported-uk-australia">
            <text:p>datasets-transported-uk-australia</text:p>
          </table:table-cell>
          <table:table-cell office:value-type="string">
            <text:p>google webpage</text:p>
          </table:table-cell>
          <table:table-cell table:formula="of:=SUBSTITUTE([.F36];&quot;edit?usp=drivesdk&quot;;&quot;pubhtml&quot;)" office:value-type="string" office:string-value="https://docs.google.com/spreadsheets/d/1fM_wSmCFny9YPbiI6j9v18YHwCCbCDeq7xVJbTs4_NI/pubhtml">
            <text:p>https://docs.google.com/spreadsheets/d/1fM_wSmCFny9YPbiI6j9v18YHwCCbCDeq7xVJbTs4_NI/pubhtml</text:p>
          </table:table-cell>
          <table:table-cell table:number-columns-repeated="1021"/>
        </table:table-row>
        <table:table-row table:style-name="ro1">
          <table:table-cell table:formula="of:=&quot;datasets-&quot;&amp;[.E37]" office:value-type="string" office:string-value="datasets-transported-england-wales-america">
            <text:p>datasets-transported-england-wales-america</text:p>
          </table:table-cell>
          <table:table-cell office:value-type="string">
            <text:p>google webpage</text:p>
          </table:table-cell>
          <table:table-cell table:formula="of:=SUBSTITUTE([.F37];&quot;edit?usp=drivesdk&quot;;&quot;pubhtml&quot;)" office:value-type="string" office:string-value="https://docs.google.com/spreadsheets/d/152rR8MweRsWMN18fFXmfD9wzkJ8kpxIucP7uGmYcJPo/pubhtml">
            <text:p>https://docs.google.com/spreadsheets/d/152rR8MweRsWMN18fFXmfD9wzkJ8kpxIucP7uGmYcJPo/pubhtml</text:p>
          </table:table-cell>
          <table:table-cell table:number-columns-repeated="1021"/>
        </table:table-row>
        <table:table-row table:style-name="ro1">
          <table:table-cell table:formula="of:=&quot;datasets-&quot;&amp;[.E38]" office:value-type="string" office:string-value="datasets-state-prisons-cells-prisoners-1868-1873">
            <text:p>datasets-state-prisons-cells-prisoners-1868-1873</text:p>
          </table:table-cell>
          <table:table-cell office:value-type="string">
            <text:p>google webpage</text:p>
          </table:table-cell>
          <table:table-cell table:formula="of:=SUBSTITUTE([.F38];&quot;edit?usp=drivesdk&quot;;&quot;pubhtml&quot;)" office:value-type="string" office:string-value="https://docs.google.com/spreadsheets/d/1G36zuN70Is_Arfr-JjLxFl2_DqTCx9iuBDUGBrFQ90Y/pubhtml">
            <text:p>https://docs.google.com/spreadsheets/d/1G36zuN70Is_Arfr-JjLxFl2_DqTCx9iuBDUGBrFQ90Y/pubhtml</text:p>
          </table:table-cell>
          <table:table-cell table:number-columns-repeated="1021"/>
        </table:table-row>
        <table:table-row table:style-name="ro1">
          <table:table-cell table:formula="of:=&quot;datasets-&quot;&amp;[.E39]" office:value-type="string" office:string-value="datasets-punishment-us-restraining-inmates">
            <text:p>datasets-punishment-us-restraining-inmates</text:p>
          </table:table-cell>
          <table:table-cell office:value-type="string">
            <text:p>google webpage</text:p>
          </table:table-cell>
          <table:table-cell table:formula="of:=SUBSTITUTE([.F39];&quot;edit?usp=drivesdk&quot;;&quot;pubhtml&quot;)" office:value-type="string" office:string-value="https://docs.google.com/spreadsheets/d/1EiIkVsieUfmdsu6g7ft-c6kY7AnDuBd8IQ1de4U9iZc/pubhtml">
            <text:p>https://docs.google.com/spreadsheets/d/1EiIkVsieUfmdsu6g7ft-c6kY7AnDuBd8IQ1de4U9iZc/pubhtml</text:p>
          </table:table-cell>
          <table:table-cell table:number-columns-repeated="1021"/>
        </table:table-row>
        <table:table-row table:style-name="ro1">
          <table:table-cell table:formula="of:=&quot;datasets-&quot;&amp;[.E40]" office:value-type="string" office:string-value="datasets-punishment-us-dv-tn">
            <text:p>datasets-punishment-us-dv-tn</text:p>
          </table:table-cell>
          <table:table-cell office:value-type="string">
            <text:p>google webpage</text:p>
          </table:table-cell>
          <table:table-cell table:formula="of:=SUBSTITUTE([.F40];&quot;edit?usp=drivesdk&quot;;&quot;pubhtml&quot;)" office:value-type="string" office:string-value="https://docs.google.com/spreadsheets/d/1THLZ_BFChSyhtf_7hHcuFnV6rJ9Z00iyNnjEvryEYbk/pubhtml">
            <text:p>https://docs.google.com/spreadsheets/d/1THLZ_BFChSyhtf_7hHcuFnV6rJ9Z00iyNnjEvryEYbk/pubhtml</text:p>
          </table:table-cell>
          <table:table-cell table:number-columns-repeated="1021"/>
        </table:table-row>
        <table:table-row table:style-name="ro1">
          <table:table-cell table:formula="of:=&quot;datasets-&quot;&amp;[.E41]" office:value-type="string" office:string-value="datasets-punishment-us-dv-synth">
            <text:p>datasets-punishment-us-dv-synth</text:p>
          </table:table-cell>
          <table:table-cell office:value-type="string">
            <text:p>google webpage</text:p>
          </table:table-cell>
          <table:table-cell table:formula="of:=SUBSTITUTE([.F41];&quot;edit?usp=drivesdk&quot;;&quot;pubhtml&quot;)" office:value-type="string" office:string-value="https://docs.google.com/spreadsheets/d/19mjVBERri24sKPVqhRA_BAOq400CZd-njh3KVverE48/pubhtml">
            <text:p>https://docs.google.com/spreadsheets/d/19mjVBERri24sKPVqhRA_BAOq400CZd-njh3KVverE48/pubhtml</text:p>
          </table:table-cell>
          <table:table-cell table:number-columns-repeated="1021"/>
        </table:table-row>
        <table:table-row table:style-name="ro1">
          <table:table-cell table:formula="of:=&quot;datasets-&quot;&amp;[.E42]" office:value-type="string" office:string-value="datasets-punishment-us-dv-states">
            <text:p>datasets-punishment-us-dv-states</text:p>
          </table:table-cell>
          <table:table-cell office:value-type="string">
            <text:p>google webpage</text:p>
          </table:table-cell>
          <table:table-cell table:formula="of:=SUBSTITUTE([.F42];&quot;edit?usp=drivesdk&quot;;&quot;pubhtml&quot;)" office:value-type="string" office:string-value="https://docs.google.com/spreadsheets/d/1LgVZXc0wVdclj9Gkr_fZWujavaBsl2crwARj6JoUX3A/pubhtml">
            <text:p>https://docs.google.com/spreadsheets/d/1LgVZXc0wVdclj9Gkr_fZWujavaBsl2crwARj6JoUX3A/pubhtml</text:p>
          </table:table-cell>
          <table:table-cell table:number-columns-repeated="1021"/>
        </table:table-row>
        <table:table-row table:style-name="ro1">
          <table:table-cell table:formula="of:=&quot;datasets-&quot;&amp;[.E43]" office:value-type="string" office:string-value="datasets-punishment-us-dv-ri">
            <text:p>datasets-punishment-us-dv-ri</text:p>
          </table:table-cell>
          <table:table-cell office:value-type="string">
            <text:p>google webpage</text:p>
          </table:table-cell>
          <table:table-cell table:formula="of:=SUBSTITUTE([.F43];&quot;edit?usp=drivesdk&quot;;&quot;pubhtml&quot;)" office:value-type="string" office:string-value="https://docs.google.com/spreadsheets/d/1A_pWsGgpbmj3UYEEDOwnHyD2NRep-o-hUSevZuyfdQQ/pubhtml">
            <text:p>https://docs.google.com/spreadsheets/d/1A_pWsGgpbmj3UYEEDOwnHyD2NRep-o-hUSevZuyfdQQ/pubhtml</text:p>
          </table:table-cell>
          <table:table-cell table:number-columns-repeated="1021"/>
        </table:table-row>
        <table:table-row table:style-name="ro1">
          <table:table-cell table:formula="of:=&quot;datasets-&quot;&amp;[.E44]" office:value-type="string" office:string-value="datasets-punishment-us-dv-policy-trend">
            <text:p>datasets-punishment-us-dv-policy-trend</text:p>
          </table:table-cell>
          <table:table-cell office:value-type="string">
            <text:p>google webpage</text:p>
          </table:table-cell>
          <table:table-cell table:formula="of:=SUBSTITUTE([.F44];&quot;edit?usp=drivesdk&quot;;&quot;pubhtml&quot;)" office:value-type="string" office:string-value="https://docs.google.com/spreadsheets/d/1P4dEYMBSpxCROjhXVfH04FWz7GvJ26-Z9FeTymKbFtQ/pubhtml">
            <text:p>https://docs.google.com/spreadsheets/d/1P4dEYMBSpxCROjhXVfH04FWz7GvJ26-Z9FeTymKbFtQ/pubhtml</text:p>
          </table:table-cell>
          <table:table-cell table:number-columns-repeated="1021"/>
        </table:table-row>
        <table:table-row table:style-name="ro1">
          <table:table-cell table:formula="of:=&quot;datasets-&quot;&amp;[.E45]" office:value-type="string" office:string-value="datasets-prisoners-us-population-deaths-1820-43">
            <text:p>datasets-prisoners-us-population-deaths-1820-43</text:p>
          </table:table-cell>
          <table:table-cell office:value-type="string">
            <text:p>google webpage</text:p>
          </table:table-cell>
          <table:table-cell table:formula="of:=SUBSTITUTE([.F45];&quot;edit?usp=drivesdk&quot;;&quot;pubhtml&quot;)" office:value-type="string" office:string-value="https://docs.google.com/spreadsheets/d/1Cjy3kYOphd9bh8cWYAT2YMuIHa3JAtFyNPmTnYUoE5w/pubhtml">
            <text:p>https://docs.google.com/spreadsheets/d/1Cjy3kYOphd9bh8cWYAT2YMuIHa3JAtFyNPmTnYUoE5w/pubhtml</text:p>
          </table:table-cell>
          <table:table-cell table:number-columns-repeated="1021"/>
        </table:table-row>
        <table:table-row table:style-name="ro1">
          <table:table-cell table:formula="of:=&quot;datasets-&quot;&amp;[.E46]" office:value-type="string" office:string-value="datasets-prisoners-us-long-run-summary">
            <text:p>datasets-prisoners-us-long-run-summary</text:p>
          </table:table-cell>
          <table:table-cell office:value-type="string">
            <text:p>google webpage</text:p>
          </table:table-cell>
          <table:table-cell table:formula="of:=SUBSTITUTE([.F46];&quot;edit?usp=drivesdk&quot;;&quot;pubhtml&quot;)" office:value-type="string" office:string-value="https://docs.google.com/spreadsheets/d/16T_GA1AdROaWb2poWP-n7MQVNZMAZZ2hr0_aBytRRJ8/pubhtml">
            <text:p>https://docs.google.com/spreadsheets/d/16T_GA1AdROaWb2poWP-n7MQVNZMAZZ2hr0_aBytRRJ8/pubhtml</text:p>
          </table:table-cell>
          <table:table-cell table:number-columns-repeated="1021"/>
        </table:table-row>
        <table:table-row table:style-name="ro1">
          <table:table-cell table:formula="of:=&quot;datasets-&quot;&amp;[.E47]" office:value-type="string" office:string-value="datasets-prisoners-us-from-1900">
            <text:p>datasets-prisoners-us-from-1900</text:p>
          </table:table-cell>
          <table:table-cell office:value-type="string">
            <text:p>google webpage</text:p>
          </table:table-cell>
          <table:table-cell table:formula="of:=SUBSTITUTE([.F47];&quot;edit?usp=drivesdk&quot;;&quot;pubhtml&quot;)" office:value-type="string" office:string-value="https://docs.google.com/spreadsheets/d/1ewxp9zA52aoiN57oX6wofVo8vPdcV3plEChSJJh63YI/pubhtml">
            <text:p>https://docs.google.com/spreadsheets/d/1ewxp9zA52aoiN57oX6wofVo8vPdcV3plEChSJJh63YI/pubhtml</text:p>
          </table:table-cell>
          <table:table-cell table:number-columns-repeated="1021"/>
        </table:table-row>
        <table:table-row table:style-name="ro1">
          <table:table-cell table:formula="of:=&quot;datasets-&quot;&amp;[.E48]" office:value-type="string" office:string-value="datasets-prisoners-us-commitments-sex">
            <text:p>datasets-prisoners-us-commitments-sex</text:p>
          </table:table-cell>
          <table:table-cell office:value-type="string">
            <text:p>google webpage</text:p>
          </table:table-cell>
          <table:table-cell table:formula="of:=SUBSTITUTE([.F48];&quot;edit?usp=drivesdk&quot;;&quot;pubhtml&quot;)" office:value-type="string" office:string-value="https://docs.google.com/spreadsheets/d/1IVXbKaE-NkWiOmHb04nCWmpEDzzvr15d6VngvNvS8fA/pubhtml">
            <text:p>https://docs.google.com/spreadsheets/d/1IVXbKaE-NkWiOmHb04nCWmpEDzzvr15d6VngvNvS8fA/pubhtml</text:p>
          </table:table-cell>
          <table:table-cell table:number-columns-repeated="1021"/>
        </table:table-row>
        <table:table-row table:style-name="ro1">
          <table:table-cell table:formula="of:=&quot;datasets-&quot;&amp;[.E49]" office:value-type="string" office:string-value="datasets-prisoners-us-19th-century">
            <text:p>datasets-prisoners-us-19th-century</text:p>
          </table:table-cell>
          <table:table-cell office:value-type="string">
            <text:p>google webpage</text:p>
          </table:table-cell>
          <table:table-cell table:formula="of:=SUBSTITUTE([.F49];&quot;edit?usp=drivesdk&quot;;&quot;pubhtml&quot;)" office:value-type="string" office:string-value="https://docs.google.com/spreadsheets/d/1CGjg-YNyLjSLQSRliWS7Mjs281kQfqdwhS9sYt5hrKA/pubhtml">
            <text:p>https://docs.google.com/spreadsheets/d/1CGjg-YNyLjSLQSRliWS7Mjs281kQfqdwhS9sYt5hrKA/pubhtml</text:p>
          </table:table-cell>
          <table:table-cell table:number-columns-repeated="1021"/>
        </table:table-row>
        <table:table-row table:style-name="ro1">
          <table:table-cell table:formula="of:=&quot;datasets-&quot;&amp;[.E50]" office:value-type="string" office:string-value="datasets-prisoners-spectators">
            <text:p>datasets-prisoners-spectators</text:p>
          </table:table-cell>
          <table:table-cell office:value-type="string">
            <text:p>google webpage</text:p>
          </table:table-cell>
          <table:table-cell table:formula="of:=SUBSTITUTE([.F50];&quot;edit?usp=drivesdk&quot;;&quot;pubhtml&quot;)" office:value-type="string" office:string-value="https://docs.google.com/spreadsheets/d/1TviBqfyvM3GKa9CFo0OCeN2ZfryrrHGhgtDi74HyLnM/pubhtml">
            <text:p>https://docs.google.com/spreadsheets/d/1TviBqfyvM3GKa9CFo0OCeN2ZfryrrHGhgtDi74HyLnM/pubhtml</text:p>
          </table:table-cell>
          <table:table-cell table:number-columns-repeated="1021"/>
        </table:table-row>
        <table:table-row table:style-name="ro1">
          <table:table-cell table:formula="of:=&quot;datasets-&quot;&amp;[.E51]" office:value-type="string" office:string-value="datasets-prisoners-scotland-from-1840">
            <text:p>datasets-prisoners-scotland-from-1840</text:p>
          </table:table-cell>
          <table:table-cell office:value-type="string">
            <text:p>google webpage</text:p>
          </table:table-cell>
          <table:table-cell table:formula="of:=SUBSTITUTE([.F51];&quot;edit?usp=drivesdk&quot;;&quot;pubhtml&quot;)" office:value-type="string" office:string-value="https://docs.google.com/spreadsheets/d/12ckcSwrR9jBTtlxdGbvJY94pRbG7DevesdNXNdSTiYk/pubhtml">
            <text:p>https://docs.google.com/spreadsheets/d/12ckcSwrR9jBTtlxdGbvJY94pRbG7DevesdNXNdSTiYk/pubhtml</text:p>
          </table:table-cell>
          <table:table-cell table:number-columns-repeated="1021"/>
        </table:table-row>
        <table:table-row table:style-name="ro1">
          <table:table-cell table:formula="of:=&quot;datasets-&quot;&amp;[.E52]" office:value-type="string" office:string-value="datasets-prisoners-scotland-1820">
            <text:p>datasets-prisoners-scotland-1820</text:p>
          </table:table-cell>
          <table:table-cell office:value-type="string">
            <text:p>google webpage</text:p>
          </table:table-cell>
          <table:table-cell table:formula="of:=SUBSTITUTE([.F52];&quot;edit?usp=drivesdk&quot;;&quot;pubhtml&quot;)" office:value-type="string" office:string-value="https://docs.google.com/spreadsheets/d/1mFdJNNp6W6LijWfIGPWiKs1HW07hAla5tkhbBajnVMM/pubhtml">
            <text:p>https://docs.google.com/spreadsheets/d/1mFdJNNp6W6LijWfIGPWiKs1HW07hAla5tkhbBajnVMM/pubhtml</text:p>
          </table:table-cell>
          <table:table-cell table:number-columns-repeated="1021"/>
        </table:table-row>
        <table:table-row table:style-name="ro1">
          <table:table-cell table:formula="of:=&quot;datasets-&quot;&amp;[.E53]" office:value-type="string" office:string-value="datasets-prisoners-press">
            <text:p>datasets-prisoners-press</text:p>
          </table:table-cell>
          <table:table-cell office:value-type="string">
            <text:p>google webpage</text:p>
          </table:table-cell>
          <table:table-cell table:formula="of:=SUBSTITUTE([.F53];&quot;edit?usp=drivesdk&quot;;&quot;pubhtml&quot;)" office:value-type="string" office:string-value="https://docs.google.com/spreadsheets/d/10NrjX7Ep3TnixPD_l4vM0oVGyHKdGsMvSBhXOFGGVOM/pubhtml">
            <text:p>https://docs.google.com/spreadsheets/d/10NrjX7Ep3TnixPD_l4vM0oVGyHKdGsMvSBhXOFGGVOM/pubhtml</text:p>
          </table:table-cell>
          <table:table-cell table:number-columns-repeated="1021"/>
        </table:table-row>
        <table:table-row table:style-name="ro1">
          <table:table-cell table:formula="of:=&quot;datasets-&quot;&amp;[.E54]" office:value-type="string" office:string-value="datasets-prisoners-interaction">
            <text:p>datasets-prisoners-interaction</text:p>
          </table:table-cell>
          <table:table-cell office:value-type="string">
            <text:p>google webpage</text:p>
          </table:table-cell>
          <table:table-cell table:formula="of:=SUBSTITUTE([.F54];&quot;edit?usp=drivesdk&quot;;&quot;pubhtml&quot;)" office:value-type="string" office:string-value="https://docs.google.com/spreadsheets/d/19KInmyCZjG0J55Nu4UCF-CeYKmPA8gGwihpO0dYICiE/pubhtml">
            <text:p>https://docs.google.com/spreadsheets/d/19KInmyCZjG0J55Nu4UCF-CeYKmPA8gGwihpO0dYICiE/pubhtml</text:p>
          </table:table-cell>
          <table:table-cell table:number-columns-repeated="1021"/>
        </table:table-row>
        <table:table-row table:style-name="ro1">
          <table:table-cell table:formula="of:=&quot;datasets-&quot;&amp;[.E55]" office:value-type="string" office:string-value="datasets-prisoners-england-wales-long-run">
            <text:p>datasets-prisoners-england-wales-long-run</text:p>
          </table:table-cell>
          <table:table-cell office:value-type="string">
            <text:p>google webpage</text:p>
          </table:table-cell>
          <table:table-cell table:formula="of:=SUBSTITUTE([.F55];&quot;edit?usp=drivesdk&quot;;&quot;pubhtml&quot;)" office:value-type="string" office:string-value="https://docs.google.com/spreadsheets/d/1fvpH1wu8TbJ93H6Mk2eisD7QqbEGssa8EdGwH_3eqMA/pubhtml">
            <text:p>https://docs.google.com/spreadsheets/d/1fvpH1wu8TbJ93H6Mk2eisD7QqbEGssa8EdGwH_3eqMA/pubhtml</text:p>
          </table:table-cell>
          <table:table-cell table:number-columns-repeated="1021"/>
        </table:table-row>
        <table:table-row table:style-name="ro1">
          <table:table-cell table:formula="of:=&quot;datasets-&quot;&amp;[.E56]" office:value-type="string" office:string-value="datasets-prisoners-england-wales-london-pre-1850">
            <text:p>datasets-prisoners-england-wales-london-pre-1850</text:p>
          </table:table-cell>
          <table:table-cell office:value-type="string">
            <text:p>google webpage</text:p>
          </table:table-cell>
          <table:table-cell table:formula="of:=SUBSTITUTE([.F56];&quot;edit?usp=drivesdk&quot;;&quot;pubhtml&quot;)" office:value-type="string" office:string-value="https://docs.google.com/spreadsheets/d/1ExiMgwJM9OeXhNjKp0WPVM7FJyU7lv8txC_Kz6_LSEQ/pubhtml">
            <text:p>https://docs.google.com/spreadsheets/d/1ExiMgwJM9OeXhNjKp0WPVM7FJyU7lv8txC_Kz6_LSEQ/pubhtml</text:p>
          </table:table-cell>
          <table:table-cell table:number-columns-repeated="1021"/>
        </table:table-row>
        <table:table-row table:style-name="ro1">
          <table:table-cell table:formula="of:=&quot;datasets-&quot;&amp;[.E57]" office:value-type="string" office:string-value="datasets-prisoners-england-wales-london-1779-1850">
            <text:p>datasets-prisoners-england-wales-london-1779-1850</text:p>
          </table:table-cell>
          <table:table-cell office:value-type="string">
            <text:p>google webpage</text:p>
          </table:table-cell>
          <table:table-cell table:formula="of:=SUBSTITUTE([.F57];&quot;edit?usp=drivesdk&quot;;&quot;pubhtml&quot;)" office:value-type="string" office:string-value="https://docs.google.com/spreadsheets/d/1EoITe3BVuv6LScTACwmum7-Nro0auPIbUhpWCGge4Tg/pubhtml">
            <text:p>https://docs.google.com/spreadsheets/d/1EoITe3BVuv6LScTACwmum7-Nro0auPIbUhpWCGge4Tg/pubhtml</text:p>
          </table:table-cell>
          <table:table-cell table:number-columns-repeated="1021"/>
        </table:table-row>
        <table:table-row table:style-name="ro1">
          <table:table-cell table:formula="of:=&quot;datasets-&quot;&amp;[.E58]" office:value-type="string" office:string-value="datasets-prisoners-england-wales-hulks">
            <text:p>datasets-prisoners-england-wales-hulks</text:p>
          </table:table-cell>
          <table:table-cell office:value-type="string">
            <text:p>google webpage</text:p>
          </table:table-cell>
          <table:table-cell table:formula="of:=SUBSTITUTE([.F58];&quot;edit?usp=drivesdk&quot;;&quot;pubhtml&quot;)" office:value-type="string" office:string-value="https://docs.google.com/spreadsheets/d/12UlnN3cmsT9gA6zFJMqweZQaLVIbkkqMdHxChst1C_A/pubhtml">
            <text:p>https://docs.google.com/spreadsheets/d/12UlnN3cmsT9gA6zFJMqweZQaLVIbkkqMdHxChst1C_A/pubhtml</text:p>
          </table:table-cell>
          <table:table-cell table:number-columns-repeated="1021"/>
        </table:table-row>
        <table:table-row table:style-name="ro1">
          <table:table-cell table:formula="of:=&quot;datasets-&quot;&amp;[.E59]" office:value-type="string" office:string-value="datasets-prisoners-england-wales-debtors-pre-1775">
            <text:p>datasets-prisoners-england-wales-debtors-pre-1775</text:p>
          </table:table-cell>
          <table:table-cell office:value-type="string">
            <text:p>google webpage</text:p>
          </table:table-cell>
          <table:table-cell table:formula="of:=SUBSTITUTE([.F59];&quot;edit?usp=drivesdk&quot;;&quot;pubhtml&quot;)" office:value-type="string" office:string-value="https://docs.google.com/spreadsheets/d/1sKS1BHAN7v9VFKJMOb6O6WWjjnQ5hvU1Biv6ThIbJwQ/pubhtml">
            <text:p>https://docs.google.com/spreadsheets/d/1sKS1BHAN7v9VFKJMOb6O6WWjjnQ5hvU1Biv6ThIbJwQ/pubhtml</text:p>
          </table:table-cell>
          <table:table-cell table:number-columns-repeated="1021"/>
        </table:table-row>
        <table:table-row table:style-name="ro1">
          <table:table-cell table:formula="of:=&quot;datasets-&quot;&amp;[.E60]" office:value-type="string" office:string-value="datasets-prisoners-england-wales-debtors-1800">
            <text:p>datasets-prisoners-england-wales-debtors-1800</text:p>
          </table:table-cell>
          <table:table-cell office:value-type="string">
            <text:p>google webpage</text:p>
          </table:table-cell>
          <table:table-cell table:formula="of:=SUBSTITUTE([.F60];&quot;edit?usp=drivesdk&quot;;&quot;pubhtml&quot;)" office:value-type="string" office:string-value="https://docs.google.com/spreadsheets/d/1IomPHMNnciDKXUfGKQi1NYfrsBK9a8ffRVUpUlI3QPA/pubhtml">
            <text:p>https://docs.google.com/spreadsheets/d/1IomPHMNnciDKXUfGKQi1NYfrsBK9a8ffRVUpUlI3QPA/pubhtml</text:p>
          </table:table-cell>
          <table:table-cell table:number-columns-repeated="1021"/>
        </table:table-row>
        <table:table-row table:style-name="ro1">
          <table:table-cell table:formula="of:=&quot;datasets-&quot;&amp;[.E61]" office:value-type="string" office:string-value="datasets-prisoners-england-wales-counties-1780-1850">
            <text:p>datasets-prisoners-england-wales-counties-1780-1850</text:p>
          </table:table-cell>
          <table:table-cell office:value-type="string">
            <text:p>google webpage</text:p>
          </table:table-cell>
          <table:table-cell table:formula="of:=SUBSTITUTE([.F61];&quot;edit?usp=drivesdk&quot;;&quot;pubhtml&quot;)" office:value-type="string" office:string-value="https://docs.google.com/spreadsheets/d/1tLsHkFWLnGt-1ihA9OWX0knnoQth5eGw82lVrfMK9FQ/pubhtml">
            <text:p>https://docs.google.com/spreadsheets/d/1tLsHkFWLnGt-1ihA9OWX0knnoQth5eGw82lVrfMK9FQ/pubhtml</text:p>
          </table:table-cell>
          <table:table-cell table:number-columns-repeated="1021"/>
        </table:table-row>
        <table:table-row table:style-name="ro1">
          <table:table-cell table:formula="of:=&quot;datasets-&quot;&amp;[.E62]" office:value-type="string" office:string-value="datasets-prisoners-england-wales-commitments-1805-6">
            <text:p>datasets-prisoners-england-wales-commitments-1805-6</text:p>
          </table:table-cell>
          <table:table-cell office:value-type="string">
            <text:p>google webpage</text:p>
          </table:table-cell>
          <table:table-cell table:formula="of:=SUBSTITUTE([.F62];&quot;edit?usp=drivesdk&quot;;&quot;pubhtml&quot;)" office:value-type="string" office:string-value="https://docs.google.com/spreadsheets/d/1h5aLwcuJo57vZhzgyB61cQJqmltlFrDfj3w6S_k43wI/pubhtml">
            <text:p>https://docs.google.com/spreadsheets/d/1h5aLwcuJo57vZhzgyB61cQJqmltlFrDfj3w6S_k43wI/pubhtml</text:p>
          </table:table-cell>
          <table:table-cell table:number-columns-repeated="1021"/>
        </table:table-row>
        <table:table-row table:style-name="ro1">
          <table:table-cell table:formula="of:=&quot;datasets-&quot;&amp;[.E63]" office:value-type="string" office:string-value="datasets-prisoners-england-wales-1892">
            <text:p>datasets-prisoners-england-wales-1892</text:p>
          </table:table-cell>
          <table:table-cell office:value-type="string">
            <text:p>google webpage</text:p>
          </table:table-cell>
          <table:table-cell table:formula="of:=SUBSTITUTE([.F63];&quot;edit?usp=drivesdk&quot;;&quot;pubhtml&quot;)" office:value-type="string" office:string-value="https://docs.google.com/spreadsheets/d/1fafnuWoxvds7p1v6IACzyMS_VR6IGWh5XJyuyHFdgVo/pubhtml">
            <text:p>https://docs.google.com/spreadsheets/d/1fafnuWoxvds7p1v6IACzyMS_VR6IGWh5XJyuyHFdgVo/pubhtml</text:p>
          </table:table-cell>
          <table:table-cell table:number-columns-repeated="1021"/>
        </table:table-row>
        <table:table-row table:style-name="ro1">
          <table:table-cell table:formula="of:=&quot;datasets-&quot;&amp;[.E64]" office:value-type="string" office:string-value="datasets-prisoners-england-wales-1864">
            <text:p>datasets-prisoners-england-wales-1864</text:p>
          </table:table-cell>
          <table:table-cell office:value-type="string">
            <text:p>google webpage</text:p>
          </table:table-cell>
          <table:table-cell table:formula="of:=SUBSTITUTE([.F64];&quot;edit?usp=drivesdk&quot;;&quot;pubhtml&quot;)" office:value-type="string" office:string-value="https://docs.google.com/spreadsheets/d/1WXofn9JPLleE6PduCWBdJ9coZrCq7Lx2dPA5EublTNA/pubhtml">
            <text:p>https://docs.google.com/spreadsheets/d/1WXofn9JPLleE6PduCWBdJ9coZrCq7Lx2dPA5EublTNA/pubhtml</text:p>
          </table:table-cell>
          <table:table-cell table:number-columns-repeated="1021"/>
        </table:table-row>
        <table:table-row table:style-name="ro1">
          <table:table-cell table:formula="of:=&quot;datasets-&quot;&amp;[.E65]" office:value-type="string" office:string-value="datasets-prisoners-england-wales-1850">
            <text:p>datasets-prisoners-england-wales-1850</text:p>
          </table:table-cell>
          <table:table-cell office:value-type="string">
            <text:p>google webpage</text:p>
          </table:table-cell>
          <table:table-cell table:formula="of:=SUBSTITUTE([.F65];&quot;edit?usp=drivesdk&quot;;&quot;pubhtml&quot;)" office:value-type="string" office:string-value="https://docs.google.com/spreadsheets/d/1mY-jPocOI_IVJIOSaNnSjfQyAU-Vv1xfdhyChT3FWhk/pubhtml">
            <text:p>https://docs.google.com/spreadsheets/d/1mY-jPocOI_IVJIOSaNnSjfQyAU-Vv1xfdhyChT3FWhk/pubhtml</text:p>
          </table:table-cell>
          <table:table-cell table:number-columns-repeated="1021"/>
        </table:table-row>
        <table:table-row table:style-name="ro1">
          <table:table-cell table:formula="of:=&quot;datasets-&quot;&amp;[.E66]" office:value-type="string" office:string-value="datasets-prisoners-england-wales-1840">
            <text:p>datasets-prisoners-england-wales-1840</text:p>
          </table:table-cell>
          <table:table-cell office:value-type="string">
            <text:p>google webpage</text:p>
          </table:table-cell>
          <table:table-cell table:formula="of:=SUBSTITUTE([.F66];&quot;edit?usp=drivesdk&quot;;&quot;pubhtml&quot;)" office:value-type="string" office:string-value="https://docs.google.com/spreadsheets/d/1XcusHEV_ilcNtCsr4LDKtuuX6CAMY6sy-tD02eGheTA/pubhtml">
            <text:p>https://docs.google.com/spreadsheets/d/1XcusHEV_ilcNtCsr4LDKtuuX6CAMY6sy-tD02eGheTA/pubhtml</text:p>
          </table:table-cell>
          <table:table-cell table:number-columns-repeated="1021"/>
        </table:table-row>
        <table:table-row table:style-name="ro1">
          <table:table-cell table:formula="of:=&quot;datasets-&quot;&amp;[.E67]" office:value-type="string" office:string-value="datasets-prisoners-england-wales-1838">
            <text:p>datasets-prisoners-england-wales-1838</text:p>
          </table:table-cell>
          <table:table-cell office:value-type="string">
            <text:p>google webpage</text:p>
          </table:table-cell>
          <table:table-cell table:formula="of:=SUBSTITUTE([.F67];&quot;edit?usp=drivesdk&quot;;&quot;pubhtml&quot;)" office:value-type="string" office:string-value="https://docs.google.com/spreadsheets/d/1Exg05wMVQycy5krNGeO36AaHBbKC9Sg_0cPsbEfiVe0/pubhtml">
            <text:p>https://docs.google.com/spreadsheets/d/1Exg05wMVQycy5krNGeO36AaHBbKC9Sg_0cPsbEfiVe0/pubhtml</text:p>
          </table:table-cell>
          <table:table-cell table:number-columns-repeated="1021"/>
        </table:table-row>
        <table:table-row table:style-name="ro1">
          <table:table-cell table:formula="of:=&quot;datasets-&quot;&amp;[.E68]" office:value-type="string" office:string-value="datasets-prisoners-england-wales-1836">
            <text:p>datasets-prisoners-england-wales-1836</text:p>
          </table:table-cell>
          <table:table-cell office:value-type="string">
            <text:p>google webpage</text:p>
          </table:table-cell>
          <table:table-cell table:formula="of:=SUBSTITUTE([.F68];&quot;edit?usp=drivesdk&quot;;&quot;pubhtml&quot;)" office:value-type="string" office:string-value="https://docs.google.com/spreadsheets/d/1cNnA1LRfDEiaJen5om4877nX6_HGWAx2Qayauy5cVk8/pubhtml">
            <text:p>https://docs.google.com/spreadsheets/d/1cNnA1LRfDEiaJen5om4877nX6_HGWAx2Qayauy5cVk8/pubhtml</text:p>
          </table:table-cell>
          <table:table-cell table:number-columns-repeated="1021"/>
        </table:table-row>
        <table:table-row table:style-name="ro1">
          <table:table-cell table:formula="of:=&quot;datasets-&quot;&amp;[.E69]" office:value-type="string" office:string-value="datasets-prisoners-england-wales-1830">
            <text:p>datasets-prisoners-england-wales-1830</text:p>
          </table:table-cell>
          <table:table-cell office:value-type="string">
            <text:p>google webpage</text:p>
          </table:table-cell>
          <table:table-cell table:formula="of:=SUBSTITUTE([.F69];&quot;edit?usp=drivesdk&quot;;&quot;pubhtml&quot;)" office:value-type="string" office:string-value="https://docs.google.com/spreadsheets/d/1klaA-TqHm_3Mra1iXmsGux11ddyVXW7pWFp7Ls0vOnU/pubhtml">
            <text:p>https://docs.google.com/spreadsheets/d/1klaA-TqHm_3Mra1iXmsGux11ddyVXW7pWFp7Ls0vOnU/pubhtml</text:p>
          </table:table-cell>
          <table:table-cell table:number-columns-repeated="1021"/>
        </table:table-row>
        <table:table-row table:style-name="ro1">
          <table:table-cell table:formula="of:=&quot;datasets-&quot;&amp;[.E70]" office:value-type="string" office:string-value="datasets-prisoners-england-wales-1823">
            <text:p>datasets-prisoners-england-wales-1823</text:p>
          </table:table-cell>
          <table:table-cell office:value-type="string">
            <text:p>google webpage</text:p>
          </table:table-cell>
          <table:table-cell table:formula="of:=SUBSTITUTE([.F70];&quot;edit?usp=drivesdk&quot;;&quot;pubhtml&quot;)" office:value-type="string" office:string-value="https://docs.google.com/spreadsheets/d/1VsTM_7BLdJyro-7shJahMC4cUkKk5VLMtxTrxlxoA-A/pubhtml">
            <text:p>https://docs.google.com/spreadsheets/d/1VsTM_7BLdJyro-7shJahMC4cUkKk5VLMtxTrxlxoA-A/pubhtml</text:p>
          </table:table-cell>
          <table:table-cell table:number-columns-repeated="1021"/>
        </table:table-row>
        <table:table-row table:style-name="ro1">
          <table:table-cell table:formula="of:=&quot;datasets-&quot;&amp;[.E71]" office:value-type="string" office:string-value="datasets-prisoners-england-wales-1820">
            <text:p>datasets-prisoners-england-wales-1820</text:p>
          </table:table-cell>
          <table:table-cell office:value-type="string">
            <text:p>google webpage</text:p>
          </table:table-cell>
          <table:table-cell table:formula="of:=SUBSTITUTE([.F71];&quot;edit?usp=drivesdk&quot;;&quot;pubhtml&quot;)" office:value-type="string" office:string-value="https://docs.google.com/spreadsheets/d/1jsrUH3hSE6caG-dj3XU0gy7z201jhDap4GZr9htI5cI/pubhtml">
            <text:p>https://docs.google.com/spreadsheets/d/1jsrUH3hSE6caG-dj3XU0gy7z201jhDap4GZr9htI5cI/pubhtml</text:p>
          </table:table-cell>
          <table:table-cell table:number-columns-repeated="1021"/>
        </table:table-row>
        <table:table-row table:style-name="ro1">
          <table:table-cell table:formula="of:=&quot;datasets-&quot;&amp;[.E72]" office:value-type="string" office:string-value="datasets-prisoners-england-wales-1810">
            <text:p>datasets-prisoners-england-wales-1810</text:p>
          </table:table-cell>
          <table:table-cell office:value-type="string">
            <text:p>google webpage</text:p>
          </table:table-cell>
          <table:table-cell table:formula="of:=SUBSTITUTE([.F72];&quot;edit?usp=drivesdk&quot;;&quot;pubhtml&quot;)" office:value-type="string" office:string-value="https://docs.google.com/spreadsheets/d/1_s0styjKcjtCHVMJNXR3tHbH7DBuhwNFoNYeel3RC1g/pubhtml">
            <text:p>https://docs.google.com/spreadsheets/d/1_s0styjKcjtCHVMJNXR3tHbH7DBuhwNFoNYeel3RC1g/pubhtml</text:p>
          </table:table-cell>
          <table:table-cell table:number-columns-repeated="1021"/>
        </table:table-row>
        <table:table-row table:style-name="ro1">
          <table:table-cell table:formula="of:=&quot;datasets-&quot;&amp;[.E73]" office:value-type="string" office:string-value="datasets-prisoners-england-wales-1800">
            <text:p>datasets-prisoners-england-wales-1800</text:p>
          </table:table-cell>
          <table:table-cell office:value-type="string">
            <text:p>google webpage</text:p>
          </table:table-cell>
          <table:table-cell table:formula="of:=SUBSTITUTE([.F73];&quot;edit?usp=drivesdk&quot;;&quot;pubhtml&quot;)" office:value-type="string" office:string-value="https://docs.google.com/spreadsheets/d/1C-0gU6gQqxUifABlM20AD7InDCsDz2x5USzt8mGbcXU/pubhtml">
            <text:p>https://docs.google.com/spreadsheets/d/1C-0gU6gQqxUifABlM20AD7InDCsDz2x5USzt8mGbcXU/pubhtml</text:p>
          </table:table-cell>
          <table:table-cell table:number-columns-repeated="1021"/>
        </table:table-row>
        <table:table-row table:style-name="ro1">
          <table:table-cell table:formula="of:=&quot;datasets-&quot;&amp;[.E74]" office:value-type="string" office:string-value="datasets-prisoners-england-wales-1780">
            <text:p>datasets-prisoners-england-wales-1780</text:p>
          </table:table-cell>
          <table:table-cell office:value-type="string">
            <text:p>google webpage</text:p>
          </table:table-cell>
          <table:table-cell table:formula="of:=SUBSTITUTE([.F74];&quot;edit?usp=drivesdk&quot;;&quot;pubhtml&quot;)" office:value-type="string" office:string-value="https://docs.google.com/spreadsheets/d/1uGtzA96wJKUgmbDsuYNPv1wsFPtE9n-CQtxSDZIuROc/pubhtml">
            <text:p>https://docs.google.com/spreadsheets/d/1uGtzA96wJKUgmbDsuYNPv1wsFPtE9n-CQtxSDZIuROc/pubhtml</text:p>
          </table:table-cell>
          <table:table-cell table:number-columns-repeated="1021"/>
        </table:table-row>
        <table:table-row table:style-name="ro1">
          <table:table-cell table:formula="of:=&quot;datasets-&quot;&amp;[.E75]" office:value-type="string" office:string-value="datasets-prisoners-australia">
            <text:p>datasets-prisoners-australia</text:p>
          </table:table-cell>
          <table:table-cell office:value-type="string">
            <text:p>google webpage</text:p>
          </table:table-cell>
          <table:table-cell table:formula="of:=SUBSTITUTE([.F75];&quot;edit?usp=drivesdk&quot;;&quot;pubhtml&quot;)" office:value-type="string" office:string-value="https://docs.google.com/spreadsheets/d/1DigI4ayK0AnMS0_SV1s70K8i5AAii2G8NRBP5z3A5Ds/pubhtml">
            <text:p>https://docs.google.com/spreadsheets/d/1DigI4ayK0AnMS0_SV1s70K8i5AAii2G8NRBP5z3A5Ds/pubhtml</text:p>
          </table:table-cell>
          <table:table-cell table:number-columns-repeated="1021"/>
        </table:table-row>
        <table:table-row table:style-name="ro1">
          <table:table-cell table:formula="of:=&quot;datasets-&quot;&amp;[.E76]" office:value-type="string" office:string-value="datasets-prisoner-communication-mid-19th-century">
            <text:p>datasets-prisoner-communication-mid-19th-century</text:p>
          </table:table-cell>
          <table:table-cell office:value-type="string">
            <text:p>google webpage</text:p>
          </table:table-cell>
          <table:table-cell table:formula="of:=SUBSTITUTE([.F76];&quot;edit?usp=drivesdk&quot;;&quot;pubhtml&quot;)" office:value-type="string" office:string-value="https://docs.google.com/spreadsheets/d/1tAoa7ui_Ur69z8heFaQ_vqqBZx0ovVrlSt1rOymFk8Q/pubhtml">
            <text:p>https://docs.google.com/spreadsheets/d/1tAoa7ui_Ur69z8heFaQ_vqqBZx0ovVrlSt1rOymFk8Q/pubhtml</text:p>
          </table:table-cell>
          <table:table-cell table:number-columns-repeated="1021"/>
        </table:table-row>
        <table:table-row table:style-name="ro1">
          <table:table-cell table:formula="of:=&quot;datasets-&quot;&amp;[.E77]" office:value-type="string" office:string-value="datasets-prisoner-communication-late-20th-century">
            <text:p>datasets-prisoner-communication-late-20th-century</text:p>
          </table:table-cell>
          <table:table-cell office:value-type="string">
            <text:p>google webpage</text:p>
          </table:table-cell>
          <table:table-cell table:formula="of:=SUBSTITUTE([.F77];&quot;edit?usp=drivesdk&quot;;&quot;pubhtml&quot;)" office:value-type="string" office:string-value="https://docs.google.com/spreadsheets/d/1JCuvC_-DWx7nrazEeUOsCCzmgByc75V7Ubq-eoe11Pg/pubhtml">
            <text:p>https://docs.google.com/spreadsheets/d/1JCuvC_-DWx7nrazEeUOsCCzmgByc75V7Ubq-eoe11Pg/pubhtml</text:p>
          </table:table-cell>
          <table:table-cell table:number-columns-repeated="1021"/>
        </table:table-row>
        <table:table-row table:style-name="ro1">
          <table:table-cell table:formula="of:=&quot;datasets-&quot;&amp;[.E78]" office:value-type="string" office:string-value="datasets-prisoner-communication-early-20th-century">
            <text:p>datasets-prisoner-communication-early-20th-century</text:p>
          </table:table-cell>
          <table:table-cell office:value-type="string">
            <text:p>google webpage</text:p>
          </table:table-cell>
          <table:table-cell table:formula="of:=SUBSTITUTE([.F78];&quot;edit?usp=drivesdk&quot;;&quot;pubhtml&quot;)" office:value-type="string" office:string-value="https://docs.google.com/spreadsheets/d/1NZ-NPJJQrRNW8Ak_Cn-MZ5aEHzUmrxYWclrUj8NWnVk/pubhtml">
            <text:p>https://docs.google.com/spreadsheets/d/1NZ-NPJJQrRNW8Ak_Cn-MZ5aEHzUmrxYWclrUj8NWnVk/pubhtml</text:p>
          </table:table-cell>
          <table:table-cell table:number-columns-repeated="1021"/>
        </table:table-row>
        <table:table-row table:style-name="ro1">
          <table:table-cell table:formula="of:=&quot;datasets-&quot;&amp;[.E79]" office:value-type="string" office:string-value="datasets-population-us">
            <text:p>datasets-population-us</text:p>
          </table:table-cell>
          <table:table-cell office:value-type="string">
            <text:p>google webpage</text:p>
          </table:table-cell>
          <table:table-cell table:formula="of:=SUBSTITUTE([.F79];&quot;edit?usp=drivesdk&quot;;&quot;pubhtml&quot;)" office:value-type="string" office:string-value="https://docs.google.com/spreadsheets/d/1S8-nnzLcoqJ-qzKzVXhmXT1RjYPnQ30a08oeKFrfiHY/pubhtml">
            <text:p>https://docs.google.com/spreadsheets/d/1S8-nnzLcoqJ-qzKzVXhmXT1RjYPnQ30a08oeKFrfiHY/pubhtml</text:p>
          </table:table-cell>
          <table:table-cell table:number-columns-repeated="1021"/>
        </table:table-row>
        <table:table-row table:style-name="ro1">
          <table:table-cell table:formula="of:=&quot;datasets-&quot;&amp;[.E80]" office:value-type="string" office:string-value="datasets-population-england-wales">
            <text:p>datasets-population-england-wales</text:p>
          </table:table-cell>
          <table:table-cell office:value-type="string">
            <text:p>google webpage</text:p>
          </table:table-cell>
          <table:table-cell table:formula="of:=SUBSTITUTE([.F80];&quot;edit?usp=drivesdk&quot;;&quot;pubhtml&quot;)" office:value-type="string" office:string-value="https://docs.google.com/spreadsheets/d/17TIvcuwkA4baD0m-eHwtpNmp7izjRBhtQFroBo2Ucto/pubhtml">
            <text:p>https://docs.google.com/spreadsheets/d/17TIvcuwkA4baD0m-eHwtpNmp7izjRBhtQFroBo2Ucto/pubhtml</text:p>
          </table:table-cell>
          <table:table-cell table:number-columns-repeated="1021"/>
        </table:table-row>
        <table:table-row table:style-name="ro1">
          <table:table-cell table:formula="of:=&quot;datasets-&quot;&amp;[.E81]" office:value-type="string" office:string-value="datasets-population-australia">
            <text:p>datasets-population-australia</text:p>
          </table:table-cell>
          <table:table-cell office:value-type="string">
            <text:p>google webpage</text:p>
          </table:table-cell>
          <table:table-cell table:formula="of:=SUBSTITUTE([.F81];&quot;edit?usp=drivesdk&quot;;&quot;pubhtml&quot;)" office:value-type="string" office:string-value="https://docs.google.com/spreadsheets/d/1yleYrYQHX_CeKNca07OrjIrGQC9oGsWoEuR965XXYvc/pubhtml">
            <text:p>https://docs.google.com/spreadsheets/d/1yleYrYQHX_CeKNca07OrjIrGQC9oGsWoEuR965XXYvc/pubhtml</text:p>
          </table:table-cell>
          <table:table-cell table:number-columns-repeated="1021"/>
        </table:table-row>
        <table:table-row table:style-name="ro1">
          <table:table-cell table:formula="of:=&quot;datasets-&quot;&amp;[.E82]" office:value-type="string" office:string-value="datasets-parole-prisoners-communication">
            <text:p>datasets-parole-prisoners-communication</text:p>
          </table:table-cell>
          <table:table-cell office:value-type="string">
            <text:p>google webpage</text:p>
          </table:table-cell>
          <table:table-cell table:formula="of:=SUBSTITUTE([.F82];&quot;edit?usp=drivesdk&quot;;&quot;pubhtml&quot;)" office:value-type="string" office:string-value="https://docs.google.com/spreadsheets/d/1kA8jyllFljHAG8V7UPuVLdqzgyTSBuaFETpeKgrBLAI/pubhtml">
            <text:p>https://docs.google.com/spreadsheets/d/1kA8jyllFljHAG8V7UPuVLdqzgyTSBuaFETpeKgrBLAI/pubhtml</text:p>
          </table:table-cell>
          <table:table-cell table:number-columns-repeated="1021"/>
        </table:table-row>
        <table:table-row table:style-name="ro1">
          <table:table-cell table:formula="of:=&quot;datasets-&quot;&amp;[.E83]" office:value-type="string" office:string-value="datasets-military-service-uk">
            <text:p>datasets-military-service-uk</text:p>
          </table:table-cell>
          <table:table-cell office:value-type="string">
            <text:p>google webpage</text:p>
          </table:table-cell>
          <table:table-cell table:formula="of:=SUBSTITUTE([.F83];&quot;edit?usp=drivesdk&quot;;&quot;pubhtml&quot;)" office:value-type="string" office:string-value="https://docs.google.com/spreadsheets/d/1FeRVC9Nrb406d02ugbTjUSmKLbPxPhpCrKUCMJgpkR8/pubhtml">
            <text:p>https://docs.google.com/spreadsheets/d/1FeRVC9Nrb406d02ugbTjUSmKLbPxPhpCrKUCMJgpkR8/pubhtml</text:p>
          </table:table-cell>
          <table:table-cell table:number-columns-repeated="1021"/>
        </table:table-row>
        <table:table-row table:style-name="ro1">
          <table:table-cell table:formula="of:=&quot;datasets-&quot;&amp;[.E84]" office:value-type="string" office:string-value="datasets-manifest-admin">
            <text:p>datasets-manifest-admin</text:p>
          </table:table-cell>
          <table:table-cell office:value-type="string">
            <text:p>google webpage</text:p>
          </table:table-cell>
          <table:table-cell table:formula="of:=SUBSTITUTE([.F84];&quot;edit?usp=drivesdk&quot;;&quot;pubhtml&quot;)" office:value-type="string" office:string-value="https://docs.google.com/spreadsheets/d/139myxUfwDqTtmdIpdGihmDF3eQojipamctnYRceJEag/edit?usp=sharing">
            <text:p>https://docs.google.com/spreadsheets/d/139myxUfwDqTtmdIpdGihmDF3eQojipamctnYRceJEag/edit?usp=sharing</text:p>
          </table:table-cell>
          <table:table-cell table:number-columns-repeated="1021"/>
        </table:table-row>
        <table:table-row table:style-name="ro1">
          <table:table-cell table:formula="of:=&quot;datasets-&quot;&amp;[.E85]" office:value-type="string" office:string-value="datasets-libraries-public-books-before-1940">
            <text:p>datasets-libraries-public-books-before-1940</text:p>
          </table:table-cell>
          <table:table-cell office:value-type="string">
            <text:p>google webpage</text:p>
          </table:table-cell>
          <table:table-cell table:formula="of:=SUBSTITUTE([.F85];&quot;edit?usp=drivesdk&quot;;&quot;pubhtml&quot;)" office:value-type="string" office:string-value="https://docs.google.com/spreadsheets/d/1ZBhLM8114VorSwKZ8W1T44vczmBM4OyM5AViXaEmzdY/pubhtml">
            <text:p>https://docs.google.com/spreadsheets/d/1ZBhLM8114VorSwKZ8W1T44vczmBM4OyM5AViXaEmzdY/pubhtml</text:p>
          </table:table-cell>
          <table:table-cell table:number-columns-repeated="1021"/>
        </table:table-row>
        <table:table-row table:style-name="ro1">
          <table:table-cell table:formula="of:=&quot;datasets-&quot;&amp;[.E86]" office:value-type="string" office:string-value="datasets-libraries-prisons-books-before-1900">
            <text:p>datasets-libraries-prisons-books-before-1900</text:p>
          </table:table-cell>
          <table:table-cell office:value-type="string">
            <text:p>google webpage</text:p>
          </table:table-cell>
          <table:table-cell table:formula="of:=SUBSTITUTE([.F86];&quot;edit?usp=drivesdk&quot;;&quot;pubhtml&quot;)" office:value-type="string" office:string-value="https://docs.google.com/spreadsheets/d/1QkyAgUVWI1NBuTXa-3Odw0AfQORh6ap9YS9dq1xBn1U/pubhtml">
            <text:p>https://docs.google.com/spreadsheets/d/1QkyAgUVWI1NBuTXa-3Odw0AfQORh6ap9YS9dq1xBn1U/pubhtml</text:p>
          </table:table-cell>
          <table:table-cell table:number-columns-repeated="1021"/>
        </table:table-row>
        <table:table-row table:style-name="ro1">
          <table:table-cell table:formula="of:=&quot;datasets-&quot;&amp;[.E87]" office:value-type="string" office:string-value="datasets-libraries-prisons-books-ala-1933">
            <text:p>datasets-libraries-prisons-books-ala-1933</text:p>
          </table:table-cell>
          <table:table-cell office:value-type="string">
            <text:p>google webpage</text:p>
          </table:table-cell>
          <table:table-cell table:formula="of:=SUBSTITUTE([.F87];&quot;edit?usp=drivesdk&quot;;&quot;pubhtml&quot;)" office:value-type="string" office:string-value="https://docs.google.com/spreadsheets/d/18_ZXl0oxNo32JgJpJ9IIZbJrbp0R-uYtfOcVh8u3_ug/pubhtml">
            <text:p>https://docs.google.com/spreadsheets/d/18_ZXl0oxNo32JgJpJ9IIZbJrbp0R-uYtfOcVh8u3_ug/pubhtml</text:p>
          </table:table-cell>
          <table:table-cell table:number-columns-repeated="1021"/>
        </table:table-row>
        <table:table-row table:style-name="ro1">
          <table:table-cell table:formula="of:=&quot;datasets-&quot;&amp;[.E88]" office:value-type="string" office:string-value="datasets-libraries-prisons-before-1940">
            <text:p>datasets-libraries-prisons-before-1940</text:p>
          </table:table-cell>
          <table:table-cell office:value-type="string">
            <text:p>google webpage</text:p>
          </table:table-cell>
          <table:table-cell table:formula="of:=SUBSTITUTE([.F88];&quot;edit?usp=drivesdk&quot;;&quot;pubhtml&quot;)" office:value-type="string" office:string-value="https://docs.google.com/spreadsheets/d/1G-jbaMfmnQWfkEsU8PZnKIqGPft0mJtirpU1XhhGPw0/pubhtml">
            <text:p>https://docs.google.com/spreadsheets/d/1G-jbaMfmnQWfkEsU8PZnKIqGPft0mJtirpU1XhhGPw0/pubhtml</text:p>
          </table:table-cell>
          <table:table-cell table:number-columns-repeated="1021"/>
        </table:table-row>
        <table:table-row table:style-name="ro1">
          <table:table-cell table:formula="of:=&quot;datasets-&quot;&amp;[.E89]" office:value-type="string" office:string-value="datasets-libraries-prisons-after-1980">
            <text:p>datasets-libraries-prisons-after-1980</text:p>
          </table:table-cell>
          <table:table-cell office:value-type="string">
            <text:p>google webpage</text:p>
          </table:table-cell>
          <table:table-cell table:formula="of:=SUBSTITUTE([.F89];&quot;edit?usp=drivesdk&quot;;&quot;pubhtml&quot;)" office:value-type="string" office:string-value="https://docs.google.com/spreadsheets/d/1KWYLwarJu-ZEjxGQNVpRaOe30UziivEY5lIpc6KxScM/pubhtml">
            <text:p>https://docs.google.com/spreadsheets/d/1KWYLwarJu-ZEjxGQNVpRaOe30UziivEY5lIpc6KxScM/pubhtml</text:p>
          </table:table-cell>
          <table:table-cell table:number-columns-repeated="1021"/>
        </table:table-row>
        <table:table-row table:style-name="ro1">
          <table:table-cell table:formula="of:=&quot;datasets-&quot;&amp;[.E90]" office:value-type="string" office:string-value="datasets-libraries-prisons-1940-1980">
            <text:p>datasets-libraries-prisons-1940-1980</text:p>
          </table:table-cell>
          <table:table-cell office:value-type="string">
            <text:p>google webpage</text:p>
          </table:table-cell>
          <table:table-cell table:formula="of:=SUBSTITUTE([.F90];&quot;edit?usp=drivesdk&quot;;&quot;pubhtml&quot;)" office:value-type="string" office:string-value="https://docs.google.com/spreadsheets/d/10FHhZJnNQlu8wFsXFpccPTvarGEYxiSa8tGElPWes9g/pubhtml">
            <text:p>https://docs.google.com/spreadsheets/d/10FHhZJnNQlu8wFsXFpccPTvarGEYxiSa8tGElPWes9g/pubhtml</text:p>
          </table:table-cell>
          <table:table-cell table:number-columns-repeated="1021"/>
        </table:table-row>
        <table:table-row table:style-name="ro1">
          <table:table-cell table:formula="of:=&quot;datasets-&quot;&amp;[.E91]" office:value-type="string" office:string-value="datasets-howard-prison-visits">
            <text:p>datasets-howard-prison-visits</text:p>
          </table:table-cell>
          <table:table-cell office:value-type="string">
            <text:p>google webpage</text:p>
          </table:table-cell>
          <table:table-cell table:formula="of:=SUBSTITUTE([.F91];&quot;edit?usp=drivesdk&quot;;&quot;pubhtml&quot;)" office:value-type="string" office:string-value="https://docs.google.com/spreadsheets/d/1iAUlxihD5rQVqIMF9WVTTV4Qfu07fyfoljTNf-Q6NMM/pubhtml">
            <text:p>https://docs.google.com/spreadsheets/d/1iAUlxihD5rQVqIMF9WVTTV4Qfu07fyfoljTNf-Q6NMM/pubhtml</text:p>
          </table:table-cell>
          <table:table-cell table:number-columns-repeated="1021"/>
        </table:table-row>
        <table:table-row table:style-name="ro1">
          <table:table-cell table:formula="of:=&quot;datasets-&quot;&amp;[.E92]" office:value-type="string" office:string-value="datasets-frankenstein-feelings-comparison">
            <text:p>datasets-frankenstein-feelings-comparison</text:p>
          </table:table-cell>
          <table:table-cell office:value-type="string">
            <text:p>google webpage</text:p>
          </table:table-cell>
          <table:table-cell table:formula="of:=SUBSTITUTE([.F92];&quot;edit?usp=drivesdk&quot;;&quot;pubhtml&quot;)" office:value-type="string" office:string-value="https://docs.google.com/spreadsheets/d/18vpjvSIfN1479zRNVe4ohgrqU7emN7r_5J6nngAbaVw/pubhtml">
            <text:p>https://docs.google.com/spreadsheets/d/18vpjvSIfN1479zRNVe4ohgrqU7emN7r_5J6nngAbaVw/pubhtml</text:p>
          </table:table-cell>
          <table:table-cell table:number-columns-repeated="1021"/>
        </table:table-row>
        <table:table-row table:style-name="ro1">
          <table:table-cell table:formula="of:=&quot;datasets-&quot;&amp;[.E93]" office:value-type="string" office:string-value="datasets-feature-film-characteristics">
            <text:p>datasets-feature-film-characteristics</text:p>
          </table:table-cell>
          <table:table-cell office:value-type="string">
            <text:p>google webpage</text:p>
          </table:table-cell>
          <table:table-cell table:formula="of:=SUBSTITUTE([.F93];&quot;edit?usp=drivesdk&quot;;&quot;pubhtml&quot;)" office:value-type="string" office:string-value="https://docs.google.com/spreadsheets/d/1XhwoOo3-tUsJVe20JM9MieIGvbBG_EwZvedCj6U-wOI/pubhtml">
            <text:p>https://docs.google.com/spreadsheets/d/1XhwoOo3-tUsJVe20JM9MieIGvbBG_EwZvedCj6U-wOI/pubhtml</text:p>
          </table:table-cell>
          <table:table-cell table:number-columns-repeated="1021"/>
        </table:table-row>
        <table:table-row table:style-name="ro1">
          <table:table-cell table:formula="of:=&quot;datasets-&quot;&amp;[.E94]" office:value-type="string" office:string-value="datasets-executions-us">
            <text:p>datasets-executions-us</text:p>
          </table:table-cell>
          <table:table-cell office:value-type="string">
            <text:p>google webpage</text:p>
          </table:table-cell>
          <table:table-cell table:formula="of:=SUBSTITUTE([.F94];&quot;edit?usp=drivesdk&quot;;&quot;pubhtml&quot;)" office:value-type="string" office:string-value="https://docs.google.com/spreadsheets/d/1zMY2OI_4OX2-4btRnJpy7rhZzM-UxdC7W1h7Q4QcF48/pubhtml">
            <text:p>https://docs.google.com/spreadsheets/d/1zMY2OI_4OX2-4btRnJpy7rhZzM-UxdC7W1h7Q4QcF48/pubhtml</text:p>
          </table:table-cell>
          <table:table-cell table:number-columns-repeated="1021"/>
        </table:table-row>
        <table:table-row table:style-name="ro1">
          <table:table-cell table:formula="of:=&quot;datasets-&quot;&amp;[.E95]" office:value-type="string" office:string-value="datasets-executions-scotland-from-1800">
            <text:p>datasets-executions-scotland-from-1800</text:p>
          </table:table-cell>
          <table:table-cell office:value-type="string">
            <text:p>google webpage</text:p>
          </table:table-cell>
          <table:table-cell table:formula="of:=SUBSTITUTE([.F95];&quot;edit?usp=drivesdk&quot;;&quot;pubhtml&quot;)" office:value-type="string" office:string-value="https://docs.google.com/spreadsheets/d/1IGKY7M_yf46I1CJQwGkNP9BrPVyHjLenWI2GrZLB4Zk/pubhtml">
            <text:p>https://docs.google.com/spreadsheets/d/1IGKY7M_yf46I1CJQwGkNP9BrPVyHjLenWI2GrZLB4Zk/pubhtml</text:p>
          </table:table-cell>
          <table:table-cell table:number-columns-repeated="1021"/>
        </table:table-row>
        <table:table-row table:style-name="ro1">
          <table:table-cell table:formula="of:=&quot;datasets-&quot;&amp;[.E96]" office:value-type="string" office:string-value="datasets-executions-lynching-us">
            <text:p>datasets-executions-lynching-us</text:p>
          </table:table-cell>
          <table:table-cell office:value-type="string">
            <text:p>google webpage</text:p>
          </table:table-cell>
          <table:table-cell table:formula="of:=SUBSTITUTE([.F96];&quot;edit?usp=drivesdk&quot;;&quot;pubhtml&quot;)" office:value-type="string" office:string-value="https://docs.google.com/spreadsheets/d/1kH6VTsORWkVE30il3SE7i_Fc5Hjwn_kF56j7lItOtok/pubhtml">
            <text:p>https://docs.google.com/spreadsheets/d/1kH6VTsORWkVE30il3SE7i_Fc5Hjwn_kF56j7lItOtok/pubhtml</text:p>
          </table:table-cell>
          <table:table-cell table:number-columns-repeated="1021"/>
        </table:table-row>
        <table:table-row table:style-name="ro1">
          <table:table-cell table:formula="of:=&quot;datasets-&quot;&amp;[.E97]" office:value-type="string" office:string-value="datasets-executions-england-wales-london-pre-1840">
            <text:p>datasets-executions-england-wales-london-pre-1840</text:p>
          </table:table-cell>
          <table:table-cell office:value-type="string">
            <text:p>google webpage</text:p>
          </table:table-cell>
          <table:table-cell table:formula="of:=SUBSTITUTE([.F97];&quot;edit?usp=drivesdk&quot;;&quot;pubhtml&quot;)" office:value-type="string" office:string-value="https://docs.google.com/spreadsheets/d/1xjV6tz3S-YOR7v2zXVK-hNwh639VPoIRmJDzb2MCKVw/pubhtml">
            <text:p>https://docs.google.com/spreadsheets/d/1xjV6tz3S-YOR7v2zXVK-hNwh639VPoIRmJDzb2MCKVw/pubhtml</text:p>
          </table:table-cell>
          <table:table-cell table:number-columns-repeated="1021"/>
        </table:table-row>
        <table:table-row table:style-name="ro1">
          <table:table-cell table:formula="of:=&quot;datasets-&quot;&amp;[.E98]" office:value-type="string" office:string-value="datasets-executions-england-wales-from-1800">
            <text:p>datasets-executions-england-wales-from-1800</text:p>
          </table:table-cell>
          <table:table-cell office:value-type="string">
            <text:p>google webpage</text:p>
          </table:table-cell>
          <table:table-cell table:formula="of:=SUBSTITUTE([.F98];&quot;edit?usp=drivesdk&quot;;&quot;pubhtml&quot;)" office:value-type="string" office:string-value="https://docs.google.com/spreadsheets/d/1c5nBGrTVXPLiG6lQWY2DJAkKF2utOIc7MVrVHdIPtVQ/pubhtml">
            <text:p>https://docs.google.com/spreadsheets/d/1c5nBGrTVXPLiG6lQWY2DJAkKF2utOIc7MVrVHdIPtVQ/pubhtml</text:p>
          </table:table-cell>
          <table:table-cell table:number-columns-repeated="1021"/>
        </table:table-row>
        <table:table-row table:style-name="ro1">
          <table:table-cell table:formula="of:=&quot;datasets-&quot;&amp;[.E99]" office:value-type="string" office:string-value="datasets-executions-england-wales-before-1800">
            <text:p>datasets-executions-england-wales-before-1800</text:p>
          </table:table-cell>
          <table:table-cell office:value-type="string">
            <text:p>google webpage</text:p>
          </table:table-cell>
          <table:table-cell table:formula="of:=SUBSTITUTE([.F99];&quot;edit?usp=drivesdk&quot;;&quot;pubhtml&quot;)" office:value-type="string" office:string-value="https://docs.google.com/spreadsheets/d/1zUguvvfJ4aG01rZdbBxkvtm21P86zpW2OffqPQP2r8g/pubhtml">
            <text:p>https://docs.google.com/spreadsheets/d/1zUguvvfJ4aG01rZdbBxkvtm21P86zpW2OffqPQP2r8g/pubhtml</text:p>
          </table:table-cell>
          <table:table-cell table:number-columns-repeated="1021"/>
        </table:table-row>
        <table:table-row table:style-name="ro1">
          <table:table-cell table:formula="of:=&quot;datasets-&quot;&amp;[.E100]" office:value-type="string" office:string-value="datasets-executions-australia">
            <text:p>datasets-executions-australia</text:p>
          </table:table-cell>
          <table:table-cell office:value-type="string">
            <text:p>google webpage</text:p>
          </table:table-cell>
          <table:table-cell table:formula="of:=SUBSTITUTE([.F100];&quot;edit?usp=drivesdk&quot;;&quot;pubhtml&quot;)" office:value-type="string" office:string-value="https://docs.google.com/spreadsheets/d/1y9E42haGmPCucVPQ3uQlxQvrDaNZGCxrGtR1oVCieG8/pubhtml">
            <text:p>https://docs.google.com/spreadsheets/d/1y9E42haGmPCucVPQ3uQlxQvrDaNZGCxrGtR1oVCieG8/pubhtml</text:p>
          </table:table-cell>
          <table:table-cell table:number-columns-repeated="1021"/>
        </table:table-row>
        <table:table-row table:style-name="ro1">
          <table:table-cell table:formula="of:=&quot;datasets-&quot;&amp;[.E101]" office:value-type="string" office:string-value="datasets-electoral-franchise">
            <text:p>datasets-electoral-franchise</text:p>
          </table:table-cell>
          <table:table-cell office:value-type="string">
            <text:p>google webpage</text:p>
          </table:table-cell>
          <table:table-cell table:formula="of:=SUBSTITUTE([.F101];&quot;edit?usp=drivesdk&quot;;&quot;pubhtml&quot;)" office:value-type="string" office:string-value="https://docs.google.com/spreadsheets/d/10rl5NGWYqLkrAoWVFPQx1lepIFO2UzhB0mSq2tNExYM/pubhtml">
            <text:p>https://docs.google.com/spreadsheets/d/10rl5NGWYqLkrAoWVFPQx1lepIFO2UzhB0mSq2tNExYM/pubhtml</text:p>
          </table:table-cell>
          <table:table-cell table:number-columns-repeated="1021"/>
        </table:table-row>
        <table:table-row table:style-name="ro1">
          <table:table-cell table:formula="of:=&quot;datasets-&quot;&amp;[.E102]" office:value-type="string" office:string-value="datasets-eastern-state-prisoner-population">
            <text:p>datasets-eastern-state-prisoner-population</text:p>
          </table:table-cell>
          <table:table-cell office:value-type="string">
            <text:p>google webpage</text:p>
          </table:table-cell>
          <table:table-cell table:formula="of:=SUBSTITUTE([.F102];&quot;edit?usp=drivesdk&quot;;&quot;pubhtml&quot;)" office:value-type="string" office:string-value="https://docs.google.com/spreadsheets/d/1qRHPO0h2tw08UDtjEGumom64TRzboiNRaJwPgoheWow/pubhtml">
            <text:p>https://docs.google.com/spreadsheets/d/1qRHPO0h2tw08UDtjEGumom64TRzboiNRaJwPgoheWow/pubhtml</text:p>
          </table:table-cell>
          <table:table-cell table:number-columns-repeated="1021"/>
        </table:table-row>
        <table:table-row table:style-name="ro1">
          <table:table-cell table:formula="of:=&quot;datasets-&quot;&amp;[.E103]" office:value-type="string" office:string-value="datasets-eastern-state-penitentiary-costs">
            <text:p>datasets-eastern-state-penitentiary-costs</text:p>
          </table:table-cell>
          <table:table-cell office:value-type="string">
            <text:p>google webpage</text:p>
          </table:table-cell>
          <table:table-cell table:formula="of:=SUBSTITUTE([.F103];&quot;edit?usp=drivesdk&quot;;&quot;pubhtml&quot;)" office:value-type="string" office:string-value="https://docs.google.com/spreadsheets/d/1r3fJEZeWr71C_--zb_rKKp0lN0N3GW783bXh_5TspEY/pubhtml">
            <text:p>https://docs.google.com/spreadsheets/d/1r3fJEZeWr71C_--zb_rKKp0lN0N3GW783bXh_5TspEY/pubhtml</text:p>
          </table:table-cell>
          <table:table-cell table:number-columns-repeated="1021"/>
        </table:table-row>
        <table:table-row table:style-name="ro1">
          <table:table-cell table:formula="of:=&quot;datasets-&quot;&amp;[.E104]" office:value-type="string" office:string-value="datasets-eastern-state-official-visitors">
            <text:p>datasets-eastern-state-official-visitors</text:p>
          </table:table-cell>
          <table:table-cell office:value-type="string">
            <text:p>google webpage</text:p>
          </table:table-cell>
          <table:table-cell table:formula="of:=SUBSTITUTE([.F104];&quot;edit?usp=drivesdk&quot;;&quot;pubhtml&quot;)" office:value-type="string" office:string-value="https://docs.google.com/spreadsheets/d/11N07il-3LZ4EEZZV79b70IudQss1rNhlxMkGVOSs3ho/pubhtml">
            <text:p>https://docs.google.com/spreadsheets/d/11N07il-3LZ4EEZZV79b70IudQss1rNhlxMkGVOSs3ho/pubhtml</text:p>
          </table:table-cell>
          <table:table-cell table:number-columns-repeated="1021"/>
        </table:table-row>
        <table:table-row table:style-name="ro1">
          <table:table-cell table:formula="of:=&quot;datasets-&quot;&amp;[.E105]" office:value-type="string" office:string-value="datasets-dvcd-rationalizing-stereotyping">
            <text:p>datasets-dvcd-rationalizing-stereotyping</text:p>
          </table:table-cell>
          <table:table-cell office:value-type="string">
            <text:p>google webpage</text:p>
          </table:table-cell>
          <table:table-cell table:formula="of:=SUBSTITUTE([.F105];&quot;edit?usp=drivesdk&quot;;&quot;pubhtml&quot;)" office:value-type="string" office:string-value="https://docs.google.com/spreadsheets/d/1omcRMOxd3GSgLX0L54mHm34LA8822hxW3syXOjMXCRM/pubhtml">
            <text:p>https://docs.google.com/spreadsheets/d/1omcRMOxd3GSgLX0L54mHm34LA8822hxW3syXOjMXCRM/pubhtml</text:p>
          </table:table-cell>
          <table:table-cell table:number-columns-repeated="1021"/>
        </table:table-row>
        <table:table-row table:style-name="ro1">
          <table:table-cell table:formula="of:=&quot;datasets-&quot;&amp;[.E106]" office:value-type="string" office:string-value="datasets-dvcd-dv-claims-dataset">
            <text:p>datasets-dvcd-dv-claims-dataset</text:p>
          </table:table-cell>
          <table:table-cell office:value-type="string">
            <text:p>google webpage</text:p>
          </table:table-cell>
          <table:table-cell table:formula="of:=SUBSTITUTE([.F106];&quot;edit?usp=drivesdk&quot;;&quot;pubhtml&quot;)" office:value-type="string" office:string-value="https://docs.google.com/spreadsheets/d/1319JtJCRFyobhJRF5Efkn5DDPrZ0datrEp7d2s_DR9k/pubhtml">
            <text:p>https://docs.google.com/spreadsheets/d/1319JtJCRFyobhJRF5Efkn5DDPrZ0datrEp7d2s_DR9k/pubhtml</text:p>
          </table:table-cell>
          <table:table-cell table:number-columns-repeated="1021"/>
        </table:table-row>
        <table:table-row table:style-name="ro1">
          <table:table-cell table:formula="of:=&quot;datasets-&quot;&amp;[.E107]" office:value-type="string" office:string-value="datasets-crosswalk-world-countries">
            <text:p>datasets-crosswalk-world-countries</text:p>
          </table:table-cell>
          <table:table-cell office:value-type="string">
            <text:p>google webpage</text:p>
          </table:table-cell>
          <table:table-cell table:formula="of:=SUBSTITUTE([.F107];&quot;edit?usp=drivesdk&quot;;&quot;pubhtml&quot;)" office:value-type="string" office:string-value="https://docs.google.com/spreadsheets/d/1qR0q5o1AZrfwqyliYNdx-qu_qzKMVtOkKiMqxe-9Bc4/pubhtml">
            <text:p>https://docs.google.com/spreadsheets/d/1qR0q5o1AZrfwqyliYNdx-qu_qzKMVtOkKiMqxe-9Bc4/pubhtml</text:p>
          </table:table-cell>
          <table:table-cell table:number-columns-repeated="1021"/>
        </table:table-row>
        <table:table-row table:style-name="ro1">
          <table:table-cell table:formula="of:=&quot;datasets-&quot;&amp;[.E108]" office:value-type="string" office:string-value="datasets-criminal-justice-world-sex-change">
            <text:p>datasets-criminal-justice-world-sex-change</text:p>
          </table:table-cell>
          <table:table-cell office:value-type="string">
            <text:p>google webpage</text:p>
          </table:table-cell>
          <table:table-cell table:formula="of:=SUBSTITUTE([.F108];&quot;edit?usp=drivesdk&quot;;&quot;pubhtml&quot;)" office:value-type="string" office:string-value="https://docs.google.com/spreadsheets/d/1VDX4MweIRCQm47aT0BdBO3uodXnZ-5CU78dxAO0zStM/pubhtml">
            <text:p>https://docs.google.com/spreadsheets/d/1VDX4MweIRCQm47aT0BdBO3uodXnZ-5CU78dxAO0zStM/pubhtml</text:p>
          </table:table-cell>
          <table:table-cell table:number-columns-repeated="1021"/>
        </table:table-row>
        <table:table-row table:style-name="ro1">
          <table:table-cell table:formula="of:=&quot;datasets-&quot;&amp;[.E109]" office:value-type="string" office:string-value="datasets-criminal-justice-world-cts9">
            <text:p>datasets-criminal-justice-world-cts9</text:p>
          </table:table-cell>
          <table:table-cell office:value-type="string">
            <text:p>google webpage</text:p>
          </table:table-cell>
          <table:table-cell table:formula="of:=SUBSTITUTE([.F109];&quot;edit?usp=drivesdk&quot;;&quot;pubhtml&quot;)" office:value-type="string" office:string-value="https://docs.google.com/spreadsheets/d/1HifbssYfzPZfFFMYlzw7Avw6ch8q6XA0DMtTxVwvgQY/pubhtml">
            <text:p>https://docs.google.com/spreadsheets/d/1HifbssYfzPZfFFMYlzw7Avw6ch8q6XA0DMtTxVwvgQY/pubhtml</text:p>
          </table:table-cell>
          <table:table-cell table:number-columns-repeated="1021"/>
        </table:table-row>
        <table:table-row table:style-name="ro1">
          <table:table-cell table:formula="of:=&quot;datasets-&quot;&amp;[.E110]" office:value-type="string" office:string-value="datasets-criminal-justice-world-cts2-stats">
            <text:p>datasets-criminal-justice-world-cts2-stats</text:p>
          </table:table-cell>
          <table:table-cell office:value-type="string">
            <text:p>google webpage</text:p>
          </table:table-cell>
          <table:table-cell table:formula="of:=SUBSTITUTE([.F110];&quot;edit?usp=drivesdk&quot;;&quot;pubhtml&quot;)" office:value-type="string" office:string-value="https://docs.google.com/spreadsheets/d/18XUjgxIgiwYa62irvFeI7iw6GBHQi9OsYasnvhWRBck/pubhtml">
            <text:p>https://docs.google.com/spreadsheets/d/18XUjgxIgiwYa62irvFeI7iw6GBHQi9OsYasnvhWRBck/pubhtml</text:p>
          </table:table-cell>
          <table:table-cell table:number-columns-repeated="1021"/>
        </table:table-row>
        <table:table-row table:style-name="ro1">
          <table:table-cell table:formula="of:=&quot;datasets-&quot;&amp;[.E111]" office:value-type="string" office:string-value="datasets-criminal-justice-world-cts2-dataset">
            <text:p>datasets-criminal-justice-world-cts2-dataset</text:p>
          </table:table-cell>
          <table:table-cell office:value-type="string">
            <text:p>google webpage</text:p>
          </table:table-cell>
          <table:table-cell table:formula="of:=SUBSTITUTE([.F111];&quot;edit?usp=drivesdk&quot;;&quot;pubhtml&quot;)" office:value-type="string" office:string-value="https://docs.google.com/spreadsheets/d/1baxcRMcIo69rG5Lxypa8HZLGlRWq_n0V9dbxLUKkHbU/pubhtml">
            <text:p>https://docs.google.com/spreadsheets/d/1baxcRMcIo69rG5Lxypa8HZLGlRWq_n0V9dbxLUKkHbU/pubhtml</text:p>
          </table:table-cell>
          <table:table-cell table:number-columns-repeated="1021"/>
        </table:table-row>
        <table:table-row table:style-name="ro1">
          <table:table-cell table:formula="of:=&quot;datasets-&quot;&amp;[.E112]" office:value-type="string" office:string-value="datasets-criminal-justice-world-cts10">
            <text:p>datasets-criminal-justice-world-cts10</text:p>
          </table:table-cell>
          <table:table-cell office:value-type="string">
            <text:p>google webpage</text:p>
          </table:table-cell>
          <table:table-cell table:formula="of:=SUBSTITUTE([.F112];&quot;edit?usp=drivesdk&quot;;&quot;pubhtml&quot;)" office:value-type="string" office:string-value="https://docs.google.com/spreadsheets/d/1yDhFK34_BK_3f2tpPg_MczVR2ihJOAM8KYkYtNZOyW4/pubhtml">
            <text:p>https://docs.google.com/spreadsheets/d/1yDhFK34_BK_3f2tpPg_MczVR2ihJOAM8KYkYtNZOyW4/pubhtml</text:p>
          </table:table-cell>
          <table:table-cell table:number-columns-repeated="1021"/>
        </table:table-row>
        <table:table-row table:style-name="ro1">
          <table:table-cell table:formula="of:=&quot;datasets-&quot;&amp;[.E113]" office:value-type="string" office:string-value="datasets-criminal-justice-us-federal">
            <text:p>datasets-criminal-justice-us-federal</text:p>
          </table:table-cell>
          <table:table-cell office:value-type="string">
            <text:p>google webpage</text:p>
          </table:table-cell>
          <table:table-cell table:formula="of:=SUBSTITUTE([.F113];&quot;edit?usp=drivesdk&quot;;&quot;pubhtml&quot;)" office:value-type="string" office:string-value="https://docs.google.com/spreadsheets/d/193GehTwQHt36t-772eWSiGiXBLS7TzVlCTM1thMldac/pubhtml">
            <text:p>https://docs.google.com/spreadsheets/d/193GehTwQHt36t-772eWSiGiXBLS7TzVlCTM1thMldac/pubhtml</text:p>
          </table:table-cell>
          <table:table-cell table:number-columns-repeated="1021"/>
        </table:table-row>
        <table:table-row table:style-name="ro1">
          <table:table-cell table:formula="of:=&quot;datasets-&quot;&amp;[.E114]" office:value-type="string" office:string-value="datasets-criminal-justice-us-c2005">
            <text:p>datasets-criminal-justice-us-c2005</text:p>
          </table:table-cell>
          <table:table-cell office:value-type="string">
            <text:p>google webpage</text:p>
          </table:table-cell>
          <table:table-cell table:formula="of:=SUBSTITUTE([.F114];&quot;edit?usp=drivesdk&quot;;&quot;pubhtml&quot;)" office:value-type="string" office:string-value="https://docs.google.com/spreadsheets/d/10LHGqKprdJkmomLJBRWIxahD8YcAlG6-gfeB4gPh_po/pubhtml">
            <text:p>https://docs.google.com/spreadsheets/d/10LHGqKprdJkmomLJBRWIxahD8YcAlG6-gfeB4gPh_po/pubhtml</text:p>
          </table:table-cell>
          <table:table-cell table:number-columns-repeated="1021"/>
        </table:table-row>
        <table:table-row table:style-name="ro1">
          <table:table-cell table:formula="of:=&quot;datasets-&quot;&amp;[.E115]" office:value-type="string" office:string-value="datasets-criminal-justice-dv-process">
            <text:p>datasets-criminal-justice-dv-process</text:p>
          </table:table-cell>
          <table:table-cell office:value-type="string">
            <text:p>google webpage</text:p>
          </table:table-cell>
          <table:table-cell table:formula="of:=SUBSTITUTE([.F115];&quot;edit?usp=drivesdk&quot;;&quot;pubhtml&quot;)" office:value-type="string" office:string-value="https://docs.google.com/spreadsheets/d/1-d0-ETG2JDVn3WQhNsSVEp_fpNzmhHyCMTSgnYD-KlI/pubhtml">
            <text:p>https://docs.google.com/spreadsheets/d/1-d0-ETG2JDVn3WQhNsSVEp_fpNzmhHyCMTSgnYD-KlI/pubhtml</text:p>
          </table:table-cell>
          <table:table-cell table:number-columns-repeated="1021"/>
        </table:table-row>
        <table:table-row table:style-name="ro1">
          <table:table-cell table:formula="of:=&quot;datasets-&quot;&amp;[.E116]" office:value-type="string" office:string-value="datasets-criminal-justice-dv-gender">
            <text:p>datasets-criminal-justice-dv-gender</text:p>
          </table:table-cell>
          <table:table-cell office:value-type="string">
            <text:p>google webpage</text:p>
          </table:table-cell>
          <table:table-cell table:formula="of:=SUBSTITUTE([.F116];&quot;edit?usp=drivesdk&quot;;&quot;pubhtml&quot;)" office:value-type="string" office:string-value="https://docs.google.com/spreadsheets/d/1b7kUUYZfcQwUxJxEwyQXoGqxZLPa1KeBIHLvb5eZ_4s/pubhtml">
            <text:p>https://docs.google.com/spreadsheets/d/1b7kUUYZfcQwUxJxEwyQXoGqxZLPa1KeBIHLvb5eZ_4s/pubhtml</text:p>
          </table:table-cell>
          <table:table-cell table:number-columns-repeated="1021"/>
        </table:table-row>
        <table:table-row table:style-name="ro1">
          <table:table-cell table:formula="of:=&quot;datasets-&quot;&amp;[.E117]" office:value-type="string" office:string-value="datasets-counties-england-wales">
            <text:p>datasets-counties-england-wales</text:p>
          </table:table-cell>
          <table:table-cell office:value-type="string">
            <text:p>google webpage</text:p>
          </table:table-cell>
          <table:table-cell table:formula="of:=SUBSTITUTE([.F117];&quot;edit?usp=drivesdk&quot;;&quot;pubhtml&quot;)" office:value-type="string" office:string-value="https://docs.google.com/spreadsheets/d/1S1HR2Y07i-enxBHMPXWAjKeDL6BLQB0aA1KgoJYrq30/pubhtml">
            <text:p>https://docs.google.com/spreadsheets/d/1S1HR2Y07i-enxBHMPXWAjKeDL6BLQB0aA1KgoJYrq30/pubhtml</text:p>
          </table:table-cell>
          <table:table-cell table:number-columns-repeated="1021"/>
        </table:table-row>
        <table:table-row table:style-name="ro1">
          <table:table-cell table:formula="of:=&quot;datasets-&quot;&amp;[.E118]" office:value-type="string" office:string-value="datasets-athens-competition-plays">
            <text:p>datasets-athens-competition-plays</text:p>
          </table:table-cell>
          <table:table-cell office:value-type="string">
            <text:p>google webpage</text:p>
          </table:table-cell>
          <table:table-cell table:formula="of:=SUBSTITUTE([.F118];&quot;edit?usp=drivesdk&quot;;&quot;pubhtml&quot;)" office:value-type="string" office:string-value="https://docs.google.com/spreadsheets/d/19qb0OP1tMW2fKyP8tLyao2HW-o-_CeTo5St37y6bx7E/pubhtml">
            <text:p>https://docs.google.com/spreadsheets/d/19qb0OP1tMW2fKyP8tLyao2HW-o-_CeTo5St37y6bx7E/pubhtml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gle excel" table:style-name="ta4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dataset key (otx-key)</text:p>
          </table:table-cell>
          <table:table-cell office:value-type="string">
            <text:p>label</text:p>
          </table:table-cell>
          <table:table-cell office:value-type="string">
            <text:p>hosting location (url) (constructed from filename and data above)</text:p>
          </table:table-cell>
          <table:table-cell/>
          <table:table-cell office:value-type="string">
            <text:p>name</text:p>
          </table:table-cell>
          <table:table-cell office:value-type="string">
            <text:p>link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3" table:number-rows-spanned="1">
            <text:p>copy and PASTE AS VALUES into manifest</text:p>
          </table:table-cell>
          <table:covered-table-cell table:number-columns-repeated="2" table:style-name="ce3"/>
          <table:table-cell/>
          <table:table-cell table:style-name="ce2" office:value-type="string" table:number-columns-spanned="2" table:number-rows-spanned="1">
            <text:p>from list folder gs app script</text:p>
          </table:table-cell>
          <table:covered-table-cell table:style-name="ce3"/>
          <table:table-cell table:number-columns-repeated="1018"/>
        </table:table-row>
        <table:table-row table:style-name="ro2">
          <table:table-cell table:formula="of:=&quot;datasets-&quot;&amp;SUBSTITUTE([.E4];&quot;.xlsx&quot;;&quot;&quot;)" office:value-type="string" office:string-value="datasets-victims-injuries-nhamcs">
            <text:p>datasets-victims-injuries-nhamcs</text:p>
          </table:table-cell>
          <table:table-cell office:value-type="string">
            <text:p>excel</text:p>
          </table:table-cell>
          <table:table-cell table:formula="of:=SUBSTITUTE([.F4];&quot;?usp=drivesdk&quot;;&quot;?usp=sharing&quot;)" office:value-type="string" office:string-value="https://docs.google.com/file/d/0B6EWYwin0l-WSjdpZUJ5emZLY1U/edit?usp=sharing">
            <text:p>https://docs.google.com/file/d/0B6EWYwin0l-WSjdpZUJ5emZLY1U/edit?usp=sharing</text:p>
          </table:table-cell>
          <table:table-cell/>
          <table:table-cell office:value-type="string">
            <text:p>victims-injuries-nhamcs.xlsx</text:p>
          </table:table-cell>
          <table:table-cell table:style-name="ce1" office:value-type="string">
            <text:p><text:a xlink:href="https://docs.google.com/file/d/0B6EWYwin0l-WSjdpZUJ5emZLY1U/edit?usp=drivesdk">https://docs.google.com/file/d/0B6EWYwin0l-WSjdpZUJ5emZLY1U/edit?usp=drivesdk</text:a></text:p>
          </table:table-cell>
          <table:table-cell table:number-columns-repeated="1018"/>
        </table:table-row>
        <table:table-row table:style-name="ro1">
          <table:table-cell table:formula="of:=&quot;datasets-&quot;&amp;SUBSTITUTE([.E5];&quot;.xlsx&quot;;&quot;&quot;)" office:value-type="string" office:string-value="datasets-victims-injuries-dv">
            <text:p>datasets-victims-injuries-dv</text:p>
          </table:table-cell>
          <table:table-cell office:value-type="string">
            <text:p>excel</text:p>
          </table:table-cell>
          <table:table-cell table:formula="of:=SUBSTITUTE([.F5];&quot;?usp=drivesdk&quot;;&quot;?usp=sharing&quot;)" office:value-type="string" office:string-value="https://docs.google.com/file/d/0B6EWYwin0l-WZDF1b0JjSmgwdXM/edit?usp=sharing">
            <text:p>https://docs.google.com/file/d/0B6EWYwin0l-WZDF1b0JjSmgwdXM/edit?usp=sharing</text:p>
          </table:table-cell>
          <table:table-cell/>
          <table:table-cell office:value-type="string">
            <text:p>victims-injuries-dv.xlsx</text:p>
          </table:table-cell>
          <table:table-cell office:value-type="string">
            <text:p>https://docs.google.com/file/d/0B6EWYwin0l-WZDF1b0JjSmgwdX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];&quot;.xlsx&quot;;&quot;&quot;)" office:value-type="string" office:string-value="datasets-victims-injuries-causes">
            <text:p>datasets-victims-injuries-causes</text:p>
          </table:table-cell>
          <table:table-cell office:value-type="string">
            <text:p>excel</text:p>
          </table:table-cell>
          <table:table-cell table:formula="of:=SUBSTITUTE([.F6];&quot;?usp=drivesdk&quot;;&quot;?usp=sharing&quot;)" office:value-type="string" office:string-value="https://docs.google.com/file/d/0B6EWYwin0l-WVGtoV2NRdXhxbXc/edit?usp=sharing">
            <text:p>https://docs.google.com/file/d/0B6EWYwin0l-WVGtoV2NRdXhxbXc/edit?usp=sharing</text:p>
          </table:table-cell>
          <table:table-cell/>
          <table:table-cell office:value-type="string">
            <text:p>victims-injuries-causes.xlsx</text:p>
          </table:table-cell>
          <table:table-cell office:value-type="string">
            <text:p>https://docs.google.com/file/d/0B6EWYwin0l-WVGtoV2NRdXhxbX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];&quot;.xlsx&quot;;&quot;&quot;)" office:value-type="string" office:string-value="datasets-victims-fatalities">
            <text:p>datasets-victims-fatalities</text:p>
          </table:table-cell>
          <table:table-cell office:value-type="string">
            <text:p>excel</text:p>
          </table:table-cell>
          <table:table-cell table:formula="of:=SUBSTITUTE([.F7];&quot;?usp=drivesdk&quot;;&quot;?usp=sharing&quot;)" office:value-type="string" office:string-value="https://docs.google.com/file/d/0B6EWYwin0l-WRjZCejBVWTU5U2c/edit?usp=sharing">
            <text:p>https://docs.google.com/file/d/0B6EWYwin0l-WRjZCejBVWTU5U2c/edit?usp=sharing</text:p>
          </table:table-cell>
          <table:table-cell/>
          <table:table-cell office:value-type="string">
            <text:p>victims-fatalities.xlsx</text:p>
          </table:table-cell>
          <table:table-cell office:value-type="string">
            <text:p>https://docs.google.com/file/d/0B6EWYwin0l-WRjZCejBVWTU5U2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];&quot;.xlsx&quot;;&quot;&quot;)" office:value-type="string" office:string-value="datasets-victims-dv-ncvs">
            <text:p>datasets-victims-dv-ncvs</text:p>
          </table:table-cell>
          <table:table-cell office:value-type="string">
            <text:p>excel</text:p>
          </table:table-cell>
          <table:table-cell table:formula="of:=SUBSTITUTE([.F8];&quot;?usp=drivesdk&quot;;&quot;?usp=sharing&quot;)" office:value-type="string" office:string-value="https://docs.google.com/file/d/0B6EWYwin0l-WbkFHc2VrWVdnWE0/edit?usp=sharing">
            <text:p>https://docs.google.com/file/d/0B6EWYwin0l-WbkFHc2VrWVdnWE0/edit?usp=sharing</text:p>
          </table:table-cell>
          <table:table-cell/>
          <table:table-cell office:value-type="string">
            <text:p>victims-dv-ncvs.xlsx</text:p>
          </table:table-cell>
          <table:table-cell office:value-type="string">
            <text:p>https://docs.google.com/file/d/0B6EWYwin0l-WbkFHc2VrWVdnWE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];&quot;.xlsx&quot;;&quot;&quot;)" office:value-type="string" office:string-value="datasets-victims-dv-homicide-suicide">
            <text:p>datasets-victims-dv-homicide-suicide</text:p>
          </table:table-cell>
          <table:table-cell office:value-type="string">
            <text:p>excel</text:p>
          </table:table-cell>
          <table:table-cell table:formula="of:=SUBSTITUTE([.F9];&quot;?usp=drivesdk&quot;;&quot;?usp=sharing&quot;)" office:value-type="string" office:string-value="https://docs.google.com/file/d/0B6EWYwin0l-WZkU4WGMtWlpERGc/edit?usp=sharing">
            <text:p>https://docs.google.com/file/d/0B6EWYwin0l-WZkU4WGMtWlpERGc/edit?usp=sharing</text:p>
          </table:table-cell>
          <table:table-cell/>
          <table:table-cell office:value-type="string">
            <text:p>victims-dv-homicide-suicide.xlsx</text:p>
          </table:table-cell>
          <table:table-cell office:value-type="string">
            <text:p>https://docs.google.com/file/d/0B6EWYwin0l-WZkU4WGMtWlpERG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];&quot;.xlsx&quot;;&quot;&quot;)" office:value-type="string" office:string-value="datasets-victims-criminalization">
            <text:p>datasets-victims-criminalization</text:p>
          </table:table-cell>
          <table:table-cell office:value-type="string">
            <text:p>excel</text:p>
          </table:table-cell>
          <table:table-cell table:formula="of:=SUBSTITUTE([.F10];&quot;?usp=drivesdk&quot;;&quot;?usp=sharing&quot;)" office:value-type="string" office:string-value="https://docs.google.com/file/d/0B6EWYwin0l-Wbms1ZVh5YkFRaG8/edit?usp=sharing">
            <text:p>https://docs.google.com/file/d/0B6EWYwin0l-Wbms1ZVh5YkFRaG8/edit?usp=sharing</text:p>
          </table:table-cell>
          <table:table-cell/>
          <table:table-cell office:value-type="string">
            <text:p>victims-criminalization.xlsx</text:p>
          </table:table-cell>
          <table:table-cell office:value-type="string">
            <text:p>https://docs.google.com/file/d/0B6EWYwin0l-Wbms1ZVh5YkFRaG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];&quot;.xlsx&quot;;&quot;&quot;)" office:value-type="string" office:string-value="datasets-victims-agencies-dv">
            <text:p>datasets-victims-agencies-dv</text:p>
          </table:table-cell>
          <table:table-cell office:value-type="string">
            <text:p>excel</text:p>
          </table:table-cell>
          <table:table-cell table:formula="of:=SUBSTITUTE([.F11];&quot;?usp=drivesdk&quot;;&quot;?usp=sharing&quot;)" office:value-type="string" office:string-value="https://docs.google.com/file/d/0B6EWYwin0l-WTE1IMGY2M2F0a3M/edit?usp=sharing">
            <text:p>https://docs.google.com/file/d/0B6EWYwin0l-WTE1IMGY2M2F0a3M/edit?usp=sharing</text:p>
          </table:table-cell>
          <table:table-cell/>
          <table:table-cell office:value-type="string">
            <text:p>victims-agencies-dv.xlsx</text:p>
          </table:table-cell>
          <table:table-cell office:value-type="string">
            <text:p>https://docs.google.com/file/d/0B6EWYwin0l-WTE1IMGY2M2F0a3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2];&quot;.xlsx&quot;;&quot;&quot;)" office:value-type="string" office:string-value="datasets-transported-uk-australia">
            <text:p>datasets-transported-uk-australia</text:p>
          </table:table-cell>
          <table:table-cell office:value-type="string">
            <text:p>excel</text:p>
          </table:table-cell>
          <table:table-cell table:formula="of:=SUBSTITUTE([.F12];&quot;?usp=drivesdk&quot;;&quot;?usp=sharing&quot;)" office:value-type="string" office:string-value="https://docs.google.com/file/d/0B6EWYwin0l-WdmRFLVhsa0pudzg/edit?usp=sharing">
            <text:p>https://docs.google.com/file/d/0B6EWYwin0l-WdmRFLVhsa0pudzg/edit?usp=sharing</text:p>
          </table:table-cell>
          <table:table-cell/>
          <table:table-cell office:value-type="string">
            <text:p>transported-uk-australia.xlsx</text:p>
          </table:table-cell>
          <table:table-cell office:value-type="string">
            <text:p>https://docs.google.com/file/d/0B6EWYwin0l-WdmRFLVhsa0pudz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3];&quot;.xlsx&quot;;&quot;&quot;)" office:value-type="string" office:string-value="datasets-transported-england-wales-america">
            <text:p>datasets-transported-england-wales-america</text:p>
          </table:table-cell>
          <table:table-cell office:value-type="string">
            <text:p>excel</text:p>
          </table:table-cell>
          <table:table-cell table:formula="of:=SUBSTITUTE([.F13];&quot;?usp=drivesdk&quot;;&quot;?usp=sharing&quot;)" office:value-type="string" office:string-value="https://docs.google.com/file/d/0B6EWYwin0l-WRkZ5SmF3V0IwQW8/edit?usp=sharing">
            <text:p>https://docs.google.com/file/d/0B6EWYwin0l-WRkZ5SmF3V0IwQW8/edit?usp=sharing</text:p>
          </table:table-cell>
          <table:table-cell/>
          <table:table-cell office:value-type="string">
            <text:p>transported-england-wales-america.xlsx</text:p>
          </table:table-cell>
          <table:table-cell office:value-type="string">
            <text:p>https://docs.google.com/file/d/0B6EWYwin0l-WRkZ5SmF3V0IwQW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4];&quot;.xlsx&quot;;&quot;&quot;)" office:value-type="string" office:string-value="datasets-state-prisons-cells-prisoners-1868-1873">
            <text:p>datasets-state-prisons-cells-prisoners-1868-1873</text:p>
          </table:table-cell>
          <table:table-cell office:value-type="string">
            <text:p>excel</text:p>
          </table:table-cell>
          <table:table-cell table:formula="of:=SUBSTITUTE([.F14];&quot;?usp=drivesdk&quot;;&quot;?usp=sharing&quot;)" office:value-type="string" office:string-value="https://docs.google.com/file/d/0B6EWYwin0l-WMDdidFAtdklwVkk/edit?usp=sharing">
            <text:p>https://docs.google.com/file/d/0B6EWYwin0l-WMDdidFAtdklwVkk/edit?usp=sharing</text:p>
          </table:table-cell>
          <table:table-cell/>
          <table:table-cell office:value-type="string">
            <text:p>state-prisons-cells-prisoners-1868-1873.xlsx</text:p>
          </table:table-cell>
          <table:table-cell office:value-type="string">
            <text:p>https://docs.google.com/file/d/0B6EWYwin0l-WMDdidFAtdklwVk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5];&quot;.xlsx&quot;;&quot;&quot;)" office:value-type="string" office:string-value="datasets-punishment-us">
            <text:p>datasets-punishment-us</text:p>
          </table:table-cell>
          <table:table-cell office:value-type="string">
            <text:p>excel</text:p>
          </table:table-cell>
          <table:table-cell table:formula="of:=SUBSTITUTE([.F15];&quot;?usp=drivesdk&quot;;&quot;?usp=sharing&quot;)" office:value-type="string" office:string-value="https://docs.google.com/file/d/0B6EWYwin0l-WZ3hLLTNKVHE4eFE/edit?usp=sharing">
            <text:p>https://docs.google.com/file/d/0B6EWYwin0l-WZ3hLLTNKVHE4eFE/edit?usp=sharing</text:p>
          </table:table-cell>
          <table:table-cell/>
          <table:table-cell office:value-type="string">
            <text:p>punishment-us.xlsx</text:p>
          </table:table-cell>
          <table:table-cell office:value-type="string">
            <text:p>https://docs.google.com/file/d/0B6EWYwin0l-WZ3hLLTNKVHE4eF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6];&quot;.xlsx&quot;;&quot;&quot;)" office:value-type="string" office:string-value="datasets-punishment-us-restraining-inmates">
            <text:p>datasets-punishment-us-restraining-inmates</text:p>
          </table:table-cell>
          <table:table-cell office:value-type="string">
            <text:p>excel</text:p>
          </table:table-cell>
          <table:table-cell table:formula="of:=SUBSTITUTE([.F16];&quot;?usp=drivesdk&quot;;&quot;?usp=sharing&quot;)" office:value-type="string" office:string-value="https://docs.google.com/file/d/0B6EWYwin0l-WRV9VY3ZqcE1rTGs/edit?usp=sharing">
            <text:p>https://docs.google.com/file/d/0B6EWYwin0l-WRV9VY3ZqcE1rTGs/edit?usp=sharing</text:p>
          </table:table-cell>
          <table:table-cell/>
          <table:table-cell office:value-type="string">
            <text:p>punishment-us-restraining-inmates.xlsx</text:p>
          </table:table-cell>
          <table:table-cell office:value-type="string">
            <text:p>https://docs.google.com/file/d/0B6EWYwin0l-WRV9VY3ZqcE1rTG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7];&quot;.xlsx&quot;;&quot;&quot;)" office:value-type="string" office:string-value="datasets-punishment-us-dv-tn">
            <text:p>datasets-punishment-us-dv-tn</text:p>
          </table:table-cell>
          <table:table-cell office:value-type="string">
            <text:p>excel</text:p>
          </table:table-cell>
          <table:table-cell table:formula="of:=SUBSTITUTE([.F17];&quot;?usp=drivesdk&quot;;&quot;?usp=sharing&quot;)" office:value-type="string" office:string-value="https://docs.google.com/file/d/0B6EWYwin0l-WaUIzUDZPaDJ6cDg/edit?usp=sharing">
            <text:p>https://docs.google.com/file/d/0B6EWYwin0l-WaUIzUDZPaDJ6cDg/edit?usp=sharing</text:p>
          </table:table-cell>
          <table:table-cell/>
          <table:table-cell office:value-type="string">
            <text:p>punishment-us-dv-tn.xlsx</text:p>
          </table:table-cell>
          <table:table-cell office:value-type="string">
            <text:p>https://docs.google.com/file/d/0B6EWYwin0l-WaUIzUDZPaDJ6cD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8];&quot;.xlsx&quot;;&quot;&quot;)" office:value-type="string" office:string-value="datasets-punishment-us-dv-synth">
            <text:p>datasets-punishment-us-dv-synth</text:p>
          </table:table-cell>
          <table:table-cell office:value-type="string">
            <text:p>excel</text:p>
          </table:table-cell>
          <table:table-cell table:formula="of:=SUBSTITUTE([.F18];&quot;?usp=drivesdk&quot;;&quot;?usp=sharing&quot;)" office:value-type="string" office:string-value="https://docs.google.com/file/d/0B6EWYwin0l-WVlZ4bzhWeHY4ZDQ/edit?usp=sharing">
            <text:p>https://docs.google.com/file/d/0B6EWYwin0l-WVlZ4bzhWeHY4ZDQ/edit?usp=sharing</text:p>
          </table:table-cell>
          <table:table-cell/>
          <table:table-cell office:value-type="string">
            <text:p>punishment-us-dv-synth.xlsx</text:p>
          </table:table-cell>
          <table:table-cell office:value-type="string">
            <text:p>https://docs.google.com/file/d/0B6EWYwin0l-WVlZ4bzhWeHY4Z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9];&quot;.xlsx&quot;;&quot;&quot;)" office:value-type="string" office:string-value="datasets-punishment-us-dv-states">
            <text:p>datasets-punishment-us-dv-states</text:p>
          </table:table-cell>
          <table:table-cell office:value-type="string">
            <text:p>excel</text:p>
          </table:table-cell>
          <table:table-cell table:formula="of:=SUBSTITUTE([.F19];&quot;?usp=drivesdk&quot;;&quot;?usp=sharing&quot;)" office:value-type="string" office:string-value="https://docs.google.com/file/d/0B6EWYwin0l-WNnA0RWcxZlhiZVE/edit?usp=sharing">
            <text:p>https://docs.google.com/file/d/0B6EWYwin0l-WNnA0RWcxZlhiZVE/edit?usp=sharing</text:p>
          </table:table-cell>
          <table:table-cell/>
          <table:table-cell office:value-type="string">
            <text:p>punishment-us-dv-states.xlsx</text:p>
          </table:table-cell>
          <table:table-cell office:value-type="string">
            <text:p>https://docs.google.com/file/d/0B6EWYwin0l-WNnA0RWcxZlhiZV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0];&quot;.xlsx&quot;;&quot;&quot;)" office:value-type="string" office:string-value="datasets-punishment-us-dv-ri">
            <text:p>datasets-punishment-us-dv-ri</text:p>
          </table:table-cell>
          <table:table-cell office:value-type="string">
            <text:p>excel</text:p>
          </table:table-cell>
          <table:table-cell table:formula="of:=SUBSTITUTE([.F20];&quot;?usp=drivesdk&quot;;&quot;?usp=sharing&quot;)" office:value-type="string" office:string-value="https://docs.google.com/file/d/0B6EWYwin0l-WN0hFbDJMcDNXNUk/edit?usp=sharing">
            <text:p>https://docs.google.com/file/d/0B6EWYwin0l-WN0hFbDJMcDNXNUk/edit?usp=sharing</text:p>
          </table:table-cell>
          <table:table-cell/>
          <table:table-cell office:value-type="string">
            <text:p>punishment-us-dv-ri.xlsx</text:p>
          </table:table-cell>
          <table:table-cell office:value-type="string">
            <text:p>https://docs.google.com/file/d/0B6EWYwin0l-WN0hFbDJMcDNXNU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1];&quot;.xlsx&quot;;&quot;&quot;)" office:value-type="string" office:string-value="datasets-punishment-us-dv-policy-trend">
            <text:p>datasets-punishment-us-dv-policy-trend</text:p>
          </table:table-cell>
          <table:table-cell office:value-type="string">
            <text:p>excel</text:p>
          </table:table-cell>
          <table:table-cell table:formula="of:=SUBSTITUTE([.F21];&quot;?usp=drivesdk&quot;;&quot;?usp=sharing&quot;)" office:value-type="string" office:string-value="https://docs.google.com/file/d/0B6EWYwin0l-Wd1FUSzE4WGVyM00/edit?usp=sharing">
            <text:p>https://docs.google.com/file/d/0B6EWYwin0l-Wd1FUSzE4WGVyM00/edit?usp=sharing</text:p>
          </table:table-cell>
          <table:table-cell/>
          <table:table-cell office:value-type="string">
            <text:p>punishment-us-dv-policy-trend.xlsx</text:p>
          </table:table-cell>
          <table:table-cell office:value-type="string">
            <text:p>https://docs.google.com/file/d/0B6EWYwin0l-Wd1FUSzE4WGVyM0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2];&quot;.xlsx&quot;;&quot;&quot;)" office:value-type="string" office:string-value="datasets-punishment-us-dv-ny">
            <text:p>datasets-punishment-us-dv-ny</text:p>
          </table:table-cell>
          <table:table-cell office:value-type="string">
            <text:p>excel</text:p>
          </table:table-cell>
          <table:table-cell table:formula="of:=SUBSTITUTE([.F22];&quot;?usp=drivesdk&quot;;&quot;?usp=sharing&quot;)" office:value-type="string" office:string-value="https://docs.google.com/file/d/0B6EWYwin0l-WQ3pfV2RVT1g1dE0/edit?usp=sharing">
            <text:p>https://docs.google.com/file/d/0B6EWYwin0l-WQ3pfV2RVT1g1dE0/edit?usp=sharing</text:p>
          </table:table-cell>
          <table:table-cell/>
          <table:table-cell office:value-type="string">
            <text:p>punishment-us-dv-ny.xlsx</text:p>
          </table:table-cell>
          <table:table-cell office:value-type="string">
            <text:p>https://docs.google.com/file/d/0B6EWYwin0l-WQ3pfV2RVT1g1dE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3];&quot;.xlsx&quot;;&quot;&quot;)" office:value-type="string" office:string-value="datasets-punishment-us-dv-nj">
            <text:p>datasets-punishment-us-dv-nj</text:p>
          </table:table-cell>
          <table:table-cell office:value-type="string">
            <text:p>excel</text:p>
          </table:table-cell>
          <table:table-cell table:formula="of:=SUBSTITUTE([.F23];&quot;?usp=drivesdk&quot;;&quot;?usp=sharing&quot;)" office:value-type="string" office:string-value="https://docs.google.com/file/d/0B6EWYwin0l-WZXdvN2VBU3AxZUk/edit?usp=sharing">
            <text:p>https://docs.google.com/file/d/0B6EWYwin0l-WZXdvN2VBU3AxZUk/edit?usp=sharing</text:p>
          </table:table-cell>
          <table:table-cell/>
          <table:table-cell office:value-type="string">
            <text:p>punishment-us-dv-nj.xlsx</text:p>
          </table:table-cell>
          <table:table-cell office:value-type="string">
            <text:p>https://docs.google.com/file/d/0B6EWYwin0l-WZXdvN2VBU3AxZU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4];&quot;.xlsx&quot;;&quot;&quot;)" office:value-type="string" office:string-value="datasets-punishment-us-dv-ncsc">
            <text:p>datasets-punishment-us-dv-ncsc</text:p>
          </table:table-cell>
          <table:table-cell office:value-type="string">
            <text:p>excel</text:p>
          </table:table-cell>
          <table:table-cell table:formula="of:=SUBSTITUTE([.F24];&quot;?usp=drivesdk&quot;;&quot;?usp=sharing&quot;)" office:value-type="string" office:string-value="https://docs.google.com/file/d/0B6EWYwin0l-WQmhHNzc5YkduYXc/edit?usp=sharing">
            <text:p>https://docs.google.com/file/d/0B6EWYwin0l-WQmhHNzc5YkduYXc/edit?usp=sharing</text:p>
          </table:table-cell>
          <table:table-cell/>
          <table:table-cell office:value-type="string">
            <text:p>punishment-us-dv-ncsc.xlsx</text:p>
          </table:table-cell>
          <table:table-cell office:value-type="string">
            <text:p>https://docs.google.com/file/d/0B6EWYwin0l-WQmhHNzc5YkduYX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5];&quot;.xlsx&quot;;&quot;&quot;)" office:value-type="string" office:string-value="datasets-punishment-us-dv-legislation">
            <text:p>datasets-punishment-us-dv-legislation</text:p>
          </table:table-cell>
          <table:table-cell office:value-type="string">
            <text:p>excel</text:p>
          </table:table-cell>
          <table:table-cell table:formula="of:=SUBSTITUTE([.F25];&quot;?usp=drivesdk&quot;;&quot;?usp=sharing&quot;)" office:value-type="string" office:string-value="https://docs.google.com/file/d/0B6EWYwin0l-Wb2tJNHJPckVOSFk/edit?usp=sharing">
            <text:p>https://docs.google.com/file/d/0B6EWYwin0l-Wb2tJNHJPckVOSFk/edit?usp=sharing</text:p>
          </table:table-cell>
          <table:table-cell/>
          <table:table-cell office:value-type="string">
            <text:p>punishment-us-dv-legislation.xlsx</text:p>
          </table:table-cell>
          <table:table-cell office:value-type="string">
            <text:p>https://docs.google.com/file/d/0B6EWYwin0l-Wb2tJNHJPckVOSF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6];&quot;.xlsx&quot;;&quot;&quot;)" office:value-type="string" office:string-value="datasets-punishment-us-dv-dual-arrests">
            <text:p>datasets-punishment-us-dv-dual-arrests</text:p>
          </table:table-cell>
          <table:table-cell office:value-type="string">
            <text:p>excel</text:p>
          </table:table-cell>
          <table:table-cell table:formula="of:=SUBSTITUTE([.F26];&quot;?usp=drivesdk&quot;;&quot;?usp=sharing&quot;)" office:value-type="string" office:string-value="https://docs.google.com/file/d/0B6EWYwin0l-WbWRqcGlyV2E1eFE/edit?usp=sharing">
            <text:p>https://docs.google.com/file/d/0B6EWYwin0l-WbWRqcGlyV2E1eFE/edit?usp=sharing</text:p>
          </table:table-cell>
          <table:table-cell/>
          <table:table-cell office:value-type="string">
            <text:p>punishment-us-dv-dual-arrests.xlsx</text:p>
          </table:table-cell>
          <table:table-cell office:value-type="string">
            <text:p>https://docs.google.com/file/d/0B6EWYwin0l-WbWRqcGlyV2E1eF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7];&quot;.xlsx&quot;;&quot;&quot;)" office:value-type="string" office:string-value="datasets-punishment-us-dv-ct">
            <text:p>datasets-punishment-us-dv-ct</text:p>
          </table:table-cell>
          <table:table-cell office:value-type="string">
            <text:p>excel</text:p>
          </table:table-cell>
          <table:table-cell table:formula="of:=SUBSTITUTE([.F27];&quot;?usp=drivesdk&quot;;&quot;?usp=sharing&quot;)" office:value-type="string" office:string-value="https://docs.google.com/file/d/0B6EWYwin0l-Wc0FYa3A5VDNSNnM/edit?usp=sharing">
            <text:p>https://docs.google.com/file/d/0B6EWYwin0l-Wc0FYa3A5VDNSNnM/edit?usp=sharing</text:p>
          </table:table-cell>
          <table:table-cell/>
          <table:table-cell office:value-type="string">
            <text:p>punishment-us-dv-ct.xlsx</text:p>
          </table:table-cell>
          <table:table-cell office:value-type="string">
            <text:p>https://docs.google.com/file/d/0B6EWYwin0l-Wc0FYa3A5VDNSNn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8];&quot;.xlsx&quot;;&quot;&quot;)" office:value-type="string" office:string-value="datasets-punishment-us-dv-ca">
            <text:p>datasets-punishment-us-dv-ca</text:p>
          </table:table-cell>
          <table:table-cell office:value-type="string">
            <text:p>excel</text:p>
          </table:table-cell>
          <table:table-cell table:formula="of:=SUBSTITUTE([.F28];&quot;?usp=drivesdk&quot;;&quot;?usp=sharing&quot;)" office:value-type="string" office:string-value="https://docs.google.com/file/d/0B6EWYwin0l-WUnZkQUwyM2taUkk/edit?usp=sharing">
            <text:p>https://docs.google.com/file/d/0B6EWYwin0l-WUnZkQUwyM2taUkk/edit?usp=sharing</text:p>
          </table:table-cell>
          <table:table-cell/>
          <table:table-cell office:value-type="string">
            <text:p>punishment-us-dv-ca.xlsx</text:p>
          </table:table-cell>
          <table:table-cell office:value-type="string">
            <text:p>https://docs.google.com/file/d/0B6EWYwin0l-WUnZkQUwyM2taUk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9];&quot;.xlsx&quot;;&quot;&quot;)" office:value-type="string" office:string-value="datasets-punishment-us-dv-basile-study">
            <text:p>datasets-punishment-us-dv-basile-study</text:p>
          </table:table-cell>
          <table:table-cell office:value-type="string">
            <text:p>excel</text:p>
          </table:table-cell>
          <table:table-cell table:formula="of:=SUBSTITUTE([.F29];&quot;?usp=drivesdk&quot;;&quot;?usp=sharing&quot;)" office:value-type="string" office:string-value="https://docs.google.com/file/d/0B6EWYwin0l-WUzIwd2c2a011THc/edit?usp=sharing">
            <text:p>https://docs.google.com/file/d/0B6EWYwin0l-WUzIwd2c2a011THc/edit?usp=sharing</text:p>
          </table:table-cell>
          <table:table-cell/>
          <table:table-cell office:value-type="string">
            <text:p>punishment-us-dv-basile-study.xlsx</text:p>
          </table:table-cell>
          <table:table-cell office:value-type="string">
            <text:p>https://docs.google.com/file/d/0B6EWYwin0l-WUzIwd2c2a011T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0];&quot;.xlsx&quot;;&quot;&quot;)" office:value-type="string" office:string-value="datasets-punishment-us-dv-arrests">
            <text:p>datasets-punishment-us-dv-arrests</text:p>
          </table:table-cell>
          <table:table-cell office:value-type="string">
            <text:p>excel</text:p>
          </table:table-cell>
          <table:table-cell table:formula="of:=SUBSTITUTE([.F30];&quot;?usp=drivesdk&quot;;&quot;?usp=sharing&quot;)" office:value-type="string" office:string-value="https://docs.google.com/file/d/0B6EWYwin0l-WTUQ5OVZTeFpSR28/edit?usp=sharing">
            <text:p>https://docs.google.com/file/d/0B6EWYwin0l-WTUQ5OVZTeFpSR28/edit?usp=sharing</text:p>
          </table:table-cell>
          <table:table-cell/>
          <table:table-cell office:value-type="string">
            <text:p>punishment-us-dv-arrests.xlsx</text:p>
          </table:table-cell>
          <table:table-cell office:value-type="string">
            <text:p>https://docs.google.com/file/d/0B6EWYwin0l-WTUQ5OVZTeFpSR2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1];&quot;.xlsx&quot;;&quot;&quot;)" office:value-type="string" office:string-value="datasets-punishment-us-dv-ak">
            <text:p>datasets-punishment-us-dv-ak</text:p>
          </table:table-cell>
          <table:table-cell office:value-type="string">
            <text:p>excel</text:p>
          </table:table-cell>
          <table:table-cell table:formula="of:=SUBSTITUTE([.F31];&quot;?usp=drivesdk&quot;;&quot;?usp=sharing&quot;)" office:value-type="string" office:string-value="https://docs.google.com/file/d/0B6EWYwin0l-WdERPRWpiLVE2WHM/edit?usp=sharing">
            <text:p>https://docs.google.com/file/d/0B6EWYwin0l-WdERPRWpiLVE2WHM/edit?usp=sharing</text:p>
          </table:table-cell>
          <table:table-cell/>
          <table:table-cell office:value-type="string">
            <text:p>punishment-us-dv-ak.xlsx</text:p>
          </table:table-cell>
          <table:table-cell office:value-type="string">
            <text:p>https://docs.google.com/file/d/0B6EWYwin0l-WdERPRWpiLVE2WH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2];&quot;.xlsx&quot;;&quot;&quot;)" office:value-type="string" office:string-value="datasets-punishment-sex-reform">
            <text:p>datasets-punishment-sex-reform</text:p>
          </table:table-cell>
          <table:table-cell office:value-type="string">
            <text:p>excel</text:p>
          </table:table-cell>
          <table:table-cell table:formula="of:=SUBSTITUTE([.F32];&quot;?usp=drivesdk&quot;;&quot;?usp=sharing&quot;)" office:value-type="string" office:string-value="https://docs.google.com/file/d/0B6EWYwin0l-WdHkyb2RzSXI1dWc/edit?usp=sharing">
            <text:p>https://docs.google.com/file/d/0B6EWYwin0l-WdHkyb2RzSXI1dWc/edit?usp=sharing</text:p>
          </table:table-cell>
          <table:table-cell/>
          <table:table-cell office:value-type="string">
            <text:p>punishment-sex-reform.xlsx</text:p>
          </table:table-cell>
          <table:table-cell office:value-type="string">
            <text:p>https://docs.google.com/file/d/0B6EWYwin0l-WdHkyb2RzSXI1dW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3];&quot;.xlsx&quot;;&quot;&quot;)" office:value-type="string" office:string-value="datasets-punishment-scotland-long-run">
            <text:p>datasets-punishment-scotland-long-run</text:p>
          </table:table-cell>
          <table:table-cell office:value-type="string">
            <text:p>excel</text:p>
          </table:table-cell>
          <table:table-cell table:formula="of:=SUBSTITUTE([.F33];&quot;?usp=drivesdk&quot;;&quot;?usp=sharing&quot;)" office:value-type="string" office:string-value="https://docs.google.com/file/d/0B6EWYwin0l-WMEhndGFUR3FHME0/edit?usp=sharing">
            <text:p>https://docs.google.com/file/d/0B6EWYwin0l-WMEhndGFUR3FHME0/edit?usp=sharing</text:p>
          </table:table-cell>
          <table:table-cell/>
          <table:table-cell office:value-type="string">
            <text:p>punishment-scotland-long-run.xlsx</text:p>
          </table:table-cell>
          <table:table-cell office:value-type="string">
            <text:p>https://docs.google.com/file/d/0B6EWYwin0l-WMEhndGFUR3FHME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4];&quot;.xlsx&quot;;&quot;&quot;)" office:value-type="string" office:string-value="datasets-punishment-reckless-sex">
            <text:p>datasets-punishment-reckless-sex</text:p>
          </table:table-cell>
          <table:table-cell office:value-type="string">
            <text:p>excel</text:p>
          </table:table-cell>
          <table:table-cell table:formula="of:=SUBSTITUTE([.F34];&quot;?usp=drivesdk&quot;;&quot;?usp=sharing&quot;)" office:value-type="string" office:string-value="https://docs.google.com/file/d/0B6EWYwin0l-WNXhHNndpd2pYUmM/edit?usp=sharing">
            <text:p>https://docs.google.com/file/d/0B6EWYwin0l-WNXhHNndpd2pYUmM/edit?usp=sharing</text:p>
          </table:table-cell>
          <table:table-cell/>
          <table:table-cell office:value-type="string">
            <text:p>punishment-reckless-sex.xlsx</text:p>
          </table:table-cell>
          <table:table-cell office:value-type="string">
            <text:p>https://docs.google.com/file/d/0B6EWYwin0l-WNXhHNndpd2pYUm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5];&quot;.xlsx&quot;;&quot;&quot;)" office:value-type="string" office:string-value="datasets-punishment-executions-statements-meals">
            <text:p>datasets-punishment-executions-statements-meals</text:p>
          </table:table-cell>
          <table:table-cell office:value-type="string">
            <text:p>excel</text:p>
          </table:table-cell>
          <table:table-cell table:formula="of:=SUBSTITUTE([.F35];&quot;?usp=drivesdk&quot;;&quot;?usp=sharing&quot;)" office:value-type="string" office:string-value="https://docs.google.com/file/d/0B6EWYwin0l-WY29pM0VBaGN1Uk0/edit?usp=sharing">
            <text:p>https://docs.google.com/file/d/0B6EWYwin0l-WY29pM0VBaGN1Uk0/edit?usp=sharing</text:p>
          </table:table-cell>
          <table:table-cell/>
          <table:table-cell office:value-type="string">
            <text:p>punishment-executions-statements-meals.xlsx</text:p>
          </table:table-cell>
          <table:table-cell office:value-type="string">
            <text:p>https://docs.google.com/file/d/0B6EWYwin0l-WY29pM0VBaGN1Uk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6];&quot;.xlsx&quot;;&quot;&quot;)" office:value-type="string" office:string-value="datasets-punishment-england-wales-old-bailey">
            <text:p>datasets-punishment-england-wales-old-bailey</text:p>
          </table:table-cell>
          <table:table-cell office:value-type="string">
            <text:p>excel</text:p>
          </table:table-cell>
          <table:table-cell table:formula="of:=SUBSTITUTE([.F36];&quot;?usp=drivesdk&quot;;&quot;?usp=sharing&quot;)" office:value-type="string" office:string-value="https://docs.google.com/file/d/0B6EWYwin0l-WNGVIZncyc0VDbXc/edit?usp=sharing">
            <text:p>https://docs.google.com/file/d/0B6EWYwin0l-WNGVIZncyc0VDbXc/edit?usp=sharing</text:p>
          </table:table-cell>
          <table:table-cell/>
          <table:table-cell office:value-type="string">
            <text:p>punishment-england-wales-old-bailey.xlsx</text:p>
          </table:table-cell>
          <table:table-cell office:value-type="string">
            <text:p>https://docs.google.com/file/d/0B6EWYwin0l-WNGVIZncyc0VDbX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7];&quot;.xlsx&quot;;&quot;&quot;)" office:value-type="string" office:string-value="datasets-punishment-england-wales-long-run">
            <text:p>datasets-punishment-england-wales-long-run</text:p>
          </table:table-cell>
          <table:table-cell office:value-type="string">
            <text:p>excel</text:p>
          </table:table-cell>
          <table:table-cell table:formula="of:=SUBSTITUTE([.F37];&quot;?usp=drivesdk&quot;;&quot;?usp=sharing&quot;)" office:value-type="string" office:string-value="https://docs.google.com/file/d/0B6EWYwin0l-WeGF0OHdkaG9ucXc/edit?usp=sharing">
            <text:p>https://docs.google.com/file/d/0B6EWYwin0l-WeGF0OHdkaG9ucXc/edit?usp=sharing</text:p>
          </table:table-cell>
          <table:table-cell/>
          <table:table-cell office:value-type="string">
            <text:p>punishment-england-wales-long-run.xlsx</text:p>
          </table:table-cell>
          <table:table-cell office:value-type="string">
            <text:p>https://docs.google.com/file/d/0B6EWYwin0l-WeGF0OHdkaG9ucX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8];&quot;.xlsx&quot;;&quot;&quot;)" office:value-type="string" office:string-value="datasets-punishment-australia">
            <text:p>datasets-punishment-australia</text:p>
          </table:table-cell>
          <table:table-cell office:value-type="string">
            <text:p>excel</text:p>
          </table:table-cell>
          <table:table-cell table:formula="of:=SUBSTITUTE([.F38];&quot;?usp=drivesdk&quot;;&quot;?usp=sharing&quot;)" office:value-type="string" office:string-value="https://docs.google.com/file/d/0B6EWYwin0l-WdjhYYnUwSGxYUm8/edit?usp=sharing">
            <text:p>https://docs.google.com/file/d/0B6EWYwin0l-WdjhYYnUwSGxYUm8/edit?usp=sharing</text:p>
          </table:table-cell>
          <table:table-cell/>
          <table:table-cell office:value-type="string">
            <text:p>punishment-australia.xlsx</text:p>
          </table:table-cell>
          <table:table-cell office:value-type="string">
            <text:p>https://docs.google.com/file/d/0B6EWYwin0l-WdjhYYnUwSGxYUm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9];&quot;.xlsx&quot;;&quot;&quot;)" office:value-type="string" office:string-value="datasets-prisoners-world-2003-2010">
            <text:p>datasets-prisoners-world-2003-2010</text:p>
          </table:table-cell>
          <table:table-cell office:value-type="string">
            <text:p>excel</text:p>
          </table:table-cell>
          <table:table-cell table:formula="of:=SUBSTITUTE([.F39];&quot;?usp=drivesdk&quot;;&quot;?usp=sharing&quot;)" office:value-type="string" office:string-value="https://docs.google.com/file/d/0B6EWYwin0l-WU0VrYlh4MGdhcnc/edit?usp=sharing">
            <text:p>https://docs.google.com/file/d/0B6EWYwin0l-WU0VrYlh4MGdhcnc/edit?usp=sharing</text:p>
          </table:table-cell>
          <table:table-cell/>
          <table:table-cell office:value-type="string">
            <text:p>prisoners-world-2003-2010.xlsx</text:p>
          </table:table-cell>
          <table:table-cell office:value-type="string">
            <text:p>https://docs.google.com/file/d/0B6EWYwin0l-WU0VrYlh4MGdhcn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0];&quot;.xlsx&quot;;&quot;&quot;)" office:value-type="string" office:string-value="datasets-prisoners-us-state-sex-panel">
            <text:p>datasets-prisoners-us-state-sex-panel</text:p>
          </table:table-cell>
          <table:table-cell office:value-type="string">
            <text:p>excel</text:p>
          </table:table-cell>
          <table:table-cell table:formula="of:=SUBSTITUTE([.F40];&quot;?usp=drivesdk&quot;;&quot;?usp=sharing&quot;)" office:value-type="string" office:string-value="https://docs.google.com/file/d/0B6EWYwin0l-WOHhjbUZZUWw1dUk/edit?usp=sharing">
            <text:p>https://docs.google.com/file/d/0B6EWYwin0l-WOHhjbUZZUWw1dUk/edit?usp=sharing</text:p>
          </table:table-cell>
          <table:table-cell/>
          <table:table-cell office:value-type="string">
            <text:p>prisoners-us-state-sex-panel.xlsx</text:p>
          </table:table-cell>
          <table:table-cell office:value-type="string">
            <text:p>https://docs.google.com/file/d/0B6EWYwin0l-WOHhjbUZZUWw1dU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1];&quot;.xlsx&quot;;&quot;&quot;)" office:value-type="string" office:string-value="datasets-prisoners-us-population-deaths-1820-43">
            <text:p>datasets-prisoners-us-population-deaths-1820-43</text:p>
          </table:table-cell>
          <table:table-cell office:value-type="string">
            <text:p>excel</text:p>
          </table:table-cell>
          <table:table-cell table:formula="of:=SUBSTITUTE([.F41];&quot;?usp=drivesdk&quot;;&quot;?usp=sharing&quot;)" office:value-type="string" office:string-value="https://docs.google.com/file/d/0B6EWYwin0l-WeDRzVnIwVl9jRzg/edit?usp=sharing">
            <text:p>https://docs.google.com/file/d/0B6EWYwin0l-WeDRzVnIwVl9jRzg/edit?usp=sharing</text:p>
          </table:table-cell>
          <table:table-cell/>
          <table:table-cell office:value-type="string">
            <text:p>prisoners-us-population-deaths-1820-43.xlsx</text:p>
          </table:table-cell>
          <table:table-cell office:value-type="string">
            <text:p>https://docs.google.com/file/d/0B6EWYwin0l-WeDRzVnIwVl9jRz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2];&quot;.xlsx&quot;;&quot;&quot;)" office:value-type="string" office:string-value="datasets-prisoners-us-offenses-1970-1997">
            <text:p>datasets-prisoners-us-offenses-1970-1997</text:p>
          </table:table-cell>
          <table:table-cell office:value-type="string">
            <text:p>excel</text:p>
          </table:table-cell>
          <table:table-cell table:formula="of:=SUBSTITUTE([.F42];&quot;?usp=drivesdk&quot;;&quot;?usp=sharing&quot;)" office:value-type="string" office:string-value="https://docs.google.com/file/d/0B6EWYwin0l-WOV9HVlh5NFBkelE/edit?usp=sharing">
            <text:p>https://docs.google.com/file/d/0B6EWYwin0l-WOV9HVlh5NFBkelE/edit?usp=sharing</text:p>
          </table:table-cell>
          <table:table-cell/>
          <table:table-cell office:value-type="string">
            <text:p>prisoners-us-offenses-1970-1997.xlsx</text:p>
          </table:table-cell>
          <table:table-cell office:value-type="string">
            <text:p>https://docs.google.com/file/d/0B6EWYwin0l-WOV9HVlh5NFBkel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3];&quot;.xlsx&quot;;&quot;&quot;)" office:value-type="string" office:string-value="datasets-prisoners-us-media-use">
            <text:p>datasets-prisoners-us-media-use</text:p>
          </table:table-cell>
          <table:table-cell office:value-type="string">
            <text:p>excel</text:p>
          </table:table-cell>
          <table:table-cell table:formula="of:=SUBSTITUTE([.F43];&quot;?usp=drivesdk&quot;;&quot;?usp=sharing&quot;)" office:value-type="string" office:string-value="https://docs.google.com/file/d/0B6EWYwin0l-Wd1BxS05ERWlhRDQ/edit?usp=sharing">
            <text:p>https://docs.google.com/file/d/0B6EWYwin0l-Wd1BxS05ERWlhRDQ/edit?usp=sharing</text:p>
          </table:table-cell>
          <table:table-cell/>
          <table:table-cell office:value-type="string">
            <text:p>prisoners-us-media-use.xlsx</text:p>
          </table:table-cell>
          <table:table-cell office:value-type="string">
            <text:p>https://docs.google.com/file/d/0B6EWYwin0l-Wd1BxS05ERWlhR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4];&quot;.xlsx&quot;;&quot;&quot;)" office:value-type="string" office:string-value="datasets-prisoners-us-long-run-summary">
            <text:p>datasets-prisoners-us-long-run-summary</text:p>
          </table:table-cell>
          <table:table-cell office:value-type="string">
            <text:p>excel</text:p>
          </table:table-cell>
          <table:table-cell table:formula="of:=SUBSTITUTE([.F44];&quot;?usp=drivesdk&quot;;&quot;?usp=sharing&quot;)" office:value-type="string" office:string-value="https://docs.google.com/file/d/0B6EWYwin0l-WS0F1RUR6UF9sM1k/edit?usp=sharing">
            <text:p>https://docs.google.com/file/d/0B6EWYwin0l-WS0F1RUR6UF9sM1k/edit?usp=sharing</text:p>
          </table:table-cell>
          <table:table-cell/>
          <table:table-cell office:value-type="string">
            <text:p>prisoners-us-long-run-summary.xlsx</text:p>
          </table:table-cell>
          <table:table-cell office:value-type="string">
            <text:p>https://docs.google.com/file/d/0B6EWYwin0l-WS0F1RUR6UF9sM1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5];&quot;.xlsx&quot;;&quot;&quot;)" office:value-type="string" office:string-value="datasets-prisoners-us-judges-2010">
            <text:p>datasets-prisoners-us-judges-2010</text:p>
          </table:table-cell>
          <table:table-cell office:value-type="string">
            <text:p>excel</text:p>
          </table:table-cell>
          <table:table-cell table:formula="of:=SUBSTITUTE([.F45];&quot;?usp=drivesdk&quot;;&quot;?usp=sharing&quot;)" office:value-type="string" office:string-value="https://docs.google.com/file/d/0B6EWYwin0l-WMnYxNUdCc25DSjg/edit?usp=sharing">
            <text:p>https://docs.google.com/file/d/0B6EWYwin0l-WMnYxNUdCc25DSjg/edit?usp=sharing</text:p>
          </table:table-cell>
          <table:table-cell/>
          <table:table-cell office:value-type="string">
            <text:p>prisoners-us-judges-2010.xlsx</text:p>
          </table:table-cell>
          <table:table-cell office:value-type="string">
            <text:p>https://docs.google.com/file/d/0B6EWYwin0l-WMnYxNUdCc25DSj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6];&quot;.xlsx&quot;;&quot;&quot;)" office:value-type="string" office:string-value="datasets-prisoners-us-from-1900">
            <text:p>datasets-prisoners-us-from-1900</text:p>
          </table:table-cell>
          <table:table-cell office:value-type="string">
            <text:p>excel</text:p>
          </table:table-cell>
          <table:table-cell table:formula="of:=SUBSTITUTE([.F46];&quot;?usp=drivesdk&quot;;&quot;?usp=sharing&quot;)" office:value-type="string" office:string-value="https://docs.google.com/file/d/0B6EWYwin0l-WckNmZFV1dGdnQm8/edit?usp=sharing">
            <text:p>https://docs.google.com/file/d/0B6EWYwin0l-WckNmZFV1dGdnQm8/edit?usp=sharing</text:p>
          </table:table-cell>
          <table:table-cell/>
          <table:table-cell office:value-type="string">
            <text:p>prisoners-us-from-1900.xlsx</text:p>
          </table:table-cell>
          <table:table-cell office:value-type="string">
            <text:p>https://docs.google.com/file/d/0B6EWYwin0l-WckNmZFV1dGdnQm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7];&quot;.xlsx&quot;;&quot;&quot;)" office:value-type="string" office:string-value="datasets-prisoners-us-fed-state-1940">
            <text:p>datasets-prisoners-us-fed-state-1940</text:p>
          </table:table-cell>
          <table:table-cell office:value-type="string">
            <text:p>excel</text:p>
          </table:table-cell>
          <table:table-cell table:formula="of:=SUBSTITUTE([.F47];&quot;?usp=drivesdk&quot;;&quot;?usp=sharing&quot;)" office:value-type="string" office:string-value="https://docs.google.com/file/d/0B6EWYwin0l-WWDFERmdGZEdBRGs/edit?usp=sharing">
            <text:p>https://docs.google.com/file/d/0B6EWYwin0l-WWDFERmdGZEdBRGs/edit?usp=sharing</text:p>
          </table:table-cell>
          <table:table-cell/>
          <table:table-cell office:value-type="string">
            <text:p>prisoners-us-fed-state-1940.xlsx</text:p>
          </table:table-cell>
          <table:table-cell office:value-type="string">
            <text:p>https://docs.google.com/file/d/0B6EWYwin0l-WWDFERmdGZEdBRG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8];&quot;.xlsx&quot;;&quot;&quot;)" office:value-type="string" office:string-value="datasets-prisoners-us-commitments-sex">
            <text:p>datasets-prisoners-us-commitments-sex</text:p>
          </table:table-cell>
          <table:table-cell office:value-type="string">
            <text:p>excel</text:p>
          </table:table-cell>
          <table:table-cell table:formula="of:=SUBSTITUTE([.F48];&quot;?usp=drivesdk&quot;;&quot;?usp=sharing&quot;)" office:value-type="string" office:string-value="https://docs.google.com/file/d/0B6EWYwin0l-WN3BhQjFVUE1lUmc/edit?usp=sharing">
            <text:p>https://docs.google.com/file/d/0B6EWYwin0l-WN3BhQjFVUE1lUmc/edit?usp=sharing</text:p>
          </table:table-cell>
          <table:table-cell/>
          <table:table-cell office:value-type="string">
            <text:p>prisoners-us-commitments-sex.xlsx</text:p>
          </table:table-cell>
          <table:table-cell office:value-type="string">
            <text:p>https://docs.google.com/file/d/0B6EWYwin0l-WN3BhQjFVUE1lUm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9];&quot;.xlsx&quot;;&quot;&quot;)" office:value-type="string" office:string-value="datasets-prisoners-us-19th-century">
            <text:p>datasets-prisoners-us-19th-century</text:p>
          </table:table-cell>
          <table:table-cell office:value-type="string">
            <text:p>excel</text:p>
          </table:table-cell>
          <table:table-cell table:formula="of:=SUBSTITUTE([.F49];&quot;?usp=drivesdk&quot;;&quot;?usp=sharing&quot;)" office:value-type="string" office:string-value="https://docs.google.com/file/d/0B6EWYwin0l-WTHdidzlVN0JOa1U/edit?usp=sharing">
            <text:p>https://docs.google.com/file/d/0B6EWYwin0l-WTHdidzlVN0JOa1U/edit?usp=sharing</text:p>
          </table:table-cell>
          <table:table-cell/>
          <table:table-cell office:value-type="string">
            <text:p>prisoners-us-19th-century.xlsx</text:p>
          </table:table-cell>
          <table:table-cell office:value-type="string">
            <text:p>https://docs.google.com/file/d/0B6EWYwin0l-WTHdidzlVN0JOa1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0];&quot;.xlsx&quot;;&quot;&quot;)" office:value-type="string" office:string-value="datasets-prisoners-spectators">
            <text:p>datasets-prisoners-spectators</text:p>
          </table:table-cell>
          <table:table-cell office:value-type="string">
            <text:p>excel</text:p>
          </table:table-cell>
          <table:table-cell table:formula="of:=SUBSTITUTE([.F50];&quot;?usp=drivesdk&quot;;&quot;?usp=sharing&quot;)" office:value-type="string" office:string-value="https://docs.google.com/file/d/0B6EWYwin0l-WT2pEb1pMR0pNUVE/edit?usp=sharing">
            <text:p>https://docs.google.com/file/d/0B6EWYwin0l-WT2pEb1pMR0pNUVE/edit?usp=sharing</text:p>
          </table:table-cell>
          <table:table-cell/>
          <table:table-cell office:value-type="string">
            <text:p>prisoners-spectators.xlsx</text:p>
          </table:table-cell>
          <table:table-cell office:value-type="string">
            <text:p>https://docs.google.com/file/d/0B6EWYwin0l-WT2pEb1pMR0pNUV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1];&quot;.xlsx&quot;;&quot;&quot;)" office:value-type="string" office:string-value="datasets-prisoners-scotland-from-1840">
            <text:p>datasets-prisoners-scotland-from-1840</text:p>
          </table:table-cell>
          <table:table-cell office:value-type="string">
            <text:p>excel</text:p>
          </table:table-cell>
          <table:table-cell table:formula="of:=SUBSTITUTE([.F51];&quot;?usp=drivesdk&quot;;&quot;?usp=sharing&quot;)" office:value-type="string" office:string-value="https://docs.google.com/file/d/0B6EWYwin0l-WekF0b2N1WnhGMDg/edit?usp=sharing">
            <text:p>https://docs.google.com/file/d/0B6EWYwin0l-WekF0b2N1WnhGMDg/edit?usp=sharing</text:p>
          </table:table-cell>
          <table:table-cell/>
          <table:table-cell office:value-type="string">
            <text:p>prisoners-scotland-from-1840.xlsx</text:p>
          </table:table-cell>
          <table:table-cell office:value-type="string">
            <text:p>https://docs.google.com/file/d/0B6EWYwin0l-WekF0b2N1WnhGMD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2];&quot;.xlsx&quot;;&quot;&quot;)" office:value-type="string" office:string-value="datasets-prisoners-scotland-1820">
            <text:p>datasets-prisoners-scotland-1820</text:p>
          </table:table-cell>
          <table:table-cell office:value-type="string">
            <text:p>excel</text:p>
          </table:table-cell>
          <table:table-cell table:formula="of:=SUBSTITUTE([.F52];&quot;?usp=drivesdk&quot;;&quot;?usp=sharing&quot;)" office:value-type="string" office:string-value="https://docs.google.com/file/d/0B6EWYwin0l-WX25CZ2JfMEUxYWs/edit?usp=sharing">
            <text:p>https://docs.google.com/file/d/0B6EWYwin0l-WX25CZ2JfMEUxYWs/edit?usp=sharing</text:p>
          </table:table-cell>
          <table:table-cell/>
          <table:table-cell office:value-type="string">
            <text:p>prisoners-scotland-1820.xlsx</text:p>
          </table:table-cell>
          <table:table-cell office:value-type="string">
            <text:p>https://docs.google.com/file/d/0B6EWYwin0l-WX25CZ2JfMEUxYW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3];&quot;.xlsx&quot;;&quot;&quot;)" office:value-type="string" office:string-value="datasets-prisoners-press">
            <text:p>datasets-prisoners-press</text:p>
          </table:table-cell>
          <table:table-cell office:value-type="string">
            <text:p>excel</text:p>
          </table:table-cell>
          <table:table-cell table:formula="of:=SUBSTITUTE([.F53];&quot;?usp=drivesdk&quot;;&quot;?usp=sharing&quot;)" office:value-type="string" office:string-value="https://docs.google.com/file/d/0B6EWYwin0l-WRVRudEJfYy1vcFE/edit?usp=sharing">
            <text:p>https://docs.google.com/file/d/0B6EWYwin0l-WRVRudEJfYy1vcFE/edit?usp=sharing</text:p>
          </table:table-cell>
          <table:table-cell/>
          <table:table-cell office:value-type="string">
            <text:p>prisoners-press.xlsx</text:p>
          </table:table-cell>
          <table:table-cell office:value-type="string">
            <text:p>https://docs.google.com/file/d/0B6EWYwin0l-WRVRudEJfYy1vcF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4];&quot;.xlsx&quot;;&quot;&quot;)" office:value-type="string" office:string-value="datasets-prisoners-interaction">
            <text:p>datasets-prisoners-interaction</text:p>
          </table:table-cell>
          <table:table-cell office:value-type="string">
            <text:p>excel</text:p>
          </table:table-cell>
          <table:table-cell table:formula="of:=SUBSTITUTE([.F54];&quot;?usp=drivesdk&quot;;&quot;?usp=sharing&quot;)" office:value-type="string" office:string-value="https://docs.google.com/file/d/0B6EWYwin0l-WUksxVE5XbmtGUmc/edit?usp=sharing">
            <text:p>https://docs.google.com/file/d/0B6EWYwin0l-WUksxVE5XbmtGUmc/edit?usp=sharing</text:p>
          </table:table-cell>
          <table:table-cell/>
          <table:table-cell office:value-type="string">
            <text:p>prisoners-interaction.xlsx</text:p>
          </table:table-cell>
          <table:table-cell office:value-type="string">
            <text:p>https://docs.google.com/file/d/0B6EWYwin0l-WUksxVE5XbmtGUm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5];&quot;.xlsx&quot;;&quot;&quot;)" office:value-type="string" office:string-value="datasets-prisoners-england-wales-long-run">
            <text:p>datasets-prisoners-england-wales-long-run</text:p>
          </table:table-cell>
          <table:table-cell office:value-type="string">
            <text:p>excel</text:p>
          </table:table-cell>
          <table:table-cell table:formula="of:=SUBSTITUTE([.F55];&quot;?usp=drivesdk&quot;;&quot;?usp=sharing&quot;)" office:value-type="string" office:string-value="https://docs.google.com/file/d/0B6EWYwin0l-WSlRpbUlza2p5REE/edit?usp=sharing">
            <text:p>https://docs.google.com/file/d/0B6EWYwin0l-WSlRpbUlza2p5REE/edit?usp=sharing</text:p>
          </table:table-cell>
          <table:table-cell/>
          <table:table-cell office:value-type="string">
            <text:p>prisoners-england-wales-long-run.xlsx</text:p>
          </table:table-cell>
          <table:table-cell office:value-type="string">
            <text:p>https://docs.google.com/file/d/0B6EWYwin0l-WSlRpbUlza2p5RE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6];&quot;.xlsx&quot;;&quot;&quot;)" office:value-type="string" office:string-value="datasets-prisoners-england-wales-london-pre-1850">
            <text:p>datasets-prisoners-england-wales-london-pre-1850</text:p>
          </table:table-cell>
          <table:table-cell office:value-type="string">
            <text:p>excel</text:p>
          </table:table-cell>
          <table:table-cell table:formula="of:=SUBSTITUTE([.F56];&quot;?usp=drivesdk&quot;;&quot;?usp=sharing&quot;)" office:value-type="string" office:string-value="https://docs.google.com/file/d/0B6EWYwin0l-WRzFNaU1HdGJSM0k/edit?usp=sharing">
            <text:p>https://docs.google.com/file/d/0B6EWYwin0l-WRzFNaU1HdGJSM0k/edit?usp=sharing</text:p>
          </table:table-cell>
          <table:table-cell/>
          <table:table-cell office:value-type="string">
            <text:p>prisoners-england-wales-london-pre-1850.xlsx</text:p>
          </table:table-cell>
          <table:table-cell office:value-type="string">
            <text:p>https://docs.google.com/file/d/0B6EWYwin0l-WRzFNaU1HdGJSM0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7];&quot;.xlsx&quot;;&quot;&quot;)" office:value-type="string" office:string-value="datasets-prisoners-england-wales-london-1779-1850">
            <text:p>datasets-prisoners-england-wales-london-1779-1850</text:p>
          </table:table-cell>
          <table:table-cell office:value-type="string">
            <text:p>excel</text:p>
          </table:table-cell>
          <table:table-cell table:formula="of:=SUBSTITUTE([.F57];&quot;?usp=drivesdk&quot;;&quot;?usp=sharing&quot;)" office:value-type="string" office:string-value="https://docs.google.com/file/d/0B6EWYwin0l-WTWRqOWd2a2xTRXM/edit?usp=sharing">
            <text:p>https://docs.google.com/file/d/0B6EWYwin0l-WTWRqOWd2a2xTRXM/edit?usp=sharing</text:p>
          </table:table-cell>
          <table:table-cell/>
          <table:table-cell office:value-type="string">
            <text:p>prisoners-england-wales-london-1779-1850.xlsx</text:p>
          </table:table-cell>
          <table:table-cell office:value-type="string">
            <text:p>https://docs.google.com/file/d/0B6EWYwin0l-WTWRqOWd2a2xTRX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8];&quot;.xlsx&quot;;&quot;&quot;)" office:value-type="string" office:string-value="datasets-prisoners-england-wales-hulks">
            <text:p>datasets-prisoners-england-wales-hulks</text:p>
          </table:table-cell>
          <table:table-cell office:value-type="string">
            <text:p>excel</text:p>
          </table:table-cell>
          <table:table-cell table:formula="of:=SUBSTITUTE([.F58];&quot;?usp=drivesdk&quot;;&quot;?usp=sharing&quot;)" office:value-type="string" office:string-value="https://docs.google.com/file/d/0B6EWYwin0l-WaHRYOEJsYlYwSG8/edit?usp=sharing">
            <text:p>https://docs.google.com/file/d/0B6EWYwin0l-WaHRYOEJsYlYwSG8/edit?usp=sharing</text:p>
          </table:table-cell>
          <table:table-cell/>
          <table:table-cell office:value-type="string">
            <text:p>prisoners-england-wales-hulks.xlsx</text:p>
          </table:table-cell>
          <table:table-cell office:value-type="string">
            <text:p>https://docs.google.com/file/d/0B6EWYwin0l-WaHRYOEJsYlYwSG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9];&quot;.xlsx&quot;;&quot;&quot;)" office:value-type="string" office:string-value="datasets-prisoners-england-wales-debtors-pre-1775">
            <text:p>datasets-prisoners-england-wales-debtors-pre-1775</text:p>
          </table:table-cell>
          <table:table-cell office:value-type="string">
            <text:p>excel</text:p>
          </table:table-cell>
          <table:table-cell table:formula="of:=SUBSTITUTE([.F59];&quot;?usp=drivesdk&quot;;&quot;?usp=sharing&quot;)" office:value-type="string" office:string-value="https://docs.google.com/file/d/0B6EWYwin0l-Wd01YYXprTHBVSk0/edit?usp=sharing">
            <text:p>https://docs.google.com/file/d/0B6EWYwin0l-Wd01YYXprTHBVSk0/edit?usp=sharing</text:p>
          </table:table-cell>
          <table:table-cell/>
          <table:table-cell office:value-type="string">
            <text:p>prisoners-england-wales-debtors-pre-1775.xlsx</text:p>
          </table:table-cell>
          <table:table-cell office:value-type="string">
            <text:p>https://docs.google.com/file/d/0B6EWYwin0l-Wd01YYXprTHBVSk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0];&quot;.xlsx&quot;;&quot;&quot;)" office:value-type="string" office:string-value="datasets-prisoners-england-wales-debtors-1800">
            <text:p>datasets-prisoners-england-wales-debtors-1800</text:p>
          </table:table-cell>
          <table:table-cell office:value-type="string">
            <text:p>excel</text:p>
          </table:table-cell>
          <table:table-cell table:formula="of:=SUBSTITUTE([.F60];&quot;?usp=drivesdk&quot;;&quot;?usp=sharing&quot;)" office:value-type="string" office:string-value="https://docs.google.com/file/d/0B6EWYwin0l-WTzQ0R3RrOWhULWc/edit?usp=sharing">
            <text:p>https://docs.google.com/file/d/0B6EWYwin0l-WTzQ0R3RrOWhULWc/edit?usp=sharing</text:p>
          </table:table-cell>
          <table:table-cell/>
          <table:table-cell office:value-type="string">
            <text:p>prisoners-england-wales-debtors-1800.xlsx</text:p>
          </table:table-cell>
          <table:table-cell office:value-type="string">
            <text:p>https://docs.google.com/file/d/0B6EWYwin0l-WTzQ0R3RrOWhULW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1];&quot;.xlsx&quot;;&quot;&quot;)" office:value-type="string" office:string-value="datasets-prisoners-england-wales-counties-1780-1850">
            <text:p>datasets-prisoners-england-wales-counties-1780-1850</text:p>
          </table:table-cell>
          <table:table-cell office:value-type="string">
            <text:p>excel</text:p>
          </table:table-cell>
          <table:table-cell table:formula="of:=SUBSTITUTE([.F61];&quot;?usp=drivesdk&quot;;&quot;?usp=sharing&quot;)" office:value-type="string" office:string-value="https://docs.google.com/file/d/0B6EWYwin0l-Wa2Q4cHRpdGN5eFk/edit?usp=sharing">
            <text:p>https://docs.google.com/file/d/0B6EWYwin0l-Wa2Q4cHRpdGN5eFk/edit?usp=sharing</text:p>
          </table:table-cell>
          <table:table-cell/>
          <table:table-cell office:value-type="string">
            <text:p>prisoners-england-wales-counties-1780-1850.xlsx</text:p>
          </table:table-cell>
          <table:table-cell office:value-type="string">
            <text:p>https://docs.google.com/file/d/0B6EWYwin0l-Wa2Q4cHRpdGN5eF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2];&quot;.xlsx&quot;;&quot;&quot;)" office:value-type="string" office:string-value="datasets-prisoners-england-wales-commitments-1805-6">
            <text:p>datasets-prisoners-england-wales-commitments-1805-6</text:p>
          </table:table-cell>
          <table:table-cell office:value-type="string">
            <text:p>excel</text:p>
          </table:table-cell>
          <table:table-cell table:formula="of:=SUBSTITUTE([.F62];&quot;?usp=drivesdk&quot;;&quot;?usp=sharing&quot;)" office:value-type="string" office:string-value="https://docs.google.com/file/d/0B6EWYwin0l-WSzBkVDZSWmk4eVU/edit?usp=sharing">
            <text:p>https://docs.google.com/file/d/0B6EWYwin0l-WSzBkVDZSWmk4eVU/edit?usp=sharing</text:p>
          </table:table-cell>
          <table:table-cell/>
          <table:table-cell office:value-type="string">
            <text:p>prisoners-england-wales-commitments-1805-6.xlsx</text:p>
          </table:table-cell>
          <table:table-cell office:value-type="string">
            <text:p>https://docs.google.com/file/d/0B6EWYwin0l-WSzBkVDZSWmk4eV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3];&quot;.xlsx&quot;;&quot;&quot;)" office:value-type="string" office:string-value="datasets-prisoners-england-wales-1892">
            <text:p>datasets-prisoners-england-wales-1892</text:p>
          </table:table-cell>
          <table:table-cell office:value-type="string">
            <text:p>excel</text:p>
          </table:table-cell>
          <table:table-cell table:formula="of:=SUBSTITUTE([.F63];&quot;?usp=drivesdk&quot;;&quot;?usp=sharing&quot;)" office:value-type="string" office:string-value="https://docs.google.com/file/d/0B6EWYwin0l-WWlQwd1VTaGlVMU0/edit?usp=sharing">
            <text:p>https://docs.google.com/file/d/0B6EWYwin0l-WWlQwd1VTaGlVMU0/edit?usp=sharing</text:p>
          </table:table-cell>
          <table:table-cell/>
          <table:table-cell office:value-type="string">
            <text:p>prisoners-england-wales-1892.xlsx</text:p>
          </table:table-cell>
          <table:table-cell office:value-type="string">
            <text:p>https://docs.google.com/file/d/0B6EWYwin0l-WWlQwd1VTaGlVMU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4];&quot;.xlsx&quot;;&quot;&quot;)" office:value-type="string" office:string-value="datasets-prisoners-england-wales-1864">
            <text:p>datasets-prisoners-england-wales-1864</text:p>
          </table:table-cell>
          <table:table-cell office:value-type="string">
            <text:p>excel</text:p>
          </table:table-cell>
          <table:table-cell table:formula="of:=SUBSTITUTE([.F64];&quot;?usp=drivesdk&quot;;&quot;?usp=sharing&quot;)" office:value-type="string" office:string-value="https://docs.google.com/file/d/0B6EWYwin0l-WSU44bjVNZ1ViZ28/edit?usp=sharing">
            <text:p>https://docs.google.com/file/d/0B6EWYwin0l-WSU44bjVNZ1ViZ28/edit?usp=sharing</text:p>
          </table:table-cell>
          <table:table-cell/>
          <table:table-cell office:value-type="string">
            <text:p>prisoners-england-wales-1864.xlsx</text:p>
          </table:table-cell>
          <table:table-cell office:value-type="string">
            <text:p>https://docs.google.com/file/d/0B6EWYwin0l-WSU44bjVNZ1ViZ2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5];&quot;.xlsx&quot;;&quot;&quot;)" office:value-type="string" office:string-value="datasets-prisoners-england-wales-1850">
            <text:p>datasets-prisoners-england-wales-1850</text:p>
          </table:table-cell>
          <table:table-cell office:value-type="string">
            <text:p>excel</text:p>
          </table:table-cell>
          <table:table-cell table:formula="of:=SUBSTITUTE([.F65];&quot;?usp=drivesdk&quot;;&quot;?usp=sharing&quot;)" office:value-type="string" office:string-value="https://docs.google.com/file/d/0B6EWYwin0l-WNndhU2NIS2FQM3M/edit?usp=sharing">
            <text:p>https://docs.google.com/file/d/0B6EWYwin0l-WNndhU2NIS2FQM3M/edit?usp=sharing</text:p>
          </table:table-cell>
          <table:table-cell/>
          <table:table-cell office:value-type="string">
            <text:p>prisoners-england-wales-1850.xlsx</text:p>
          </table:table-cell>
          <table:table-cell office:value-type="string">
            <text:p>https://docs.google.com/file/d/0B6EWYwin0l-WNndhU2NIS2FQM3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6];&quot;.xlsx&quot;;&quot;&quot;)" office:value-type="string" office:string-value="datasets-prisoners-england-wales-1840">
            <text:p>datasets-prisoners-england-wales-1840</text:p>
          </table:table-cell>
          <table:table-cell office:value-type="string">
            <text:p>excel</text:p>
          </table:table-cell>
          <table:table-cell table:formula="of:=SUBSTITUTE([.F66];&quot;?usp=drivesdk&quot;;&quot;?usp=sharing&quot;)" office:value-type="string" office:string-value="https://docs.google.com/file/d/0B6EWYwin0l-WemdkaFVEMm1uVkE/edit?usp=sharing">
            <text:p>https://docs.google.com/file/d/0B6EWYwin0l-WemdkaFVEMm1uVkE/edit?usp=sharing</text:p>
          </table:table-cell>
          <table:table-cell/>
          <table:table-cell office:value-type="string">
            <text:p>prisoners-england-wales-1840.xlsx</text:p>
          </table:table-cell>
          <table:table-cell office:value-type="string">
            <text:p>https://docs.google.com/file/d/0B6EWYwin0l-WemdkaFVEMm1uVk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7];&quot;.xlsx&quot;;&quot;&quot;)" office:value-type="string" office:string-value="datasets-prisoners-england-wales-1838">
            <text:p>datasets-prisoners-england-wales-1838</text:p>
          </table:table-cell>
          <table:table-cell office:value-type="string">
            <text:p>excel</text:p>
          </table:table-cell>
          <table:table-cell table:formula="of:=SUBSTITUTE([.F67];&quot;?usp=drivesdk&quot;;&quot;?usp=sharing&quot;)" office:value-type="string" office:string-value="https://docs.google.com/file/d/0B6EWYwin0l-WdHlJaXJoSmlzRms/edit?usp=sharing">
            <text:p>https://docs.google.com/file/d/0B6EWYwin0l-WdHlJaXJoSmlzRms/edit?usp=sharing</text:p>
          </table:table-cell>
          <table:table-cell/>
          <table:table-cell office:value-type="string">
            <text:p>prisoners-england-wales-1838.xlsx</text:p>
          </table:table-cell>
          <table:table-cell office:value-type="string">
            <text:p>https://docs.google.com/file/d/0B6EWYwin0l-WdHlJaXJoSmlzRm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8];&quot;.xlsx&quot;;&quot;&quot;)" office:value-type="string" office:string-value="datasets-prisoners-england-wales-1836">
            <text:p>datasets-prisoners-england-wales-1836</text:p>
          </table:table-cell>
          <table:table-cell office:value-type="string">
            <text:p>excel</text:p>
          </table:table-cell>
          <table:table-cell table:formula="of:=SUBSTITUTE([.F68];&quot;?usp=drivesdk&quot;;&quot;?usp=sharing&quot;)" office:value-type="string" office:string-value="https://docs.google.com/file/d/0B6EWYwin0l-WNC1fWk5VNnlmTVk/edit?usp=sharing">
            <text:p>https://docs.google.com/file/d/0B6EWYwin0l-WNC1fWk5VNnlmTVk/edit?usp=sharing</text:p>
          </table:table-cell>
          <table:table-cell/>
          <table:table-cell office:value-type="string">
            <text:p>prisoners-england-wales-1836.xlsx</text:p>
          </table:table-cell>
          <table:table-cell office:value-type="string">
            <text:p>https://docs.google.com/file/d/0B6EWYwin0l-WNC1fWk5VNnlmTV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9];&quot;.xlsx&quot;;&quot;&quot;)" office:value-type="string" office:string-value="datasets-prisoners-england-wales-1830">
            <text:p>datasets-prisoners-england-wales-1830</text:p>
          </table:table-cell>
          <table:table-cell office:value-type="string">
            <text:p>excel</text:p>
          </table:table-cell>
          <table:table-cell table:formula="of:=SUBSTITUTE([.F69];&quot;?usp=drivesdk&quot;;&quot;?usp=sharing&quot;)" office:value-type="string" office:string-value="https://docs.google.com/file/d/0B6EWYwin0l-Wa1RSelR0Z2dhYmM/edit?usp=sharing">
            <text:p>https://docs.google.com/file/d/0B6EWYwin0l-Wa1RSelR0Z2dhYmM/edit?usp=sharing</text:p>
          </table:table-cell>
          <table:table-cell/>
          <table:table-cell office:value-type="string">
            <text:p>prisoners-england-wales-1830.xlsx</text:p>
          </table:table-cell>
          <table:table-cell office:value-type="string">
            <text:p>https://docs.google.com/file/d/0B6EWYwin0l-Wa1RSelR0Z2dhYm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0];&quot;.xlsx&quot;;&quot;&quot;)" office:value-type="string" office:string-value="datasets-prisoners-england-wales-1823">
            <text:p>datasets-prisoners-england-wales-1823</text:p>
          </table:table-cell>
          <table:table-cell office:value-type="string">
            <text:p>excel</text:p>
          </table:table-cell>
          <table:table-cell table:formula="of:=SUBSTITUTE([.F70];&quot;?usp=drivesdk&quot;;&quot;?usp=sharing&quot;)" office:value-type="string" office:string-value="https://docs.google.com/file/d/0B6EWYwin0l-WTmJmeFBZSGpocTQ/edit?usp=sharing">
            <text:p>https://docs.google.com/file/d/0B6EWYwin0l-WTmJmeFBZSGpocTQ/edit?usp=sharing</text:p>
          </table:table-cell>
          <table:table-cell/>
          <table:table-cell office:value-type="string">
            <text:p>prisoners-england-wales-1823.xlsx</text:p>
          </table:table-cell>
          <table:table-cell office:value-type="string">
            <text:p>https://docs.google.com/file/d/0B6EWYwin0l-WTmJmeFBZSGpocT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1];&quot;.xlsx&quot;;&quot;&quot;)" office:value-type="string" office:string-value="datasets-prisoners-england-wales-1820">
            <text:p>datasets-prisoners-england-wales-1820</text:p>
          </table:table-cell>
          <table:table-cell office:value-type="string">
            <text:p>excel</text:p>
          </table:table-cell>
          <table:table-cell table:formula="of:=SUBSTITUTE([.F71];&quot;?usp=drivesdk&quot;;&quot;?usp=sharing&quot;)" office:value-type="string" office:string-value="https://docs.google.com/file/d/0B6EWYwin0l-WaTFaWFZwMUdZVHc/edit?usp=sharing">
            <text:p>https://docs.google.com/file/d/0B6EWYwin0l-WaTFaWFZwMUdZVHc/edit?usp=sharing</text:p>
          </table:table-cell>
          <table:table-cell/>
          <table:table-cell office:value-type="string">
            <text:p>prisoners-england-wales-1820.xlsx</text:p>
          </table:table-cell>
          <table:table-cell office:value-type="string">
            <text:p>https://docs.google.com/file/d/0B6EWYwin0l-WaTFaWFZwMUdZV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2];&quot;.xlsx&quot;;&quot;&quot;)" office:value-type="string" office:string-value="datasets-prisoners-england-wales-1810">
            <text:p>datasets-prisoners-england-wales-1810</text:p>
          </table:table-cell>
          <table:table-cell office:value-type="string">
            <text:p>excel</text:p>
          </table:table-cell>
          <table:table-cell table:formula="of:=SUBSTITUTE([.F72];&quot;?usp=drivesdk&quot;;&quot;?usp=sharing&quot;)" office:value-type="string" office:string-value="https://docs.google.com/file/d/0B6EWYwin0l-WRkNieHp4VURRZDg/edit?usp=sharing">
            <text:p>https://docs.google.com/file/d/0B6EWYwin0l-WRkNieHp4VURRZDg/edit?usp=sharing</text:p>
          </table:table-cell>
          <table:table-cell/>
          <table:table-cell office:value-type="string">
            <text:p>prisoners-england-wales-1810.xlsx</text:p>
          </table:table-cell>
          <table:table-cell office:value-type="string">
            <text:p>https://docs.google.com/file/d/0B6EWYwin0l-WRkNieHp4VURRZD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3];&quot;.xlsx&quot;;&quot;&quot;)" office:value-type="string" office:string-value="datasets-prisoners-england-wales-1800">
            <text:p>datasets-prisoners-england-wales-1800</text:p>
          </table:table-cell>
          <table:table-cell office:value-type="string">
            <text:p>excel</text:p>
          </table:table-cell>
          <table:table-cell table:formula="of:=SUBSTITUTE([.F73];&quot;?usp=drivesdk&quot;;&quot;?usp=sharing&quot;)" office:value-type="string" office:string-value="https://docs.google.com/file/d/0B6EWYwin0l-WQVVMdW5CTmRobFk/edit?usp=sharing">
            <text:p>https://docs.google.com/file/d/0B6EWYwin0l-WQVVMdW5CTmRobFk/edit?usp=sharing</text:p>
          </table:table-cell>
          <table:table-cell/>
          <table:table-cell office:value-type="string">
            <text:p>prisoners-england-wales-1800.xlsx</text:p>
          </table:table-cell>
          <table:table-cell office:value-type="string">
            <text:p>https://docs.google.com/file/d/0B6EWYwin0l-WQVVMdW5CTmRobF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4];&quot;.xlsx&quot;;&quot;&quot;)" office:value-type="string" office:string-value="datasets-prisoners-england-wales-1780">
            <text:p>datasets-prisoners-england-wales-1780</text:p>
          </table:table-cell>
          <table:table-cell office:value-type="string">
            <text:p>excel</text:p>
          </table:table-cell>
          <table:table-cell table:formula="of:=SUBSTITUTE([.F74];&quot;?usp=drivesdk&quot;;&quot;?usp=sharing&quot;)" office:value-type="string" office:string-value="https://docs.google.com/file/d/0B6EWYwin0l-WclBNdUYxeWY1ZlU/edit?usp=sharing">
            <text:p>https://docs.google.com/file/d/0B6EWYwin0l-WclBNdUYxeWY1ZlU/edit?usp=sharing</text:p>
          </table:table-cell>
          <table:table-cell/>
          <table:table-cell office:value-type="string">
            <text:p>prisoners-england-wales-1780.xlsx</text:p>
          </table:table-cell>
          <table:table-cell office:value-type="string">
            <text:p>https://docs.google.com/file/d/0B6EWYwin0l-WclBNdUYxeWY1Zl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5];&quot;.xlsx&quot;;&quot;&quot;)" office:value-type="string" office:string-value="datasets-prisoners-australia">
            <text:p>datasets-prisoners-australia</text:p>
          </table:table-cell>
          <table:table-cell office:value-type="string">
            <text:p>excel</text:p>
          </table:table-cell>
          <table:table-cell table:formula="of:=SUBSTITUTE([.F75];&quot;?usp=drivesdk&quot;;&quot;?usp=sharing&quot;)" office:value-type="string" office:string-value="https://docs.google.com/file/d/0B6EWYwin0l-WTm9HcXExaDRwLUE/edit?usp=sharing">
            <text:p>https://docs.google.com/file/d/0B6EWYwin0l-WTm9HcXExaDRwLUE/edit?usp=sharing</text:p>
          </table:table-cell>
          <table:table-cell/>
          <table:table-cell office:value-type="string">
            <text:p>prisoners-australia.xlsx</text:p>
          </table:table-cell>
          <table:table-cell office:value-type="string">
            <text:p>https://docs.google.com/file/d/0B6EWYwin0l-WTm9HcXExaDRwLU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6];&quot;.xlsx&quot;;&quot;&quot;)" office:value-type="string" office:string-value="datasets-prisoner-communication-mid-19th-century">
            <text:p>datasets-prisoner-communication-mid-19th-century</text:p>
          </table:table-cell>
          <table:table-cell office:value-type="string">
            <text:p>excel</text:p>
          </table:table-cell>
          <table:table-cell table:formula="of:=SUBSTITUTE([.F76];&quot;?usp=drivesdk&quot;;&quot;?usp=sharing&quot;)" office:value-type="string" office:string-value="https://docs.google.com/file/d/0B6EWYwin0l-WVkdSSC1aR1FoWFk/edit?usp=sharing">
            <text:p>https://docs.google.com/file/d/0B6EWYwin0l-WVkdSSC1aR1FoWFk/edit?usp=sharing</text:p>
          </table:table-cell>
          <table:table-cell/>
          <table:table-cell office:value-type="string">
            <text:p>prisoner-communication-mid-19th-century.xlsx</text:p>
          </table:table-cell>
          <table:table-cell office:value-type="string">
            <text:p>https://docs.google.com/file/d/0B6EWYwin0l-WVkdSSC1aR1FoWF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7];&quot;.xlsx&quot;;&quot;&quot;)" office:value-type="string" office:string-value="datasets-prisoner-communication-late-20th-century">
            <text:p>datasets-prisoner-communication-late-20th-century</text:p>
          </table:table-cell>
          <table:table-cell office:value-type="string">
            <text:p>excel</text:p>
          </table:table-cell>
          <table:table-cell table:formula="of:=SUBSTITUTE([.F77];&quot;?usp=drivesdk&quot;;&quot;?usp=sharing&quot;)" office:value-type="string" office:string-value="https://docs.google.com/file/d/0B6EWYwin0l-WRWZPcUpYWUozYnM/edit?usp=sharing">
            <text:p>https://docs.google.com/file/d/0B6EWYwin0l-WRWZPcUpYWUozYnM/edit?usp=sharing</text:p>
          </table:table-cell>
          <table:table-cell/>
          <table:table-cell office:value-type="string">
            <text:p>prisoner-communication-late-20th-century.xlsx</text:p>
          </table:table-cell>
          <table:table-cell office:value-type="string">
            <text:p>https://docs.google.com/file/d/0B6EWYwin0l-WRWZPcUpYWUozYn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8];&quot;.xlsx&quot;;&quot;&quot;)" office:value-type="string" office:string-value="datasets-prisoner-communication-early-20th-century">
            <text:p>datasets-prisoner-communication-early-20th-century</text:p>
          </table:table-cell>
          <table:table-cell office:value-type="string">
            <text:p>excel</text:p>
          </table:table-cell>
          <table:table-cell table:formula="of:=SUBSTITUTE([.F78];&quot;?usp=drivesdk&quot;;&quot;?usp=sharing&quot;)" office:value-type="string" office:string-value="https://docs.google.com/file/d/0B6EWYwin0l-WMG1pRGI4RFM0WHc/edit?usp=sharing">
            <text:p>https://docs.google.com/file/d/0B6EWYwin0l-WMG1pRGI4RFM0WHc/edit?usp=sharing</text:p>
          </table:table-cell>
          <table:table-cell/>
          <table:table-cell office:value-type="string">
            <text:p>prisoner-communication-early-20th-century.xlsx</text:p>
          </table:table-cell>
          <table:table-cell office:value-type="string">
            <text:p>https://docs.google.com/file/d/0B6EWYwin0l-WMG1pRGI4RFM0W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9];&quot;.xlsx&quot;;&quot;&quot;)" office:value-type="string" office:string-value="datasets-population-us">
            <text:p>datasets-population-us</text:p>
          </table:table-cell>
          <table:table-cell office:value-type="string">
            <text:p>excel</text:p>
          </table:table-cell>
          <table:table-cell table:formula="of:=SUBSTITUTE([.F79];&quot;?usp=drivesdk&quot;;&quot;?usp=sharing&quot;)" office:value-type="string" office:string-value="https://docs.google.com/file/d/0B6EWYwin0l-WcFczcmhvaU1aX28/edit?usp=sharing">
            <text:p>https://docs.google.com/file/d/0B6EWYwin0l-WcFczcmhvaU1aX28/edit?usp=sharing</text:p>
          </table:table-cell>
          <table:table-cell/>
          <table:table-cell office:value-type="string">
            <text:p>population-us.xlsx</text:p>
          </table:table-cell>
          <table:table-cell office:value-type="string">
            <text:p>https://docs.google.com/file/d/0B6EWYwin0l-WcFczcmhvaU1aX2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0];&quot;.xlsx&quot;;&quot;&quot;)" office:value-type="string" office:string-value="datasets-population-england-wales">
            <text:p>datasets-population-england-wales</text:p>
          </table:table-cell>
          <table:table-cell office:value-type="string">
            <text:p>excel</text:p>
          </table:table-cell>
          <table:table-cell table:formula="of:=SUBSTITUTE([.F80];&quot;?usp=drivesdk&quot;;&quot;?usp=sharing&quot;)" office:value-type="string" office:string-value="https://docs.google.com/file/d/0B6EWYwin0l-WTS1US2xBWGlvbzg/edit?usp=sharing">
            <text:p>https://docs.google.com/file/d/0B6EWYwin0l-WTS1US2xBWGlvbzg/edit?usp=sharing</text:p>
          </table:table-cell>
          <table:table-cell/>
          <table:table-cell office:value-type="string">
            <text:p>population-england-wales.xlsx</text:p>
          </table:table-cell>
          <table:table-cell office:value-type="string">
            <text:p>https://docs.google.com/file/d/0B6EWYwin0l-WTS1US2xBWGlvbz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1];&quot;.xlsx&quot;;&quot;&quot;)" office:value-type="string" office:string-value="datasets-population-australia">
            <text:p>datasets-population-australia</text:p>
          </table:table-cell>
          <table:table-cell office:value-type="string">
            <text:p>excel</text:p>
          </table:table-cell>
          <table:table-cell table:formula="of:=SUBSTITUTE([.F81];&quot;?usp=drivesdk&quot;;&quot;?usp=sharing&quot;)" office:value-type="string" office:string-value="https://docs.google.com/file/d/0B6EWYwin0l-WdTRpa0ZNRFFpWFk/edit?usp=sharing">
            <text:p>https://docs.google.com/file/d/0B6EWYwin0l-WdTRpa0ZNRFFpWFk/edit?usp=sharing</text:p>
          </table:table-cell>
          <table:table-cell/>
          <table:table-cell office:value-type="string">
            <text:p>population-australia.xlsx</text:p>
          </table:table-cell>
          <table:table-cell office:value-type="string">
            <text:p>https://docs.google.com/file/d/0B6EWYwin0l-WdTRpa0ZNRFFpWF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2];&quot;.xlsx&quot;;&quot;&quot;)" office:value-type="string" office:string-value="datasets-parole-prisoners-communication">
            <text:p>datasets-parole-prisoners-communication</text:p>
          </table:table-cell>
          <table:table-cell office:value-type="string">
            <text:p>excel</text:p>
          </table:table-cell>
          <table:table-cell table:formula="of:=SUBSTITUTE([.F82];&quot;?usp=drivesdk&quot;;&quot;?usp=sharing&quot;)" office:value-type="string" office:string-value="https://docs.google.com/file/d/0B6EWYwin0l-WNnd3aXJ2cGs3SEk/edit?usp=sharing">
            <text:p>https://docs.google.com/file/d/0B6EWYwin0l-WNnd3aXJ2cGs3SEk/edit?usp=sharing</text:p>
          </table:table-cell>
          <table:table-cell/>
          <table:table-cell office:value-type="string">
            <text:p>parole-prisoners-communication.xlsx</text:p>
          </table:table-cell>
          <table:table-cell office:value-type="string">
            <text:p>https://docs.google.com/file/d/0B6EWYwin0l-WNnd3aXJ2cGs3SE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3];&quot;.xlsx&quot;;&quot;&quot;)" office:value-type="string" office:string-value="datasets-military-service-uk">
            <text:p>datasets-military-service-uk</text:p>
          </table:table-cell>
          <table:table-cell office:value-type="string">
            <text:p>excel</text:p>
          </table:table-cell>
          <table:table-cell table:formula="of:=SUBSTITUTE([.F83];&quot;?usp=drivesdk&quot;;&quot;?usp=sharing&quot;)" office:value-type="string" office:string-value="https://docs.google.com/file/d/0B6EWYwin0l-WU3VoWlVicFViN2M/edit?usp=sharing">
            <text:p>https://docs.google.com/file/d/0B6EWYwin0l-WU3VoWlVicFViN2M/edit?usp=sharing</text:p>
          </table:table-cell>
          <table:table-cell/>
          <table:table-cell office:value-type="string">
            <text:p>military-service-uk.xlsx</text:p>
          </table:table-cell>
          <table:table-cell office:value-type="string">
            <text:p>https://docs.google.com/file/d/0B6EWYwin0l-WU3VoWlVicFViN2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4];&quot;.xlsx&quot;;&quot;&quot;)" office:value-type="string" office:string-value="datasets-manifest-admin">
            <text:p>datasets-manifest-admin</text:p>
          </table:table-cell>
          <table:table-cell office:value-type="string">
            <text:p>excel</text:p>
          </table:table-cell>
          <table:table-cell table:formula="of:=SUBSTITUTE([.F84];&quot;?usp=drivesdk&quot;;&quot;?usp=sharing&quot;)" office:value-type="string" office:string-value="https://docs.google.com/file/d/0B6EWYwin0l-WVkFQbUJMUGloNXc/edit?usp=sharing">
            <text:p>https://docs.google.com/file/d/0B6EWYwin0l-WVkFQbUJMUGloNXc/edit?usp=sharing</text:p>
          </table:table-cell>
          <table:table-cell/>
          <table:table-cell office:value-type="string">
            <text:p>manifest-admin.xlsx</text:p>
          </table:table-cell>
          <table:table-cell office:value-type="string">
            <text:p>https://docs.google.com/file/d/0B6EWYwin0l-WVkFQbUJMUGloNX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5];&quot;.xlsx&quot;;&quot;&quot;)" office:value-type="string" office:string-value="datasets-libraries-public-books-before-1940">
            <text:p>datasets-libraries-public-books-before-1940</text:p>
          </table:table-cell>
          <table:table-cell office:value-type="string">
            <text:p>excel</text:p>
          </table:table-cell>
          <table:table-cell table:formula="of:=SUBSTITUTE([.F85];&quot;?usp=drivesdk&quot;;&quot;?usp=sharing&quot;)" office:value-type="string" office:string-value="https://docs.google.com/file/d/0B6EWYwin0l-WVEw5SzFhOVdaeTA/edit?usp=sharing">
            <text:p>https://docs.google.com/file/d/0B6EWYwin0l-WVEw5SzFhOVdaeTA/edit?usp=sharing</text:p>
          </table:table-cell>
          <table:table-cell/>
          <table:table-cell office:value-type="string">
            <text:p>libraries-public-books-before-1940.xlsx</text:p>
          </table:table-cell>
          <table:table-cell office:value-type="string">
            <text:p>https://docs.google.com/file/d/0B6EWYwin0l-WVEw5SzFhOVdaeT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6];&quot;.xlsx&quot;;&quot;&quot;)" office:value-type="string" office:string-value="datasets-libraries-prisons-books-before-1900">
            <text:p>datasets-libraries-prisons-books-before-1900</text:p>
          </table:table-cell>
          <table:table-cell office:value-type="string">
            <text:p>excel</text:p>
          </table:table-cell>
          <table:table-cell table:formula="of:=SUBSTITUTE([.F86];&quot;?usp=drivesdk&quot;;&quot;?usp=sharing&quot;)" office:value-type="string" office:string-value="https://docs.google.com/file/d/0B6EWYwin0l-WWFpQaDdPZHZTY3c/edit?usp=sharing">
            <text:p>https://docs.google.com/file/d/0B6EWYwin0l-WWFpQaDdPZHZTY3c/edit?usp=sharing</text:p>
          </table:table-cell>
          <table:table-cell/>
          <table:table-cell office:value-type="string">
            <text:p>libraries-prisons-books-before-1900.xlsx</text:p>
          </table:table-cell>
          <table:table-cell office:value-type="string">
            <text:p>https://docs.google.com/file/d/0B6EWYwin0l-WWFpQaDdPZHZTY3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7];&quot;.xlsx&quot;;&quot;&quot;)" office:value-type="string" office:string-value="datasets-libraries-prisons-books-ala-1933">
            <text:p>datasets-libraries-prisons-books-ala-1933</text:p>
          </table:table-cell>
          <table:table-cell office:value-type="string">
            <text:p>excel</text:p>
          </table:table-cell>
          <table:table-cell table:formula="of:=SUBSTITUTE([.F87];&quot;?usp=drivesdk&quot;;&quot;?usp=sharing&quot;)" office:value-type="string" office:string-value="https://docs.google.com/file/d/0B6EWYwin0l-WZDRVbGNYMWNPNDQ/edit?usp=sharing">
            <text:p>https://docs.google.com/file/d/0B6EWYwin0l-WZDRVbGNYMWNPNDQ/edit?usp=sharing</text:p>
          </table:table-cell>
          <table:table-cell/>
          <table:table-cell office:value-type="string">
            <text:p>libraries-prisons-books-ala-1933.xlsx</text:p>
          </table:table-cell>
          <table:table-cell office:value-type="string">
            <text:p>https://docs.google.com/file/d/0B6EWYwin0l-WZDRVbGNYMWNPN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8];&quot;.xlsx&quot;;&quot;&quot;)" office:value-type="string" office:string-value="datasets-libraries-prisons-before-1940">
            <text:p>datasets-libraries-prisons-before-1940</text:p>
          </table:table-cell>
          <table:table-cell office:value-type="string">
            <text:p>excel</text:p>
          </table:table-cell>
          <table:table-cell table:formula="of:=SUBSTITUTE([.F88];&quot;?usp=drivesdk&quot;;&quot;?usp=sharing&quot;)" office:value-type="string" office:string-value="https://docs.google.com/file/d/0B6EWYwin0l-WYUdFRWtGaURVYVE/edit?usp=sharing">
            <text:p>https://docs.google.com/file/d/0B6EWYwin0l-WYUdFRWtGaURVYVE/edit?usp=sharing</text:p>
          </table:table-cell>
          <table:table-cell/>
          <table:table-cell office:value-type="string">
            <text:p>libraries-prisons-before-1940.xlsx</text:p>
          </table:table-cell>
          <table:table-cell office:value-type="string">
            <text:p>https://docs.google.com/file/d/0B6EWYwin0l-WYUdFRWtGaURVYV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9];&quot;.xlsx&quot;;&quot;&quot;)" office:value-type="string" office:string-value="datasets-libraries-prisons-after-1980">
            <text:p>datasets-libraries-prisons-after-1980</text:p>
          </table:table-cell>
          <table:table-cell office:value-type="string">
            <text:p>excel</text:p>
          </table:table-cell>
          <table:table-cell table:formula="of:=SUBSTITUTE([.F89];&quot;?usp=drivesdk&quot;;&quot;?usp=sharing&quot;)" office:value-type="string" office:string-value="https://docs.google.com/file/d/0B6EWYwin0l-WVTU3VTB3NnNPM2M/edit?usp=sharing">
            <text:p>https://docs.google.com/file/d/0B6EWYwin0l-WVTU3VTB3NnNPM2M/edit?usp=sharing</text:p>
          </table:table-cell>
          <table:table-cell/>
          <table:table-cell office:value-type="string">
            <text:p>libraries-prisons-after-1980.xlsx</text:p>
          </table:table-cell>
          <table:table-cell office:value-type="string">
            <text:p>https://docs.google.com/file/d/0B6EWYwin0l-WVTU3VTB3NnNPM2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0];&quot;.xlsx&quot;;&quot;&quot;)" office:value-type="string" office:string-value="datasets-libraries-prisons-1940-1980">
            <text:p>datasets-libraries-prisons-1940-1980</text:p>
          </table:table-cell>
          <table:table-cell office:value-type="string">
            <text:p>excel</text:p>
          </table:table-cell>
          <table:table-cell table:formula="of:=SUBSTITUTE([.F90];&quot;?usp=drivesdk&quot;;&quot;?usp=sharing&quot;)" office:value-type="string" office:string-value="https://docs.google.com/file/d/0B6EWYwin0l-WU2daOVlKSU5uakk/edit?usp=sharing">
            <text:p>https://docs.google.com/file/d/0B6EWYwin0l-WU2daOVlKSU5uakk/edit?usp=sharing</text:p>
          </table:table-cell>
          <table:table-cell/>
          <table:table-cell office:value-type="string">
            <text:p>libraries-prisons-1940-1980.xlsx</text:p>
          </table:table-cell>
          <table:table-cell office:value-type="string">
            <text:p>https://docs.google.com/file/d/0B6EWYwin0l-WU2daOVlKSU5uak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1];&quot;.xlsx&quot;;&quot;&quot;)" office:value-type="string" office:string-value="datasets-howard-prison-visits">
            <text:p>datasets-howard-prison-visits</text:p>
          </table:table-cell>
          <table:table-cell office:value-type="string">
            <text:p>excel</text:p>
          </table:table-cell>
          <table:table-cell table:formula="of:=SUBSTITUTE([.F91];&quot;?usp=drivesdk&quot;;&quot;?usp=sharing&quot;)" office:value-type="string" office:string-value="https://docs.google.com/file/d/0B6EWYwin0l-WNE9qZWVKbmhxdlk/edit?usp=sharing">
            <text:p>https://docs.google.com/file/d/0B6EWYwin0l-WNE9qZWVKbmhxdlk/edit?usp=sharing</text:p>
          </table:table-cell>
          <table:table-cell/>
          <table:table-cell office:value-type="string">
            <text:p>howard-prison-visits.xlsx</text:p>
          </table:table-cell>
          <table:table-cell office:value-type="string">
            <text:p>https://docs.google.com/file/d/0B6EWYwin0l-WNE9qZWVKbmhxdl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2];&quot;.xlsx&quot;;&quot;&quot;)" office:value-type="string" office:string-value="datasets-frankenstein-feelings-comparison">
            <text:p>datasets-frankenstein-feelings-comparison</text:p>
          </table:table-cell>
          <table:table-cell office:value-type="string">
            <text:p>excel</text:p>
          </table:table-cell>
          <table:table-cell table:formula="of:=SUBSTITUTE([.F92];&quot;?usp=drivesdk&quot;;&quot;?usp=sharing&quot;)" office:value-type="string" office:string-value="https://docs.google.com/file/d/0B6EWYwin0l-WdThBX3VDUzVueWM/edit?usp=sharing">
            <text:p>https://docs.google.com/file/d/0B6EWYwin0l-WdThBX3VDUzVueWM/edit?usp=sharing</text:p>
          </table:table-cell>
          <table:table-cell/>
          <table:table-cell office:value-type="string">
            <text:p>frankenstein-feelings-comparison.xlsx</text:p>
          </table:table-cell>
          <table:table-cell office:value-type="string">
            <text:p>https://docs.google.com/file/d/0B6EWYwin0l-WdThBX3VDUzVueW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3];&quot;.xlsx&quot;;&quot;&quot;)" office:value-type="string" office:string-value="datasets-feature-film-characteristics">
            <text:p>datasets-feature-film-characteristics</text:p>
          </table:table-cell>
          <table:table-cell office:value-type="string">
            <text:p>excel</text:p>
          </table:table-cell>
          <table:table-cell table:formula="of:=SUBSTITUTE([.F93];&quot;?usp=drivesdk&quot;;&quot;?usp=sharing&quot;)" office:value-type="string" office:string-value="https://docs.google.com/file/d/0B6EWYwin0l-WN2k2UlZzY3RENzQ/edit?usp=sharing">
            <text:p>https://docs.google.com/file/d/0B6EWYwin0l-WN2k2UlZzY3RENzQ/edit?usp=sharing</text:p>
          </table:table-cell>
          <table:table-cell/>
          <table:table-cell office:value-type="string">
            <text:p>feature-film-characteristics.xlsx</text:p>
          </table:table-cell>
          <table:table-cell office:value-type="string">
            <text:p>https://docs.google.com/file/d/0B6EWYwin0l-WN2k2UlZzY3RENz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4];&quot;.xlsx&quot;;&quot;&quot;)" office:value-type="string" office:string-value="datasets-executions-us">
            <text:p>datasets-executions-us</text:p>
          </table:table-cell>
          <table:table-cell office:value-type="string">
            <text:p>excel</text:p>
          </table:table-cell>
          <table:table-cell table:formula="of:=SUBSTITUTE([.F94];&quot;?usp=drivesdk&quot;;&quot;?usp=sharing&quot;)" office:value-type="string" office:string-value="https://docs.google.com/file/d/0B6EWYwin0l-WeWozWm9RWXpOeEk/edit?usp=sharing">
            <text:p>https://docs.google.com/file/d/0B6EWYwin0l-WeWozWm9RWXpOeEk/edit?usp=sharing</text:p>
          </table:table-cell>
          <table:table-cell/>
          <table:table-cell office:value-type="string">
            <text:p>executions-us.xlsx</text:p>
          </table:table-cell>
          <table:table-cell office:value-type="string">
            <text:p>https://docs.google.com/file/d/0B6EWYwin0l-WeWozWm9RWXpOeE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5];&quot;.xlsx&quot;;&quot;&quot;)" office:value-type="string" office:string-value="datasets-executions-scotland-from-1800">
            <text:p>datasets-executions-scotland-from-1800</text:p>
          </table:table-cell>
          <table:table-cell office:value-type="string">
            <text:p>excel</text:p>
          </table:table-cell>
          <table:table-cell table:formula="of:=SUBSTITUTE([.F95];&quot;?usp=drivesdk&quot;;&quot;?usp=sharing&quot;)" office:value-type="string" office:string-value="https://docs.google.com/file/d/0B6EWYwin0l-WR2oyUl9rZTVmQWM/edit?usp=sharing">
            <text:p>https://docs.google.com/file/d/0B6EWYwin0l-WR2oyUl9rZTVmQWM/edit?usp=sharing</text:p>
          </table:table-cell>
          <table:table-cell/>
          <table:table-cell office:value-type="string">
            <text:p>executions-scotland-from-1800.xlsx</text:p>
          </table:table-cell>
          <table:table-cell office:value-type="string">
            <text:p>https://docs.google.com/file/d/0B6EWYwin0l-WR2oyUl9rZTVmQW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6];&quot;.xlsx&quot;;&quot;&quot;)" office:value-type="string" office:string-value="datasets-executions-lynching-us">
            <text:p>datasets-executions-lynching-us</text:p>
          </table:table-cell>
          <table:table-cell office:value-type="string">
            <text:p>excel</text:p>
          </table:table-cell>
          <table:table-cell table:formula="of:=SUBSTITUTE([.F96];&quot;?usp=drivesdk&quot;;&quot;?usp=sharing&quot;)" office:value-type="string" office:string-value="https://docs.google.com/file/d/0B6EWYwin0l-WdDZwMk1fMy05Vk0/edit?usp=sharing">
            <text:p>https://docs.google.com/file/d/0B6EWYwin0l-WdDZwMk1fMy05Vk0/edit?usp=sharing</text:p>
          </table:table-cell>
          <table:table-cell/>
          <table:table-cell office:value-type="string">
            <text:p>executions-lynching-us.xlsx</text:p>
          </table:table-cell>
          <table:table-cell office:value-type="string">
            <text:p>https://docs.google.com/file/d/0B6EWYwin0l-WdDZwMk1fMy05Vk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7];&quot;.xlsx&quot;;&quot;&quot;)" office:value-type="string" office:string-value="datasets-executions-england-wales-london-pre-1840">
            <text:p>datasets-executions-england-wales-london-pre-1840</text:p>
          </table:table-cell>
          <table:table-cell office:value-type="string">
            <text:p>excel</text:p>
          </table:table-cell>
          <table:table-cell table:formula="of:=SUBSTITUTE([.F97];&quot;?usp=drivesdk&quot;;&quot;?usp=sharing&quot;)" office:value-type="string" office:string-value="https://docs.google.com/file/d/0B6EWYwin0l-WTUpwZVdaRWNVdlU/edit?usp=sharing">
            <text:p>https://docs.google.com/file/d/0B6EWYwin0l-WTUpwZVdaRWNVdlU/edit?usp=sharing</text:p>
          </table:table-cell>
          <table:table-cell/>
          <table:table-cell office:value-type="string">
            <text:p>executions-england-wales-london-pre-1840.xlsx</text:p>
          </table:table-cell>
          <table:table-cell office:value-type="string">
            <text:p>https://docs.google.com/file/d/0B6EWYwin0l-WTUpwZVdaRWNVdl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8];&quot;.xlsx&quot;;&quot;&quot;)" office:value-type="string" office:string-value="datasets-executions-england-wales-from-1800">
            <text:p>datasets-executions-england-wales-from-1800</text:p>
          </table:table-cell>
          <table:table-cell office:value-type="string">
            <text:p>excel</text:p>
          </table:table-cell>
          <table:table-cell table:formula="of:=SUBSTITUTE([.F98];&quot;?usp=drivesdk&quot;;&quot;?usp=sharing&quot;)" office:value-type="string" office:string-value="https://docs.google.com/file/d/0B6EWYwin0l-WZUx1dW0zRldzNjA/edit?usp=sharing">
            <text:p>https://docs.google.com/file/d/0B6EWYwin0l-WZUx1dW0zRldzNjA/edit?usp=sharing</text:p>
          </table:table-cell>
          <table:table-cell/>
          <table:table-cell office:value-type="string">
            <text:p>executions-england-wales-from-1800.xlsx</text:p>
          </table:table-cell>
          <table:table-cell office:value-type="string">
            <text:p>https://docs.google.com/file/d/0B6EWYwin0l-WZUx1dW0zRldzNj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9];&quot;.xlsx&quot;;&quot;&quot;)" office:value-type="string" office:string-value="datasets-executions-england-wales-before-1800">
            <text:p>datasets-executions-england-wales-before-1800</text:p>
          </table:table-cell>
          <table:table-cell office:value-type="string">
            <text:p>excel</text:p>
          </table:table-cell>
          <table:table-cell table:formula="of:=SUBSTITUTE([.F99];&quot;?usp=drivesdk&quot;;&quot;?usp=sharing&quot;)" office:value-type="string" office:string-value="https://docs.google.com/file/d/0B6EWYwin0l-WaDUwREVNUlFfcGc/edit?usp=sharing">
            <text:p>https://docs.google.com/file/d/0B6EWYwin0l-WaDUwREVNUlFfcGc/edit?usp=sharing</text:p>
          </table:table-cell>
          <table:table-cell/>
          <table:table-cell office:value-type="string">
            <text:p>executions-england-wales-before-1800.xlsx</text:p>
          </table:table-cell>
          <table:table-cell office:value-type="string">
            <text:p>https://docs.google.com/file/d/0B6EWYwin0l-WaDUwREVNUlFfcG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0];&quot;.xlsx&quot;;&quot;&quot;)" office:value-type="string" office:string-value="datasets-executions-australia">
            <text:p>datasets-executions-australia</text:p>
          </table:table-cell>
          <table:table-cell office:value-type="string">
            <text:p>excel</text:p>
          </table:table-cell>
          <table:table-cell table:formula="of:=SUBSTITUTE([.F100];&quot;?usp=drivesdk&quot;;&quot;?usp=sharing&quot;)" office:value-type="string" office:string-value="https://docs.google.com/file/d/0B6EWYwin0l-Wbl92QTZhaV9JUW8/edit?usp=sharing">
            <text:p>https://docs.google.com/file/d/0B6EWYwin0l-Wbl92QTZhaV9JUW8/edit?usp=sharing</text:p>
          </table:table-cell>
          <table:table-cell/>
          <table:table-cell office:value-type="string">
            <text:p>executions-australia.xlsx</text:p>
          </table:table-cell>
          <table:table-cell office:value-type="string">
            <text:p>https://docs.google.com/file/d/0B6EWYwin0l-Wbl92QTZhaV9JUW8/edit?usp=drivesdk</text:p>
          </table:table-cell>
          <table:table-cell table:number-columns-repeated="1018"/>
        </table:table-row>
        <table:table-row table:style-name="ro2">
          <table:table-cell table:formula="of:=&quot;datasets-&quot;&amp;SUBSTITUTE([.E101];&quot;.xlsx&quot;;&quot;&quot;)" office:value-type="string" office:string-value="datasets-electoral-franchise">
            <text:p>datasets-electoral-franchise</text:p>
          </table:table-cell>
          <table:table-cell office:value-type="string">
            <text:p>excel</text:p>
          </table:table-cell>
          <table:table-cell table:formula="of:=SUBSTITUTE([.F101];&quot;?usp=drivesdk&quot;;&quot;?usp=sharing&quot;)" office:value-type="string" office:string-value="https://docs.google.com/file/d/0B6EWYwin0l-WNkV5aHFvV2RmTG8/edit?usp=sharing">
            <text:p>https://docs.google.com/file/d/0B6EWYwin0l-WNkV5aHFvV2RmTG8/edit?usp=sharing</text:p>
          </table:table-cell>
          <table:table-cell/>
          <table:table-cell office:value-type="string">
            <text:p>electoral-franchise.xlsx</text:p>
          </table:table-cell>
          <table:table-cell table:style-name="ce1" office:value-type="string">
            <text:p><text:a xlink:href="https://docs.google.com/file/d/0B6EWYwin0l-WNkV5aHFvV2RmTG8/edit?usp=drivesdk">https://docs.google.com/file/d/0B6EWYwin0l-WNkV5aHFvV2RmTG8/edit?usp=drivesdk</text:a></text:p>
          </table:table-cell>
          <table:table-cell table:number-columns-repeated="1018"/>
        </table:table-row>
        <table:table-row table:style-name="ro1">
          <table:table-cell table:formula="of:=&quot;datasets-&quot;&amp;SUBSTITUTE([.E102];&quot;.xlsx&quot;;&quot;&quot;)" office:value-type="string" office:string-value="datasets-eastern-state-prisoner-population">
            <text:p>datasets-eastern-state-prisoner-population</text:p>
          </table:table-cell>
          <table:table-cell office:value-type="string">
            <text:p>excel</text:p>
          </table:table-cell>
          <table:table-cell table:formula="of:=SUBSTITUTE([.F102];&quot;?usp=drivesdk&quot;;&quot;?usp=sharing&quot;)" office:value-type="string" office:string-value="https://docs.google.com/file/d/0B6EWYwin0l-WRUNHUlF4b1oyVDg/edit?usp=sharing">
            <text:p>https://docs.google.com/file/d/0B6EWYwin0l-WRUNHUlF4b1oyVDg/edit?usp=sharing</text:p>
          </table:table-cell>
          <table:table-cell/>
          <table:table-cell office:value-type="string">
            <text:p>eastern-state-prisoner-population.xlsx</text:p>
          </table:table-cell>
          <table:table-cell office:value-type="string">
            <text:p>https://docs.google.com/file/d/0B6EWYwin0l-WRUNHUlF4b1oyVD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3];&quot;.xlsx&quot;;&quot;&quot;)" office:value-type="string" office:string-value="datasets-eastern-state-penitentiary-costs">
            <text:p>datasets-eastern-state-penitentiary-costs</text:p>
          </table:table-cell>
          <table:table-cell office:value-type="string">
            <text:p>excel</text:p>
          </table:table-cell>
          <table:table-cell table:formula="of:=SUBSTITUTE([.F103];&quot;?usp=drivesdk&quot;;&quot;?usp=sharing&quot;)" office:value-type="string" office:string-value="https://docs.google.com/file/d/0B6EWYwin0l-WdUpyS3c2R0s3d2c/edit?usp=sharing">
            <text:p>https://docs.google.com/file/d/0B6EWYwin0l-WdUpyS3c2R0s3d2c/edit?usp=sharing</text:p>
          </table:table-cell>
          <table:table-cell/>
          <table:table-cell office:value-type="string">
            <text:p>eastern-state-penitentiary-costs.xlsx</text:p>
          </table:table-cell>
          <table:table-cell office:value-type="string">
            <text:p>https://docs.google.com/file/d/0B6EWYwin0l-WdUpyS3c2R0s3d2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4];&quot;.xlsx&quot;;&quot;&quot;)" office:value-type="string" office:string-value="datasets-eastern-state-official-visitors">
            <text:p>datasets-eastern-state-official-visitors</text:p>
          </table:table-cell>
          <table:table-cell office:value-type="string">
            <text:p>excel</text:p>
          </table:table-cell>
          <table:table-cell table:formula="of:=SUBSTITUTE([.F104];&quot;?usp=drivesdk&quot;;&quot;?usp=sharing&quot;)" office:value-type="string" office:string-value="https://docs.google.com/file/d/0B6EWYwin0l-WWmJLdEszSHBXazg/edit?usp=sharing">
            <text:p>https://docs.google.com/file/d/0B6EWYwin0l-WWmJLdEszSHBXazg/edit?usp=sharing</text:p>
          </table:table-cell>
          <table:table-cell/>
          <table:table-cell office:value-type="string">
            <text:p>eastern-state-official-visitors.xlsx</text:p>
          </table:table-cell>
          <table:table-cell office:value-type="string">
            <text:p>https://docs.google.com/file/d/0B6EWYwin0l-WWmJLdEszSHBXaz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5];&quot;.xlsx&quot;;&quot;&quot;)" office:value-type="string" office:string-value="datasets-dvcd-rationalizing-stereotyping">
            <text:p>datasets-dvcd-rationalizing-stereotyping</text:p>
          </table:table-cell>
          <table:table-cell office:value-type="string">
            <text:p>excel</text:p>
          </table:table-cell>
          <table:table-cell table:formula="of:=SUBSTITUTE([.F105];&quot;?usp=drivesdk&quot;;&quot;?usp=sharing&quot;)" office:value-type="string" office:string-value="https://docs.google.com/file/d/0B6EWYwin0l-WZGZTQk1HOGEwTVk/edit?usp=sharing">
            <text:p>https://docs.google.com/file/d/0B6EWYwin0l-WZGZTQk1HOGEwTVk/edit?usp=sharing</text:p>
          </table:table-cell>
          <table:table-cell/>
          <table:table-cell office:value-type="string">
            <text:p>dvcd-rationalizing-stereotyping.xlsx</text:p>
          </table:table-cell>
          <table:table-cell office:value-type="string">
            <text:p>https://docs.google.com/file/d/0B6EWYwin0l-WZGZTQk1HOGEwTV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6];&quot;.xlsx&quot;;&quot;&quot;)" office:value-type="string" office:string-value="datasets-dvcd-dv-claims-dataset">
            <text:p>datasets-dvcd-dv-claims-dataset</text:p>
          </table:table-cell>
          <table:table-cell office:value-type="string">
            <text:p>excel</text:p>
          </table:table-cell>
          <table:table-cell table:formula="of:=SUBSTITUTE([.F106];&quot;?usp=drivesdk&quot;;&quot;?usp=sharing&quot;)" office:value-type="string" office:string-value="https://docs.google.com/file/d/0B6EWYwin0l-WMmxUQi1jcWhQM0k/edit?usp=sharing">
            <text:p>https://docs.google.com/file/d/0B6EWYwin0l-WMmxUQi1jcWhQM0k/edit?usp=sharing</text:p>
          </table:table-cell>
          <table:table-cell/>
          <table:table-cell office:value-type="string">
            <text:p>dvcd-dv-claims-dataset.xlsx</text:p>
          </table:table-cell>
          <table:table-cell office:value-type="string">
            <text:p>https://docs.google.com/file/d/0B6EWYwin0l-WMmxUQi1jcWhQM0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7];&quot;.xlsx&quot;;&quot;&quot;)" office:value-type="string" office:string-value="datasets-crosswalk-world-countries">
            <text:p>datasets-crosswalk-world-countries</text:p>
          </table:table-cell>
          <table:table-cell office:value-type="string">
            <text:p>excel</text:p>
          </table:table-cell>
          <table:table-cell table:formula="of:=SUBSTITUTE([.F107];&quot;?usp=drivesdk&quot;;&quot;?usp=sharing&quot;)" office:value-type="string" office:string-value="https://docs.google.com/file/d/0B6EWYwin0l-WbmtPME1pb0NQU0k/edit?usp=sharing">
            <text:p>https://docs.google.com/file/d/0B6EWYwin0l-WbmtPME1pb0NQU0k/edit?usp=sharing</text:p>
          </table:table-cell>
          <table:table-cell/>
          <table:table-cell office:value-type="string">
            <text:p>crosswalk-world-countries.xlsx</text:p>
          </table:table-cell>
          <table:table-cell office:value-type="string">
            <text:p>https://docs.google.com/file/d/0B6EWYwin0l-WbmtPME1pb0NQU0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8];&quot;.xlsx&quot;;&quot;&quot;)" office:value-type="string" office:string-value="datasets-criminal-justice-world-sex-change">
            <text:p>datasets-criminal-justice-world-sex-change</text:p>
          </table:table-cell>
          <table:table-cell office:value-type="string">
            <text:p>excel</text:p>
          </table:table-cell>
          <table:table-cell table:formula="of:=SUBSTITUTE([.F108];&quot;?usp=drivesdk&quot;;&quot;?usp=sharing&quot;)" office:value-type="string" office:string-value="https://docs.google.com/file/d/0B6EWYwin0l-WYzFwdGRpTkRUVE0/edit?usp=sharing">
            <text:p>https://docs.google.com/file/d/0B6EWYwin0l-WYzFwdGRpTkRUVE0/edit?usp=sharing</text:p>
          </table:table-cell>
          <table:table-cell/>
          <table:table-cell office:value-type="string">
            <text:p>criminal-justice-world-sex-change.xlsx</text:p>
          </table:table-cell>
          <table:table-cell office:value-type="string">
            <text:p>https://docs.google.com/file/d/0B6EWYwin0l-WYzFwdGRpTkRUVE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9];&quot;.xlsx&quot;;&quot;&quot;)" office:value-type="string" office:string-value="datasets-criminal-justice-world-cts9">
            <text:p>datasets-criminal-justice-world-cts9</text:p>
          </table:table-cell>
          <table:table-cell office:value-type="string">
            <text:p>excel</text:p>
          </table:table-cell>
          <table:table-cell table:formula="of:=SUBSTITUTE([.F109];&quot;?usp=drivesdk&quot;;&quot;?usp=sharing&quot;)" office:value-type="string" office:string-value="https://docs.google.com/file/d/0B6EWYwin0l-WLVpZdHh3eEZPZjQ/edit?usp=sharing">
            <text:p>https://docs.google.com/file/d/0B6EWYwin0l-WLVpZdHh3eEZPZjQ/edit?usp=sharing</text:p>
          </table:table-cell>
          <table:table-cell/>
          <table:table-cell office:value-type="string">
            <text:p>criminal-justice-world-cts9.xlsx</text:p>
          </table:table-cell>
          <table:table-cell office:value-type="string">
            <text:p>https://docs.google.com/file/d/0B6EWYwin0l-WLVpZdHh3eEZPZj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0];&quot;.xlsx&quot;;&quot;&quot;)" office:value-type="string" office:string-value="datasets-criminal-justice-world-cts2-stats">
            <text:p>datasets-criminal-justice-world-cts2-stats</text:p>
          </table:table-cell>
          <table:table-cell office:value-type="string">
            <text:p>excel</text:p>
          </table:table-cell>
          <table:table-cell table:formula="of:=SUBSTITUTE([.F110];&quot;?usp=drivesdk&quot;;&quot;?usp=sharing&quot;)" office:value-type="string" office:string-value="https://docs.google.com/file/d/0B6EWYwin0l-WYjd1d05hQlRaa00/edit?usp=sharing">
            <text:p>https://docs.google.com/file/d/0B6EWYwin0l-WYjd1d05hQlRaa00/edit?usp=sharing</text:p>
          </table:table-cell>
          <table:table-cell/>
          <table:table-cell office:value-type="string">
            <text:p>criminal-justice-world-cts2-stats.xlsx</text:p>
          </table:table-cell>
          <table:table-cell office:value-type="string">
            <text:p>https://docs.google.com/file/d/0B6EWYwin0l-WYjd1d05hQlRaa0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1];&quot;.xlsx&quot;;&quot;&quot;)" office:value-type="string" office:string-value="datasets-criminal-justice-world-cts2-dataset">
            <text:p>datasets-criminal-justice-world-cts2-dataset</text:p>
          </table:table-cell>
          <table:table-cell office:value-type="string">
            <text:p>excel</text:p>
          </table:table-cell>
          <table:table-cell table:formula="of:=SUBSTITUTE([.F111];&quot;?usp=drivesdk&quot;;&quot;?usp=sharing&quot;)" office:value-type="string" office:string-value="https://docs.google.com/file/d/0B6EWYwin0l-WSm9Hcjl0djd5dWc/edit?usp=sharing">
            <text:p>https://docs.google.com/file/d/0B6EWYwin0l-WSm9Hcjl0djd5dWc/edit?usp=sharing</text:p>
          </table:table-cell>
          <table:table-cell/>
          <table:table-cell office:value-type="string">
            <text:p>criminal-justice-world-cts2-dataset.xlsx</text:p>
          </table:table-cell>
          <table:table-cell office:value-type="string">
            <text:p>https://docs.google.com/file/d/0B6EWYwin0l-WSm9Hcjl0djd5dW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2];&quot;.xlsx&quot;;&quot;&quot;)" office:value-type="string" office:string-value="datasets-criminal-justice-world-cts10">
            <text:p>datasets-criminal-justice-world-cts10</text:p>
          </table:table-cell>
          <table:table-cell office:value-type="string">
            <text:p>excel</text:p>
          </table:table-cell>
          <table:table-cell table:formula="of:=SUBSTITUTE([.F112];&quot;?usp=drivesdk&quot;;&quot;?usp=sharing&quot;)" office:value-type="string" office:string-value="https://docs.google.com/file/d/0B6EWYwin0l-WZmpjRThROXBGVGc/edit?usp=sharing">
            <text:p>https://docs.google.com/file/d/0B6EWYwin0l-WZmpjRThROXBGVGc/edit?usp=sharing</text:p>
          </table:table-cell>
          <table:table-cell/>
          <table:table-cell office:value-type="string">
            <text:p>criminal-justice-world-cts10.xlsx</text:p>
          </table:table-cell>
          <table:table-cell office:value-type="string">
            <text:p>https://docs.google.com/file/d/0B6EWYwin0l-WZmpjRThROXBGVG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3];&quot;.xlsx&quot;;&quot;&quot;)" office:value-type="string" office:string-value="datasets-criminal-justice-us-federal">
            <text:p>datasets-criminal-justice-us-federal</text:p>
          </table:table-cell>
          <table:table-cell office:value-type="string">
            <text:p>excel</text:p>
          </table:table-cell>
          <table:table-cell table:formula="of:=SUBSTITUTE([.F113];&quot;?usp=drivesdk&quot;;&quot;?usp=sharing&quot;)" office:value-type="string" office:string-value="https://docs.google.com/file/d/0B6EWYwin0l-WYm44UTFZSGV1TTA/edit?usp=sharing">
            <text:p>https://docs.google.com/file/d/0B6EWYwin0l-WYm44UTFZSGV1TTA/edit?usp=sharing</text:p>
          </table:table-cell>
          <table:table-cell/>
          <table:table-cell office:value-type="string">
            <text:p>criminal-justice-us-federal.xlsx</text:p>
          </table:table-cell>
          <table:table-cell office:value-type="string">
            <text:p>https://docs.google.com/file/d/0B6EWYwin0l-WYm44UTFZSGV1TT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4];&quot;.xlsx&quot;;&quot;&quot;)" office:value-type="string" office:string-value="datasets-criminal-justice-us-c2005">
            <text:p>datasets-criminal-justice-us-c2005</text:p>
          </table:table-cell>
          <table:table-cell office:value-type="string">
            <text:p>excel</text:p>
          </table:table-cell>
          <table:table-cell table:formula="of:=SUBSTITUTE([.F114];&quot;?usp=drivesdk&quot;;&quot;?usp=sharing&quot;)" office:value-type="string" office:string-value="https://docs.google.com/file/d/0B6EWYwin0l-WYl9JZHF3WmpKRHM/edit?usp=sharing">
            <text:p>https://docs.google.com/file/d/0B6EWYwin0l-WYl9JZHF3WmpKRHM/edit?usp=sharing</text:p>
          </table:table-cell>
          <table:table-cell/>
          <table:table-cell office:value-type="string">
            <text:p>criminal-justice-us-c2005.xlsx</text:p>
          </table:table-cell>
          <table:table-cell office:value-type="string">
            <text:p>https://docs.google.com/file/d/0B6EWYwin0l-WYl9JZHF3WmpKRH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5];&quot;.xlsx&quot;;&quot;&quot;)" office:value-type="string" office:string-value="datasets-criminal-justice-dv-process">
            <text:p>datasets-criminal-justice-dv-process</text:p>
          </table:table-cell>
          <table:table-cell office:value-type="string">
            <text:p>excel</text:p>
          </table:table-cell>
          <table:table-cell table:formula="of:=SUBSTITUTE([.F115];&quot;?usp=drivesdk&quot;;&quot;?usp=sharing&quot;)" office:value-type="string" office:string-value="https://docs.google.com/file/d/0B6EWYwin0l-WZ3ZoeXdWa0hTZms/edit?usp=sharing">
            <text:p>https://docs.google.com/file/d/0B6EWYwin0l-WZ3ZoeXdWa0hTZms/edit?usp=sharing</text:p>
          </table:table-cell>
          <table:table-cell/>
          <table:table-cell office:value-type="string">
            <text:p>criminal-justice-dv-process.xlsx</text:p>
          </table:table-cell>
          <table:table-cell office:value-type="string">
            <text:p>https://docs.google.com/file/d/0B6EWYwin0l-WZ3ZoeXdWa0hTZm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6];&quot;.xlsx&quot;;&quot;&quot;)" office:value-type="string" office:string-value="datasets-criminal-justice-dv-gender">
            <text:p>datasets-criminal-justice-dv-gender</text:p>
          </table:table-cell>
          <table:table-cell office:value-type="string">
            <text:p>excel</text:p>
          </table:table-cell>
          <table:table-cell table:formula="of:=SUBSTITUTE([.F116];&quot;?usp=drivesdk&quot;;&quot;?usp=sharing&quot;)" office:value-type="string" office:string-value="https://docs.google.com/file/d/0B6EWYwin0l-WM2FsQ2pPMndOdVE/edit?usp=sharing">
            <text:p>https://docs.google.com/file/d/0B6EWYwin0l-WM2FsQ2pPMndOdVE/edit?usp=sharing</text:p>
          </table:table-cell>
          <table:table-cell/>
          <table:table-cell office:value-type="string">
            <text:p>criminal-justice-dv-gender.xlsx</text:p>
          </table:table-cell>
          <table:table-cell office:value-type="string">
            <text:p>https://docs.google.com/file/d/0B6EWYwin0l-WM2FsQ2pPMndOdV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7];&quot;.xlsx&quot;;&quot;&quot;)" office:value-type="string" office:string-value="datasets-counties-england-wales">
            <text:p>datasets-counties-england-wales</text:p>
          </table:table-cell>
          <table:table-cell office:value-type="string">
            <text:p>excel</text:p>
          </table:table-cell>
          <table:table-cell table:formula="of:=SUBSTITUTE([.F117];&quot;?usp=drivesdk&quot;;&quot;?usp=sharing&quot;)" office:value-type="string" office:string-value="https://docs.google.com/file/d/0B6EWYwin0l-WeTljTUJ2VG1DT2s/edit?usp=sharing">
            <text:p>https://docs.google.com/file/d/0B6EWYwin0l-WeTljTUJ2VG1DT2s/edit?usp=sharing</text:p>
          </table:table-cell>
          <table:table-cell/>
          <table:table-cell office:value-type="string">
            <text:p>counties-england-wales.xlsx</text:p>
          </table:table-cell>
          <table:table-cell office:value-type="string">
            <text:p>https://docs.google.com/file/d/0B6EWYwin0l-WeTljTUJ2VG1DT2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8];&quot;.xlsx&quot;;&quot;&quot;)" office:value-type="string" office:string-value="datasets-athens-competition-plays">
            <text:p>datasets-athens-competition-plays</text:p>
          </table:table-cell>
          <table:table-cell office:value-type="string">
            <text:p>excel</text:p>
          </table:table-cell>
          <table:table-cell table:formula="of:=SUBSTITUTE([.F118];&quot;?usp=drivesdk&quot;;&quot;?usp=sharing&quot;)" office:value-type="string" office:string-value="https://docs.google.com/file/d/0B6EWYwin0l-WTDdmaGhmcElwMkU/edit?usp=sharing">
            <text:p>https://docs.google.com/file/d/0B6EWYwin0l-WTDdmaGhmcElwMkU/edit?usp=sharing</text:p>
          </table:table-cell>
          <table:table-cell/>
          <table:table-cell office:value-type="string">
            <text:p>athens-competition-plays.xlsx</text:p>
          </table:table-cell>
          <table:table-cell office:value-type="string">
            <text:p>https://docs.google.com/file/d/0B6EWYwin0l-WTDdmaGhmcElwMkU/edit?usp=drivesdk</text:p>
          </table:table-cell>
          <table:table-cell table:number-columns-repeated="101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gle openoffice" table:style-name="ta5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8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dataset key (otx-key)</text:p>
          </table:table-cell>
          <table:table-cell office:value-type="string">
            <text:p>label</text:p>
          </table:table-cell>
          <table:table-cell office:value-type="string">
            <text:p>hosting location (url) (constructed from filename and data above)</text:p>
          </table:table-cell>
          <table:table-cell/>
          <table:table-cell office:value-type="string">
            <text:p>name</text:p>
          </table:table-cell>
          <table:table-cell office:value-type="string">
            <text:p>link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3" table:number-rows-spanned="1">
            <text:p>copy and PASTE AS VALUES into manifest</text:p>
          </table:table-cell>
          <table:covered-table-cell table:number-columns-repeated="2" table:style-name="ce3"/>
          <table:table-cell/>
          <table:table-cell table:style-name="ce2" office:value-type="string" table:number-columns-spanned="2" table:number-rows-spanned="1">
            <text:p>from list folder gs app script</text:p>
          </table:table-cell>
          <table:covered-table-cell table:style-name="ce3"/>
          <table:table-cell table:number-columns-repeated="1018"/>
        </table:table-row>
        <table:table-row table:style-name="ro1">
          <table:table-cell table:formula="of:=&quot;datasets-&quot;&amp;SUBSTITUTE([.E4];&quot;.ods&quot;;&quot;&quot;)" office:value-type="string" office:string-value="datasets-victims-injuries-nhamcs">
            <text:p>datasets-victims-injuries-nhamcs</text:p>
          </table:table-cell>
          <table:table-cell office:value-type="string">
            <text:p>openoffice</text:p>
          </table:table-cell>
          <table:table-cell table:formula="of:=SUBSTITUTE([.F4];&quot;?usp=drivesdk&quot;;&quot;?usp=sharing&quot;)" office:value-type="string" office:string-value="https://docs.google.com/file/d/0B6EWYwin0l-WQnpHb2MwQWdZU0E/edit?usp=sharing">
            <text:p>https://docs.google.com/file/d/0B6EWYwin0l-WQnpHb2MwQWdZU0E/edit?usp=sharing</text:p>
          </table:table-cell>
          <table:table-cell/>
          <table:table-cell office:value-type="string">
            <text:p>victims-injuries-nhamcs.ods</text:p>
          </table:table-cell>
          <table:table-cell office:value-type="string">
            <text:p>https://docs.google.com/file/d/0B6EWYwin0l-WQnpHb2MwQWdZU0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];&quot;.ods&quot;;&quot;&quot;)" office:value-type="string" office:string-value="datasets-victims-injuries-dv">
            <text:p>datasets-victims-injuries-dv</text:p>
          </table:table-cell>
          <table:table-cell office:value-type="string">
            <text:p>openoffice</text:p>
          </table:table-cell>
          <table:table-cell table:formula="of:=SUBSTITUTE([.F5];&quot;?usp=drivesdk&quot;;&quot;?usp=sharing&quot;)" office:value-type="string" office:string-value="https://docs.google.com/file/d/0B6EWYwin0l-WeE9pR0V0Q296bk0/edit?usp=sharing">
            <text:p>https://docs.google.com/file/d/0B6EWYwin0l-WeE9pR0V0Q296bk0/edit?usp=sharing</text:p>
          </table:table-cell>
          <table:table-cell/>
          <table:table-cell office:value-type="string">
            <text:p>victims-injuries-dv.ods</text:p>
          </table:table-cell>
          <table:table-cell office:value-type="string">
            <text:p>https://docs.google.com/file/d/0B6EWYwin0l-WeE9pR0V0Q296bk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];&quot;.ods&quot;;&quot;&quot;)" office:value-type="string" office:string-value="datasets-victims-injuries-causes">
            <text:p>datasets-victims-injuries-causes</text:p>
          </table:table-cell>
          <table:table-cell office:value-type="string">
            <text:p>openoffice</text:p>
          </table:table-cell>
          <table:table-cell table:formula="of:=SUBSTITUTE([.F6];&quot;?usp=drivesdk&quot;;&quot;?usp=sharing&quot;)" office:value-type="string" office:string-value="https://docs.google.com/file/d/0B6EWYwin0l-WM0JFeXpqbGstZFU/edit?usp=sharing">
            <text:p>https://docs.google.com/file/d/0B6EWYwin0l-WM0JFeXpqbGstZFU/edit?usp=sharing</text:p>
          </table:table-cell>
          <table:table-cell/>
          <table:table-cell office:value-type="string">
            <text:p>victims-injuries-causes.ods</text:p>
          </table:table-cell>
          <table:table-cell office:value-type="string">
            <text:p>https://docs.google.com/file/d/0B6EWYwin0l-WM0JFeXpqbGstZF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];&quot;.ods&quot;;&quot;&quot;)" office:value-type="string" office:string-value="datasets-victims-fatalities">
            <text:p>datasets-victims-fatalities</text:p>
          </table:table-cell>
          <table:table-cell office:value-type="string">
            <text:p>openoffice</text:p>
          </table:table-cell>
          <table:table-cell table:formula="of:=SUBSTITUTE([.F7];&quot;?usp=drivesdk&quot;;&quot;?usp=sharing&quot;)" office:value-type="string" office:string-value="https://docs.google.com/file/d/0B6EWYwin0l-WTnRXWEw3UlpSX00/edit?usp=sharing">
            <text:p>https://docs.google.com/file/d/0B6EWYwin0l-WTnRXWEw3UlpSX00/edit?usp=sharing</text:p>
          </table:table-cell>
          <table:table-cell/>
          <table:table-cell office:value-type="string">
            <text:p>victims-fatalities.ods</text:p>
          </table:table-cell>
          <table:table-cell office:value-type="string">
            <text:p>https://docs.google.com/file/d/0B6EWYwin0l-WTnRXWEw3UlpSX0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];&quot;.ods&quot;;&quot;&quot;)" office:value-type="string" office:string-value="datasets-victims-dv-ncvs">
            <text:p>datasets-victims-dv-ncvs</text:p>
          </table:table-cell>
          <table:table-cell office:value-type="string">
            <text:p>openoffice</text:p>
          </table:table-cell>
          <table:table-cell table:formula="of:=SUBSTITUTE([.F8];&quot;?usp=drivesdk&quot;;&quot;?usp=sharing&quot;)" office:value-type="string" office:string-value="https://docs.google.com/file/d/0B6EWYwin0l-WcWhHMi1uc0lKMjQ/edit?usp=sharing">
            <text:p>https://docs.google.com/file/d/0B6EWYwin0l-WcWhHMi1uc0lKMjQ/edit?usp=sharing</text:p>
          </table:table-cell>
          <table:table-cell/>
          <table:table-cell office:value-type="string">
            <text:p>victims-dv-ncvs.ods</text:p>
          </table:table-cell>
          <table:table-cell office:value-type="string">
            <text:p>https://docs.google.com/file/d/0B6EWYwin0l-WcWhHMi1uc0lKMj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];&quot;.ods&quot;;&quot;&quot;)" office:value-type="string" office:string-value="datasets-victims-dv-homicide-suicide">
            <text:p>datasets-victims-dv-homicide-suicide</text:p>
          </table:table-cell>
          <table:table-cell office:value-type="string">
            <text:p>openoffice</text:p>
          </table:table-cell>
          <table:table-cell table:formula="of:=SUBSTITUTE([.F9];&quot;?usp=drivesdk&quot;;&quot;?usp=sharing&quot;)" office:value-type="string" office:string-value="https://docs.google.com/file/d/0B6EWYwin0l-WZFY4MUhDQkl4amc/edit?usp=sharing">
            <text:p>https://docs.google.com/file/d/0B6EWYwin0l-WZFY4MUhDQkl4amc/edit?usp=sharing</text:p>
          </table:table-cell>
          <table:table-cell/>
          <table:table-cell office:value-type="string">
            <text:p>victims-dv-homicide-suicide.ods</text:p>
          </table:table-cell>
          <table:table-cell office:value-type="string">
            <text:p>https://docs.google.com/file/d/0B6EWYwin0l-WZFY4MUhDQkl4am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];&quot;.ods&quot;;&quot;&quot;)" office:value-type="string" office:string-value="datasets-victims-criminalization">
            <text:p>datasets-victims-criminalization</text:p>
          </table:table-cell>
          <table:table-cell office:value-type="string">
            <text:p>openoffice</text:p>
          </table:table-cell>
          <table:table-cell table:formula="of:=SUBSTITUTE([.F10];&quot;?usp=drivesdk&quot;;&quot;?usp=sharing&quot;)" office:value-type="string" office:string-value="https://docs.google.com/file/d/0B6EWYwin0l-WNHJXS2xlVnZJRlU/edit?usp=sharing">
            <text:p>https://docs.google.com/file/d/0B6EWYwin0l-WNHJXS2xlVnZJRlU/edit?usp=sharing</text:p>
          </table:table-cell>
          <table:table-cell/>
          <table:table-cell office:value-type="string">
            <text:p>victims-criminalization.ods</text:p>
          </table:table-cell>
          <table:table-cell office:value-type="string">
            <text:p>https://docs.google.com/file/d/0B6EWYwin0l-WNHJXS2xlVnZJRl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];&quot;.ods&quot;;&quot;&quot;)" office:value-type="string" office:string-value="datasets-victims-agencies-dv">
            <text:p>datasets-victims-agencies-dv</text:p>
          </table:table-cell>
          <table:table-cell office:value-type="string">
            <text:p>openoffice</text:p>
          </table:table-cell>
          <table:table-cell table:formula="of:=SUBSTITUTE([.F11];&quot;?usp=drivesdk&quot;;&quot;?usp=sharing&quot;)" office:value-type="string" office:string-value="https://docs.google.com/file/d/0B6EWYwin0l-WcjRkOGZsclpCWE0/edit?usp=sharing">
            <text:p>https://docs.google.com/file/d/0B6EWYwin0l-WcjRkOGZsclpCWE0/edit?usp=sharing</text:p>
          </table:table-cell>
          <table:table-cell/>
          <table:table-cell office:value-type="string">
            <text:p>victims-agencies-dv.ods</text:p>
          </table:table-cell>
          <table:table-cell office:value-type="string">
            <text:p>https://docs.google.com/file/d/0B6EWYwin0l-WcjRkOGZsclpCWE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2];&quot;.ods&quot;;&quot;&quot;)" office:value-type="string" office:string-value="datasets-transported-uk-australia">
            <text:p>datasets-transported-uk-australia</text:p>
          </table:table-cell>
          <table:table-cell office:value-type="string">
            <text:p>openoffice</text:p>
          </table:table-cell>
          <table:table-cell table:formula="of:=SUBSTITUTE([.F12];&quot;?usp=drivesdk&quot;;&quot;?usp=sharing&quot;)" office:value-type="string" office:string-value="https://docs.google.com/file/d/0B6EWYwin0l-WaVhiSDl6ZXIxRFU/edit?usp=sharing">
            <text:p>https://docs.google.com/file/d/0B6EWYwin0l-WaVhiSDl6ZXIxRFU/edit?usp=sharing</text:p>
          </table:table-cell>
          <table:table-cell/>
          <table:table-cell office:value-type="string">
            <text:p>transported-uk-australia.ods</text:p>
          </table:table-cell>
          <table:table-cell office:value-type="string">
            <text:p>https://docs.google.com/file/d/0B6EWYwin0l-WaVhiSDl6ZXIxRF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3];&quot;.ods&quot;;&quot;&quot;)" office:value-type="string" office:string-value="datasets-transported-england-wales-america">
            <text:p>datasets-transported-england-wales-america</text:p>
          </table:table-cell>
          <table:table-cell office:value-type="string">
            <text:p>openoffice</text:p>
          </table:table-cell>
          <table:table-cell table:formula="of:=SUBSTITUTE([.F13];&quot;?usp=drivesdk&quot;;&quot;?usp=sharing&quot;)" office:value-type="string" office:string-value="https://docs.google.com/file/d/0B6EWYwin0l-WUWkxNkU0QkdxbVU/edit?usp=sharing">
            <text:p>https://docs.google.com/file/d/0B6EWYwin0l-WUWkxNkU0QkdxbVU/edit?usp=sharing</text:p>
          </table:table-cell>
          <table:table-cell/>
          <table:table-cell office:value-type="string">
            <text:p>transported-england-wales-america.ods</text:p>
          </table:table-cell>
          <table:table-cell office:value-type="string">
            <text:p>https://docs.google.com/file/d/0B6EWYwin0l-WUWkxNkU0QkdxbV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4];&quot;.ods&quot;;&quot;&quot;)" office:value-type="string" office:string-value="datasets-state-prisons-cells-prisoners-1868-1873">
            <text:p>datasets-state-prisons-cells-prisoners-1868-1873</text:p>
          </table:table-cell>
          <table:table-cell office:value-type="string">
            <text:p>openoffice</text:p>
          </table:table-cell>
          <table:table-cell table:formula="of:=SUBSTITUTE([.F14];&quot;?usp=drivesdk&quot;;&quot;?usp=sharing&quot;)" office:value-type="string" office:string-value="https://docs.google.com/file/d/0B6EWYwin0l-WYXBfelRILXBSd28/edit?usp=sharing">
            <text:p>https://docs.google.com/file/d/0B6EWYwin0l-WYXBfelRILXBSd28/edit?usp=sharing</text:p>
          </table:table-cell>
          <table:table-cell/>
          <table:table-cell office:value-type="string">
            <text:p>state-prisons-cells-prisoners-1868-1873.ods</text:p>
          </table:table-cell>
          <table:table-cell office:value-type="string">
            <text:p>https://docs.google.com/file/d/0B6EWYwin0l-WYXBfelRILXBSd2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5];&quot;.ods&quot;;&quot;&quot;)" office:value-type="string" office:string-value="datasets-punishment-us">
            <text:p>datasets-punishment-us</text:p>
          </table:table-cell>
          <table:table-cell office:value-type="string">
            <text:p>openoffice</text:p>
          </table:table-cell>
          <table:table-cell table:formula="of:=SUBSTITUTE([.F15];&quot;?usp=drivesdk&quot;;&quot;?usp=sharing&quot;)" office:value-type="string" office:string-value="https://docs.google.com/file/d/0B6EWYwin0l-Wbmh3NXVadTlLWlk/edit?usp=sharing">
            <text:p>https://docs.google.com/file/d/0B6EWYwin0l-Wbmh3NXVadTlLWlk/edit?usp=sharing</text:p>
          </table:table-cell>
          <table:table-cell/>
          <table:table-cell office:value-type="string">
            <text:p>punishment-us.ods</text:p>
          </table:table-cell>
          <table:table-cell office:value-type="string">
            <text:p>https://docs.google.com/file/d/0B6EWYwin0l-Wbmh3NXVadTlLWl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6];&quot;.ods&quot;;&quot;&quot;)" office:value-type="string" office:string-value="datasets-punishment-us-restraining-inmates">
            <text:p>datasets-punishment-us-restraining-inmates</text:p>
          </table:table-cell>
          <table:table-cell office:value-type="string">
            <text:p>openoffice</text:p>
          </table:table-cell>
          <table:table-cell table:formula="of:=SUBSTITUTE([.F16];&quot;?usp=drivesdk&quot;;&quot;?usp=sharing&quot;)" office:value-type="string" office:string-value="https://docs.google.com/file/d/0B6EWYwin0l-WbTc2QnMyUm9IWUU/edit?usp=sharing">
            <text:p>https://docs.google.com/file/d/0B6EWYwin0l-WbTc2QnMyUm9IWUU/edit?usp=sharing</text:p>
          </table:table-cell>
          <table:table-cell/>
          <table:table-cell office:value-type="string">
            <text:p>punishment-us-restraining-inmates.ods</text:p>
          </table:table-cell>
          <table:table-cell office:value-type="string">
            <text:p>https://docs.google.com/file/d/0B6EWYwin0l-WbTc2QnMyUm9IWU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7];&quot;.ods&quot;;&quot;&quot;)" office:value-type="string" office:string-value="datasets-punishment-us-dv-tn">
            <text:p>datasets-punishment-us-dv-tn</text:p>
          </table:table-cell>
          <table:table-cell office:value-type="string">
            <text:p>openoffice</text:p>
          </table:table-cell>
          <table:table-cell table:formula="of:=SUBSTITUTE([.F17];&quot;?usp=drivesdk&quot;;&quot;?usp=sharing&quot;)" office:value-type="string" office:string-value="https://docs.google.com/file/d/0B6EWYwin0l-WN2xDUzhpV2tPZ0U/edit?usp=sharing">
            <text:p>https://docs.google.com/file/d/0B6EWYwin0l-WN2xDUzhpV2tPZ0U/edit?usp=sharing</text:p>
          </table:table-cell>
          <table:table-cell/>
          <table:table-cell office:value-type="string">
            <text:p>punishment-us-dv-tn.ods</text:p>
          </table:table-cell>
          <table:table-cell office:value-type="string">
            <text:p>https://docs.google.com/file/d/0B6EWYwin0l-WN2xDUzhpV2tPZ0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8];&quot;.ods&quot;;&quot;&quot;)" office:value-type="string" office:string-value="datasets-punishment-us-dv-synth">
            <text:p>datasets-punishment-us-dv-synth</text:p>
          </table:table-cell>
          <table:table-cell office:value-type="string">
            <text:p>openoffice</text:p>
          </table:table-cell>
          <table:table-cell table:formula="of:=SUBSTITUTE([.F18];&quot;?usp=drivesdk&quot;;&quot;?usp=sharing&quot;)" office:value-type="string" office:string-value="https://docs.google.com/file/d/0B6EWYwin0l-WMk55YlQwaHYxTzA/edit?usp=sharing">
            <text:p>https://docs.google.com/file/d/0B6EWYwin0l-WMk55YlQwaHYxTzA/edit?usp=sharing</text:p>
          </table:table-cell>
          <table:table-cell/>
          <table:table-cell office:value-type="string">
            <text:p>punishment-us-dv-synth.ods</text:p>
          </table:table-cell>
          <table:table-cell office:value-type="string">
            <text:p>https://docs.google.com/file/d/0B6EWYwin0l-WMk55YlQwaHYxTz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9];&quot;.ods&quot;;&quot;&quot;)" office:value-type="string" office:string-value="datasets-punishment-us-dv-states">
            <text:p>datasets-punishment-us-dv-states</text:p>
          </table:table-cell>
          <table:table-cell office:value-type="string">
            <text:p>openoffice</text:p>
          </table:table-cell>
          <table:table-cell table:formula="of:=SUBSTITUTE([.F19];&quot;?usp=drivesdk&quot;;&quot;?usp=sharing&quot;)" office:value-type="string" office:string-value="https://docs.google.com/file/d/0B6EWYwin0l-WWDN3UDNNX2c0QW8/edit?usp=sharing">
            <text:p>https://docs.google.com/file/d/0B6EWYwin0l-WWDN3UDNNX2c0QW8/edit?usp=sharing</text:p>
          </table:table-cell>
          <table:table-cell/>
          <table:table-cell office:value-type="string">
            <text:p>punishment-us-dv-states.ods</text:p>
          </table:table-cell>
          <table:table-cell office:value-type="string">
            <text:p>https://docs.google.com/file/d/0B6EWYwin0l-WWDN3UDNNX2c0QW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0];&quot;.ods&quot;;&quot;&quot;)" office:value-type="string" office:string-value="datasets-punishment-us-dv-ri">
            <text:p>datasets-punishment-us-dv-ri</text:p>
          </table:table-cell>
          <table:table-cell office:value-type="string">
            <text:p>openoffice</text:p>
          </table:table-cell>
          <table:table-cell table:formula="of:=SUBSTITUTE([.F20];&quot;?usp=drivesdk&quot;;&quot;?usp=sharing&quot;)" office:value-type="string" office:string-value="https://docs.google.com/file/d/0B6EWYwin0l-WZ3dqQ0ZGZUhPRDQ/edit?usp=sharing">
            <text:p>https://docs.google.com/file/d/0B6EWYwin0l-WZ3dqQ0ZGZUhPRDQ/edit?usp=sharing</text:p>
          </table:table-cell>
          <table:table-cell/>
          <table:table-cell office:value-type="string">
            <text:p>punishment-us-dv-ri.ods</text:p>
          </table:table-cell>
          <table:table-cell office:value-type="string">
            <text:p>https://docs.google.com/file/d/0B6EWYwin0l-WZ3dqQ0ZGZUhPR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1];&quot;.ods&quot;;&quot;&quot;)" office:value-type="string" office:string-value="datasets-punishment-us-dv-policy-trend">
            <text:p>datasets-punishment-us-dv-policy-trend</text:p>
          </table:table-cell>
          <table:table-cell office:value-type="string">
            <text:p>openoffice</text:p>
          </table:table-cell>
          <table:table-cell table:formula="of:=SUBSTITUTE([.F21];&quot;?usp=drivesdk&quot;;&quot;?usp=sharing&quot;)" office:value-type="string" office:string-value="https://docs.google.com/file/d/0B6EWYwin0l-WUHBfc0dpV05OeE0/edit?usp=sharing">
            <text:p>https://docs.google.com/file/d/0B6EWYwin0l-WUHBfc0dpV05OeE0/edit?usp=sharing</text:p>
          </table:table-cell>
          <table:table-cell/>
          <table:table-cell office:value-type="string">
            <text:p>punishment-us-dv-policy-trend.ods</text:p>
          </table:table-cell>
          <table:table-cell office:value-type="string">
            <text:p>https://docs.google.com/file/d/0B6EWYwin0l-WUHBfc0dpV05OeE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2];&quot;.ods&quot;;&quot;&quot;)" office:value-type="string" office:string-value="datasets-punishment-us-dv-ny">
            <text:p>datasets-punishment-us-dv-ny</text:p>
          </table:table-cell>
          <table:table-cell office:value-type="string">
            <text:p>openoffice</text:p>
          </table:table-cell>
          <table:table-cell table:formula="of:=SUBSTITUTE([.F22];&quot;?usp=drivesdk&quot;;&quot;?usp=sharing&quot;)" office:value-type="string" office:string-value="https://docs.google.com/file/d/0B6EWYwin0l-WdWR5UGhnc2VVYmc/edit?usp=sharing">
            <text:p>https://docs.google.com/file/d/0B6EWYwin0l-WdWR5UGhnc2VVYmc/edit?usp=sharing</text:p>
          </table:table-cell>
          <table:table-cell/>
          <table:table-cell office:value-type="string">
            <text:p>punishment-us-dv-ny.ods</text:p>
          </table:table-cell>
          <table:table-cell office:value-type="string">
            <text:p>https://docs.google.com/file/d/0B6EWYwin0l-WdWR5UGhnc2VVYm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3];&quot;.ods&quot;;&quot;&quot;)" office:value-type="string" office:string-value="datasets-punishment-us-dv-nj">
            <text:p>datasets-punishment-us-dv-nj</text:p>
          </table:table-cell>
          <table:table-cell office:value-type="string">
            <text:p>openoffice</text:p>
          </table:table-cell>
          <table:table-cell table:formula="of:=SUBSTITUTE([.F23];&quot;?usp=drivesdk&quot;;&quot;?usp=sharing&quot;)" office:value-type="string" office:string-value="https://docs.google.com/file/d/0B6EWYwin0l-WRTNpUkxkN1IwcHM/edit?usp=sharing">
            <text:p>https://docs.google.com/file/d/0B6EWYwin0l-WRTNpUkxkN1IwcHM/edit?usp=sharing</text:p>
          </table:table-cell>
          <table:table-cell/>
          <table:table-cell office:value-type="string">
            <text:p>punishment-us-dv-nj.ods</text:p>
          </table:table-cell>
          <table:table-cell office:value-type="string">
            <text:p>https://docs.google.com/file/d/0B6EWYwin0l-WRTNpUkxkN1IwcH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4];&quot;.ods&quot;;&quot;&quot;)" office:value-type="string" office:string-value="datasets-punishment-us-dv-ncsc">
            <text:p>datasets-punishment-us-dv-ncsc</text:p>
          </table:table-cell>
          <table:table-cell office:value-type="string">
            <text:p>openoffice</text:p>
          </table:table-cell>
          <table:table-cell table:formula="of:=SUBSTITUTE([.F24];&quot;?usp=drivesdk&quot;;&quot;?usp=sharing&quot;)" office:value-type="string" office:string-value="https://docs.google.com/file/d/0B6EWYwin0l-WbmYtSmRUUFptNDA/edit?usp=sharing">
            <text:p>https://docs.google.com/file/d/0B6EWYwin0l-WbmYtSmRUUFptNDA/edit?usp=sharing</text:p>
          </table:table-cell>
          <table:table-cell/>
          <table:table-cell office:value-type="string">
            <text:p>punishment-us-dv-ncsc.ods</text:p>
          </table:table-cell>
          <table:table-cell office:value-type="string">
            <text:p>https://docs.google.com/file/d/0B6EWYwin0l-WbmYtSmRUUFptND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5];&quot;.ods&quot;;&quot;&quot;)" office:value-type="string" office:string-value="datasets-punishment-us-dv-legislation">
            <text:p>datasets-punishment-us-dv-legislation</text:p>
          </table:table-cell>
          <table:table-cell office:value-type="string">
            <text:p>openoffice</text:p>
          </table:table-cell>
          <table:table-cell table:formula="of:=SUBSTITUTE([.F25];&quot;?usp=drivesdk&quot;;&quot;?usp=sharing&quot;)" office:value-type="string" office:string-value="https://docs.google.com/file/d/0B6EWYwin0l-WSmwzMkNsNGtDazg/edit?usp=sharing">
            <text:p>https://docs.google.com/file/d/0B6EWYwin0l-WSmwzMkNsNGtDazg/edit?usp=sharing</text:p>
          </table:table-cell>
          <table:table-cell/>
          <table:table-cell office:value-type="string">
            <text:p>punishment-us-dv-legislation.ods</text:p>
          </table:table-cell>
          <table:table-cell office:value-type="string">
            <text:p>https://docs.google.com/file/d/0B6EWYwin0l-WSmwzMkNsNGtDaz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6];&quot;.ods&quot;;&quot;&quot;)" office:value-type="string" office:string-value="datasets-punishment-us-dv-dual-arrests">
            <text:p>datasets-punishment-us-dv-dual-arrests</text:p>
          </table:table-cell>
          <table:table-cell office:value-type="string">
            <text:p>openoffice</text:p>
          </table:table-cell>
          <table:table-cell table:formula="of:=SUBSTITUTE([.F26];&quot;?usp=drivesdk&quot;;&quot;?usp=sharing&quot;)" office:value-type="string" office:string-value="https://docs.google.com/file/d/0B6EWYwin0l-WS1dmSVk0OVRjeGc/edit?usp=sharing">
            <text:p>https://docs.google.com/file/d/0B6EWYwin0l-WS1dmSVk0OVRjeGc/edit?usp=sharing</text:p>
          </table:table-cell>
          <table:table-cell/>
          <table:table-cell office:value-type="string">
            <text:p>punishment-us-dv-dual-arrests.ods</text:p>
          </table:table-cell>
          <table:table-cell office:value-type="string">
            <text:p>https://docs.google.com/file/d/0B6EWYwin0l-WS1dmSVk0OVRjeG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7];&quot;.ods&quot;;&quot;&quot;)" office:value-type="string" office:string-value="datasets-punishment-us-dv-ct">
            <text:p>datasets-punishment-us-dv-ct</text:p>
          </table:table-cell>
          <table:table-cell office:value-type="string">
            <text:p>openoffice</text:p>
          </table:table-cell>
          <table:table-cell table:formula="of:=SUBSTITUTE([.F27];&quot;?usp=drivesdk&quot;;&quot;?usp=sharing&quot;)" office:value-type="string" office:string-value="https://docs.google.com/file/d/0B6EWYwin0l-WYUo3X0E5NFF0SVU/edit?usp=sharing">
            <text:p>https://docs.google.com/file/d/0B6EWYwin0l-WYUo3X0E5NFF0SVU/edit?usp=sharing</text:p>
          </table:table-cell>
          <table:table-cell/>
          <table:table-cell office:value-type="string">
            <text:p>punishment-us-dv-ct.ods</text:p>
          </table:table-cell>
          <table:table-cell office:value-type="string">
            <text:p>https://docs.google.com/file/d/0B6EWYwin0l-WYUo3X0E5NFF0SV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8];&quot;.ods&quot;;&quot;&quot;)" office:value-type="string" office:string-value="datasets-punishment-us-dv-ca">
            <text:p>datasets-punishment-us-dv-ca</text:p>
          </table:table-cell>
          <table:table-cell office:value-type="string">
            <text:p>openoffice</text:p>
          </table:table-cell>
          <table:table-cell table:formula="of:=SUBSTITUTE([.F28];&quot;?usp=drivesdk&quot;;&quot;?usp=sharing&quot;)" office:value-type="string" office:string-value="https://docs.google.com/file/d/0B6EWYwin0l-WWGJ0bldfQkdDN2s/edit?usp=sharing">
            <text:p>https://docs.google.com/file/d/0B6EWYwin0l-WWGJ0bldfQkdDN2s/edit?usp=sharing</text:p>
          </table:table-cell>
          <table:table-cell/>
          <table:table-cell office:value-type="string">
            <text:p>punishment-us-dv-ca.ods</text:p>
          </table:table-cell>
          <table:table-cell office:value-type="string">
            <text:p>https://docs.google.com/file/d/0B6EWYwin0l-WWGJ0bldfQkdDN2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29];&quot;.ods&quot;;&quot;&quot;)" office:value-type="string" office:string-value="datasets-punishment-us-dv-basile-study">
            <text:p>datasets-punishment-us-dv-basile-study</text:p>
          </table:table-cell>
          <table:table-cell office:value-type="string">
            <text:p>openoffice</text:p>
          </table:table-cell>
          <table:table-cell table:formula="of:=SUBSTITUTE([.F29];&quot;?usp=drivesdk&quot;;&quot;?usp=sharing&quot;)" office:value-type="string" office:string-value="https://docs.google.com/file/d/0B6EWYwin0l-Wd0tFdEdUVEFMU2c/edit?usp=sharing">
            <text:p>https://docs.google.com/file/d/0B6EWYwin0l-Wd0tFdEdUVEFMU2c/edit?usp=sharing</text:p>
          </table:table-cell>
          <table:table-cell/>
          <table:table-cell office:value-type="string">
            <text:p>punishment-us-dv-basile-study.ods</text:p>
          </table:table-cell>
          <table:table-cell office:value-type="string">
            <text:p>https://docs.google.com/file/d/0B6EWYwin0l-Wd0tFdEdUVEFMU2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0];&quot;.ods&quot;;&quot;&quot;)" office:value-type="string" office:string-value="datasets-punishment-us-dv-arrests">
            <text:p>datasets-punishment-us-dv-arrests</text:p>
          </table:table-cell>
          <table:table-cell office:value-type="string">
            <text:p>openoffice</text:p>
          </table:table-cell>
          <table:table-cell table:formula="of:=SUBSTITUTE([.F30];&quot;?usp=drivesdk&quot;;&quot;?usp=sharing&quot;)" office:value-type="string" office:string-value="https://docs.google.com/file/d/0B6EWYwin0l-WTXdWdlA3NVd1cVU/edit?usp=sharing">
            <text:p>https://docs.google.com/file/d/0B6EWYwin0l-WTXdWdlA3NVd1cVU/edit?usp=sharing</text:p>
          </table:table-cell>
          <table:table-cell/>
          <table:table-cell office:value-type="string">
            <text:p>punishment-us-dv-arrests.ods</text:p>
          </table:table-cell>
          <table:table-cell office:value-type="string">
            <text:p>https://docs.google.com/file/d/0B6EWYwin0l-WTXdWdlA3NVd1cV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1];&quot;.ods&quot;;&quot;&quot;)" office:value-type="string" office:string-value="datasets-punishment-us-dv-ak">
            <text:p>datasets-punishment-us-dv-ak</text:p>
          </table:table-cell>
          <table:table-cell office:value-type="string">
            <text:p>openoffice</text:p>
          </table:table-cell>
          <table:table-cell table:formula="of:=SUBSTITUTE([.F31];&quot;?usp=drivesdk&quot;;&quot;?usp=sharing&quot;)" office:value-type="string" office:string-value="https://docs.google.com/file/d/0B6EWYwin0l-WeXRwM0N6MUh6eVE/edit?usp=sharing">
            <text:p>https://docs.google.com/file/d/0B6EWYwin0l-WeXRwM0N6MUh6eVE/edit?usp=sharing</text:p>
          </table:table-cell>
          <table:table-cell/>
          <table:table-cell office:value-type="string">
            <text:p>punishment-us-dv-ak.ods</text:p>
          </table:table-cell>
          <table:table-cell office:value-type="string">
            <text:p>https://docs.google.com/file/d/0B6EWYwin0l-WeXRwM0N6MUh6eV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2];&quot;.ods&quot;;&quot;&quot;)" office:value-type="string" office:string-value="datasets-punishment-sex-reform">
            <text:p>datasets-punishment-sex-reform</text:p>
          </table:table-cell>
          <table:table-cell office:value-type="string">
            <text:p>openoffice</text:p>
          </table:table-cell>
          <table:table-cell table:formula="of:=SUBSTITUTE([.F32];&quot;?usp=drivesdk&quot;;&quot;?usp=sharing&quot;)" office:value-type="string" office:string-value="https://docs.google.com/file/d/0B6EWYwin0l-WZ0hGdHczWVJjSkE/edit?usp=sharing">
            <text:p>https://docs.google.com/file/d/0B6EWYwin0l-WZ0hGdHczWVJjSkE/edit?usp=sharing</text:p>
          </table:table-cell>
          <table:table-cell/>
          <table:table-cell office:value-type="string">
            <text:p>punishment-sex-reform.ods</text:p>
          </table:table-cell>
          <table:table-cell office:value-type="string">
            <text:p>https://docs.google.com/file/d/0B6EWYwin0l-WZ0hGdHczWVJjSk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3];&quot;.ods&quot;;&quot;&quot;)" office:value-type="string" office:string-value="datasets-punishment-scotland-long-run">
            <text:p>datasets-punishment-scotland-long-run</text:p>
          </table:table-cell>
          <table:table-cell office:value-type="string">
            <text:p>openoffice</text:p>
          </table:table-cell>
          <table:table-cell table:formula="of:=SUBSTITUTE([.F33];&quot;?usp=drivesdk&quot;;&quot;?usp=sharing&quot;)" office:value-type="string" office:string-value="https://docs.google.com/file/d/0B6EWYwin0l-WYkZPWUlFTEttY00/edit?usp=sharing">
            <text:p>https://docs.google.com/file/d/0B6EWYwin0l-WYkZPWUlFTEttY00/edit?usp=sharing</text:p>
          </table:table-cell>
          <table:table-cell/>
          <table:table-cell office:value-type="string">
            <text:p>punishment-scotland-long-run.ods</text:p>
          </table:table-cell>
          <table:table-cell office:value-type="string">
            <text:p>https://docs.google.com/file/d/0B6EWYwin0l-WYkZPWUlFTEttY0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4];&quot;.ods&quot;;&quot;&quot;)" office:value-type="string" office:string-value="datasets-punishment-reckless-sex">
            <text:p>datasets-punishment-reckless-sex</text:p>
          </table:table-cell>
          <table:table-cell office:value-type="string">
            <text:p>openoffice</text:p>
          </table:table-cell>
          <table:table-cell table:formula="of:=SUBSTITUTE([.F34];&quot;?usp=drivesdk&quot;;&quot;?usp=sharing&quot;)" office:value-type="string" office:string-value="https://docs.google.com/file/d/0B6EWYwin0l-WSXZ5V1hVNEhSRnc/edit?usp=sharing">
            <text:p>https://docs.google.com/file/d/0B6EWYwin0l-WSXZ5V1hVNEhSRnc/edit?usp=sharing</text:p>
          </table:table-cell>
          <table:table-cell/>
          <table:table-cell office:value-type="string">
            <text:p>punishment-reckless-sex.ods</text:p>
          </table:table-cell>
          <table:table-cell office:value-type="string">
            <text:p>https://docs.google.com/file/d/0B6EWYwin0l-WSXZ5V1hVNEhSRn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5];&quot;.ods&quot;;&quot;&quot;)" office:value-type="string" office:string-value="datasets-punishment-executions-statements-meals">
            <text:p>datasets-punishment-executions-statements-meals</text:p>
          </table:table-cell>
          <table:table-cell office:value-type="string">
            <text:p>openoffice</text:p>
          </table:table-cell>
          <table:table-cell table:formula="of:=SUBSTITUTE([.F35];&quot;?usp=drivesdk&quot;;&quot;?usp=sharing&quot;)" office:value-type="string" office:string-value="https://docs.google.com/file/d/0B6EWYwin0l-WV3RNWXFHWGRYNlE/edit?usp=sharing">
            <text:p>https://docs.google.com/file/d/0B6EWYwin0l-WV3RNWXFHWGRYNlE/edit?usp=sharing</text:p>
          </table:table-cell>
          <table:table-cell/>
          <table:table-cell office:value-type="string">
            <text:p>punishment-executions-statements-meals.ods</text:p>
          </table:table-cell>
          <table:table-cell office:value-type="string">
            <text:p>https://docs.google.com/file/d/0B6EWYwin0l-WV3RNWXFHWGRYNl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6];&quot;.ods&quot;;&quot;&quot;)" office:value-type="string" office:string-value="datasets-punishment-england-wales-old-bailey">
            <text:p>datasets-punishment-england-wales-old-bailey</text:p>
          </table:table-cell>
          <table:table-cell office:value-type="string">
            <text:p>openoffice</text:p>
          </table:table-cell>
          <table:table-cell table:formula="of:=SUBSTITUTE([.F36];&quot;?usp=drivesdk&quot;;&quot;?usp=sharing&quot;)" office:value-type="string" office:string-value="https://docs.google.com/file/d/0B6EWYwin0l-WR0tZdFQ2aktfd00/edit?usp=sharing">
            <text:p>https://docs.google.com/file/d/0B6EWYwin0l-WR0tZdFQ2aktfd00/edit?usp=sharing</text:p>
          </table:table-cell>
          <table:table-cell/>
          <table:table-cell office:value-type="string">
            <text:p>punishment-england-wales-old-bailey.ods</text:p>
          </table:table-cell>
          <table:table-cell office:value-type="string">
            <text:p>https://docs.google.com/file/d/0B6EWYwin0l-WR0tZdFQ2aktfd0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7];&quot;.ods&quot;;&quot;&quot;)" office:value-type="string" office:string-value="datasets-punishment-england-wales-long-run">
            <text:p>datasets-punishment-england-wales-long-run</text:p>
          </table:table-cell>
          <table:table-cell office:value-type="string">
            <text:p>openoffice</text:p>
          </table:table-cell>
          <table:table-cell table:formula="of:=SUBSTITUTE([.F37];&quot;?usp=drivesdk&quot;;&quot;?usp=sharing&quot;)" office:value-type="string" office:string-value="https://docs.google.com/file/d/0B6EWYwin0l-WeEdLMHN4SmtRS3c/edit?usp=sharing">
            <text:p>https://docs.google.com/file/d/0B6EWYwin0l-WeEdLMHN4SmtRS3c/edit?usp=sharing</text:p>
          </table:table-cell>
          <table:table-cell/>
          <table:table-cell office:value-type="string">
            <text:p>punishment-england-wales-long-run.ods</text:p>
          </table:table-cell>
          <table:table-cell office:value-type="string">
            <text:p>https://docs.google.com/file/d/0B6EWYwin0l-WeEdLMHN4SmtRS3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8];&quot;.ods&quot;;&quot;&quot;)" office:value-type="string" office:string-value="datasets-punishment-australia">
            <text:p>datasets-punishment-australia</text:p>
          </table:table-cell>
          <table:table-cell office:value-type="string">
            <text:p>openoffice</text:p>
          </table:table-cell>
          <table:table-cell table:formula="of:=SUBSTITUTE([.F38];&quot;?usp=drivesdk&quot;;&quot;?usp=sharing&quot;)" office:value-type="string" office:string-value="https://docs.google.com/file/d/0B6EWYwin0l-Wd0c3azhxTEJoWDQ/edit?usp=sharing">
            <text:p>https://docs.google.com/file/d/0B6EWYwin0l-Wd0c3azhxTEJoWDQ/edit?usp=sharing</text:p>
          </table:table-cell>
          <table:table-cell/>
          <table:table-cell office:value-type="string">
            <text:p>punishment-australia.ods</text:p>
          </table:table-cell>
          <table:table-cell office:value-type="string">
            <text:p>https://docs.google.com/file/d/0B6EWYwin0l-Wd0c3azhxTEJoW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39];&quot;.ods&quot;;&quot;&quot;)" office:value-type="string" office:string-value="datasets-prisoners-world-2003-2010">
            <text:p>datasets-prisoners-world-2003-2010</text:p>
          </table:table-cell>
          <table:table-cell office:value-type="string">
            <text:p>openoffice</text:p>
          </table:table-cell>
          <table:table-cell table:formula="of:=SUBSTITUTE([.F39];&quot;?usp=drivesdk&quot;;&quot;?usp=sharing&quot;)" office:value-type="string" office:string-value="https://docs.google.com/file/d/0B6EWYwin0l-WY1JaRndzazJITWM/edit?usp=sharing">
            <text:p>https://docs.google.com/file/d/0B6EWYwin0l-WY1JaRndzazJITWM/edit?usp=sharing</text:p>
          </table:table-cell>
          <table:table-cell/>
          <table:table-cell office:value-type="string">
            <text:p>prisoners-world-2003-2010.ods</text:p>
          </table:table-cell>
          <table:table-cell office:value-type="string">
            <text:p>https://docs.google.com/file/d/0B6EWYwin0l-WY1JaRndzazJITW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0];&quot;.ods&quot;;&quot;&quot;)" office:value-type="string" office:string-value="datasets-prisoners-us-state-sex-panel">
            <text:p>datasets-prisoners-us-state-sex-panel</text:p>
          </table:table-cell>
          <table:table-cell office:value-type="string">
            <text:p>openoffice</text:p>
          </table:table-cell>
          <table:table-cell table:formula="of:=SUBSTITUTE([.F40];&quot;?usp=drivesdk&quot;;&quot;?usp=sharing&quot;)" office:value-type="string" office:string-value="https://docs.google.com/file/d/0B6EWYwin0l-WaC1OUEZKd2dYUHc/edit?usp=sharing">
            <text:p>https://docs.google.com/file/d/0B6EWYwin0l-WaC1OUEZKd2dYUHc/edit?usp=sharing</text:p>
          </table:table-cell>
          <table:table-cell/>
          <table:table-cell office:value-type="string">
            <text:p>prisoners-us-state-sex-panel.ods</text:p>
          </table:table-cell>
          <table:table-cell office:value-type="string">
            <text:p>https://docs.google.com/file/d/0B6EWYwin0l-WaC1OUEZKd2dYU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1];&quot;.ods&quot;;&quot;&quot;)" office:value-type="string" office:string-value="datasets-prisoners-us-population-deaths-1820-43">
            <text:p>datasets-prisoners-us-population-deaths-1820-43</text:p>
          </table:table-cell>
          <table:table-cell office:value-type="string">
            <text:p>openoffice</text:p>
          </table:table-cell>
          <table:table-cell table:formula="of:=SUBSTITUTE([.F41];&quot;?usp=drivesdk&quot;;&quot;?usp=sharing&quot;)" office:value-type="string" office:string-value="https://docs.google.com/file/d/0B6EWYwin0l-WMm45Zl9ieWRBRlk/edit?usp=sharing">
            <text:p>https://docs.google.com/file/d/0B6EWYwin0l-WMm45Zl9ieWRBRlk/edit?usp=sharing</text:p>
          </table:table-cell>
          <table:table-cell/>
          <table:table-cell office:value-type="string">
            <text:p>prisoners-us-population-deaths-1820-43.ods</text:p>
          </table:table-cell>
          <table:table-cell office:value-type="string">
            <text:p>https://docs.google.com/file/d/0B6EWYwin0l-WMm45Zl9ieWRBRl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2];&quot;.ods&quot;;&quot;&quot;)" office:value-type="string" office:string-value="datasets-prisoners-us-offenses-1970-1997">
            <text:p>datasets-prisoners-us-offenses-1970-1997</text:p>
          </table:table-cell>
          <table:table-cell office:value-type="string">
            <text:p>openoffice</text:p>
          </table:table-cell>
          <table:table-cell table:formula="of:=SUBSTITUTE([.F42];&quot;?usp=drivesdk&quot;;&quot;?usp=sharing&quot;)" office:value-type="string" office:string-value="https://docs.google.com/file/d/0B6EWYwin0l-WUjgwNW5iT0MyYU0/edit?usp=sharing">
            <text:p>https://docs.google.com/file/d/0B6EWYwin0l-WUjgwNW5iT0MyYU0/edit?usp=sharing</text:p>
          </table:table-cell>
          <table:table-cell/>
          <table:table-cell office:value-type="string">
            <text:p>prisoners-us-offenses-1970-1997.ods</text:p>
          </table:table-cell>
          <table:table-cell office:value-type="string">
            <text:p>https://docs.google.com/file/d/0B6EWYwin0l-WUjgwNW5iT0MyYU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3];&quot;.ods&quot;;&quot;&quot;)" office:value-type="string" office:string-value="datasets-prisoners-us-media-use">
            <text:p>datasets-prisoners-us-media-use</text:p>
          </table:table-cell>
          <table:table-cell office:value-type="string">
            <text:p>openoffice</text:p>
          </table:table-cell>
          <table:table-cell table:formula="of:=SUBSTITUTE([.F43];&quot;?usp=drivesdk&quot;;&quot;?usp=sharing&quot;)" office:value-type="string" office:string-value="https://docs.google.com/file/d/0B6EWYwin0l-WcG9lWGxuTXdIcDQ/edit?usp=sharing">
            <text:p>https://docs.google.com/file/d/0B6EWYwin0l-WcG9lWGxuTXdIcDQ/edit?usp=sharing</text:p>
          </table:table-cell>
          <table:table-cell/>
          <table:table-cell office:value-type="string">
            <text:p>prisoners-us-media-use.ods</text:p>
          </table:table-cell>
          <table:table-cell office:value-type="string">
            <text:p>https://docs.google.com/file/d/0B6EWYwin0l-WcG9lWGxuTXdIc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4];&quot;.ods&quot;;&quot;&quot;)" office:value-type="string" office:string-value="datasets-prisoners-us-long-run-summary">
            <text:p>datasets-prisoners-us-long-run-summary</text:p>
          </table:table-cell>
          <table:table-cell office:value-type="string">
            <text:p>openoffice</text:p>
          </table:table-cell>
          <table:table-cell table:formula="of:=SUBSTITUTE([.F44];&quot;?usp=drivesdk&quot;;&quot;?usp=sharing&quot;)" office:value-type="string" office:string-value="https://docs.google.com/file/d/0B6EWYwin0l-WVVhKTm92SmlzcG8/edit?usp=sharing">
            <text:p>https://docs.google.com/file/d/0B6EWYwin0l-WVVhKTm92SmlzcG8/edit?usp=sharing</text:p>
          </table:table-cell>
          <table:table-cell/>
          <table:table-cell office:value-type="string">
            <text:p>prisoners-us-long-run-summary.ods</text:p>
          </table:table-cell>
          <table:table-cell office:value-type="string">
            <text:p>https://docs.google.com/file/d/0B6EWYwin0l-WVVhKTm92SmlzcG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5];&quot;.ods&quot;;&quot;&quot;)" office:value-type="string" office:string-value="datasets-prisoners-us-judges-2010">
            <text:p>datasets-prisoners-us-judges-2010</text:p>
          </table:table-cell>
          <table:table-cell office:value-type="string">
            <text:p>openoffice</text:p>
          </table:table-cell>
          <table:table-cell table:formula="of:=SUBSTITUTE([.F45];&quot;?usp=drivesdk&quot;;&quot;?usp=sharing&quot;)" office:value-type="string" office:string-value="https://docs.google.com/file/d/0B6EWYwin0l-WT1k5YlF6TmRJSDQ/edit?usp=sharing">
            <text:p>https://docs.google.com/file/d/0B6EWYwin0l-WT1k5YlF6TmRJSDQ/edit?usp=sharing</text:p>
          </table:table-cell>
          <table:table-cell/>
          <table:table-cell office:value-type="string">
            <text:p>prisoners-us-judges-2010.ods</text:p>
          </table:table-cell>
          <table:table-cell office:value-type="string">
            <text:p>https://docs.google.com/file/d/0B6EWYwin0l-WT1k5YlF6TmRJS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6];&quot;.ods&quot;;&quot;&quot;)" office:value-type="string" office:string-value="datasets-prisoners-us-from-1900">
            <text:p>datasets-prisoners-us-from-1900</text:p>
          </table:table-cell>
          <table:table-cell office:value-type="string">
            <text:p>openoffice</text:p>
          </table:table-cell>
          <table:table-cell table:formula="of:=SUBSTITUTE([.F46];&quot;?usp=drivesdk&quot;;&quot;?usp=sharing&quot;)" office:value-type="string" office:string-value="https://docs.google.com/file/d/0B6EWYwin0l-WS01OUUFpMDIydWc/edit?usp=sharing">
            <text:p>https://docs.google.com/file/d/0B6EWYwin0l-WS01OUUFpMDIydWc/edit?usp=sharing</text:p>
          </table:table-cell>
          <table:table-cell/>
          <table:table-cell office:value-type="string">
            <text:p>prisoners-us-from-1900.ods</text:p>
          </table:table-cell>
          <table:table-cell office:value-type="string">
            <text:p>https://docs.google.com/file/d/0B6EWYwin0l-WS01OUUFpMDIydW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7];&quot;.ods&quot;;&quot;&quot;)" office:value-type="string" office:string-value="datasets-prisoners-us-fed-state-1940">
            <text:p>datasets-prisoners-us-fed-state-1940</text:p>
          </table:table-cell>
          <table:table-cell office:value-type="string">
            <text:p>openoffice</text:p>
          </table:table-cell>
          <table:table-cell table:formula="of:=SUBSTITUTE([.F47];&quot;?usp=drivesdk&quot;;&quot;?usp=sharing&quot;)" office:value-type="string" office:string-value="https://docs.google.com/file/d/0B6EWYwin0l-WRUxPb3JJMXg2SDQ/edit?usp=sharing">
            <text:p>https://docs.google.com/file/d/0B6EWYwin0l-WRUxPb3JJMXg2SDQ/edit?usp=sharing</text:p>
          </table:table-cell>
          <table:table-cell/>
          <table:table-cell office:value-type="string">
            <text:p>prisoners-us-fed-state-1940.ods</text:p>
          </table:table-cell>
          <table:table-cell office:value-type="string">
            <text:p>https://docs.google.com/file/d/0B6EWYwin0l-WRUxPb3JJMXg2S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8];&quot;.ods&quot;;&quot;&quot;)" office:value-type="string" office:string-value="datasets-prisoners-us-commitments-sex">
            <text:p>datasets-prisoners-us-commitments-sex</text:p>
          </table:table-cell>
          <table:table-cell office:value-type="string">
            <text:p>openoffice</text:p>
          </table:table-cell>
          <table:table-cell table:formula="of:=SUBSTITUTE([.F48];&quot;?usp=drivesdk&quot;;&quot;?usp=sharing&quot;)" office:value-type="string" office:string-value="https://docs.google.com/file/d/0B6EWYwin0l-WTGxfTko4dm5VZUE/edit?usp=sharing">
            <text:p>https://docs.google.com/file/d/0B6EWYwin0l-WTGxfTko4dm5VZUE/edit?usp=sharing</text:p>
          </table:table-cell>
          <table:table-cell/>
          <table:table-cell office:value-type="string">
            <text:p>prisoners-us-commitments-sex.ods</text:p>
          </table:table-cell>
          <table:table-cell office:value-type="string">
            <text:p>https://docs.google.com/file/d/0B6EWYwin0l-WTGxfTko4dm5VZU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49];&quot;.ods&quot;;&quot;&quot;)" office:value-type="string" office:string-value="datasets-prisoners-us-19th-century">
            <text:p>datasets-prisoners-us-19th-century</text:p>
          </table:table-cell>
          <table:table-cell office:value-type="string">
            <text:p>openoffice</text:p>
          </table:table-cell>
          <table:table-cell table:formula="of:=SUBSTITUTE([.F49];&quot;?usp=drivesdk&quot;;&quot;?usp=sharing&quot;)" office:value-type="string" office:string-value="https://docs.google.com/file/d/0B6EWYwin0l-WUG9mWFpxX3JwUU0/edit?usp=sharing">
            <text:p>https://docs.google.com/file/d/0B6EWYwin0l-WUG9mWFpxX3JwUU0/edit?usp=sharing</text:p>
          </table:table-cell>
          <table:table-cell/>
          <table:table-cell office:value-type="string">
            <text:p>prisoners-us-19th-century.ods</text:p>
          </table:table-cell>
          <table:table-cell office:value-type="string">
            <text:p>https://docs.google.com/file/d/0B6EWYwin0l-WUG9mWFpxX3JwUU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0];&quot;.ods&quot;;&quot;&quot;)" office:value-type="string" office:string-value="datasets-prisoners-spectators">
            <text:p>datasets-prisoners-spectators</text:p>
          </table:table-cell>
          <table:table-cell office:value-type="string">
            <text:p>openoffice</text:p>
          </table:table-cell>
          <table:table-cell table:formula="of:=SUBSTITUTE([.F50];&quot;?usp=drivesdk&quot;;&quot;?usp=sharing&quot;)" office:value-type="string" office:string-value="https://docs.google.com/file/d/0B6EWYwin0l-WSjgxRnRLbTlRaU0/edit?usp=sharing">
            <text:p>https://docs.google.com/file/d/0B6EWYwin0l-WSjgxRnRLbTlRaU0/edit?usp=sharing</text:p>
          </table:table-cell>
          <table:table-cell/>
          <table:table-cell office:value-type="string">
            <text:p>prisoners-spectators.ods</text:p>
          </table:table-cell>
          <table:table-cell office:value-type="string">
            <text:p>https://docs.google.com/file/d/0B6EWYwin0l-WSjgxRnRLbTlRaU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1];&quot;.ods&quot;;&quot;&quot;)" office:value-type="string" office:string-value="datasets-prisoners-scotland-from-1840">
            <text:p>datasets-prisoners-scotland-from-1840</text:p>
          </table:table-cell>
          <table:table-cell office:value-type="string">
            <text:p>openoffice</text:p>
          </table:table-cell>
          <table:table-cell table:formula="of:=SUBSTITUTE([.F51];&quot;?usp=drivesdk&quot;;&quot;?usp=sharing&quot;)" office:value-type="string" office:string-value="https://docs.google.com/file/d/0B6EWYwin0l-WbnAxNGhFdXFJLWc/edit?usp=sharing">
            <text:p>https://docs.google.com/file/d/0B6EWYwin0l-WbnAxNGhFdXFJLWc/edit?usp=sharing</text:p>
          </table:table-cell>
          <table:table-cell/>
          <table:table-cell office:value-type="string">
            <text:p>prisoners-scotland-from-1840.ods</text:p>
          </table:table-cell>
          <table:table-cell office:value-type="string">
            <text:p>https://docs.google.com/file/d/0B6EWYwin0l-WbnAxNGhFdXFJLW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2];&quot;.ods&quot;;&quot;&quot;)" office:value-type="string" office:string-value="datasets-prisoners-scotland-1820">
            <text:p>datasets-prisoners-scotland-1820</text:p>
          </table:table-cell>
          <table:table-cell office:value-type="string">
            <text:p>openoffice</text:p>
          </table:table-cell>
          <table:table-cell table:formula="of:=SUBSTITUTE([.F52];&quot;?usp=drivesdk&quot;;&quot;?usp=sharing&quot;)" office:value-type="string" office:string-value="https://docs.google.com/file/d/0B6EWYwin0l-WU1RMNHBJcWlFNVE/edit?usp=sharing">
            <text:p>https://docs.google.com/file/d/0B6EWYwin0l-WU1RMNHBJcWlFNVE/edit?usp=sharing</text:p>
          </table:table-cell>
          <table:table-cell/>
          <table:table-cell office:value-type="string">
            <text:p>prisoners-scotland-1820.ods</text:p>
          </table:table-cell>
          <table:table-cell office:value-type="string">
            <text:p>https://docs.google.com/file/d/0B6EWYwin0l-WU1RMNHBJcWlFNV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3];&quot;.ods&quot;;&quot;&quot;)" office:value-type="string" office:string-value="datasets-prisoners-press">
            <text:p>datasets-prisoners-press</text:p>
          </table:table-cell>
          <table:table-cell office:value-type="string">
            <text:p>openoffice</text:p>
          </table:table-cell>
          <table:table-cell table:formula="of:=SUBSTITUTE([.F53];&quot;?usp=drivesdk&quot;;&quot;?usp=sharing&quot;)" office:value-type="string" office:string-value="https://docs.google.com/file/d/0B6EWYwin0l-WTVlUZVBNYk8xV2M/edit?usp=sharing">
            <text:p>https://docs.google.com/file/d/0B6EWYwin0l-WTVlUZVBNYk8xV2M/edit?usp=sharing</text:p>
          </table:table-cell>
          <table:table-cell/>
          <table:table-cell office:value-type="string">
            <text:p>prisoners-press.ods</text:p>
          </table:table-cell>
          <table:table-cell office:value-type="string">
            <text:p>https://docs.google.com/file/d/0B6EWYwin0l-WTVlUZVBNYk8xV2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4];&quot;.ods&quot;;&quot;&quot;)" office:value-type="string" office:string-value="datasets-prisoners-interaction">
            <text:p>datasets-prisoners-interaction</text:p>
          </table:table-cell>
          <table:table-cell office:value-type="string">
            <text:p>openoffice</text:p>
          </table:table-cell>
          <table:table-cell table:formula="of:=SUBSTITUTE([.F54];&quot;?usp=drivesdk&quot;;&quot;?usp=sharing&quot;)" office:value-type="string" office:string-value="https://docs.google.com/file/d/0B6EWYwin0l-WczdQYVM2dFZEdGs/edit?usp=sharing">
            <text:p>https://docs.google.com/file/d/0B6EWYwin0l-WczdQYVM2dFZEdGs/edit?usp=sharing</text:p>
          </table:table-cell>
          <table:table-cell/>
          <table:table-cell office:value-type="string">
            <text:p>prisoners-interaction.ods</text:p>
          </table:table-cell>
          <table:table-cell office:value-type="string">
            <text:p>https://docs.google.com/file/d/0B6EWYwin0l-WczdQYVM2dFZEdG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5];&quot;.ods&quot;;&quot;&quot;)" office:value-type="string" office:string-value="datasets-prisoners-england-wales-long-run">
            <text:p>datasets-prisoners-england-wales-long-run</text:p>
          </table:table-cell>
          <table:table-cell office:value-type="string">
            <text:p>openoffice</text:p>
          </table:table-cell>
          <table:table-cell table:formula="of:=SUBSTITUTE([.F55];&quot;?usp=drivesdk&quot;;&quot;?usp=sharing&quot;)" office:value-type="string" office:string-value="https://docs.google.com/file/d/0B6EWYwin0l-WRGZLX3BmMUljbTA/edit?usp=sharing">
            <text:p>https://docs.google.com/file/d/0B6EWYwin0l-WRGZLX3BmMUljbTA/edit?usp=sharing</text:p>
          </table:table-cell>
          <table:table-cell/>
          <table:table-cell office:value-type="string">
            <text:p>prisoners-england-wales-long-run.ods</text:p>
          </table:table-cell>
          <table:table-cell office:value-type="string">
            <text:p>https://docs.google.com/file/d/0B6EWYwin0l-WRGZLX3BmMUljbT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6];&quot;.ods&quot;;&quot;&quot;)" office:value-type="string" office:string-value="datasets-prisoners-england-wales-london-pre-1850">
            <text:p>datasets-prisoners-england-wales-london-pre-1850</text:p>
          </table:table-cell>
          <table:table-cell office:value-type="string">
            <text:p>openoffice</text:p>
          </table:table-cell>
          <table:table-cell table:formula="of:=SUBSTITUTE([.F56];&quot;?usp=drivesdk&quot;;&quot;?usp=sharing&quot;)" office:value-type="string" office:string-value="https://docs.google.com/file/d/0B6EWYwin0l-WbnFoejJfZlp1TEk/edit?usp=sharing">
            <text:p>https://docs.google.com/file/d/0B6EWYwin0l-WbnFoejJfZlp1TEk/edit?usp=sharing</text:p>
          </table:table-cell>
          <table:table-cell/>
          <table:table-cell office:value-type="string">
            <text:p>prisoners-england-wales-london-pre-1850.ods</text:p>
          </table:table-cell>
          <table:table-cell office:value-type="string">
            <text:p>https://docs.google.com/file/d/0B6EWYwin0l-WbnFoejJfZlp1TE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7];&quot;.ods&quot;;&quot;&quot;)" office:value-type="string" office:string-value="datasets-prisoners-england-wales-london-1779-1850">
            <text:p>datasets-prisoners-england-wales-london-1779-1850</text:p>
          </table:table-cell>
          <table:table-cell office:value-type="string">
            <text:p>openoffice</text:p>
          </table:table-cell>
          <table:table-cell table:formula="of:=SUBSTITUTE([.F57];&quot;?usp=drivesdk&quot;;&quot;?usp=sharing&quot;)" office:value-type="string" office:string-value="https://docs.google.com/file/d/0B6EWYwin0l-WTXkzT2FYSjBfdXM/edit?usp=sharing">
            <text:p>https://docs.google.com/file/d/0B6EWYwin0l-WTXkzT2FYSjBfdXM/edit?usp=sharing</text:p>
          </table:table-cell>
          <table:table-cell/>
          <table:table-cell office:value-type="string">
            <text:p>prisoners-england-wales-london-1779-1850.ods</text:p>
          </table:table-cell>
          <table:table-cell office:value-type="string">
            <text:p>https://docs.google.com/file/d/0B6EWYwin0l-WTXkzT2FYSjBfdX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8];&quot;.ods&quot;;&quot;&quot;)" office:value-type="string" office:string-value="datasets-prisoners-england-wales-hulks">
            <text:p>datasets-prisoners-england-wales-hulks</text:p>
          </table:table-cell>
          <table:table-cell office:value-type="string">
            <text:p>openoffice</text:p>
          </table:table-cell>
          <table:table-cell table:formula="of:=SUBSTITUTE([.F58];&quot;?usp=drivesdk&quot;;&quot;?usp=sharing&quot;)" office:value-type="string" office:string-value="https://docs.google.com/file/d/0B6EWYwin0l-WdHE0QjhjT01BdW8/edit?usp=sharing">
            <text:p>https://docs.google.com/file/d/0B6EWYwin0l-WdHE0QjhjT01BdW8/edit?usp=sharing</text:p>
          </table:table-cell>
          <table:table-cell/>
          <table:table-cell office:value-type="string">
            <text:p>prisoners-england-wales-hulks.ods</text:p>
          </table:table-cell>
          <table:table-cell office:value-type="string">
            <text:p>https://docs.google.com/file/d/0B6EWYwin0l-WdHE0QjhjT01BdW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59];&quot;.ods&quot;;&quot;&quot;)" office:value-type="string" office:string-value="datasets-prisoners-england-wales-debtors-pre-1775">
            <text:p>datasets-prisoners-england-wales-debtors-pre-1775</text:p>
          </table:table-cell>
          <table:table-cell office:value-type="string">
            <text:p>openoffice</text:p>
          </table:table-cell>
          <table:table-cell table:formula="of:=SUBSTITUTE([.F59];&quot;?usp=drivesdk&quot;;&quot;?usp=sharing&quot;)" office:value-type="string" office:string-value="https://docs.google.com/file/d/0B6EWYwin0l-WbkdZQXNnbHVGQkU/edit?usp=sharing">
            <text:p>https://docs.google.com/file/d/0B6EWYwin0l-WbkdZQXNnbHVGQkU/edit?usp=sharing</text:p>
          </table:table-cell>
          <table:table-cell/>
          <table:table-cell office:value-type="string">
            <text:p>prisoners-england-wales-debtors-pre-1775.ods</text:p>
          </table:table-cell>
          <table:table-cell office:value-type="string">
            <text:p>https://docs.google.com/file/d/0B6EWYwin0l-WbkdZQXNnbHVGQk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0];&quot;.ods&quot;;&quot;&quot;)" office:value-type="string" office:string-value="datasets-prisoners-england-wales-debtors-1800">
            <text:p>datasets-prisoners-england-wales-debtors-1800</text:p>
          </table:table-cell>
          <table:table-cell office:value-type="string">
            <text:p>openoffice</text:p>
          </table:table-cell>
          <table:table-cell table:formula="of:=SUBSTITUTE([.F60];&quot;?usp=drivesdk&quot;;&quot;?usp=sharing&quot;)" office:value-type="string" office:string-value="https://docs.google.com/file/d/0B6EWYwin0l-WSERJbFBzVUQwV3M/edit?usp=sharing">
            <text:p>https://docs.google.com/file/d/0B6EWYwin0l-WSERJbFBzVUQwV3M/edit?usp=sharing</text:p>
          </table:table-cell>
          <table:table-cell/>
          <table:table-cell office:value-type="string">
            <text:p>prisoners-england-wales-debtors-1800.ods</text:p>
          </table:table-cell>
          <table:table-cell office:value-type="string">
            <text:p>https://docs.google.com/file/d/0B6EWYwin0l-WSERJbFBzVUQwV3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1];&quot;.ods&quot;;&quot;&quot;)" office:value-type="string" office:string-value="datasets-prisoners-england-wales-counties-1780-1850">
            <text:p>datasets-prisoners-england-wales-counties-1780-1850</text:p>
          </table:table-cell>
          <table:table-cell office:value-type="string">
            <text:p>openoffice</text:p>
          </table:table-cell>
          <table:table-cell table:formula="of:=SUBSTITUTE([.F61];&quot;?usp=drivesdk&quot;;&quot;?usp=sharing&quot;)" office:value-type="string" office:string-value="https://docs.google.com/file/d/0B6EWYwin0l-WTGNCTEs0VmxLZWM/edit?usp=sharing">
            <text:p>https://docs.google.com/file/d/0B6EWYwin0l-WTGNCTEs0VmxLZWM/edit?usp=sharing</text:p>
          </table:table-cell>
          <table:table-cell/>
          <table:table-cell office:value-type="string">
            <text:p>prisoners-england-wales-counties-1780-1850.ods</text:p>
          </table:table-cell>
          <table:table-cell office:value-type="string">
            <text:p>https://docs.google.com/file/d/0B6EWYwin0l-WTGNCTEs0VmxLZW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2];&quot;.ods&quot;;&quot;&quot;)" office:value-type="string" office:string-value="datasets-prisoners-england-wales-commitments-1805-6">
            <text:p>datasets-prisoners-england-wales-commitments-1805-6</text:p>
          </table:table-cell>
          <table:table-cell office:value-type="string">
            <text:p>openoffice</text:p>
          </table:table-cell>
          <table:table-cell table:formula="of:=SUBSTITUTE([.F62];&quot;?usp=drivesdk&quot;;&quot;?usp=sharing&quot;)" office:value-type="string" office:string-value="https://docs.google.com/file/d/0B6EWYwin0l-WMjhsc2FEd1BNTWs/edit?usp=sharing">
            <text:p>https://docs.google.com/file/d/0B6EWYwin0l-WMjhsc2FEd1BNTWs/edit?usp=sharing</text:p>
          </table:table-cell>
          <table:table-cell/>
          <table:table-cell office:value-type="string">
            <text:p>prisoners-england-wales-commitments-1805-6.ods</text:p>
          </table:table-cell>
          <table:table-cell office:value-type="string">
            <text:p>https://docs.google.com/file/d/0B6EWYwin0l-WMjhsc2FEd1BNTW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3];&quot;.ods&quot;;&quot;&quot;)" office:value-type="string" office:string-value="datasets-prisoners-england-wales-1892">
            <text:p>datasets-prisoners-england-wales-1892</text:p>
          </table:table-cell>
          <table:table-cell office:value-type="string">
            <text:p>openoffice</text:p>
          </table:table-cell>
          <table:table-cell table:formula="of:=SUBSTITUTE([.F63];&quot;?usp=drivesdk&quot;;&quot;?usp=sharing&quot;)" office:value-type="string" office:string-value="https://docs.google.com/file/d/0B6EWYwin0l-WbWFiOU9SbXNYT1E/edit?usp=sharing">
            <text:p>https://docs.google.com/file/d/0B6EWYwin0l-WbWFiOU9SbXNYT1E/edit?usp=sharing</text:p>
          </table:table-cell>
          <table:table-cell/>
          <table:table-cell office:value-type="string">
            <text:p>prisoners-england-wales-1892.ods</text:p>
          </table:table-cell>
          <table:table-cell office:value-type="string">
            <text:p>https://docs.google.com/file/d/0B6EWYwin0l-WbWFiOU9SbXNYT1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4];&quot;.ods&quot;;&quot;&quot;)" office:value-type="string" office:string-value="datasets-prisoners-england-wales-1864">
            <text:p>datasets-prisoners-england-wales-1864</text:p>
          </table:table-cell>
          <table:table-cell office:value-type="string">
            <text:p>openoffice</text:p>
          </table:table-cell>
          <table:table-cell table:formula="of:=SUBSTITUTE([.F64];&quot;?usp=drivesdk&quot;;&quot;?usp=sharing&quot;)" office:value-type="string" office:string-value="https://docs.google.com/file/d/0B6EWYwin0l-WXzgxV2haaVlpU3c/edit?usp=sharing">
            <text:p>https://docs.google.com/file/d/0B6EWYwin0l-WXzgxV2haaVlpU3c/edit?usp=sharing</text:p>
          </table:table-cell>
          <table:table-cell/>
          <table:table-cell office:value-type="string">
            <text:p>prisoners-england-wales-1864.ods</text:p>
          </table:table-cell>
          <table:table-cell office:value-type="string">
            <text:p>https://docs.google.com/file/d/0B6EWYwin0l-WXzgxV2haaVlpU3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5];&quot;.ods&quot;;&quot;&quot;)" office:value-type="string" office:string-value="datasets-prisoners-england-wales-1850">
            <text:p>datasets-prisoners-england-wales-1850</text:p>
          </table:table-cell>
          <table:table-cell office:value-type="string">
            <text:p>openoffice</text:p>
          </table:table-cell>
          <table:table-cell table:formula="of:=SUBSTITUTE([.F65];&quot;?usp=drivesdk&quot;;&quot;?usp=sharing&quot;)" office:value-type="string" office:string-value="https://docs.google.com/file/d/0B6EWYwin0l-WMlE2U0EweS1DcUU/edit?usp=sharing">
            <text:p>https://docs.google.com/file/d/0B6EWYwin0l-WMlE2U0EweS1DcUU/edit?usp=sharing</text:p>
          </table:table-cell>
          <table:table-cell/>
          <table:table-cell office:value-type="string">
            <text:p>prisoners-england-wales-1850.ods</text:p>
          </table:table-cell>
          <table:table-cell office:value-type="string">
            <text:p>https://docs.google.com/file/d/0B6EWYwin0l-WMlE2U0EweS1DcU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6];&quot;.ods&quot;;&quot;&quot;)" office:value-type="string" office:string-value="datasets-prisoners-england-wales-1840">
            <text:p>datasets-prisoners-england-wales-1840</text:p>
          </table:table-cell>
          <table:table-cell office:value-type="string">
            <text:p>openoffice</text:p>
          </table:table-cell>
          <table:table-cell table:formula="of:=SUBSTITUTE([.F66];&quot;?usp=drivesdk&quot;;&quot;?usp=sharing&quot;)" office:value-type="string" office:string-value="https://docs.google.com/file/d/0B6EWYwin0l-WRHpLODZfclE1VjA/edit?usp=sharing">
            <text:p>https://docs.google.com/file/d/0B6EWYwin0l-WRHpLODZfclE1VjA/edit?usp=sharing</text:p>
          </table:table-cell>
          <table:table-cell/>
          <table:table-cell office:value-type="string">
            <text:p>prisoners-england-wales-1840.ods</text:p>
          </table:table-cell>
          <table:table-cell office:value-type="string">
            <text:p>https://docs.google.com/file/d/0B6EWYwin0l-WRHpLODZfclE1Vj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7];&quot;.ods&quot;;&quot;&quot;)" office:value-type="string" office:string-value="datasets-prisoners-england-wales-1838">
            <text:p>datasets-prisoners-england-wales-1838</text:p>
          </table:table-cell>
          <table:table-cell office:value-type="string">
            <text:p>openoffice</text:p>
          </table:table-cell>
          <table:table-cell table:formula="of:=SUBSTITUTE([.F67];&quot;?usp=drivesdk&quot;;&quot;?usp=sharing&quot;)" office:value-type="string" office:string-value="https://docs.google.com/file/d/0B6EWYwin0l-WN3ItZG1tVkV6NFU/edit?usp=sharing">
            <text:p>https://docs.google.com/file/d/0B6EWYwin0l-WN3ItZG1tVkV6NFU/edit?usp=sharing</text:p>
          </table:table-cell>
          <table:table-cell/>
          <table:table-cell office:value-type="string">
            <text:p>prisoners-england-wales-1838.ods</text:p>
          </table:table-cell>
          <table:table-cell office:value-type="string">
            <text:p>https://docs.google.com/file/d/0B6EWYwin0l-WN3ItZG1tVkV6NF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8];&quot;.ods&quot;;&quot;&quot;)" office:value-type="string" office:string-value="datasets-prisoners-england-wales-1836">
            <text:p>datasets-prisoners-england-wales-1836</text:p>
          </table:table-cell>
          <table:table-cell office:value-type="string">
            <text:p>openoffice</text:p>
          </table:table-cell>
          <table:table-cell table:formula="of:=SUBSTITUTE([.F68];&quot;?usp=drivesdk&quot;;&quot;?usp=sharing&quot;)" office:value-type="string" office:string-value="https://docs.google.com/file/d/0B6EWYwin0l-WcEpqWkpIYXl0UkU/edit?usp=sharing">
            <text:p>https://docs.google.com/file/d/0B6EWYwin0l-WcEpqWkpIYXl0UkU/edit?usp=sharing</text:p>
          </table:table-cell>
          <table:table-cell/>
          <table:table-cell office:value-type="string">
            <text:p>prisoners-england-wales-1836.ods</text:p>
          </table:table-cell>
          <table:table-cell office:value-type="string">
            <text:p>https://docs.google.com/file/d/0B6EWYwin0l-WcEpqWkpIYXl0Uk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69];&quot;.ods&quot;;&quot;&quot;)" office:value-type="string" office:string-value="datasets-prisoners-england-wales-1830">
            <text:p>datasets-prisoners-england-wales-1830</text:p>
          </table:table-cell>
          <table:table-cell office:value-type="string">
            <text:p>openoffice</text:p>
          </table:table-cell>
          <table:table-cell table:formula="of:=SUBSTITUTE([.F69];&quot;?usp=drivesdk&quot;;&quot;?usp=sharing&quot;)" office:value-type="string" office:string-value="https://docs.google.com/file/d/0B6EWYwin0l-WVnlDd0dvTjQxSHc/edit?usp=sharing">
            <text:p>https://docs.google.com/file/d/0B6EWYwin0l-WVnlDd0dvTjQxSHc/edit?usp=sharing</text:p>
          </table:table-cell>
          <table:table-cell/>
          <table:table-cell office:value-type="string">
            <text:p>prisoners-england-wales-1830.ods</text:p>
          </table:table-cell>
          <table:table-cell office:value-type="string">
            <text:p>https://docs.google.com/file/d/0B6EWYwin0l-WVnlDd0dvTjQxS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0];&quot;.ods&quot;;&quot;&quot;)" office:value-type="string" office:string-value="datasets-prisoners-england-wales-1823">
            <text:p>datasets-prisoners-england-wales-1823</text:p>
          </table:table-cell>
          <table:table-cell office:value-type="string">
            <text:p>openoffice</text:p>
          </table:table-cell>
          <table:table-cell table:formula="of:=SUBSTITUTE([.F70];&quot;?usp=drivesdk&quot;;&quot;?usp=sharing&quot;)" office:value-type="string" office:string-value="https://docs.google.com/file/d/0B6EWYwin0l-WTk1XRmRSbzZadkE/edit?usp=sharing">
            <text:p>https://docs.google.com/file/d/0B6EWYwin0l-WTk1XRmRSbzZadkE/edit?usp=sharing</text:p>
          </table:table-cell>
          <table:table-cell/>
          <table:table-cell office:value-type="string">
            <text:p>prisoners-england-wales-1823.ods</text:p>
          </table:table-cell>
          <table:table-cell office:value-type="string">
            <text:p>https://docs.google.com/file/d/0B6EWYwin0l-WTk1XRmRSbzZadk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1];&quot;.ods&quot;;&quot;&quot;)" office:value-type="string" office:string-value="datasets-prisoners-england-wales-1820">
            <text:p>datasets-prisoners-england-wales-1820</text:p>
          </table:table-cell>
          <table:table-cell office:value-type="string">
            <text:p>openoffice</text:p>
          </table:table-cell>
          <table:table-cell table:formula="of:=SUBSTITUTE([.F71];&quot;?usp=drivesdk&quot;;&quot;?usp=sharing&quot;)" office:value-type="string" office:string-value="https://docs.google.com/file/d/0B6EWYwin0l-WNFZ5dmRVbTRua1U/edit?usp=sharing">
            <text:p>https://docs.google.com/file/d/0B6EWYwin0l-WNFZ5dmRVbTRua1U/edit?usp=sharing</text:p>
          </table:table-cell>
          <table:table-cell/>
          <table:table-cell office:value-type="string">
            <text:p>prisoners-england-wales-1820.ods</text:p>
          </table:table-cell>
          <table:table-cell office:value-type="string">
            <text:p>https://docs.google.com/file/d/0B6EWYwin0l-WNFZ5dmRVbTRua1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2];&quot;.ods&quot;;&quot;&quot;)" office:value-type="string" office:string-value="datasets-prisoners-england-wales-1810">
            <text:p>datasets-prisoners-england-wales-1810</text:p>
          </table:table-cell>
          <table:table-cell office:value-type="string">
            <text:p>openoffice</text:p>
          </table:table-cell>
          <table:table-cell table:formula="of:=SUBSTITUTE([.F72];&quot;?usp=drivesdk&quot;;&quot;?usp=sharing&quot;)" office:value-type="string" office:string-value="https://docs.google.com/file/d/0B6EWYwin0l-WN2RtZDRaTjFiVkE/edit?usp=sharing">
            <text:p>https://docs.google.com/file/d/0B6EWYwin0l-WN2RtZDRaTjFiVkE/edit?usp=sharing</text:p>
          </table:table-cell>
          <table:table-cell/>
          <table:table-cell office:value-type="string">
            <text:p>prisoners-england-wales-1810.ods</text:p>
          </table:table-cell>
          <table:table-cell office:value-type="string">
            <text:p>https://docs.google.com/file/d/0B6EWYwin0l-WN2RtZDRaTjFiVk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3];&quot;.ods&quot;;&quot;&quot;)" office:value-type="string" office:string-value="datasets-prisoners-england-wales-1800">
            <text:p>datasets-prisoners-england-wales-1800</text:p>
          </table:table-cell>
          <table:table-cell office:value-type="string">
            <text:p>openoffice</text:p>
          </table:table-cell>
          <table:table-cell table:formula="of:=SUBSTITUTE([.F73];&quot;?usp=drivesdk&quot;;&quot;?usp=sharing&quot;)" office:value-type="string" office:string-value="https://docs.google.com/file/d/0B6EWYwin0l-WekpZS1VHbmYwd2M/edit?usp=sharing">
            <text:p>https://docs.google.com/file/d/0B6EWYwin0l-WekpZS1VHbmYwd2M/edit?usp=sharing</text:p>
          </table:table-cell>
          <table:table-cell/>
          <table:table-cell office:value-type="string">
            <text:p>prisoners-england-wales-1800.ods</text:p>
          </table:table-cell>
          <table:table-cell office:value-type="string">
            <text:p>https://docs.google.com/file/d/0B6EWYwin0l-WekpZS1VHbmYwd2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4];&quot;.ods&quot;;&quot;&quot;)" office:value-type="string" office:string-value="datasets-prisoners-england-wales-1780">
            <text:p>datasets-prisoners-england-wales-1780</text:p>
          </table:table-cell>
          <table:table-cell office:value-type="string">
            <text:p>openoffice</text:p>
          </table:table-cell>
          <table:table-cell table:formula="of:=SUBSTITUTE([.F74];&quot;?usp=drivesdk&quot;;&quot;?usp=sharing&quot;)" office:value-type="string" office:string-value="https://docs.google.com/file/d/0B6EWYwin0l-WT1BSSFJGTnN0MmM/edit?usp=sharing">
            <text:p>https://docs.google.com/file/d/0B6EWYwin0l-WT1BSSFJGTnN0MmM/edit?usp=sharing</text:p>
          </table:table-cell>
          <table:table-cell/>
          <table:table-cell office:value-type="string">
            <text:p>prisoners-england-wales-1780.ods</text:p>
          </table:table-cell>
          <table:table-cell office:value-type="string">
            <text:p>https://docs.google.com/file/d/0B6EWYwin0l-WT1BSSFJGTnN0Mm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5];&quot;.ods&quot;;&quot;&quot;)" office:value-type="string" office:string-value="datasets-prisoners-australia">
            <text:p>datasets-prisoners-australia</text:p>
          </table:table-cell>
          <table:table-cell office:value-type="string">
            <text:p>openoffice</text:p>
          </table:table-cell>
          <table:table-cell table:formula="of:=SUBSTITUTE([.F75];&quot;?usp=drivesdk&quot;;&quot;?usp=sharing&quot;)" office:value-type="string" office:string-value="https://docs.google.com/file/d/0B6EWYwin0l-WMUJ3aWNwMXQwRzQ/edit?usp=sharing">
            <text:p>https://docs.google.com/file/d/0B6EWYwin0l-WMUJ3aWNwMXQwRzQ/edit?usp=sharing</text:p>
          </table:table-cell>
          <table:table-cell/>
          <table:table-cell office:value-type="string">
            <text:p>prisoners-australia.ods</text:p>
          </table:table-cell>
          <table:table-cell office:value-type="string">
            <text:p>https://docs.google.com/file/d/0B6EWYwin0l-WMUJ3aWNwMXQwRz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6];&quot;.ods&quot;;&quot;&quot;)" office:value-type="string" office:string-value="datasets-prisoner-communication-mid-19th-century">
            <text:p>datasets-prisoner-communication-mid-19th-century</text:p>
          </table:table-cell>
          <table:table-cell office:value-type="string">
            <text:p>openoffice</text:p>
          </table:table-cell>
          <table:table-cell table:formula="of:=SUBSTITUTE([.F76];&quot;?usp=drivesdk&quot;;&quot;?usp=sharing&quot;)" office:value-type="string" office:string-value="https://docs.google.com/file/d/0B6EWYwin0l-WV3VHWm9ZbGZydG8/edit?usp=sharing">
            <text:p>https://docs.google.com/file/d/0B6EWYwin0l-WV3VHWm9ZbGZydG8/edit?usp=sharing</text:p>
          </table:table-cell>
          <table:table-cell/>
          <table:table-cell office:value-type="string">
            <text:p>prisoner-communication-mid-19th-century.ods</text:p>
          </table:table-cell>
          <table:table-cell office:value-type="string">
            <text:p>https://docs.google.com/file/d/0B6EWYwin0l-WV3VHWm9ZbGZydG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7];&quot;.ods&quot;;&quot;&quot;)" office:value-type="string" office:string-value="datasets-prisoner-communication-late-20th-century">
            <text:p>datasets-prisoner-communication-late-20th-century</text:p>
          </table:table-cell>
          <table:table-cell office:value-type="string">
            <text:p>openoffice</text:p>
          </table:table-cell>
          <table:table-cell table:formula="of:=SUBSTITUTE([.F77];&quot;?usp=drivesdk&quot;;&quot;?usp=sharing&quot;)" office:value-type="string" office:string-value="https://docs.google.com/file/d/0B6EWYwin0l-WWHBTdGZXaDBtRTQ/edit?usp=sharing">
            <text:p>https://docs.google.com/file/d/0B6EWYwin0l-WWHBTdGZXaDBtRTQ/edit?usp=sharing</text:p>
          </table:table-cell>
          <table:table-cell/>
          <table:table-cell office:value-type="string">
            <text:p>prisoner-communication-late-20th-century.ods</text:p>
          </table:table-cell>
          <table:table-cell office:value-type="string">
            <text:p>https://docs.google.com/file/d/0B6EWYwin0l-WWHBTdGZXaDBtRT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8];&quot;.ods&quot;;&quot;&quot;)" office:value-type="string" office:string-value="datasets-prisoner-communication-early-20th-century">
            <text:p>datasets-prisoner-communication-early-20th-century</text:p>
          </table:table-cell>
          <table:table-cell office:value-type="string">
            <text:p>openoffice</text:p>
          </table:table-cell>
          <table:table-cell table:formula="of:=SUBSTITUTE([.F78];&quot;?usp=drivesdk&quot;;&quot;?usp=sharing&quot;)" office:value-type="string" office:string-value="https://docs.google.com/file/d/0B6EWYwin0l-WemlHV2RsZU5wd28/edit?usp=sharing">
            <text:p>https://docs.google.com/file/d/0B6EWYwin0l-WemlHV2RsZU5wd28/edit?usp=sharing</text:p>
          </table:table-cell>
          <table:table-cell/>
          <table:table-cell office:value-type="string">
            <text:p>prisoner-communication-early-20th-century.ods</text:p>
          </table:table-cell>
          <table:table-cell office:value-type="string">
            <text:p>https://docs.google.com/file/d/0B6EWYwin0l-WemlHV2RsZU5wd2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79];&quot;.ods&quot;;&quot;&quot;)" office:value-type="string" office:string-value="datasets-population-us">
            <text:p>datasets-population-us</text:p>
          </table:table-cell>
          <table:table-cell office:value-type="string">
            <text:p>openoffice</text:p>
          </table:table-cell>
          <table:table-cell table:formula="of:=SUBSTITUTE([.F79];&quot;?usp=drivesdk&quot;;&quot;?usp=sharing&quot;)" office:value-type="string" office:string-value="https://docs.google.com/file/d/0B6EWYwin0l-WREVSOEJlUkNmRm8/edit?usp=sharing">
            <text:p>https://docs.google.com/file/d/0B6EWYwin0l-WREVSOEJlUkNmRm8/edit?usp=sharing</text:p>
          </table:table-cell>
          <table:table-cell/>
          <table:table-cell office:value-type="string">
            <text:p>population-us.ods</text:p>
          </table:table-cell>
          <table:table-cell office:value-type="string">
            <text:p>https://docs.google.com/file/d/0B6EWYwin0l-WREVSOEJlUkNmRm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0];&quot;.ods&quot;;&quot;&quot;)" office:value-type="string" office:string-value="datasets-population-england-wales">
            <text:p>datasets-population-england-wales</text:p>
          </table:table-cell>
          <table:table-cell office:value-type="string">
            <text:p>openoffice</text:p>
          </table:table-cell>
          <table:table-cell table:formula="of:=SUBSTITUTE([.F80];&quot;?usp=drivesdk&quot;;&quot;?usp=sharing&quot;)" office:value-type="string" office:string-value="https://docs.google.com/file/d/0B6EWYwin0l-WUG9rODViZWxzbWM/edit?usp=sharing">
            <text:p>https://docs.google.com/file/d/0B6EWYwin0l-WUG9rODViZWxzbWM/edit?usp=sharing</text:p>
          </table:table-cell>
          <table:table-cell/>
          <table:table-cell office:value-type="string">
            <text:p>population-england-wales.ods</text:p>
          </table:table-cell>
          <table:table-cell office:value-type="string">
            <text:p>https://docs.google.com/file/d/0B6EWYwin0l-WUG9rODViZWxzbW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1];&quot;.ods&quot;;&quot;&quot;)" office:value-type="string" office:string-value="datasets-population-australia">
            <text:p>datasets-population-australia</text:p>
          </table:table-cell>
          <table:table-cell office:value-type="string">
            <text:p>openoffice</text:p>
          </table:table-cell>
          <table:table-cell table:formula="of:=SUBSTITUTE([.F81];&quot;?usp=drivesdk&quot;;&quot;?usp=sharing&quot;)" office:value-type="string" office:string-value="https://docs.google.com/file/d/0B6EWYwin0l-WaXQta3N5YXZMVjA/edit?usp=sharing">
            <text:p>https://docs.google.com/file/d/0B6EWYwin0l-WaXQta3N5YXZMVjA/edit?usp=sharing</text:p>
          </table:table-cell>
          <table:table-cell/>
          <table:table-cell office:value-type="string">
            <text:p>population-australia.ods</text:p>
          </table:table-cell>
          <table:table-cell office:value-type="string">
            <text:p>https://docs.google.com/file/d/0B6EWYwin0l-WaXQta3N5YXZMVj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2];&quot;.ods&quot;;&quot;&quot;)" office:value-type="string" office:string-value="datasets-parole-prisoners-communication">
            <text:p>datasets-parole-prisoners-communication</text:p>
          </table:table-cell>
          <table:table-cell office:value-type="string">
            <text:p>openoffice</text:p>
          </table:table-cell>
          <table:table-cell table:formula="of:=SUBSTITUTE([.F82];&quot;?usp=drivesdk&quot;;&quot;?usp=sharing&quot;)" office:value-type="string" office:string-value="https://docs.google.com/file/d/0B6EWYwin0l-WZzNmam4xSVlma28/edit?usp=sharing">
            <text:p>https://docs.google.com/file/d/0B6EWYwin0l-WZzNmam4xSVlma28/edit?usp=sharing</text:p>
          </table:table-cell>
          <table:table-cell/>
          <table:table-cell office:value-type="string">
            <text:p>parole-prisoners-communication.ods</text:p>
          </table:table-cell>
          <table:table-cell office:value-type="string">
            <text:p>https://docs.google.com/file/d/0B6EWYwin0l-WZzNmam4xSVlma2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3];&quot;.ods&quot;;&quot;&quot;)" office:value-type="string" office:string-value="datasets-military-service-uk">
            <text:p>datasets-military-service-uk</text:p>
          </table:table-cell>
          <table:table-cell office:value-type="string">
            <text:p>openoffice</text:p>
          </table:table-cell>
          <table:table-cell table:formula="of:=SUBSTITUTE([.F83];&quot;?usp=drivesdk&quot;;&quot;?usp=sharing&quot;)" office:value-type="string" office:string-value="https://docs.google.com/file/d/0B6EWYwin0l-Wa1ZmcFQ0SE5uRTg/edit?usp=sharing">
            <text:p>https://docs.google.com/file/d/0B6EWYwin0l-Wa1ZmcFQ0SE5uRTg/edit?usp=sharing</text:p>
          </table:table-cell>
          <table:table-cell/>
          <table:table-cell office:value-type="string">
            <text:p>military-service-uk.ods</text:p>
          </table:table-cell>
          <table:table-cell office:value-type="string">
            <text:p>https://docs.google.com/file/d/0B6EWYwin0l-Wa1ZmcFQ0SE5uRTg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4];&quot;.ods&quot;;&quot;&quot;)" office:value-type="string" office:string-value="datasets-manifest-admin">
            <text:p>datasets-manifest-admin</text:p>
          </table:table-cell>
          <table:table-cell office:value-type="string">
            <text:p>openoffice</text:p>
          </table:table-cell>
          <table:table-cell table:formula="of:=SUBSTITUTE([.F84];&quot;?usp=drivesdk&quot;;&quot;?usp=sharing&quot;)" office:value-type="string" office:string-value="https://docs.google.com/file/d/0B6EWYwin0l-WMUpSQ3ROZW5aZWs/edit?usp=sharing">
            <text:p>https://docs.google.com/file/d/0B6EWYwin0l-WMUpSQ3ROZW5aZWs/edit?usp=sharing</text:p>
          </table:table-cell>
          <table:table-cell/>
          <table:table-cell office:value-type="string">
            <text:p>manifest-admin.ods</text:p>
          </table:table-cell>
          <table:table-cell office:value-type="string">
            <text:p>https://docs.google.com/file/d/0B6EWYwin0l-WMUpSQ3ROZW5aZW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5];&quot;.ods&quot;;&quot;&quot;)" office:value-type="string" office:string-value="datasets-libraries-public-books-before-1940">
            <text:p>datasets-libraries-public-books-before-1940</text:p>
          </table:table-cell>
          <table:table-cell office:value-type="string">
            <text:p>openoffice</text:p>
          </table:table-cell>
          <table:table-cell table:formula="of:=SUBSTITUTE([.F85];&quot;?usp=drivesdk&quot;;&quot;?usp=sharing&quot;)" office:value-type="string" office:string-value="https://docs.google.com/file/d/0B6EWYwin0l-Wa2liamhZMzRxSkU/edit?usp=sharing">
            <text:p>https://docs.google.com/file/d/0B6EWYwin0l-Wa2liamhZMzRxSkU/edit?usp=sharing</text:p>
          </table:table-cell>
          <table:table-cell/>
          <table:table-cell office:value-type="string">
            <text:p>libraries-public-books-before-1940.ods</text:p>
          </table:table-cell>
          <table:table-cell office:value-type="string">
            <text:p>https://docs.google.com/file/d/0B6EWYwin0l-Wa2liamhZMzRxSk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6];&quot;.ods&quot;;&quot;&quot;)" office:value-type="string" office:string-value="datasets-libraries-prisons-books-before-1900">
            <text:p>datasets-libraries-prisons-books-before-1900</text:p>
          </table:table-cell>
          <table:table-cell office:value-type="string">
            <text:p>openoffice</text:p>
          </table:table-cell>
          <table:table-cell table:formula="of:=SUBSTITUTE([.F86];&quot;?usp=drivesdk&quot;;&quot;?usp=sharing&quot;)" office:value-type="string" office:string-value="https://docs.google.com/file/d/0B6EWYwin0l-Wb1dtNU1wd2ZWbGc/edit?usp=sharing">
            <text:p>https://docs.google.com/file/d/0B6EWYwin0l-Wb1dtNU1wd2ZWbGc/edit?usp=sharing</text:p>
          </table:table-cell>
          <table:table-cell/>
          <table:table-cell office:value-type="string">
            <text:p>libraries-prisons-books-before-1900.ods</text:p>
          </table:table-cell>
          <table:table-cell office:value-type="string">
            <text:p>https://docs.google.com/file/d/0B6EWYwin0l-Wb1dtNU1wd2ZWbG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7];&quot;.ods&quot;;&quot;&quot;)" office:value-type="string" office:string-value="datasets-libraries-prisons-books-ala-1933">
            <text:p>datasets-libraries-prisons-books-ala-1933</text:p>
          </table:table-cell>
          <table:table-cell office:value-type="string">
            <text:p>openoffice</text:p>
          </table:table-cell>
          <table:table-cell table:formula="of:=SUBSTITUTE([.F87];&quot;?usp=drivesdk&quot;;&quot;?usp=sharing&quot;)" office:value-type="string" office:string-value="https://docs.google.com/file/d/0B6EWYwin0l-WeUp0bnFpSzFLMkE/edit?usp=sharing">
            <text:p>https://docs.google.com/file/d/0B6EWYwin0l-WeUp0bnFpSzFLMkE/edit?usp=sharing</text:p>
          </table:table-cell>
          <table:table-cell/>
          <table:table-cell office:value-type="string">
            <text:p>libraries-prisons-books-ala-1933.ods</text:p>
          </table:table-cell>
          <table:table-cell office:value-type="string">
            <text:p>https://docs.google.com/file/d/0B6EWYwin0l-WeUp0bnFpSzFLMk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8];&quot;.ods&quot;;&quot;&quot;)" office:value-type="string" office:string-value="datasets-libraries-prisons-before-1940">
            <text:p>datasets-libraries-prisons-before-1940</text:p>
          </table:table-cell>
          <table:table-cell office:value-type="string">
            <text:p>openoffice</text:p>
          </table:table-cell>
          <table:table-cell table:formula="of:=SUBSTITUTE([.F88];&quot;?usp=drivesdk&quot;;&quot;?usp=sharing&quot;)" office:value-type="string" office:string-value="https://docs.google.com/file/d/0B6EWYwin0l-WV0xwa1JCdXJPRWs/edit?usp=sharing">
            <text:p>https://docs.google.com/file/d/0B6EWYwin0l-WV0xwa1JCdXJPRWs/edit?usp=sharing</text:p>
          </table:table-cell>
          <table:table-cell/>
          <table:table-cell office:value-type="string">
            <text:p>libraries-prisons-before-1940.ods</text:p>
          </table:table-cell>
          <table:table-cell office:value-type="string">
            <text:p>https://docs.google.com/file/d/0B6EWYwin0l-WV0xwa1JCdXJPRW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89];&quot;.ods&quot;;&quot;&quot;)" office:value-type="string" office:string-value="datasets-libraries-prisons-after-1980">
            <text:p>datasets-libraries-prisons-after-1980</text:p>
          </table:table-cell>
          <table:table-cell office:value-type="string">
            <text:p>openoffice</text:p>
          </table:table-cell>
          <table:table-cell table:formula="of:=SUBSTITUTE([.F89];&quot;?usp=drivesdk&quot;;&quot;?usp=sharing&quot;)" office:value-type="string" office:string-value="https://docs.google.com/file/d/0B6EWYwin0l-WbXp1QW0tY0MySHc/edit?usp=sharing">
            <text:p>https://docs.google.com/file/d/0B6EWYwin0l-WbXp1QW0tY0MySHc/edit?usp=sharing</text:p>
          </table:table-cell>
          <table:table-cell/>
          <table:table-cell office:value-type="string">
            <text:p>libraries-prisons-after-1980.ods</text:p>
          </table:table-cell>
          <table:table-cell office:value-type="string">
            <text:p>https://docs.google.com/file/d/0B6EWYwin0l-WbXp1QW0tY0MyS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0];&quot;.ods&quot;;&quot;&quot;)" office:value-type="string" office:string-value="datasets-libraries-prisons-1940-1980">
            <text:p>datasets-libraries-prisons-1940-1980</text:p>
          </table:table-cell>
          <table:table-cell office:value-type="string">
            <text:p>openoffice</text:p>
          </table:table-cell>
          <table:table-cell table:formula="of:=SUBSTITUTE([.F90];&quot;?usp=drivesdk&quot;;&quot;?usp=sharing&quot;)" office:value-type="string" office:string-value="https://docs.google.com/file/d/0B6EWYwin0l-WV3BIS1B0WWJOSlE/edit?usp=sharing">
            <text:p>https://docs.google.com/file/d/0B6EWYwin0l-WV3BIS1B0WWJOSlE/edit?usp=sharing</text:p>
          </table:table-cell>
          <table:table-cell/>
          <table:table-cell office:value-type="string">
            <text:p>libraries-prisons-1940-1980.ods</text:p>
          </table:table-cell>
          <table:table-cell office:value-type="string">
            <text:p>https://docs.google.com/file/d/0B6EWYwin0l-WV3BIS1B0WWJOSl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1];&quot;.ods&quot;;&quot;&quot;)" office:value-type="string" office:string-value="datasets-howard-prison-visits">
            <text:p>datasets-howard-prison-visits</text:p>
          </table:table-cell>
          <table:table-cell office:value-type="string">
            <text:p>openoffice</text:p>
          </table:table-cell>
          <table:table-cell table:formula="of:=SUBSTITUTE([.F91];&quot;?usp=drivesdk&quot;;&quot;?usp=sharing&quot;)" office:value-type="string" office:string-value="https://docs.google.com/file/d/0B6EWYwin0l-WVWkzbHZYMi1vbDQ/edit?usp=sharing">
            <text:p>https://docs.google.com/file/d/0B6EWYwin0l-WVWkzbHZYMi1vbDQ/edit?usp=sharing</text:p>
          </table:table-cell>
          <table:table-cell/>
          <table:table-cell office:value-type="string">
            <text:p>howard-prison-visits.ods</text:p>
          </table:table-cell>
          <table:table-cell office:value-type="string">
            <text:p>https://docs.google.com/file/d/0B6EWYwin0l-WVWkzbHZYMi1vbD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2];&quot;.ods&quot;;&quot;&quot;)" office:value-type="string" office:string-value="datasets-frankenstein-feelings-comparison">
            <text:p>datasets-frankenstein-feelings-comparison</text:p>
          </table:table-cell>
          <table:table-cell office:value-type="string">
            <text:p>openoffice</text:p>
          </table:table-cell>
          <table:table-cell table:formula="of:=SUBSTITUTE([.F92];&quot;?usp=drivesdk&quot;;&quot;?usp=sharing&quot;)" office:value-type="string" office:string-value="https://docs.google.com/file/d/0B6EWYwin0l-WdDR0eFJOb0pEMnc/edit?usp=sharing">
            <text:p>https://docs.google.com/file/d/0B6EWYwin0l-WdDR0eFJOb0pEMnc/edit?usp=sharing</text:p>
          </table:table-cell>
          <table:table-cell/>
          <table:table-cell office:value-type="string">
            <text:p>frankenstein-feelings-comparison.ods</text:p>
          </table:table-cell>
          <table:table-cell office:value-type="string">
            <text:p>https://docs.google.com/file/d/0B6EWYwin0l-WdDR0eFJOb0pEMn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3];&quot;.ods&quot;;&quot;&quot;)" office:value-type="string" office:string-value="datasets-feature-film-characteristics">
            <text:p>datasets-feature-film-characteristics</text:p>
          </table:table-cell>
          <table:table-cell office:value-type="string">
            <text:p>openoffice</text:p>
          </table:table-cell>
          <table:table-cell table:formula="of:=SUBSTITUTE([.F93];&quot;?usp=drivesdk&quot;;&quot;?usp=sharing&quot;)" office:value-type="string" office:string-value="https://docs.google.com/file/d/0B6EWYwin0l-WTmN2Yl9vVUZ1eHc/edit?usp=sharing">
            <text:p>https://docs.google.com/file/d/0B6EWYwin0l-WTmN2Yl9vVUZ1eHc/edit?usp=sharing</text:p>
          </table:table-cell>
          <table:table-cell/>
          <table:table-cell office:value-type="string">
            <text:p>feature-film-characteristics.ods</text:p>
          </table:table-cell>
          <table:table-cell office:value-type="string">
            <text:p>https://docs.google.com/file/d/0B6EWYwin0l-WTmN2Yl9vVUZ1e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4];&quot;.ods&quot;;&quot;&quot;)" office:value-type="string" office:string-value="datasets-executions-us">
            <text:p>datasets-executions-us</text:p>
          </table:table-cell>
          <table:table-cell office:value-type="string">
            <text:p>openoffice</text:p>
          </table:table-cell>
          <table:table-cell table:formula="of:=SUBSTITUTE([.F94];&quot;?usp=drivesdk&quot;;&quot;?usp=sharing&quot;)" office:value-type="string" office:string-value="https://docs.google.com/file/d/0B6EWYwin0l-WN1VOWGUyUEhkM0U/edit?usp=sharing">
            <text:p>https://docs.google.com/file/d/0B6EWYwin0l-WN1VOWGUyUEhkM0U/edit?usp=sharing</text:p>
          </table:table-cell>
          <table:table-cell/>
          <table:table-cell office:value-type="string">
            <text:p>executions-us.ods</text:p>
          </table:table-cell>
          <table:table-cell office:value-type="string">
            <text:p>https://docs.google.com/file/d/0B6EWYwin0l-WN1VOWGUyUEhkM0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5];&quot;.ods&quot;;&quot;&quot;)" office:value-type="string" office:string-value="datasets-executions-scotland-from-1800">
            <text:p>datasets-executions-scotland-from-1800</text:p>
          </table:table-cell>
          <table:table-cell office:value-type="string">
            <text:p>openoffice</text:p>
          </table:table-cell>
          <table:table-cell table:formula="of:=SUBSTITUTE([.F95];&quot;?usp=drivesdk&quot;;&quot;?usp=sharing&quot;)" office:value-type="string" office:string-value="https://docs.google.com/file/d/0B6EWYwin0l-WRTJvdkEtU1E0dkE/edit?usp=sharing">
            <text:p>https://docs.google.com/file/d/0B6EWYwin0l-WRTJvdkEtU1E0dkE/edit?usp=sharing</text:p>
          </table:table-cell>
          <table:table-cell/>
          <table:table-cell office:value-type="string">
            <text:p>executions-scotland-from-1800.ods</text:p>
          </table:table-cell>
          <table:table-cell office:value-type="string">
            <text:p>https://docs.google.com/file/d/0B6EWYwin0l-WRTJvdkEtU1E0dk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6];&quot;.ods&quot;;&quot;&quot;)" office:value-type="string" office:string-value="datasets-executions-lynching-us">
            <text:p>datasets-executions-lynching-us</text:p>
          </table:table-cell>
          <table:table-cell office:value-type="string">
            <text:p>openoffice</text:p>
          </table:table-cell>
          <table:table-cell table:formula="of:=SUBSTITUTE([.F96];&quot;?usp=drivesdk&quot;;&quot;?usp=sharing&quot;)" office:value-type="string" office:string-value="https://docs.google.com/file/d/0B6EWYwin0l-WdGZEa3Nna0dFNGs/edit?usp=sharing">
            <text:p>https://docs.google.com/file/d/0B6EWYwin0l-WdGZEa3Nna0dFNGs/edit?usp=sharing</text:p>
          </table:table-cell>
          <table:table-cell/>
          <table:table-cell office:value-type="string">
            <text:p>executions-lynching-us.ods</text:p>
          </table:table-cell>
          <table:table-cell office:value-type="string">
            <text:p>https://docs.google.com/file/d/0B6EWYwin0l-WdGZEa3Nna0dFNG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7];&quot;.ods&quot;;&quot;&quot;)" office:value-type="string" office:string-value="datasets-executions-england-wales-london-pre-1840">
            <text:p>datasets-executions-england-wales-london-pre-1840</text:p>
          </table:table-cell>
          <table:table-cell office:value-type="string">
            <text:p>openoffice</text:p>
          </table:table-cell>
          <table:table-cell table:formula="of:=SUBSTITUTE([.F97];&quot;?usp=drivesdk&quot;;&quot;?usp=sharing&quot;)" office:value-type="string" office:string-value="https://docs.google.com/file/d/0B6EWYwin0l-WbjlrejNlM0JKZm8/edit?usp=sharing">
            <text:p>https://docs.google.com/file/d/0B6EWYwin0l-WbjlrejNlM0JKZm8/edit?usp=sharing</text:p>
          </table:table-cell>
          <table:table-cell/>
          <table:table-cell office:value-type="string">
            <text:p>executions-england-wales-london-pre-1840.ods</text:p>
          </table:table-cell>
          <table:table-cell office:value-type="string">
            <text:p>https://docs.google.com/file/d/0B6EWYwin0l-WbjlrejNlM0JKZm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8];&quot;.ods&quot;;&quot;&quot;)" office:value-type="string" office:string-value="datasets-executions-england-wales-from-1800">
            <text:p>datasets-executions-england-wales-from-1800</text:p>
          </table:table-cell>
          <table:table-cell office:value-type="string">
            <text:p>openoffice</text:p>
          </table:table-cell>
          <table:table-cell table:formula="of:=SUBSTITUTE([.F98];&quot;?usp=drivesdk&quot;;&quot;?usp=sharing&quot;)" office:value-type="string" office:string-value="https://docs.google.com/file/d/0B6EWYwin0l-WQ0hSaGoyTE5fWUk/edit?usp=sharing">
            <text:p>https://docs.google.com/file/d/0B6EWYwin0l-WQ0hSaGoyTE5fWUk/edit?usp=sharing</text:p>
          </table:table-cell>
          <table:table-cell/>
          <table:table-cell office:value-type="string">
            <text:p>executions-england-wales-from-1800.ods</text:p>
          </table:table-cell>
          <table:table-cell office:value-type="string">
            <text:p>https://docs.google.com/file/d/0B6EWYwin0l-WQ0hSaGoyTE5fWU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99];&quot;.ods&quot;;&quot;&quot;)" office:value-type="string" office:string-value="datasets-executions-england-wales-before-1800">
            <text:p>datasets-executions-england-wales-before-1800</text:p>
          </table:table-cell>
          <table:table-cell office:value-type="string">
            <text:p>openoffice</text:p>
          </table:table-cell>
          <table:table-cell table:formula="of:=SUBSTITUTE([.F99];&quot;?usp=drivesdk&quot;;&quot;?usp=sharing&quot;)" office:value-type="string" office:string-value="https://docs.google.com/file/d/0B6EWYwin0l-WbkJWeE5mS0xncDA/edit?usp=sharing">
            <text:p>https://docs.google.com/file/d/0B6EWYwin0l-WbkJWeE5mS0xncDA/edit?usp=sharing</text:p>
          </table:table-cell>
          <table:table-cell/>
          <table:table-cell office:value-type="string">
            <text:p>executions-england-wales-before-1800.ods</text:p>
          </table:table-cell>
          <table:table-cell office:value-type="string">
            <text:p>https://docs.google.com/file/d/0B6EWYwin0l-WbkJWeE5mS0xncDA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0];&quot;.ods&quot;;&quot;&quot;)" office:value-type="string" office:string-value="datasets-executions-australia">
            <text:p>datasets-executions-australia</text:p>
          </table:table-cell>
          <table:table-cell office:value-type="string">
            <text:p>openoffice</text:p>
          </table:table-cell>
          <table:table-cell table:formula="of:=SUBSTITUTE([.F100];&quot;?usp=drivesdk&quot;;&quot;?usp=sharing&quot;)" office:value-type="string" office:string-value="https://docs.google.com/file/d/0B6EWYwin0l-WSTNMVTFYdVZIR28/edit?usp=sharing">
            <text:p>https://docs.google.com/file/d/0B6EWYwin0l-WSTNMVTFYdVZIR28/edit?usp=sharing</text:p>
          </table:table-cell>
          <table:table-cell/>
          <table:table-cell office:value-type="string">
            <text:p>executions-australia.ods</text:p>
          </table:table-cell>
          <table:table-cell table:style-name="ce1" office:value-type="string">
            <text:p>https://docs.google.com/file/d/0B6EWYwin0l-WSTNMVTFYdVZIR28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1];&quot;.ods&quot;;&quot;&quot;)" office:value-type="string" office:string-value="datasets-electoral-franchise">
            <text:p>datasets-electoral-franchise</text:p>
          </table:table-cell>
          <table:table-cell office:value-type="string">
            <text:p>openoffice</text:p>
          </table:table-cell>
          <table:table-cell table:formula="of:=SUBSTITUTE([.F101];&quot;?usp=drivesdk&quot;;&quot;?usp=sharing&quot;)" office:value-type="string" office:string-value="https://docs.google.com/file/d/0B6EWYwin0l-Wck5DQnF4UEZpSkU/edit?usp=sharing">
            <text:p>https://docs.google.com/file/d/0B6EWYwin0l-Wck5DQnF4UEZpSkU/edit?usp=sharing</text:p>
          </table:table-cell>
          <table:table-cell/>
          <table:table-cell office:value-type="string">
            <text:p>electoral-franchise.ods</text:p>
          </table:table-cell>
          <table:table-cell office:value-type="string">
            <text:p>https://docs.google.com/file/d/0B6EWYwin0l-Wck5DQnF4UEZpSk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2];&quot;.ods&quot;;&quot;&quot;)" office:value-type="string" office:string-value="datasets-eastern-state-prisoner-population">
            <text:p>datasets-eastern-state-prisoner-population</text:p>
          </table:table-cell>
          <table:table-cell office:value-type="string">
            <text:p>openoffice</text:p>
          </table:table-cell>
          <table:table-cell table:formula="of:=SUBSTITUTE([.F102];&quot;?usp=drivesdk&quot;;&quot;?usp=sharing&quot;)" office:value-type="string" office:string-value="https://docs.google.com/file/d/0B6EWYwin0l-WQWVQeTk5UEFwa3c/edit?usp=sharing">
            <text:p>https://docs.google.com/file/d/0B6EWYwin0l-WQWVQeTk5UEFwa3c/edit?usp=sharing</text:p>
          </table:table-cell>
          <table:table-cell/>
          <table:table-cell office:value-type="string">
            <text:p>eastern-state-prisoner-population.ods</text:p>
          </table:table-cell>
          <table:table-cell office:value-type="string">
            <text:p>https://docs.google.com/file/d/0B6EWYwin0l-WQWVQeTk5UEFwa3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3];&quot;.ods&quot;;&quot;&quot;)" office:value-type="string" office:string-value="datasets-eastern-state-penitentiary-costs">
            <text:p>datasets-eastern-state-penitentiary-costs</text:p>
          </table:table-cell>
          <table:table-cell office:value-type="string">
            <text:p>openoffice</text:p>
          </table:table-cell>
          <table:table-cell table:formula="of:=SUBSTITUTE([.F103];&quot;?usp=drivesdk&quot;;&quot;?usp=sharing&quot;)" office:value-type="string" office:string-value="https://docs.google.com/file/d/0B6EWYwin0l-WdWpkbDBScGhMNHc/edit?usp=sharing">
            <text:p>https://docs.google.com/file/d/0B6EWYwin0l-WdWpkbDBScGhMNHc/edit?usp=sharing</text:p>
          </table:table-cell>
          <table:table-cell/>
          <table:table-cell office:value-type="string">
            <text:p>eastern-state-penitentiary-costs.ods</text:p>
          </table:table-cell>
          <table:table-cell office:value-type="string">
            <text:p>https://docs.google.com/file/d/0B6EWYwin0l-WdWpkbDBScGhMNH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4];&quot;.ods&quot;;&quot;&quot;)" office:value-type="string" office:string-value="datasets-eastern-state-official-visitors">
            <text:p>datasets-eastern-state-official-visitors</text:p>
          </table:table-cell>
          <table:table-cell office:value-type="string">
            <text:p>openoffice</text:p>
          </table:table-cell>
          <table:table-cell table:formula="of:=SUBSTITUTE([.F104];&quot;?usp=drivesdk&quot;;&quot;?usp=sharing&quot;)" office:value-type="string" office:string-value="https://docs.google.com/file/d/0B6EWYwin0l-WZWJwbHNrWDExVnc/edit?usp=sharing">
            <text:p>https://docs.google.com/file/d/0B6EWYwin0l-WZWJwbHNrWDExVnc/edit?usp=sharing</text:p>
          </table:table-cell>
          <table:table-cell/>
          <table:table-cell office:value-type="string">
            <text:p>eastern-state-official-visitors.ods</text:p>
          </table:table-cell>
          <table:table-cell office:value-type="string">
            <text:p>https://docs.google.com/file/d/0B6EWYwin0l-WZWJwbHNrWDExVn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5];&quot;.ods&quot;;&quot;&quot;)" office:value-type="string" office:string-value="datasets-dvcd-rationalizing-stereotyping">
            <text:p>datasets-dvcd-rationalizing-stereotyping</text:p>
          </table:table-cell>
          <table:table-cell office:value-type="string">
            <text:p>openoffice</text:p>
          </table:table-cell>
          <table:table-cell table:formula="of:=SUBSTITUTE([.F105];&quot;?usp=drivesdk&quot;;&quot;?usp=sharing&quot;)" office:value-type="string" office:string-value="https://docs.google.com/file/d/0B6EWYwin0l-WblpNbFMtcWg3RFU/edit?usp=sharing">
            <text:p>https://docs.google.com/file/d/0B6EWYwin0l-WblpNbFMtcWg3RFU/edit?usp=sharing</text:p>
          </table:table-cell>
          <table:table-cell/>
          <table:table-cell office:value-type="string">
            <text:p>dvcd-rationalizing-stereotyping.ods</text:p>
          </table:table-cell>
          <table:table-cell office:value-type="string">
            <text:p>https://docs.google.com/file/d/0B6EWYwin0l-WblpNbFMtcWg3RFU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6];&quot;.ods&quot;;&quot;&quot;)" office:value-type="string" office:string-value="datasets-dvcd-dv-claims-dataset">
            <text:p>datasets-dvcd-dv-claims-dataset</text:p>
          </table:table-cell>
          <table:table-cell office:value-type="string">
            <text:p>openoffice</text:p>
          </table:table-cell>
          <table:table-cell table:formula="of:=SUBSTITUTE([.F106];&quot;?usp=drivesdk&quot;;&quot;?usp=sharing&quot;)" office:value-type="string" office:string-value="https://docs.google.com/file/d/0B6EWYwin0l-WYWlKR0dOc2lObWM/edit?usp=sharing">
            <text:p>https://docs.google.com/file/d/0B6EWYwin0l-WYWlKR0dOc2lObWM/edit?usp=sharing</text:p>
          </table:table-cell>
          <table:table-cell/>
          <table:table-cell office:value-type="string">
            <text:p>dvcd-dv-claims-dataset.ods</text:p>
          </table:table-cell>
          <table:table-cell office:value-type="string">
            <text:p>https://docs.google.com/file/d/0B6EWYwin0l-WYWlKR0dOc2lObW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7];&quot;.ods&quot;;&quot;&quot;)" office:value-type="string" office:string-value="datasets-crosswalk-world-countries">
            <text:p>datasets-crosswalk-world-countries</text:p>
          </table:table-cell>
          <table:table-cell office:value-type="string">
            <text:p>openoffice</text:p>
          </table:table-cell>
          <table:table-cell table:formula="of:=SUBSTITUTE([.F107];&quot;?usp=drivesdk&quot;;&quot;?usp=sharing&quot;)" office:value-type="string" office:string-value="https://docs.google.com/file/d/0B6EWYwin0l-WVm53T2MtN1JpZEk/edit?usp=sharing">
            <text:p>https://docs.google.com/file/d/0B6EWYwin0l-WVm53T2MtN1JpZEk/edit?usp=sharing</text:p>
          </table:table-cell>
          <table:table-cell/>
          <table:table-cell office:value-type="string">
            <text:p>crosswalk-world-countries.ods</text:p>
          </table:table-cell>
          <table:table-cell office:value-type="string">
            <text:p>https://docs.google.com/file/d/0B6EWYwin0l-WVm53T2MtN1JpZE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8];&quot;.ods&quot;;&quot;&quot;)" office:value-type="string" office:string-value="datasets-criminal-justice-world-sex-change">
            <text:p>datasets-criminal-justice-world-sex-change</text:p>
          </table:table-cell>
          <table:table-cell office:value-type="string">
            <text:p>openoffice</text:p>
          </table:table-cell>
          <table:table-cell table:formula="of:=SUBSTITUTE([.F108];&quot;?usp=drivesdk&quot;;&quot;?usp=sharing&quot;)" office:value-type="string" office:string-value="https://docs.google.com/file/d/0B6EWYwin0l-WUlo3UEhLTmdhbXc/edit?usp=sharing">
            <text:p>https://docs.google.com/file/d/0B6EWYwin0l-WUlo3UEhLTmdhbXc/edit?usp=sharing</text:p>
          </table:table-cell>
          <table:table-cell/>
          <table:table-cell office:value-type="string">
            <text:p>criminal-justice-world-sex-change.ods</text:p>
          </table:table-cell>
          <table:table-cell office:value-type="string">
            <text:p>https://docs.google.com/file/d/0B6EWYwin0l-WUlo3UEhLTmdhbX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09];&quot;.ods&quot;;&quot;&quot;)" office:value-type="string" office:string-value="datasets-criminal-justice-world-cts9">
            <text:p>datasets-criminal-justice-world-cts9</text:p>
          </table:table-cell>
          <table:table-cell office:value-type="string">
            <text:p>openoffice</text:p>
          </table:table-cell>
          <table:table-cell table:formula="of:=SUBSTITUTE([.F109];&quot;?usp=drivesdk&quot;;&quot;?usp=sharing&quot;)" office:value-type="string" office:string-value="https://docs.google.com/file/d/0B6EWYwin0l-WMzFVV01qY1FsRkk/edit?usp=sharing">
            <text:p>https://docs.google.com/file/d/0B6EWYwin0l-WMzFVV01qY1FsRkk/edit?usp=sharing</text:p>
          </table:table-cell>
          <table:table-cell/>
          <table:table-cell office:value-type="string">
            <text:p>criminal-justice-world-cts9.ods</text:p>
          </table:table-cell>
          <table:table-cell office:value-type="string">
            <text:p>https://docs.google.com/file/d/0B6EWYwin0l-WMzFVV01qY1FsRk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0];&quot;.ods&quot;;&quot;&quot;)" office:value-type="string" office:string-value="datasets-criminal-justice-world-cts2-stats">
            <text:p>datasets-criminal-justice-world-cts2-stats</text:p>
          </table:table-cell>
          <table:table-cell office:value-type="string">
            <text:p>openoffice</text:p>
          </table:table-cell>
          <table:table-cell table:formula="of:=SUBSTITUTE([.F110];&quot;?usp=drivesdk&quot;;&quot;?usp=sharing&quot;)" office:value-type="string" office:string-value="https://docs.google.com/file/d/0B6EWYwin0l-WWk9SSkFKN3dBdXM/edit?usp=sharing">
            <text:p>https://docs.google.com/file/d/0B6EWYwin0l-WWk9SSkFKN3dBdXM/edit?usp=sharing</text:p>
          </table:table-cell>
          <table:table-cell/>
          <table:table-cell office:value-type="string">
            <text:p>criminal-justice-world-cts2-stats.ods</text:p>
          </table:table-cell>
          <table:table-cell office:value-type="string">
            <text:p>https://docs.google.com/file/d/0B6EWYwin0l-WWk9SSkFKN3dBdXM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1];&quot;.ods&quot;;&quot;&quot;)" office:value-type="string" office:string-value="datasets-criminal-justice-world-cts2-dataset">
            <text:p>datasets-criminal-justice-world-cts2-dataset</text:p>
          </table:table-cell>
          <table:table-cell office:value-type="string">
            <text:p>openoffice</text:p>
          </table:table-cell>
          <table:table-cell table:formula="of:=SUBSTITUTE([.F111];&quot;?usp=drivesdk&quot;;&quot;?usp=sharing&quot;)" office:value-type="string" office:string-value="https://docs.google.com/file/d/0B6EWYwin0l-WZWwwMzc2WkcxcVk/edit?usp=sharing">
            <text:p>https://docs.google.com/file/d/0B6EWYwin0l-WZWwwMzc2WkcxcVk/edit?usp=sharing</text:p>
          </table:table-cell>
          <table:table-cell/>
          <table:table-cell office:value-type="string">
            <text:p>criminal-justice-world-cts2-dataset.ods</text:p>
          </table:table-cell>
          <table:table-cell office:value-type="string">
            <text:p>https://docs.google.com/file/d/0B6EWYwin0l-WZWwwMzc2WkcxcVk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2];&quot;.ods&quot;;&quot;&quot;)" office:value-type="string" office:string-value="datasets-criminal-justice-world-cts10">
            <text:p>datasets-criminal-justice-world-cts10</text:p>
          </table:table-cell>
          <table:table-cell office:value-type="string">
            <text:p>openoffice</text:p>
          </table:table-cell>
          <table:table-cell table:formula="of:=SUBSTITUTE([.F112];&quot;?usp=drivesdk&quot;;&quot;?usp=sharing&quot;)" office:value-type="string" office:string-value="https://docs.google.com/file/d/0B6EWYwin0l-WWUVBSDNHVkVVS00/edit?usp=sharing">
            <text:p>https://docs.google.com/file/d/0B6EWYwin0l-WWUVBSDNHVkVVS00/edit?usp=sharing</text:p>
          </table:table-cell>
          <table:table-cell/>
          <table:table-cell office:value-type="string">
            <text:p>criminal-justice-world-cts10.ods</text:p>
          </table:table-cell>
          <table:table-cell office:value-type="string">
            <text:p>https://docs.google.com/file/d/0B6EWYwin0l-WWUVBSDNHVkVVS00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3];&quot;.ods&quot;;&quot;&quot;)" office:value-type="string" office:string-value="datasets-criminal-justice-us-federal">
            <text:p>datasets-criminal-justice-us-federal</text:p>
          </table:table-cell>
          <table:table-cell office:value-type="string">
            <text:p>openoffice</text:p>
          </table:table-cell>
          <table:table-cell table:formula="of:=SUBSTITUTE([.F113];&quot;?usp=drivesdk&quot;;&quot;?usp=sharing&quot;)" office:value-type="string" office:string-value="https://docs.google.com/file/d/0B6EWYwin0l-WTmhORWtKRW9XRTQ/edit?usp=sharing">
            <text:p>https://docs.google.com/file/d/0B6EWYwin0l-WTmhORWtKRW9XRTQ/edit?usp=sharing</text:p>
          </table:table-cell>
          <table:table-cell/>
          <table:table-cell office:value-type="string">
            <text:p>criminal-justice-us-federal.ods</text:p>
          </table:table-cell>
          <table:table-cell office:value-type="string">
            <text:p>https://docs.google.com/file/d/0B6EWYwin0l-WTmhORWtKRW9XRTQ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4];&quot;.ods&quot;;&quot;&quot;)" office:value-type="string" office:string-value="datasets-criminal-justice-us-c2005">
            <text:p>datasets-criminal-justice-us-c2005</text:p>
          </table:table-cell>
          <table:table-cell office:value-type="string">
            <text:p>openoffice</text:p>
          </table:table-cell>
          <table:table-cell table:formula="of:=SUBSTITUTE([.F114];&quot;?usp=drivesdk&quot;;&quot;?usp=sharing&quot;)" office:value-type="string" office:string-value="https://docs.google.com/file/d/0B6EWYwin0l-WNnRVLThETzRidEE/edit?usp=sharing">
            <text:p>https://docs.google.com/file/d/0B6EWYwin0l-WNnRVLThETzRidEE/edit?usp=sharing</text:p>
          </table:table-cell>
          <table:table-cell/>
          <table:table-cell office:value-type="string">
            <text:p>criminal-justice-us-c2005.ods</text:p>
          </table:table-cell>
          <table:table-cell office:value-type="string">
            <text:p>https://docs.google.com/file/d/0B6EWYwin0l-WNnRVLThETzRidEE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5];&quot;.ods&quot;;&quot;&quot;)" office:value-type="string" office:string-value="datasets-criminal-justice-dv-process">
            <text:p>datasets-criminal-justice-dv-process</text:p>
          </table:table-cell>
          <table:table-cell office:value-type="string">
            <text:p>openoffice</text:p>
          </table:table-cell>
          <table:table-cell table:formula="of:=SUBSTITUTE([.F115];&quot;?usp=drivesdk&quot;;&quot;?usp=sharing&quot;)" office:value-type="string" office:string-value="https://docs.google.com/file/d/0B6EWYwin0l-WQ1NIVmRIT1g5b2c/edit?usp=sharing">
            <text:p>https://docs.google.com/file/d/0B6EWYwin0l-WQ1NIVmRIT1g5b2c/edit?usp=sharing</text:p>
          </table:table-cell>
          <table:table-cell/>
          <table:table-cell office:value-type="string">
            <text:p>criminal-justice-dv-process.ods</text:p>
          </table:table-cell>
          <table:table-cell office:value-type="string">
            <text:p>https://docs.google.com/file/d/0B6EWYwin0l-WQ1NIVmRIT1g5b2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6];&quot;.ods&quot;;&quot;&quot;)" office:value-type="string" office:string-value="datasets-criminal-justice-dv-gender">
            <text:p>datasets-criminal-justice-dv-gender</text:p>
          </table:table-cell>
          <table:table-cell office:value-type="string">
            <text:p>openoffice</text:p>
          </table:table-cell>
          <table:table-cell table:formula="of:=SUBSTITUTE([.F116];&quot;?usp=drivesdk&quot;;&quot;?usp=sharing&quot;)" office:value-type="string" office:string-value="https://docs.google.com/file/d/0B6EWYwin0l-WQng5TlNTN0ljU3c/edit?usp=sharing">
            <text:p>https://docs.google.com/file/d/0B6EWYwin0l-WQng5TlNTN0ljU3c/edit?usp=sharing</text:p>
          </table:table-cell>
          <table:table-cell/>
          <table:table-cell office:value-type="string">
            <text:p>criminal-justice-dv-gender.ods</text:p>
          </table:table-cell>
          <table:table-cell office:value-type="string">
            <text:p>https://docs.google.com/file/d/0B6EWYwin0l-WQng5TlNTN0ljU3c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7];&quot;.ods&quot;;&quot;&quot;)" office:value-type="string" office:string-value="datasets-counties-england-wales">
            <text:p>datasets-counties-england-wales</text:p>
          </table:table-cell>
          <table:table-cell office:value-type="string">
            <text:p>openoffice</text:p>
          </table:table-cell>
          <table:table-cell table:formula="of:=SUBSTITUTE([.F117];&quot;?usp=drivesdk&quot;;&quot;?usp=sharing&quot;)" office:value-type="string" office:string-value="https://docs.google.com/file/d/0B6EWYwin0l-WNXZxeEJuSFBmR2s/edit?usp=sharing">
            <text:p>https://docs.google.com/file/d/0B6EWYwin0l-WNXZxeEJuSFBmR2s/edit?usp=sharing</text:p>
          </table:table-cell>
          <table:table-cell/>
          <table:table-cell office:value-type="string">
            <text:p>counties-england-wales.ods</text:p>
          </table:table-cell>
          <table:table-cell office:value-type="string">
            <text:p>https://docs.google.com/file/d/0B6EWYwin0l-WNXZxeEJuSFBmR2s/edit?usp=drivesdk</text:p>
          </table:table-cell>
          <table:table-cell table:number-columns-repeated="1018"/>
        </table:table-row>
        <table:table-row table:style-name="ro1">
          <table:table-cell table:formula="of:=&quot;datasets-&quot;&amp;SUBSTITUTE([.E118];&quot;.ods&quot;;&quot;&quot;)" office:value-type="string" office:string-value="datasets-athens-competition-plays">
            <text:p>datasets-athens-competition-plays</text:p>
          </table:table-cell>
          <table:table-cell office:value-type="string">
            <text:p>openoffice</text:p>
          </table:table-cell>
          <table:table-cell table:formula="of:=SUBSTITUTE([.F118];&quot;?usp=drivesdk&quot;;&quot;?usp=sharing&quot;)" office:value-type="string" office:string-value="https://docs.google.com/file/d/0B6EWYwin0l-WQnI2eE1MS0xtNDQ/edit?usp=sharing">
            <text:p>https://docs.google.com/file/d/0B6EWYwin0l-WQnI2eE1MS0xtNDQ/edit?usp=sharing</text:p>
          </table:table-cell>
          <table:table-cell/>
          <table:table-cell office:value-type="string">
            <text:p>athens-competition-plays.ods</text:p>
          </table:table-cell>
          <table:table-cell office:value-type="string">
            <text:p>https://docs.google.com/file/d/0B6EWYwin0l-WQnI2eE1MS0xtNDQ/edit?usp=drivesdk</text:p>
          </table:table-cell>
          <table:table-cell table:number-columns-repeated="101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 hosting" table:style-name="ta6" table:print="false"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office:value-type="string">
            <text:p>Label for workbook, e.g. excel or openoffice</text:p>
          </table:table-cell>
          <table:table-cell/>
          <table:table-cell office:value-type="string">
            <text:p>excel (local)</text:p>
          </table:table-cell>
          <table:table-cell table:number-columns-repeated="1021"/>
        </table:table-row>
        <table:table-row table:style-name="ro2">
          <table:table-cell office:value-type="string">
            <text:p>url prefix string</text:p>
          </table:table-cell>
          <table:table-cell/>
          <table:table-cell table:style-name="ce1" office:value-type="string">
            <text:p><text:a xlink:href="http://acrosswalls.org/wp-content/uploads/data/">http://acrosswalls.org/wp-content/uploads/data/</text:a></text:p>
          </table:table-cell>
          <table:table-cell table:number-columns-repeated="1021"/>
        </table:table-row>
        <table:table-row table:style-name="ro1">
          <table:table-cell office:value-type="string">
            <text:p>computed data sub-folder</text:p>
          </table:table-cell>
          <table:table-cell/>
          <table:table-cell table:formula="of:=VLOOKUP([.C1];[.A8:.C10];2; 0)" office:value-type="string" office:string-value="excel">
            <text:p>excel</text:p>
          </table:table-cell>
          <table:table-cell table:number-columns-repeated="1021"/>
        </table:table-row>
        <table:table-row table:style-name="ro1">
          <table:table-cell office:value-type="string">
            <text:p>computed file extension</text:p>
          </table:table-cell>
          <table:table-cell/>
          <table:table-cell table:formula="of:=VLOOKUP([.C1];[.A8:.C10];3; 0)" office:value-type="string" office:string-value=".xlsx">
            <text:p>.xlsx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string">
            <text:p>lookup table for file extension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label</text:p>
          </table:table-cell>
          <table:table-cell office:value-type="string">
            <text:p>data sub-folder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openoffice</text:p>
          </table:table-cell>
          <table:table-cell office:value-type="string">
            <text:p>.ods</text:p>
          </table:table-cell>
          <table:table-cell table:number-columns-repeated="1021"/>
        </table:table-row>
        <table:table-row table:style-name="ro1">
          <table:table-cell office:value-type="string">
            <text:p>excel (local)</text:p>
          </table:table-cell>
          <table:table-cell office:value-type="string">
            <text:p>excel</text:p>
          </table:table-cell>
          <table:table-cell office:value-type="string">
            <text:p>.xlsx</text:p>
          </table:table-cell>
          <table:table-cell table:number-columns-repeated="1021"/>
        </table:table-row>
        <table:table-row table:style-name="ro1">
          <table:table-cell office:value-type="string">
            <text:p>new format</text:p>
          </table:table-cell>
          <table:table-cell office:value-type="string">
            <text:p>sub-folder</text:p>
          </table:table-cell>
          <table:table-cell office:value-type="string">
            <text:p>its extens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string">
            <text:p>dataset key (otx-key)</text:p>
          </table:table-cell>
          <table:table-cell office:value-type="string">
            <text:p>label</text:p>
          </table:table-cell>
          <table:table-cell office:value-type="string">
            <text:p>hosting location (url) (constructed from filename and data above)</text:p>
          </table:table-cell>
          <table:table-cell/>
          <table:table-cell office:value-type="string">
            <text:p>file name</text:p>
          </table:table-cell>
          <table:table-cell office:value-type="string">
            <text:p>line #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3" table:number-rows-spanned="1">
            <text:p>Copy and PASTE AS VALUES the FIRST THREE columns below into manifest sheet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formula="of:=&quot;datasets-&quot;&amp;[.E14]" office:value-type="string" office:string-value="datasets-athens-competition-plays">
            <text:p>datasets-athens-competition-play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4]&amp;[.C$4]" office:value-type="string" office:string-value="http://acrosswalls.org/wp-content/uploads/data/excel/athens-competition-plays.xlsx">
            <text:p>http://acrosswalls.org/wp-content/uploads/data/excel/athens-competition-plays.xlsx</text:p>
          </table:table-cell>
          <table:table-cell/>
          <table:table-cell office:value-type="string">
            <text:p>athens-competition-play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formula="of:=&quot;datasets-&quot;&amp;[.E15]" office:value-type="string" office:string-value="datasets-counties-england-wales">
            <text:p>datasets-counties-england-wale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5]&amp;[.C$4]" office:value-type="string" office:string-value="http://acrosswalls.org/wp-content/uploads/data/excel/counties-england-wales.xlsx">
            <text:p>http://acrosswalls.org/wp-content/uploads/data/excel/counties-england-wales.xlsx</text:p>
          </table:table-cell>
          <table:table-cell/>
          <table:table-cell office:value-type="string">
            <text:p>counties-england-wale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formula="of:=&quot;datasets-&quot;&amp;[.E16]" office:value-type="string" office:string-value="datasets-criminal-justice-dv-gender">
            <text:p>datasets-criminal-justice-dv-gender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6]&amp;[.C$4]" office:value-type="string" office:string-value="http://acrosswalls.org/wp-content/uploads/data/excel/criminal-justice-dv-gender.xlsx">
            <text:p>http://acrosswalls.org/wp-content/uploads/data/excel/criminal-justice-dv-gender.xlsx</text:p>
          </table:table-cell>
          <table:table-cell/>
          <table:table-cell office:value-type="string">
            <text:p>criminal-justice-dv-gender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formula="of:=&quot;datasets-&quot;&amp;[.E17]" office:value-type="string" office:string-value="datasets-criminal-justice-dv-process">
            <text:p>datasets-criminal-justice-dv-proces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7]&amp;[.C$4]" office:value-type="string" office:string-value="http://acrosswalls.org/wp-content/uploads/data/excel/criminal-justice-dv-process.xlsx">
            <text:p>http://acrosswalls.org/wp-content/uploads/data/excel/criminal-justice-dv-process.xlsx</text:p>
          </table:table-cell>
          <table:table-cell/>
          <table:table-cell office:value-type="string">
            <text:p>criminal-justice-dv-process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formula="of:=&quot;datasets-&quot;&amp;[.E18]" office:value-type="string" office:string-value="datasets-criminal-justice-us-c2005">
            <text:p>datasets-criminal-justice-us-c2005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8]&amp;[.C$4]" office:value-type="string" office:string-value="http://acrosswalls.org/wp-content/uploads/data/excel/criminal-justice-us-c2005.xlsx">
            <text:p>http://acrosswalls.org/wp-content/uploads/data/excel/criminal-justice-us-c2005.xlsx</text:p>
          </table:table-cell>
          <table:table-cell/>
          <table:table-cell office:value-type="string">
            <text:p>criminal-justice-us-c2005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formula="of:=&quot;datasets-&quot;&amp;[.E19]" office:value-type="string" office:string-value="datasets-criminal-justice-us-federal">
            <text:p>datasets-criminal-justice-us-federal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9]&amp;[.C$4]" office:value-type="string" office:string-value="http://acrosswalls.org/wp-content/uploads/data/excel/criminal-justice-us-federal.xlsx">
            <text:p>http://acrosswalls.org/wp-content/uploads/data/excel/criminal-justice-us-federal.xlsx</text:p>
          </table:table-cell>
          <table:table-cell/>
          <table:table-cell office:value-type="string">
            <text:p>criminal-justice-us-federa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formula="of:=&quot;datasets-&quot;&amp;[.E20]" office:value-type="string" office:string-value="datasets-criminal-justice-world-cts10">
            <text:p>datasets-criminal-justice-world-cts1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0]&amp;[.C$4]" office:value-type="string" office:string-value="http://acrosswalls.org/wp-content/uploads/data/excel/criminal-justice-world-cts10.xlsx">
            <text:p>http://acrosswalls.org/wp-content/uploads/data/excel/criminal-justice-world-cts10.xlsx</text:p>
          </table:table-cell>
          <table:table-cell/>
          <table:table-cell office:value-type="string">
            <text:p>criminal-justice-world-cts1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formula="of:=&quot;datasets-&quot;&amp;[.E21]" office:value-type="string" office:string-value="datasets-criminal-justice-world-cts2-dataset">
            <text:p>datasets-criminal-justice-world-cts2-dataset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1]&amp;[.C$4]" office:value-type="string" office:string-value="http://acrosswalls.org/wp-content/uploads/data/excel/criminal-justice-world-cts2-dataset.xlsx">
            <text:p>http://acrosswalls.org/wp-content/uploads/data/excel/criminal-justice-world-cts2-dataset.xlsx</text:p>
          </table:table-cell>
          <table:table-cell/>
          <table:table-cell office:value-type="string">
            <text:p>criminal-justice-world-cts2-dataset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formula="of:=&quot;datasets-&quot;&amp;[.E22]" office:value-type="string" office:string-value="datasets-criminal-justice-world-cts2-stats">
            <text:p>datasets-criminal-justice-world-cts2-stat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2]&amp;[.C$4]" office:value-type="string" office:string-value="http://acrosswalls.org/wp-content/uploads/data/excel/criminal-justice-world-cts2-stats.xlsx">
            <text:p>http://acrosswalls.org/wp-content/uploads/data/excel/criminal-justice-world-cts2-stats.xlsx</text:p>
          </table:table-cell>
          <table:table-cell/>
          <table:table-cell office:value-type="string">
            <text:p>criminal-justice-world-cts2-stats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formula="of:=&quot;datasets-&quot;&amp;[.E23]" office:value-type="string" office:string-value="datasets-criminal-justice-world-cts9">
            <text:p>datasets-criminal-justice-world-cts9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3]&amp;[.C$4]" office:value-type="string" office:string-value="http://acrosswalls.org/wp-content/uploads/data/excel/criminal-justice-world-cts9.xlsx">
            <text:p>http://acrosswalls.org/wp-content/uploads/data/excel/criminal-justice-world-cts9.xlsx</text:p>
          </table:table-cell>
          <table:table-cell/>
          <table:table-cell office:value-type="string">
            <text:p>criminal-justice-world-cts9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formula="of:=&quot;datasets-&quot;&amp;[.E24]" office:value-type="string" office:string-value="datasets-criminal-justice-world-sex-change">
            <text:p>datasets-criminal-justice-world-sex-change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4]&amp;[.C$4]" office:value-type="string" office:string-value="http://acrosswalls.org/wp-content/uploads/data/excel/criminal-justice-world-sex-change.xlsx">
            <text:p>http://acrosswalls.org/wp-content/uploads/data/excel/criminal-justice-world-sex-change.xlsx</text:p>
          </table:table-cell>
          <table:table-cell/>
          <table:table-cell office:value-type="string">
            <text:p>criminal-justice-world-sex-change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formula="of:=&quot;datasets-&quot;&amp;[.E25]" office:value-type="string" office:string-value="datasets-crosswalk-world-countries">
            <text:p>datasets-crosswalk-world-countrie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5]&amp;[.C$4]" office:value-type="string" office:string-value="http://acrosswalls.org/wp-content/uploads/data/excel/crosswalk-world-countries.xlsx">
            <text:p>http://acrosswalls.org/wp-content/uploads/data/excel/crosswalk-world-countries.xlsx</text:p>
          </table:table-cell>
          <table:table-cell/>
          <table:table-cell office:value-type="string">
            <text:p>crosswalk-world-countries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formula="of:=&quot;datasets-&quot;&amp;[.E26]" office:value-type="string" office:string-value="datasets-dvcd-dv-claims-dataset">
            <text:p>datasets-dvcd-dv-claims-dataset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6]&amp;[.C$4]" office:value-type="string" office:string-value="http://acrosswalls.org/wp-content/uploads/data/excel/dvcd-dv-claims-dataset.xlsx">
            <text:p>http://acrosswalls.org/wp-content/uploads/data/excel/dvcd-dv-claims-dataset.xlsx</text:p>
          </table:table-cell>
          <table:table-cell/>
          <table:table-cell office:value-type="string">
            <text:p>dvcd-dv-claims-dataset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formula="of:=&quot;datasets-&quot;&amp;[.E27]" office:value-type="string" office:string-value="datasets-dvcd-rationalizing-stereotyping">
            <text:p>datasets-dvcd-rationalizing-stereotyping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7]&amp;[.C$4]" office:value-type="string" office:string-value="http://acrosswalls.org/wp-content/uploads/data/excel/dvcd-rationalizing-stereotyping.xlsx">
            <text:p>http://acrosswalls.org/wp-content/uploads/data/excel/dvcd-rationalizing-stereotyping.xlsx</text:p>
          </table:table-cell>
          <table:table-cell/>
          <table:table-cell office:value-type="string">
            <text:p>dvcd-rationalizing-stereotyping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formula="of:=&quot;datasets-&quot;&amp;[.E28]" office:value-type="string" office:string-value="datasets-eastern-state-official-visitors">
            <text:p>datasets-eastern-state-official-visitor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8]&amp;[.C$4]" office:value-type="string" office:string-value="http://acrosswalls.org/wp-content/uploads/data/excel/eastern-state-official-visitors.xlsx">
            <text:p>http://acrosswalls.org/wp-content/uploads/data/excel/eastern-state-official-visitors.xlsx</text:p>
          </table:table-cell>
          <table:table-cell/>
          <table:table-cell office:value-type="string">
            <text:p>eastern-state-official-visitors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table:formula="of:=&quot;datasets-&quot;&amp;[.E29]" office:value-type="string" office:string-value="datasets-eastern-state-penitentiary-costs">
            <text:p>datasets-eastern-state-penitentiary-cost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29]&amp;[.C$4]" office:value-type="string" office:string-value="http://acrosswalls.org/wp-content/uploads/data/excel/eastern-state-penitentiary-costs.xlsx">
            <text:p>http://acrosswalls.org/wp-content/uploads/data/excel/eastern-state-penitentiary-costs.xlsx</text:p>
          </table:table-cell>
          <table:table-cell/>
          <table:table-cell office:value-type="string">
            <text:p>eastern-state-penitentiary-costs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formula="of:=&quot;datasets-&quot;&amp;[.E30]" office:value-type="string" office:string-value="datasets-eastern-state-prisoner-population">
            <text:p>datasets-eastern-state-prisoner-populatio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0]&amp;[.C$4]" office:value-type="string" office:string-value="http://acrosswalls.org/wp-content/uploads/data/excel/eastern-state-prisoner-population.xlsx">
            <text:p>http://acrosswalls.org/wp-content/uploads/data/excel/eastern-state-prisoner-population.xlsx</text:p>
          </table:table-cell>
          <table:table-cell/>
          <table:table-cell office:value-type="string">
            <text:p>eastern-state-prisoner-population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table:formula="of:=&quot;datasets-&quot;&amp;[.E31]" office:value-type="string" office:string-value="datasets-electoral-franchise">
            <text:p>datasets-electoral-franchise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1]&amp;[.C$4]" office:value-type="string" office:string-value="http://acrosswalls.org/wp-content/uploads/data/excel/electoral-franchise.xlsx">
            <text:p>http://acrosswalls.org/wp-content/uploads/data/excel/electoral-franchise.xlsx</text:p>
          </table:table-cell>
          <table:table-cell/>
          <table:table-cell office:value-type="string">
            <text:p>electoral-franchise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formula="of:=&quot;datasets-&quot;&amp;[.E32]" office:value-type="string" office:string-value="datasets-executions-australia">
            <text:p>datasets-executions-australia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2]&amp;[.C$4]" office:value-type="string" office:string-value="http://acrosswalls.org/wp-content/uploads/data/excel/executions-australia.xlsx">
            <text:p>http://acrosswalls.org/wp-content/uploads/data/excel/executions-australia.xlsx</text:p>
          </table:table-cell>
          <table:table-cell/>
          <table:table-cell office:value-type="string">
            <text:p>executions-australia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formula="of:=&quot;datasets-&quot;&amp;[.E33]" office:value-type="string" office:string-value="datasets-executions-england-wales-before-1800">
            <text:p>datasets-executions-england-wales-before-180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3]&amp;[.C$4]" office:value-type="string" office:string-value="http://acrosswalls.org/wp-content/uploads/data/excel/executions-england-wales-before-1800.xlsx">
            <text:p>http://acrosswalls.org/wp-content/uploads/data/excel/executions-england-wales-before-1800.xlsx</text:p>
          </table:table-cell>
          <table:table-cell/>
          <table:table-cell office:value-type="string">
            <text:p>executions-england-wales-before-180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formula="of:=&quot;datasets-&quot;&amp;[.E34]" office:value-type="string" office:string-value="datasets-executions-england-wales-from-1800">
            <text:p>datasets-executions-england-wales-from-180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4]&amp;[.C$4]" office:value-type="string" office:string-value="http://acrosswalls.org/wp-content/uploads/data/excel/executions-england-wales-from-1800.xlsx">
            <text:p>http://acrosswalls.org/wp-content/uploads/data/excel/executions-england-wales-from-1800.xlsx</text:p>
          </table:table-cell>
          <table:table-cell/>
          <table:table-cell office:value-type="string">
            <text:p>executions-england-wales-from-1800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formula="of:=&quot;datasets-&quot;&amp;[.E35]" office:value-type="string" office:string-value="datasets-executions-england-wales-london-pre-1840">
            <text:p>datasets-executions-england-wales-london-pre-184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5]&amp;[.C$4]" office:value-type="string" office:string-value="http://acrosswalls.org/wp-content/uploads/data/excel/executions-england-wales-london-pre-1840.xlsx">
            <text:p>http://acrosswalls.org/wp-content/uploads/data/excel/executions-england-wales-london-pre-1840.xlsx</text:p>
          </table:table-cell>
          <table:table-cell/>
          <table:table-cell office:value-type="string">
            <text:p>executions-england-wales-london-pre-1840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formula="of:=&quot;datasets-&quot;&amp;[.E36]" office:value-type="string" office:string-value="datasets-executions-lynching-us">
            <text:p>datasets-executions-lynching-u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6]&amp;[.C$4]" office:value-type="string" office:string-value="http://acrosswalls.org/wp-content/uploads/data/excel/executions-lynching-us.xlsx">
            <text:p>http://acrosswalls.org/wp-content/uploads/data/excel/executions-lynching-us.xlsx</text:p>
          </table:table-cell>
          <table:table-cell/>
          <table:table-cell office:value-type="string">
            <text:p>executions-lynching-us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formula="of:=&quot;datasets-&quot;&amp;[.E37]" office:value-type="string" office:string-value="datasets-executions-scotland-from-1800">
            <text:p>datasets-executions-scotland-from-180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7]&amp;[.C$4]" office:value-type="string" office:string-value="http://acrosswalls.org/wp-content/uploads/data/excel/executions-scotland-from-1800.xlsx">
            <text:p>http://acrosswalls.org/wp-content/uploads/data/excel/executions-scotland-from-1800.xlsx</text:p>
          </table:table-cell>
          <table:table-cell/>
          <table:table-cell office:value-type="string">
            <text:p>executions-scotland-from-1800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formula="of:=&quot;datasets-&quot;&amp;[.E38]" office:value-type="string" office:string-value="datasets-executions-us">
            <text:p>datasets-executions-u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8]&amp;[.C$4]" office:value-type="string" office:string-value="http://acrosswalls.org/wp-content/uploads/data/excel/executions-us.xlsx">
            <text:p>http://acrosswalls.org/wp-content/uploads/data/excel/executions-us.xlsx</text:p>
          </table:table-cell>
          <table:table-cell/>
          <table:table-cell office:value-type="string">
            <text:p>executions-us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formula="of:=&quot;datasets-&quot;&amp;[.E39]" office:value-type="string" office:string-value="datasets-feature-film-characteristics">
            <text:p>datasets-feature-film-characteristic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39]&amp;[.C$4]" office:value-type="string" office:string-value="http://acrosswalls.org/wp-content/uploads/data/excel/feature-film-characteristics.xlsx">
            <text:p>http://acrosswalls.org/wp-content/uploads/data/excel/feature-film-characteristics.xlsx</text:p>
          </table:table-cell>
          <table:table-cell/>
          <table:table-cell office:value-type="string">
            <text:p>feature-film-characteristics</text:p>
          </table:table-cell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formula="of:=&quot;datasets-&quot;&amp;[.E40]" office:value-type="string" office:string-value="datasets-frankenstein-feelings-comparison">
            <text:p>datasets-frankenstein-feelings-compariso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0]&amp;[.C$4]" office:value-type="string" office:string-value="http://acrosswalls.org/wp-content/uploads/data/excel/frankenstein-feelings-comparison.xlsx">
            <text:p>http://acrosswalls.org/wp-content/uploads/data/excel/frankenstein-feelings-comparison.xlsx</text:p>
          </table:table-cell>
          <table:table-cell/>
          <table:table-cell office:value-type="string">
            <text:p>frankenstein-feelings-comparison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table:formula="of:=&quot;datasets-&quot;&amp;[.E41]" office:value-type="string" office:string-value="datasets-howard-prison-visits">
            <text:p>datasets-howard-prison-visit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1]&amp;[.C$4]" office:value-type="string" office:string-value="http://acrosswalls.org/wp-content/uploads/data/excel/howard-prison-visits.xlsx">
            <text:p>http://acrosswalls.org/wp-content/uploads/data/excel/howard-prison-visits.xlsx</text:p>
          </table:table-cell>
          <table:table-cell/>
          <table:table-cell office:value-type="string">
            <text:p>howard-prison-visits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formula="of:=&quot;datasets-&quot;&amp;[.E42]" office:value-type="string" office:string-value="datasets-libraries-prisons-1940-1980">
            <text:p>datasets-libraries-prisons-1940-198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2]&amp;[.C$4]" office:value-type="string" office:string-value="http://acrosswalls.org/wp-content/uploads/data/excel/libraries-prisons-1940-1980.xlsx">
            <text:p>http://acrosswalls.org/wp-content/uploads/data/excel/libraries-prisons-1940-1980.xlsx</text:p>
          </table:table-cell>
          <table:table-cell/>
          <table:table-cell office:value-type="string">
            <text:p>libraries-prisons-1940-1980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table:formula="of:=&quot;datasets-&quot;&amp;[.E43]" office:value-type="string" office:string-value="datasets-libraries-prisons-after-1980">
            <text:p>datasets-libraries-prisons-after-198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3]&amp;[.C$4]" office:value-type="string" office:string-value="http://acrosswalls.org/wp-content/uploads/data/excel/libraries-prisons-after-1980.xlsx">
            <text:p>http://acrosswalls.org/wp-content/uploads/data/excel/libraries-prisons-after-1980.xlsx</text:p>
          </table:table-cell>
          <table:table-cell/>
          <table:table-cell office:value-type="string">
            <text:p>libraries-prisons-after-1980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formula="of:=&quot;datasets-&quot;&amp;[.E44]" office:value-type="string" office:string-value="datasets-libraries-prisons-before-1940">
            <text:p>datasets-libraries-prisons-before-194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4]&amp;[.C$4]" office:value-type="string" office:string-value="http://acrosswalls.org/wp-content/uploads/data/excel/libraries-prisons-before-1940.xlsx">
            <text:p>http://acrosswalls.org/wp-content/uploads/data/excel/libraries-prisons-before-1940.xlsx</text:p>
          </table:table-cell>
          <table:table-cell/>
          <table:table-cell office:value-type="string">
            <text:p>libraries-prisons-before-1940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table:formula="of:=&quot;datasets-&quot;&amp;[.E45]" office:value-type="string" office:string-value="datasets-libraries-prisons-books-ala-1933">
            <text:p>datasets-libraries-prisons-books-ala-1933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5]&amp;[.C$4]" office:value-type="string" office:string-value="http://acrosswalls.org/wp-content/uploads/data/excel/libraries-prisons-books-ala-1933.xlsx">
            <text:p>http://acrosswalls.org/wp-content/uploads/data/excel/libraries-prisons-books-ala-1933.xlsx</text:p>
          </table:table-cell>
          <table:table-cell/>
          <table:table-cell office:value-type="string">
            <text:p>libraries-prisons-books-ala-1933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formula="of:=&quot;datasets-&quot;&amp;[.E46]" office:value-type="string" office:string-value="datasets-libraries-prisons-books-before-1900">
            <text:p>datasets-libraries-prisons-books-before-190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6]&amp;[.C$4]" office:value-type="string" office:string-value="http://acrosswalls.org/wp-content/uploads/data/excel/libraries-prisons-books-before-1900.xlsx">
            <text:p>http://acrosswalls.org/wp-content/uploads/data/excel/libraries-prisons-books-before-1900.xlsx</text:p>
          </table:table-cell>
          <table:table-cell/>
          <table:table-cell office:value-type="string">
            <text:p>libraries-prisons-books-before-1900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formula="of:=&quot;datasets-&quot;&amp;[.E47]" office:value-type="string" office:string-value="datasets-libraries-public-books-before-1940">
            <text:p>datasets-libraries-public-books-before-194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7]&amp;[.C$4]" office:value-type="string" office:string-value="http://acrosswalls.org/wp-content/uploads/data/excel/libraries-public-books-before-1940.xlsx">
            <text:p>http://acrosswalls.org/wp-content/uploads/data/excel/libraries-public-books-before-1940.xlsx</text:p>
          </table:table-cell>
          <table:table-cell/>
          <table:table-cell office:value-type="string">
            <text:p>libraries-public-books-before-1940</text:p>
          </table:table-cell>
          <table:table-cell office:value-type="float" office:value="34">
            <text:p>34</text:p>
          </table:table-cell>
          <table:table-cell table:number-columns-repeated="1018"/>
        </table:table-row>
        <table:table-row table:style-name="ro1">
          <table:table-cell table:formula="of:=&quot;datasets-&quot;&amp;[.E48]" office:value-type="string" office:string-value="datasets-manifest-admin">
            <text:p>datasets-manifest-admi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8]&amp;[.C$4]" office:value-type="string" office:string-value="http://acrosswalls.org/wp-content/uploads/data/excel/manifest-admin.xlsx">
            <text:p>http://acrosswalls.org/wp-content/uploads/data/excel/manifest-admin.xlsx</text:p>
          </table:table-cell>
          <table:table-cell/>
          <table:table-cell office:value-type="string">
            <text:p>manifest-admin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formula="of:=&quot;datasets-&quot;&amp;[.E49]" office:value-type="string" office:string-value="datasets-military-service-uk">
            <text:p>datasets-military-service-uk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49]&amp;[.C$4]" office:value-type="string" office:string-value="http://acrosswalls.org/wp-content/uploads/data/excel/military-service-uk.xlsx">
            <text:p>http://acrosswalls.org/wp-content/uploads/data/excel/military-service-uk.xlsx</text:p>
          </table:table-cell>
          <table:table-cell/>
          <table:table-cell office:value-type="string">
            <text:p>military-service-uk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table:formula="of:=&quot;datasets-&quot;&amp;[.E50]" office:value-type="string" office:string-value="datasets-parole-prisoners-communication">
            <text:p>datasets-parole-prisoners-communicatio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0]&amp;[.C$4]" office:value-type="string" office:string-value="http://acrosswalls.org/wp-content/uploads/data/excel/parole-prisoners-communication.xlsx">
            <text:p>http://acrosswalls.org/wp-content/uploads/data/excel/parole-prisoners-communication.xlsx</text:p>
          </table:table-cell>
          <table:table-cell/>
          <table:table-cell office:value-type="string">
            <text:p>parole-prisoners-communication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1">
          <table:table-cell table:formula="of:=&quot;datasets-&quot;&amp;[.E51]" office:value-type="string" office:string-value="datasets-population-australia">
            <text:p>datasets-population-australia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1]&amp;[.C$4]" office:value-type="string" office:string-value="http://acrosswalls.org/wp-content/uploads/data/excel/population-australia.xlsx">
            <text:p>http://acrosswalls.org/wp-content/uploads/data/excel/population-australia.xlsx</text:p>
          </table:table-cell>
          <table:table-cell/>
          <table:table-cell office:value-type="string">
            <text:p>population-australia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formula="of:=&quot;datasets-&quot;&amp;[.E52]" office:value-type="string" office:string-value="datasets-population-england-wales">
            <text:p>datasets-population-england-wale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2]&amp;[.C$4]" office:value-type="string" office:string-value="http://acrosswalls.org/wp-content/uploads/data/excel/population-england-wales.xlsx">
            <text:p>http://acrosswalls.org/wp-content/uploads/data/excel/population-england-wales.xlsx</text:p>
          </table:table-cell>
          <table:table-cell/>
          <table:table-cell office:value-type="string">
            <text:p>population-england-wales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table:formula="of:=&quot;datasets-&quot;&amp;[.E53]" office:value-type="string" office:string-value="datasets-population-us">
            <text:p>datasets-population-u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3]&amp;[.C$4]" office:value-type="string" office:string-value="http://acrosswalls.org/wp-content/uploads/data/excel/population-us.xlsx">
            <text:p>http://acrosswalls.org/wp-content/uploads/data/excel/population-us.xlsx</text:p>
          </table:table-cell>
          <table:table-cell/>
          <table:table-cell office:value-type="string">
            <text:p>population-us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formula="of:=&quot;datasets-&quot;&amp;[.E54]" office:value-type="string" office:string-value="datasets-prisoner-communication-early-20th-century">
            <text:p>datasets-prisoner-communication-early-20th-centur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4]&amp;[.C$4]" office:value-type="string" office:string-value="http://acrosswalls.org/wp-content/uploads/data/excel/prisoner-communication-early-20th-century.xlsx">
            <text:p>http://acrosswalls.org/wp-content/uploads/data/excel/prisoner-communication-early-20th-century.xlsx</text:p>
          </table:table-cell>
          <table:table-cell/>
          <table:table-cell office:value-type="string">
            <text:p>prisoner-communication-early-20th-century</text:p>
          </table:table-cell>
          <table:table-cell office:value-type="float" office:value="41">
            <text:p>41</text:p>
          </table:table-cell>
          <table:table-cell table:number-columns-repeated="1018"/>
        </table:table-row>
        <table:table-row table:style-name="ro1">
          <table:table-cell table:formula="of:=&quot;datasets-&quot;&amp;[.E55]" office:value-type="string" office:string-value="datasets-prisoner-communication-late-20th-century">
            <text:p>datasets-prisoner-communication-late-20th-centur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5]&amp;[.C$4]" office:value-type="string" office:string-value="http://acrosswalls.org/wp-content/uploads/data/excel/prisoner-communication-late-20th-century.xlsx">
            <text:p>http://acrosswalls.org/wp-content/uploads/data/excel/prisoner-communication-late-20th-century.xlsx</text:p>
          </table:table-cell>
          <table:table-cell/>
          <table:table-cell office:value-type="string">
            <text:p>prisoner-communication-late-20th-century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1">
          <table:table-cell table:formula="of:=&quot;datasets-&quot;&amp;[.E56]" office:value-type="string" office:string-value="datasets-prisoner-communication-mid-19th-century">
            <text:p>datasets-prisoner-communication-mid-19th-centur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6]&amp;[.C$4]" office:value-type="string" office:string-value="http://acrosswalls.org/wp-content/uploads/data/excel/prisoner-communication-mid-19th-century.xlsx">
            <text:p>http://acrosswalls.org/wp-content/uploads/data/excel/prisoner-communication-mid-19th-century.xlsx</text:p>
          </table:table-cell>
          <table:table-cell/>
          <table:table-cell office:value-type="string">
            <text:p>prisoner-communication-mid-19th-century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1">
          <table:table-cell table:formula="of:=&quot;datasets-&quot;&amp;[.E57]" office:value-type="string" office:string-value="datasets-prisoners-australia">
            <text:p>datasets-prisoners-australia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7]&amp;[.C$4]" office:value-type="string" office:string-value="http://acrosswalls.org/wp-content/uploads/data/excel/prisoners-australia.xlsx">
            <text:p>http://acrosswalls.org/wp-content/uploads/data/excel/prisoners-australia.xlsx</text:p>
          </table:table-cell>
          <table:table-cell/>
          <table:table-cell office:value-type="string">
            <text:p>prisoners-australia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formula="of:=&quot;datasets-&quot;&amp;[.E58]" office:value-type="string" office:string-value="datasets-prisoners-england-wales-1780">
            <text:p>datasets-prisoners-england-wales-178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8]&amp;[.C$4]" office:value-type="string" office:string-value="http://acrosswalls.org/wp-content/uploads/data/excel/prisoners-england-wales-1780.xlsx">
            <text:p>http://acrosswalls.org/wp-content/uploads/data/excel/prisoners-england-wales-1780.xlsx</text:p>
          </table:table-cell>
          <table:table-cell/>
          <table:table-cell office:value-type="string">
            <text:p>prisoners-england-wales-1780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table:formula="of:=&quot;datasets-&quot;&amp;[.E59]" office:value-type="string" office:string-value="datasets-prisoners-england-wales-1800">
            <text:p>datasets-prisoners-england-wales-180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59]&amp;[.C$4]" office:value-type="string" office:string-value="http://acrosswalls.org/wp-content/uploads/data/excel/prisoners-england-wales-1800.xlsx">
            <text:p>http://acrosswalls.org/wp-content/uploads/data/excel/prisoners-england-wales-1800.xlsx</text:p>
          </table:table-cell>
          <table:table-cell/>
          <table:table-cell office:value-type="string">
            <text:p>prisoners-england-wales-1800</text:p>
          </table:table-cell>
          <table:table-cell office:value-type="float" office:value="46">
            <text:p>46</text:p>
          </table:table-cell>
          <table:table-cell table:number-columns-repeated="1018"/>
        </table:table-row>
        <table:table-row table:style-name="ro1">
          <table:table-cell table:formula="of:=&quot;datasets-&quot;&amp;[.E60]" office:value-type="string" office:string-value="datasets-prisoners-england-wales-1810">
            <text:p>datasets-prisoners-england-wales-181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0]&amp;[.C$4]" office:value-type="string" office:string-value="http://acrosswalls.org/wp-content/uploads/data/excel/prisoners-england-wales-1810.xlsx">
            <text:p>http://acrosswalls.org/wp-content/uploads/data/excel/prisoners-england-wales-1810.xlsx</text:p>
          </table:table-cell>
          <table:table-cell/>
          <table:table-cell office:value-type="string">
            <text:p>prisoners-england-wales-1810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1">
          <table:table-cell table:formula="of:=&quot;datasets-&quot;&amp;[.E61]" office:value-type="string" office:string-value="datasets-prisoners-england-wales-1820">
            <text:p>datasets-prisoners-england-wales-182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1]&amp;[.C$4]" office:value-type="string" office:string-value="http://acrosswalls.org/wp-content/uploads/data/excel/prisoners-england-wales-1820.xlsx">
            <text:p>http://acrosswalls.org/wp-content/uploads/data/excel/prisoners-england-wales-1820.xlsx</text:p>
          </table:table-cell>
          <table:table-cell/>
          <table:table-cell office:value-type="string">
            <text:p>prisoners-england-wales-1820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table:formula="of:=&quot;datasets-&quot;&amp;[.E62]" office:value-type="string" office:string-value="datasets-prisoners-england-wales-1823">
            <text:p>datasets-prisoners-england-wales-1823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2]&amp;[.C$4]" office:value-type="string" office:string-value="http://acrosswalls.org/wp-content/uploads/data/excel/prisoners-england-wales-1823.xlsx">
            <text:p>http://acrosswalls.org/wp-content/uploads/data/excel/prisoners-england-wales-1823.xlsx</text:p>
          </table:table-cell>
          <table:table-cell/>
          <table:table-cell office:value-type="string">
            <text:p>prisoners-england-wales-1823</text:p>
          </table:table-cell>
          <table:table-cell office:value-type="float" office:value="49">
            <text:p>49</text:p>
          </table:table-cell>
          <table:table-cell table:number-columns-repeated="1018"/>
        </table:table-row>
        <table:table-row table:style-name="ro1">
          <table:table-cell table:formula="of:=&quot;datasets-&quot;&amp;[.E63]" office:value-type="string" office:string-value="datasets-prisoners-england-wales-1830">
            <text:p>datasets-prisoners-england-wales-183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3]&amp;[.C$4]" office:value-type="string" office:string-value="http://acrosswalls.org/wp-content/uploads/data/excel/prisoners-england-wales-1830.xlsx">
            <text:p>http://acrosswalls.org/wp-content/uploads/data/excel/prisoners-england-wales-1830.xlsx</text:p>
          </table:table-cell>
          <table:table-cell/>
          <table:table-cell office:value-type="string">
            <text:p>prisoners-england-wales-183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formula="of:=&quot;datasets-&quot;&amp;[.E64]" office:value-type="string" office:string-value="datasets-prisoners-england-wales-1836">
            <text:p>datasets-prisoners-england-wales-1836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4]&amp;[.C$4]" office:value-type="string" office:string-value="http://acrosswalls.org/wp-content/uploads/data/excel/prisoners-england-wales-1836.xlsx">
            <text:p>http://acrosswalls.org/wp-content/uploads/data/excel/prisoners-england-wales-1836.xlsx</text:p>
          </table:table-cell>
          <table:table-cell/>
          <table:table-cell office:value-type="string">
            <text:p>prisoners-england-wales-1836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formula="of:=&quot;datasets-&quot;&amp;[.E65]" office:value-type="string" office:string-value="datasets-prisoners-england-wales-1838">
            <text:p>datasets-prisoners-england-wales-1838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5]&amp;[.C$4]" office:value-type="string" office:string-value="http://acrosswalls.org/wp-content/uploads/data/excel/prisoners-england-wales-1838.xlsx">
            <text:p>http://acrosswalls.org/wp-content/uploads/data/excel/prisoners-england-wales-1838.xlsx</text:p>
          </table:table-cell>
          <table:table-cell/>
          <table:table-cell office:value-type="string">
            <text:p>prisoners-england-wales-1838</text:p>
          </table:table-cell>
          <table:table-cell office:value-type="float" office:value="52">
            <text:p>52</text:p>
          </table:table-cell>
          <table:table-cell table:number-columns-repeated="1018"/>
        </table:table-row>
        <table:table-row table:style-name="ro1">
          <table:table-cell table:formula="of:=&quot;datasets-&quot;&amp;[.E66]" office:value-type="string" office:string-value="datasets-prisoners-england-wales-1840">
            <text:p>datasets-prisoners-england-wales-184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6]&amp;[.C$4]" office:value-type="string" office:string-value="http://acrosswalls.org/wp-content/uploads/data/excel/prisoners-england-wales-1840.xlsx">
            <text:p>http://acrosswalls.org/wp-content/uploads/data/excel/prisoners-england-wales-1840.xlsx</text:p>
          </table:table-cell>
          <table:table-cell/>
          <table:table-cell office:value-type="string">
            <text:p>prisoners-england-wales-1840</text:p>
          </table:table-cell>
          <table:table-cell office:value-type="float" office:value="53">
            <text:p>53</text:p>
          </table:table-cell>
          <table:table-cell table:number-columns-repeated="1018"/>
        </table:table-row>
        <table:table-row table:style-name="ro1">
          <table:table-cell table:formula="of:=&quot;datasets-&quot;&amp;[.E67]" office:value-type="string" office:string-value="datasets-prisoners-england-wales-1850">
            <text:p>datasets-prisoners-england-wales-185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7]&amp;[.C$4]" office:value-type="string" office:string-value="http://acrosswalls.org/wp-content/uploads/data/excel/prisoners-england-wales-1850.xlsx">
            <text:p>http://acrosswalls.org/wp-content/uploads/data/excel/prisoners-england-wales-1850.xlsx</text:p>
          </table:table-cell>
          <table:table-cell/>
          <table:table-cell office:value-type="string">
            <text:p>prisoners-england-wales-1850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 table:formula="of:=&quot;datasets-&quot;&amp;[.E68]" office:value-type="string" office:string-value="datasets-prisoners-england-wales-1864">
            <text:p>datasets-prisoners-england-wales-1864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8]&amp;[.C$4]" office:value-type="string" office:string-value="http://acrosswalls.org/wp-content/uploads/data/excel/prisoners-england-wales-1864.xlsx">
            <text:p>http://acrosswalls.org/wp-content/uploads/data/excel/prisoners-england-wales-1864.xlsx</text:p>
          </table:table-cell>
          <table:table-cell/>
          <table:table-cell office:value-type="string">
            <text:p>prisoners-england-wales-1864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1">
          <table:table-cell table:formula="of:=&quot;datasets-&quot;&amp;[.E69]" office:value-type="string" office:string-value="datasets-prisoners-england-wales-1892">
            <text:p>datasets-prisoners-england-wales-1892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69]&amp;[.C$4]" office:value-type="string" office:string-value="http://acrosswalls.org/wp-content/uploads/data/excel/prisoners-england-wales-1892.xlsx">
            <text:p>http://acrosswalls.org/wp-content/uploads/data/excel/prisoners-england-wales-1892.xlsx</text:p>
          </table:table-cell>
          <table:table-cell/>
          <table:table-cell office:value-type="string">
            <text:p>prisoners-england-wales-1892</text:p>
          </table:table-cell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table:formula="of:=&quot;datasets-&quot;&amp;[.E70]" office:value-type="string" office:string-value="datasets-prisoners-england-wales-commitments-1805-6">
            <text:p>datasets-prisoners-england-wales-commitments-1805-6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0]&amp;[.C$4]" office:value-type="string" office:string-value="http://acrosswalls.org/wp-content/uploads/data/excel/prisoners-england-wales-commitments-1805-6.xlsx">
            <text:p>http://acrosswalls.org/wp-content/uploads/data/excel/prisoners-england-wales-commitments-1805-6.xlsx</text:p>
          </table:table-cell>
          <table:table-cell/>
          <table:table-cell office:value-type="string">
            <text:p>prisoners-england-wales-commitments-1805-6</text:p>
          </table:table-cell>
          <table:table-cell office:value-type="float" office:value="57">
            <text:p>57</text:p>
          </table:table-cell>
          <table:table-cell table:number-columns-repeated="1018"/>
        </table:table-row>
        <table:table-row table:style-name="ro1">
          <table:table-cell table:formula="of:=&quot;datasets-&quot;&amp;[.E71]" office:value-type="string" office:string-value="datasets-prisoners-england-wales-counties-1780-1850">
            <text:p>datasets-prisoners-england-wales-counties-1780-185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1]&amp;[.C$4]" office:value-type="string" office:string-value="http://acrosswalls.org/wp-content/uploads/data/excel/prisoners-england-wales-counties-1780-1850.xlsx">
            <text:p>http://acrosswalls.org/wp-content/uploads/data/excel/prisoners-england-wales-counties-1780-1850.xlsx</text:p>
          </table:table-cell>
          <table:table-cell/>
          <table:table-cell office:value-type="string">
            <text:p>prisoners-england-wales-counties-1780-1850</text:p>
          </table:table-cell>
          <table:table-cell office:value-type="float" office:value="58">
            <text:p>58</text:p>
          </table:table-cell>
          <table:table-cell table:number-columns-repeated="1018"/>
        </table:table-row>
        <table:table-row table:style-name="ro1">
          <table:table-cell table:formula="of:=&quot;datasets-&quot;&amp;[.E72]" office:value-type="string" office:string-value="datasets-prisoners-england-wales-debtors-1800">
            <text:p>datasets-prisoners-england-wales-debtors-180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2]&amp;[.C$4]" office:value-type="string" office:string-value="http://acrosswalls.org/wp-content/uploads/data/excel/prisoners-england-wales-debtors-1800.xlsx">
            <text:p>http://acrosswalls.org/wp-content/uploads/data/excel/prisoners-england-wales-debtors-1800.xlsx</text:p>
          </table:table-cell>
          <table:table-cell/>
          <table:table-cell office:value-type="string">
            <text:p>prisoners-england-wales-debtors-1800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table:formula="of:=&quot;datasets-&quot;&amp;[.E73]" office:value-type="string" office:string-value="datasets-prisoners-england-wales-debtors-pre-1775">
            <text:p>datasets-prisoners-england-wales-debtors-pre-1775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3]&amp;[.C$4]" office:value-type="string" office:string-value="http://acrosswalls.org/wp-content/uploads/data/excel/prisoners-england-wales-debtors-pre-1775.xlsx">
            <text:p>http://acrosswalls.org/wp-content/uploads/data/excel/prisoners-england-wales-debtors-pre-1775.xlsx</text:p>
          </table:table-cell>
          <table:table-cell/>
          <table:table-cell office:value-type="string">
            <text:p>prisoners-england-wales-debtors-pre-1775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formula="of:=&quot;datasets-&quot;&amp;[.E74]" office:value-type="string" office:string-value="datasets-prisoners-england-wales-hulks">
            <text:p>datasets-prisoners-england-wales-hulk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4]&amp;[.C$4]" office:value-type="string" office:string-value="http://acrosswalls.org/wp-content/uploads/data/excel/prisoners-england-wales-hulks.xlsx">
            <text:p>http://acrosswalls.org/wp-content/uploads/data/excel/prisoners-england-wales-hulks.xlsx</text:p>
          </table:table-cell>
          <table:table-cell/>
          <table:table-cell office:value-type="string">
            <text:p>prisoners-england-wales-hulks</text:p>
          </table:table-cell>
          <table:table-cell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formula="of:=&quot;datasets-&quot;&amp;[.E75]" office:value-type="string" office:string-value="datasets-prisoners-england-wales-london-1779-1850">
            <text:p>datasets-prisoners-england-wales-london-1779-185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5]&amp;[.C$4]" office:value-type="string" office:string-value="http://acrosswalls.org/wp-content/uploads/data/excel/prisoners-england-wales-london-1779-1850.xlsx">
            <text:p>http://acrosswalls.org/wp-content/uploads/data/excel/prisoners-england-wales-london-1779-1850.xlsx</text:p>
          </table:table-cell>
          <table:table-cell/>
          <table:table-cell office:value-type="string">
            <text:p>prisoners-england-wales-london-1779-1850</text:p>
          </table:table-cell>
          <table:table-cell office:value-type="float" office:value="62">
            <text:p>62</text:p>
          </table:table-cell>
          <table:table-cell table:number-columns-repeated="1018"/>
        </table:table-row>
        <table:table-row table:style-name="ro1">
          <table:table-cell table:formula="of:=&quot;datasets-&quot;&amp;[.E76]" office:value-type="string" office:string-value="datasets-prisoners-england-wales-london-pre-1850">
            <text:p>datasets-prisoners-england-wales-london-pre-185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6]&amp;[.C$4]" office:value-type="string" office:string-value="http://acrosswalls.org/wp-content/uploads/data/excel/prisoners-england-wales-london-pre-1850.xlsx">
            <text:p>http://acrosswalls.org/wp-content/uploads/data/excel/prisoners-england-wales-london-pre-1850.xlsx</text:p>
          </table:table-cell>
          <table:table-cell/>
          <table:table-cell office:value-type="string">
            <text:p>prisoners-england-wales-london-pre-1850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1">
          <table:table-cell table:formula="of:=&quot;datasets-&quot;&amp;[.E77]" office:value-type="string" office:string-value="datasets-prisoners-england-wales-long-run">
            <text:p>datasets-prisoners-england-wales-long-ru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7]&amp;[.C$4]" office:value-type="string" office:string-value="http://acrosswalls.org/wp-content/uploads/data/excel/prisoners-england-wales-long-run.xlsx">
            <text:p>http://acrosswalls.org/wp-content/uploads/data/excel/prisoners-england-wales-long-run.xlsx</text:p>
          </table:table-cell>
          <table:table-cell/>
          <table:table-cell office:value-type="string">
            <text:p>prisoners-england-wales-long-run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formula="of:=&quot;datasets-&quot;&amp;[.E78]" office:value-type="string" office:string-value="datasets-prisoners-interaction">
            <text:p>datasets-prisoners-interactio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8]&amp;[.C$4]" office:value-type="string" office:string-value="http://acrosswalls.org/wp-content/uploads/data/excel/prisoners-interaction.xlsx">
            <text:p>http://acrosswalls.org/wp-content/uploads/data/excel/prisoners-interaction.xlsx</text:p>
          </table:table-cell>
          <table:table-cell/>
          <table:table-cell office:value-type="string">
            <text:p>prisoners-interaction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 table:formula="of:=&quot;datasets-&quot;&amp;[.E79]" office:value-type="string" office:string-value="datasets-prisoners-press">
            <text:p>datasets-prisoners-pres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79]&amp;[.C$4]" office:value-type="string" office:string-value="http://acrosswalls.org/wp-content/uploads/data/excel/prisoners-press.xlsx">
            <text:p>http://acrosswalls.org/wp-content/uploads/data/excel/prisoners-press.xlsx</text:p>
          </table:table-cell>
          <table:table-cell/>
          <table:table-cell office:value-type="string">
            <text:p>prisoners-press</text:p>
          </table:table-cell>
          <table:table-cell office:value-type="float" office:value="66">
            <text:p>66</text:p>
          </table:table-cell>
          <table:table-cell table:number-columns-repeated="1018"/>
        </table:table-row>
        <table:table-row table:style-name="ro1">
          <table:table-cell table:formula="of:=&quot;datasets-&quot;&amp;[.E80]" office:value-type="string" office:string-value="datasets-prisoners-scotland-1820">
            <text:p>datasets-prisoners-scotland-182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0]&amp;[.C$4]" office:value-type="string" office:string-value="http://acrosswalls.org/wp-content/uploads/data/excel/prisoners-scotland-1820.xlsx">
            <text:p>http://acrosswalls.org/wp-content/uploads/data/excel/prisoners-scotland-1820.xlsx</text:p>
          </table:table-cell>
          <table:table-cell/>
          <table:table-cell office:value-type="string">
            <text:p>prisoners-scotland-1820</text:p>
          </table:table-cell>
          <table:table-cell office:value-type="float" office:value="67">
            <text:p>67</text:p>
          </table:table-cell>
          <table:table-cell table:number-columns-repeated="1018"/>
        </table:table-row>
        <table:table-row table:style-name="ro1">
          <table:table-cell table:formula="of:=&quot;datasets-&quot;&amp;[.E81]" office:value-type="string" office:string-value="datasets-prisoners-scotland-from-1840">
            <text:p>datasets-prisoners-scotland-from-184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1]&amp;[.C$4]" office:value-type="string" office:string-value="http://acrosswalls.org/wp-content/uploads/data/excel/prisoners-scotland-from-1840.xlsx">
            <text:p>http://acrosswalls.org/wp-content/uploads/data/excel/prisoners-scotland-from-1840.xlsx</text:p>
          </table:table-cell>
          <table:table-cell/>
          <table:table-cell office:value-type="string">
            <text:p>prisoners-scotland-from-1840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table:formula="of:=&quot;datasets-&quot;&amp;[.E82]" office:value-type="string" office:string-value="datasets-prisoners-spectators">
            <text:p>datasets-prisoners-spectator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2]&amp;[.C$4]" office:value-type="string" office:string-value="http://acrosswalls.org/wp-content/uploads/data/excel/prisoners-spectators.xlsx">
            <text:p>http://acrosswalls.org/wp-content/uploads/data/excel/prisoners-spectators.xlsx</text:p>
          </table:table-cell>
          <table:table-cell/>
          <table:table-cell office:value-type="string">
            <text:p>prisoners-spectators</text:p>
          </table:table-cell>
          <table:table-cell office:value-type="float" office:value="69">
            <text:p>69</text:p>
          </table:table-cell>
          <table:table-cell table:number-columns-repeated="1018"/>
        </table:table-row>
        <table:table-row table:style-name="ro1">
          <table:table-cell table:formula="of:=&quot;datasets-&quot;&amp;[.E83]" office:value-type="string" office:string-value="datasets-prisoners-us-19th-century">
            <text:p>datasets-prisoners-us-19th-centur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3]&amp;[.C$4]" office:value-type="string" office:string-value="http://acrosswalls.org/wp-content/uploads/data/excel/prisoners-us-19th-century.xlsx">
            <text:p>http://acrosswalls.org/wp-content/uploads/data/excel/prisoners-us-19th-century.xlsx</text:p>
          </table:table-cell>
          <table:table-cell/>
          <table:table-cell office:value-type="string">
            <text:p>prisoners-us-19th-century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formula="of:=&quot;datasets-&quot;&amp;[.E84]" office:value-type="string" office:string-value="datasets-prisoners-us-commitments-sex">
            <text:p>datasets-prisoners-us-commitments-sex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4]&amp;[.C$4]" office:value-type="string" office:string-value="http://acrosswalls.org/wp-content/uploads/data/excel/prisoners-us-commitments-sex.xlsx">
            <text:p>http://acrosswalls.org/wp-content/uploads/data/excel/prisoners-us-commitments-sex.xlsx</text:p>
          </table:table-cell>
          <table:table-cell/>
          <table:table-cell office:value-type="string">
            <text:p>prisoners-us-commitments-sex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formula="of:=&quot;datasets-&quot;&amp;[.E85]" office:value-type="string" office:string-value="datasets-prisoners-us-from-1900">
            <text:p>datasets-prisoners-us-from-190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5]&amp;[.C$4]" office:value-type="string" office:string-value="http://acrosswalls.org/wp-content/uploads/data/excel/prisoners-us-from-1900.xlsx">
            <text:p>http://acrosswalls.org/wp-content/uploads/data/excel/prisoners-us-from-1900.xlsx</text:p>
          </table:table-cell>
          <table:table-cell/>
          <table:table-cell office:value-type="string">
            <text:p>prisoners-us-from-1900</text:p>
          </table:table-cell>
          <table:table-cell office:value-type="float" office:value="72">
            <text:p>72</text:p>
          </table:table-cell>
          <table:table-cell table:number-columns-repeated="1018"/>
        </table:table-row>
        <table:table-row table:style-name="ro1">
          <table:table-cell table:formula="of:=&quot;datasets-&quot;&amp;[.E86]" office:value-type="string" office:string-value="datasets-prisoners-us-judges-2010">
            <text:p>datasets-prisoners-us-judges-201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6]&amp;[.C$4]" office:value-type="string" office:string-value="http://acrosswalls.org/wp-content/uploads/data/excel/prisoners-us-judges-2010.xlsx">
            <text:p>http://acrosswalls.org/wp-content/uploads/data/excel/prisoners-us-judges-2010.xlsx</text:p>
          </table:table-cell>
          <table:table-cell/>
          <table:table-cell office:value-type="string">
            <text:p>prisoners-us-judges-2010</text:p>
          </table:table-cell>
          <table:table-cell office:value-type="float" office:value="73">
            <text:p>73</text:p>
          </table:table-cell>
          <table:table-cell table:number-columns-repeated="1018"/>
        </table:table-row>
        <table:table-row table:style-name="ro1">
          <table:table-cell table:formula="of:=&quot;datasets-&quot;&amp;[.E87]" office:value-type="string" office:string-value="datasets-prisoners-us-long-run-summary">
            <text:p>datasets-prisoners-us-long-run-summar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7]&amp;[.C$4]" office:value-type="string" office:string-value="http://acrosswalls.org/wp-content/uploads/data/excel/prisoners-us-long-run-summary.xlsx">
            <text:p>http://acrosswalls.org/wp-content/uploads/data/excel/prisoners-us-long-run-summary.xlsx</text:p>
          </table:table-cell>
          <table:table-cell/>
          <table:table-cell office:value-type="string">
            <text:p>prisoners-us-long-run-summary</text:p>
          </table:table-cell>
          <table:table-cell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formula="of:=&quot;datasets-&quot;&amp;[.E88]" office:value-type="string" office:string-value="datasets-prisoners-us-media-use">
            <text:p>datasets-prisoners-us-media-use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8]&amp;[.C$4]" office:value-type="string" office:string-value="http://acrosswalls.org/wp-content/uploads/data/excel/prisoners-us-media-use.xlsx">
            <text:p>http://acrosswalls.org/wp-content/uploads/data/excel/prisoners-us-media-use.xlsx</text:p>
          </table:table-cell>
          <table:table-cell/>
          <table:table-cell office:value-type="string">
            <text:p>prisoners-us-media-use</text:p>
          </table:table-cell>
          <table:table-cell office:value-type="float" office:value="75">
            <text:p>75</text:p>
          </table:table-cell>
          <table:table-cell table:number-columns-repeated="1018"/>
        </table:table-row>
        <table:table-row table:style-name="ro1">
          <table:table-cell table:formula="of:=&quot;datasets-&quot;&amp;[.E89]" office:value-type="string" office:string-value="datasets-prisoners-us-offenses-1970-1997">
            <text:p>datasets-prisoners-us-offenses-1970-1997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89]&amp;[.C$4]" office:value-type="string" office:string-value="http://acrosswalls.org/wp-content/uploads/data/excel/prisoners-us-offenses-1970-1997.xlsx">
            <text:p>http://acrosswalls.org/wp-content/uploads/data/excel/prisoners-us-offenses-1970-1997.xlsx</text:p>
          </table:table-cell>
          <table:table-cell/>
          <table:table-cell office:value-type="string">
            <text:p>prisoners-us-offenses-1970-1997</text:p>
          </table:table-cell>
          <table:table-cell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formula="of:=&quot;datasets-&quot;&amp;[.E90]" office:value-type="string" office:string-value="datasets-prisoners-us-population-deaths-1820-43">
            <text:p>datasets-prisoners-us-population-deaths-1820-43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0]&amp;[.C$4]" office:value-type="string" office:string-value="http://acrosswalls.org/wp-content/uploads/data/excel/prisoners-us-population-deaths-1820-43.xlsx">
            <text:p>http://acrosswalls.org/wp-content/uploads/data/excel/prisoners-us-population-deaths-1820-43.xlsx</text:p>
          </table:table-cell>
          <table:table-cell/>
          <table:table-cell office:value-type="string">
            <text:p>prisoners-us-population-deaths-1820-43</text:p>
          </table:table-cell>
          <table:table-cell office:value-type="float" office:value="77">
            <text:p>77</text:p>
          </table:table-cell>
          <table:table-cell table:number-columns-repeated="1018"/>
        </table:table-row>
        <table:table-row table:style-name="ro1">
          <table:table-cell table:formula="of:=&quot;datasets-&quot;&amp;[.E91]" office:value-type="string" office:string-value="datasets-prisoners-us-state-sex-panel">
            <text:p>datasets-prisoners-us-state-sex-panel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1]&amp;[.C$4]" office:value-type="string" office:string-value="http://acrosswalls.org/wp-content/uploads/data/excel/prisoners-us-state-sex-panel.xlsx">
            <text:p>http://acrosswalls.org/wp-content/uploads/data/excel/prisoners-us-state-sex-panel.xlsx</text:p>
          </table:table-cell>
          <table:table-cell/>
          <table:table-cell office:value-type="string">
            <text:p>prisoners-us-state-sex-panel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table:formula="of:=&quot;datasets-&quot;&amp;[.E92]" office:value-type="string" office:string-value="datasets-prisoners-world-2003-2010">
            <text:p>datasets-prisoners-world-2003-201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2]&amp;[.C$4]" office:value-type="string" office:string-value="http://acrosswalls.org/wp-content/uploads/data/excel/prisoners-world-2003-2010.xlsx">
            <text:p>http://acrosswalls.org/wp-content/uploads/data/excel/prisoners-world-2003-2010.xlsx</text:p>
          </table:table-cell>
          <table:table-cell/>
          <table:table-cell office:value-type="string">
            <text:p>prisoners-world-2003-2010</text:p>
          </table:table-cell>
          <table:table-cell office:value-type="float" office:value="79">
            <text:p>79</text:p>
          </table:table-cell>
          <table:table-cell table:number-columns-repeated="1018"/>
        </table:table-row>
        <table:table-row table:style-name="ro1">
          <table:table-cell table:formula="of:=&quot;datasets-&quot;&amp;[.E93]" office:value-type="string" office:string-value="datasets-punishment-england-wales-long-run">
            <text:p>datasets-punishment-england-wales-long-ru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3]&amp;[.C$4]" office:value-type="string" office:string-value="http://acrosswalls.org/wp-content/uploads/data/excel/punishment-england-wales-long-run.xlsx">
            <text:p>http://acrosswalls.org/wp-content/uploads/data/excel/punishment-england-wales-long-run.xlsx</text:p>
          </table:table-cell>
          <table:table-cell/>
          <table:table-cell office:value-type="string">
            <text:p>punishment-england-wales-long-run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formula="of:=&quot;datasets-&quot;&amp;[.E94]" office:value-type="string" office:string-value="datasets-punishment-england-wales-old-bailey">
            <text:p>datasets-punishment-england-wales-old-baile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4]&amp;[.C$4]" office:value-type="string" office:string-value="http://acrosswalls.org/wp-content/uploads/data/excel/punishment-england-wales-old-bailey.xlsx">
            <text:p>http://acrosswalls.org/wp-content/uploads/data/excel/punishment-england-wales-old-bailey.xlsx</text:p>
          </table:table-cell>
          <table:table-cell/>
          <table:table-cell office:value-type="string">
            <text:p>punishment-england-wales-old-bailey</text:p>
          </table:table-cell>
          <table:table-cell office:value-type="float" office:value="81">
            <text:p>81</text:p>
          </table:table-cell>
          <table:table-cell table:number-columns-repeated="1018"/>
        </table:table-row>
        <table:table-row table:style-name="ro1">
          <table:table-cell table:formula="of:=&quot;datasets-&quot;&amp;[.E95]" office:value-type="string" office:string-value="datasets-punishment-executions-statements-meals">
            <text:p>datasets-punishment-executions-statements-meal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5]&amp;[.C$4]" office:value-type="string" office:string-value="http://acrosswalls.org/wp-content/uploads/data/excel/punishment-executions-statements-meals.xlsx">
            <text:p>http://acrosswalls.org/wp-content/uploads/data/excel/punishment-executions-statements-meals.xlsx</text:p>
          </table:table-cell>
          <table:table-cell/>
          <table:table-cell office:value-type="string">
            <text:p>punishment-executions-statements-meals</text:p>
          </table:table-cell>
          <table:table-cell office:value-type="float" office:value="82">
            <text:p>82</text:p>
          </table:table-cell>
          <table:table-cell table:number-columns-repeated="1018"/>
        </table:table-row>
        <table:table-row table:style-name="ro1">
          <table:table-cell table:formula="of:=&quot;datasets-&quot;&amp;[.E96]" office:value-type="string" office:string-value="datasets-punishment-australia">
            <text:p>datasets-punishment-australia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6]&amp;[.C$4]" office:value-type="string" office:string-value="http://acrosswalls.org/wp-content/uploads/data/excel/punishment-australia.xlsx">
            <text:p>http://acrosswalls.org/wp-content/uploads/data/excel/punishment-australia.xlsx</text:p>
          </table:table-cell>
          <table:table-cell/>
          <table:table-cell office:value-type="string">
            <text:p>punishment-australia</text:p>
          </table:table-cell>
          <table:table-cell office:value-type="float" office:value="83">
            <text:p>83</text:p>
          </table:table-cell>
          <table:table-cell table:number-columns-repeated="1018"/>
        </table:table-row>
        <table:table-row table:style-name="ro1">
          <table:table-cell table:formula="of:=&quot;datasets-&quot;&amp;[.E97]" office:value-type="string" office:string-value="datasets-punishment-reckless-sex">
            <text:p>datasets-punishment-reckless-sex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7]&amp;[.C$4]" office:value-type="string" office:string-value="http://acrosswalls.org/wp-content/uploads/data/excel/punishment-reckless-sex.xlsx">
            <text:p>http://acrosswalls.org/wp-content/uploads/data/excel/punishment-reckless-sex.xlsx</text:p>
          </table:table-cell>
          <table:table-cell/>
          <table:table-cell office:value-type="string">
            <text:p>punishment-reckless-sex</text:p>
          </table:table-cell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 table:formula="of:=&quot;datasets-&quot;&amp;[.E98]" office:value-type="string" office:string-value="datasets-punishment-scotland-long-run">
            <text:p>datasets-punishment-scotland-long-ru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8]&amp;[.C$4]" office:value-type="string" office:string-value="http://acrosswalls.org/wp-content/uploads/data/excel/punishment-scotland-long-run.xlsx">
            <text:p>http://acrosswalls.org/wp-content/uploads/data/excel/punishment-scotland-long-run.xlsx</text:p>
          </table:table-cell>
          <table:table-cell/>
          <table:table-cell office:value-type="string">
            <text:p>punishment-scotland-long-run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1">
          <table:table-cell table:formula="of:=&quot;datasets-&quot;&amp;[.E99]" office:value-type="string" office:string-value="datasets-punishment-sex-reform">
            <text:p>datasets-punishment-sex-reform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99]&amp;[.C$4]" office:value-type="string" office:string-value="http://acrosswalls.org/wp-content/uploads/data/excel/punishment-sex-reform.xlsx">
            <text:p>http://acrosswalls.org/wp-content/uploads/data/excel/punishment-sex-reform.xlsx</text:p>
          </table:table-cell>
          <table:table-cell/>
          <table:table-cell office:value-type="string">
            <text:p>punishment-sex-reform</text:p>
          </table:table-cell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 table:formula="of:=&quot;datasets-&quot;&amp;[.E100]" office:value-type="string" office:string-value="datasets-punishment-us">
            <text:p>datasets-punishment-u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0]&amp;[.C$4]" office:value-type="string" office:string-value="http://acrosswalls.org/wp-content/uploads/data/excel/punishment-us.xlsx">
            <text:p>http://acrosswalls.org/wp-content/uploads/data/excel/punishment-us.xlsx</text:p>
          </table:table-cell>
          <table:table-cell/>
          <table:table-cell office:value-type="string">
            <text:p>punishment-us</text:p>
          </table:table-cell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 table:formula="of:=&quot;datasets-&quot;&amp;[.E101]" office:value-type="string" office:string-value="datasets-punishment-us-dv-ak">
            <text:p>datasets-punishment-us-dv-ak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1]&amp;[.C$4]" office:value-type="string" office:string-value="http://acrosswalls.org/wp-content/uploads/data/excel/punishment-us-dv-ak.xlsx">
            <text:p>http://acrosswalls.org/wp-content/uploads/data/excel/punishment-us-dv-ak.xlsx</text:p>
          </table:table-cell>
          <table:table-cell/>
          <table:table-cell office:value-type="string">
            <text:p>punishment-us-dv-ak</text:p>
          </table:table-cell>
          <table:table-cell office:value-type="float" office:value="88">
            <text:p>88</text:p>
          </table:table-cell>
          <table:table-cell table:number-columns-repeated="1018"/>
        </table:table-row>
        <table:table-row table:style-name="ro1">
          <table:table-cell table:formula="of:=&quot;datasets-&quot;&amp;[.E102]" office:value-type="string" office:string-value="datasets-punishment-us-dv-arrests">
            <text:p>datasets-punishment-us-dv-arrest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2]&amp;[.C$4]" office:value-type="string" office:string-value="http://acrosswalls.org/wp-content/uploads/data/excel/punishment-us-dv-arrests.xlsx">
            <text:p>http://acrosswalls.org/wp-content/uploads/data/excel/punishment-us-dv-arrests.xlsx</text:p>
          </table:table-cell>
          <table:table-cell/>
          <table:table-cell office:value-type="string">
            <text:p>punishment-us-dv-arrests</text:p>
          </table:table-cell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 table:formula="of:=&quot;datasets-&quot;&amp;[.E103]" office:value-type="string" office:string-value="datasets-punishment-us-dv-basile-study">
            <text:p>datasets-punishment-us-dv-basile-stud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3]&amp;[.C$4]" office:value-type="string" office:string-value="http://acrosswalls.org/wp-content/uploads/data/excel/punishment-us-dv-basile-study.xlsx">
            <text:p>http://acrosswalls.org/wp-content/uploads/data/excel/punishment-us-dv-basile-study.xlsx</text:p>
          </table:table-cell>
          <table:table-cell/>
          <table:table-cell office:value-type="string">
            <text:p>punishment-us-dv-basile-study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table:formula="of:=&quot;datasets-&quot;&amp;[.E104]" office:value-type="string" office:string-value="datasets-punishment-us-dv-ca">
            <text:p>datasets-punishment-us-dv-ca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4]&amp;[.C$4]" office:value-type="string" office:string-value="http://acrosswalls.org/wp-content/uploads/data/excel/punishment-us-dv-ca.xlsx">
            <text:p>http://acrosswalls.org/wp-content/uploads/data/excel/punishment-us-dv-ca.xlsx</text:p>
          </table:table-cell>
          <table:table-cell/>
          <table:table-cell office:value-type="string">
            <text:p>punishment-us-dv-ca</text:p>
          </table:table-cell>
          <table:table-cell office:value-type="float" office:value="91">
            <text:p>91</text:p>
          </table:table-cell>
          <table:table-cell table:number-columns-repeated="1018"/>
        </table:table-row>
        <table:table-row table:style-name="ro1">
          <table:table-cell table:formula="of:=&quot;datasets-&quot;&amp;[.E105]" office:value-type="string" office:string-value="datasets-punishment-us-dv-ct">
            <text:p>datasets-punishment-us-dv-ct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5]&amp;[.C$4]" office:value-type="string" office:string-value="http://acrosswalls.org/wp-content/uploads/data/excel/punishment-us-dv-ct.xlsx">
            <text:p>http://acrosswalls.org/wp-content/uploads/data/excel/punishment-us-dv-ct.xlsx</text:p>
          </table:table-cell>
          <table:table-cell/>
          <table:table-cell office:value-type="string">
            <text:p>punishment-us-dv-ct</text:p>
          </table:table-cell>
          <table:table-cell office:value-type="float" office:value="92">
            <text:p>92</text:p>
          </table:table-cell>
          <table:table-cell table:number-columns-repeated="1018"/>
        </table:table-row>
        <table:table-row table:style-name="ro1">
          <table:table-cell table:formula="of:=&quot;datasets-&quot;&amp;[.E106]" office:value-type="string" office:string-value="datasets-punishment-us-dv-dual-arrests">
            <text:p>datasets-punishment-us-dv-dual-arrest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6]&amp;[.C$4]" office:value-type="string" office:string-value="http://acrosswalls.org/wp-content/uploads/data/excel/punishment-us-dv-dual-arrests.xlsx">
            <text:p>http://acrosswalls.org/wp-content/uploads/data/excel/punishment-us-dv-dual-arrests.xlsx</text:p>
          </table:table-cell>
          <table:table-cell/>
          <table:table-cell office:value-type="string">
            <text:p>punishment-us-dv-dual-arrests</text:p>
          </table:table-cell>
          <table:table-cell office:value-type="float" office:value="93">
            <text:p>93</text:p>
          </table:table-cell>
          <table:table-cell table:number-columns-repeated="1018"/>
        </table:table-row>
        <table:table-row table:style-name="ro1">
          <table:table-cell table:formula="of:=&quot;datasets-&quot;&amp;[.E107]" office:value-type="string" office:string-value="datasets-punishment-us-dv-legislation">
            <text:p>datasets-punishment-us-dv-legislatio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7]&amp;[.C$4]" office:value-type="string" office:string-value="http://acrosswalls.org/wp-content/uploads/data/excel/punishment-us-dv-legislation.xlsx">
            <text:p>http://acrosswalls.org/wp-content/uploads/data/excel/punishment-us-dv-legislation.xlsx</text:p>
          </table:table-cell>
          <table:table-cell/>
          <table:table-cell office:value-type="string">
            <text:p>punishment-us-dv-legislation</text:p>
          </table:table-cell>
          <table:table-cell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formula="of:=&quot;datasets-&quot;&amp;[.E108]" office:value-type="string" office:string-value="datasets-punishment-us-dv-ncsc">
            <text:p>datasets-punishment-us-dv-ncsc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8]&amp;[.C$4]" office:value-type="string" office:string-value="http://acrosswalls.org/wp-content/uploads/data/excel/punishment-us-dv-ncsc.xlsx">
            <text:p>http://acrosswalls.org/wp-content/uploads/data/excel/punishment-us-dv-ncsc.xlsx</text:p>
          </table:table-cell>
          <table:table-cell/>
          <table:table-cell office:value-type="string">
            <text:p>punishment-us-dv-ncsc</text:p>
          </table:table-cell>
          <table:table-cell office:value-type="float" office:value="95">
            <text:p>95</text:p>
          </table:table-cell>
          <table:table-cell table:number-columns-repeated="1018"/>
        </table:table-row>
        <table:table-row table:style-name="ro1">
          <table:table-cell table:formula="of:=&quot;datasets-&quot;&amp;[.E109]" office:value-type="string" office:string-value="datasets-punishment-us-dv-nj">
            <text:p>datasets-punishment-us-dv-nj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09]&amp;[.C$4]" office:value-type="string" office:string-value="http://acrosswalls.org/wp-content/uploads/data/excel/punishment-us-dv-nj.xlsx">
            <text:p>http://acrosswalls.org/wp-content/uploads/data/excel/punishment-us-dv-nj.xlsx</text:p>
          </table:table-cell>
          <table:table-cell/>
          <table:table-cell office:value-type="string">
            <text:p>punishment-us-dv-nj</text:p>
          </table:table-cell>
          <table:table-cell office:value-type="float" office:value="96">
            <text:p>96</text:p>
          </table:table-cell>
          <table:table-cell table:number-columns-repeated="1018"/>
        </table:table-row>
        <table:table-row table:style-name="ro1">
          <table:table-cell table:formula="of:=&quot;datasets-&quot;&amp;[.E110]" office:value-type="string" office:string-value="datasets-punishment-us-dv-ny">
            <text:p>datasets-punishment-us-dv-ny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0]&amp;[.C$4]" office:value-type="string" office:string-value="http://acrosswalls.org/wp-content/uploads/data/excel/punishment-us-dv-ny.xlsx">
            <text:p>http://acrosswalls.org/wp-content/uploads/data/excel/punishment-us-dv-ny.xlsx</text:p>
          </table:table-cell>
          <table:table-cell/>
          <table:table-cell office:value-type="string">
            <text:p>punishment-us-dv-ny</text:p>
          </table:table-cell>
          <table:table-cell office:value-type="float" office:value="97">
            <text:p>97</text:p>
          </table:table-cell>
          <table:table-cell table:number-columns-repeated="1018"/>
        </table:table-row>
        <table:table-row table:style-name="ro1">
          <table:table-cell table:formula="of:=&quot;datasets-&quot;&amp;[.E111]" office:value-type="string" office:string-value="datasets-punishment-us-dv-policy-trend">
            <text:p>datasets-punishment-us-dv-policy-trend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1]&amp;[.C$4]" office:value-type="string" office:string-value="http://acrosswalls.org/wp-content/uploads/data/excel/punishment-us-dv-policy-trend.xlsx">
            <text:p>http://acrosswalls.org/wp-content/uploads/data/excel/punishment-us-dv-policy-trend.xlsx</text:p>
          </table:table-cell>
          <table:table-cell/>
          <table:table-cell office:value-type="string">
            <text:p>punishment-us-dv-policy-trend</text:p>
          </table:table-cell>
          <table:table-cell office:value-type="float" office:value="98">
            <text:p>98</text:p>
          </table:table-cell>
          <table:table-cell table:number-columns-repeated="1018"/>
        </table:table-row>
        <table:table-row table:style-name="ro1">
          <table:table-cell table:formula="of:=&quot;datasets-&quot;&amp;[.E112]" office:value-type="string" office:string-value="datasets-punishment-us-dv-ri">
            <text:p>datasets-punishment-us-dv-ri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2]&amp;[.C$4]" office:value-type="string" office:string-value="http://acrosswalls.org/wp-content/uploads/data/excel/punishment-us-dv-ri.xlsx">
            <text:p>http://acrosswalls.org/wp-content/uploads/data/excel/punishment-us-dv-ri.xlsx</text:p>
          </table:table-cell>
          <table:table-cell/>
          <table:table-cell office:value-type="string">
            <text:p>punishment-us-dv-ri</text:p>
          </table:table-cell>
          <table:table-cell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formula="of:=&quot;datasets-&quot;&amp;[.E113]" office:value-type="string" office:string-value="datasets-punishment-us-dv-states">
            <text:p>datasets-punishment-us-dv-state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3]&amp;[.C$4]" office:value-type="string" office:string-value="http://acrosswalls.org/wp-content/uploads/data/excel/punishment-us-dv-states.xlsx">
            <text:p>http://acrosswalls.org/wp-content/uploads/data/excel/punishment-us-dv-states.xlsx</text:p>
          </table:table-cell>
          <table:table-cell/>
          <table:table-cell office:value-type="string">
            <text:p>punishment-us-dv-states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formula="of:=&quot;datasets-&quot;&amp;[.E114]" office:value-type="string" office:string-value="datasets-punishment-us-dv-synth">
            <text:p>datasets-punishment-us-dv-synth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4]&amp;[.C$4]" office:value-type="string" office:string-value="http://acrosswalls.org/wp-content/uploads/data/excel/punishment-us-dv-synth.xlsx">
            <text:p>http://acrosswalls.org/wp-content/uploads/data/excel/punishment-us-dv-synth.xlsx</text:p>
          </table:table-cell>
          <table:table-cell/>
          <table:table-cell office:value-type="string">
            <text:p>punishment-us-dv-synth</text:p>
          </table:table-cell>
          <table:table-cell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table:formula="of:=&quot;datasets-&quot;&amp;[.E115]" office:value-type="string" office:string-value="datasets-punishment-us-dv-tn">
            <text:p>datasets-punishment-us-dv-t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5]&amp;[.C$4]" office:value-type="string" office:string-value="http://acrosswalls.org/wp-content/uploads/data/excel/punishment-us-dv-tn.xlsx">
            <text:p>http://acrosswalls.org/wp-content/uploads/data/excel/punishment-us-dv-tn.xlsx</text:p>
          </table:table-cell>
          <table:table-cell/>
          <table:table-cell office:value-type="string">
            <text:p>punishment-us-dv-tn</text:p>
          </table:table-cell>
          <table:table-cell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formula="of:=&quot;datasets-&quot;&amp;[.E116]" office:value-type="string" office:string-value="datasets-punishment-us-restraining-inmates">
            <text:p>datasets-punishment-us-restraining-inmate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6]&amp;[.C$4]" office:value-type="string" office:string-value="http://acrosswalls.org/wp-content/uploads/data/excel/punishment-us-restraining-inmates.xlsx">
            <text:p>http://acrosswalls.org/wp-content/uploads/data/excel/punishment-us-restraining-inmates.xlsx</text:p>
          </table:table-cell>
          <table:table-cell/>
          <table:table-cell office:value-type="string">
            <text:p>punishment-us-restraining-inmates</text:p>
          </table:table-cell>
          <table:table-cell office:value-type="float" office:value="103">
            <text:p>103</text:p>
          </table:table-cell>
          <table:table-cell table:number-columns-repeated="1018"/>
        </table:table-row>
        <table:table-row table:style-name="ro1">
          <table:table-cell table:formula="of:=&quot;datasets-&quot;&amp;[.E117]" office:value-type="string" office:string-value="datasets-state-prisons-cells-prisoners-1868-1873">
            <text:p>datasets-state-prisons-cells-prisoners-1868-1873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7]&amp;[.C$4]" office:value-type="string" office:string-value="http://acrosswalls.org/wp-content/uploads/data/excel/state-prisons-cells-prisoners-1868-1873.xlsx">
            <text:p>http://acrosswalls.org/wp-content/uploads/data/excel/state-prisons-cells-prisoners-1868-1873.xlsx</text:p>
          </table:table-cell>
          <table:table-cell/>
          <table:table-cell office:value-type="string">
            <text:p>state-prisons-cells-prisoners-1868-1873</text:p>
          </table:table-cell>
          <table:table-cell office:value-type="float" office:value="104">
            <text:p>104</text:p>
          </table:table-cell>
          <table:table-cell table:number-columns-repeated="1018"/>
        </table:table-row>
        <table:table-row table:style-name="ro1">
          <table:table-cell table:formula="of:=&quot;datasets-&quot;&amp;[.E118]" office:value-type="string" office:string-value="datasets-transported-england-wales-america">
            <text:p>datasets-transported-england-wales-america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8]&amp;[.C$4]" office:value-type="string" office:string-value="http://acrosswalls.org/wp-content/uploads/data/excel/transported-england-wales-america.xlsx">
            <text:p>http://acrosswalls.org/wp-content/uploads/data/excel/transported-england-wales-america.xlsx</text:p>
          </table:table-cell>
          <table:table-cell/>
          <table:table-cell office:value-type="string">
            <text:p>transported-england-wales-america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1">
          <table:table-cell table:formula="of:=&quot;datasets-&quot;&amp;[.E119]" office:value-type="string" office:string-value="datasets-transported-uk-australia">
            <text:p>datasets-transported-uk-australia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19]&amp;[.C$4]" office:value-type="string" office:string-value="http://acrosswalls.org/wp-content/uploads/data/excel/transported-uk-australia.xlsx">
            <text:p>http://acrosswalls.org/wp-content/uploads/data/excel/transported-uk-australia.xlsx</text:p>
          </table:table-cell>
          <table:table-cell/>
          <table:table-cell office:value-type="string">
            <text:p>transported-uk-australia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table:formula="of:=&quot;datasets-&quot;&amp;[.E120]" office:value-type="string" office:string-value="datasets-prisoners-us-fed-state-1940">
            <text:p>datasets-prisoners-us-fed-state-1940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0]&amp;[.C$4]" office:value-type="string" office:string-value="http://acrosswalls.org/wp-content/uploads/data/excel/prisoners-us-fed-state-1940.xlsx">
            <text:p>http://acrosswalls.org/wp-content/uploads/data/excel/prisoners-us-fed-state-1940.xlsx</text:p>
          </table:table-cell>
          <table:table-cell/>
          <table:table-cell office:value-type="string">
            <text:p>prisoners-us-fed-state-1940</text:p>
          </table:table-cell>
          <table:table-cell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formula="of:=&quot;datasets-&quot;&amp;[.E121]" office:value-type="string" office:string-value="datasets-victims-agencies-dv">
            <text:p>datasets-victims-agencies-dv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1]&amp;[.C$4]" office:value-type="string" office:string-value="http://acrosswalls.org/wp-content/uploads/data/excel/victims-agencies-dv.xlsx">
            <text:p>http://acrosswalls.org/wp-content/uploads/data/excel/victims-agencies-dv.xlsx</text:p>
          </table:table-cell>
          <table:table-cell/>
          <table:table-cell office:value-type="string">
            <text:p>victims-agencies-dv</text:p>
          </table:table-cell>
          <table:table-cell office:value-type="float" office:value="108">
            <text:p>108</text:p>
          </table:table-cell>
          <table:table-cell table:number-columns-repeated="1018"/>
        </table:table-row>
        <table:table-row table:style-name="ro1">
          <table:table-cell table:formula="of:=&quot;datasets-&quot;&amp;[.E122]" office:value-type="string" office:string-value="datasets-victims-criminalization">
            <text:p>datasets-victims-criminalization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2]&amp;[.C$4]" office:value-type="string" office:string-value="http://acrosswalls.org/wp-content/uploads/data/excel/victims-criminalization.xlsx">
            <text:p>http://acrosswalls.org/wp-content/uploads/data/excel/victims-criminalization.xlsx</text:p>
          </table:table-cell>
          <table:table-cell/>
          <table:table-cell office:value-type="string">
            <text:p>victims-criminalization</text:p>
          </table:table-cell>
          <table:table-cell office:value-type="float" office:value="109">
            <text:p>109</text:p>
          </table:table-cell>
          <table:table-cell table:number-columns-repeated="1018"/>
        </table:table-row>
        <table:table-row table:style-name="ro1">
          <table:table-cell table:formula="of:=&quot;datasets-&quot;&amp;[.E123]" office:value-type="string" office:string-value="datasets-victims-dv-homicide-suicide">
            <text:p>datasets-victims-dv-homicide-suicide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3]&amp;[.C$4]" office:value-type="string" office:string-value="http://acrosswalls.org/wp-content/uploads/data/excel/victims-dv-homicide-suicide.xlsx">
            <text:p>http://acrosswalls.org/wp-content/uploads/data/excel/victims-dv-homicide-suicide.xlsx</text:p>
          </table:table-cell>
          <table:table-cell/>
          <table:table-cell office:value-type="string">
            <text:p>victims-dv-homicide-suicide</text:p>
          </table:table-cell>
          <table:table-cell office:value-type="float" office:value="110">
            <text:p>110</text:p>
          </table:table-cell>
          <table:table-cell table:number-columns-repeated="1018"/>
        </table:table-row>
        <table:table-row table:style-name="ro1">
          <table:table-cell table:formula="of:=&quot;datasets-&quot;&amp;[.E124]" office:value-type="string" office:string-value="datasets-victims-dv-ncvs">
            <text:p>datasets-victims-dv-ncv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4]&amp;[.C$4]" office:value-type="string" office:string-value="http://acrosswalls.org/wp-content/uploads/data/excel/victims-dv-ncvs.xlsx">
            <text:p>http://acrosswalls.org/wp-content/uploads/data/excel/victims-dv-ncvs.xlsx</text:p>
          </table:table-cell>
          <table:table-cell/>
          <table:table-cell office:value-type="string">
            <text:p>victims-dv-ncvs</text:p>
          </table:table-cell>
          <table:table-cell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formula="of:=&quot;datasets-&quot;&amp;[.E125]" office:value-type="string" office:string-value="datasets-victims-fatalities">
            <text:p>datasets-victims-fatalitie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5]&amp;[.C$4]" office:value-type="string" office:string-value="http://acrosswalls.org/wp-content/uploads/data/excel/victims-fatalities.xlsx">
            <text:p>http://acrosswalls.org/wp-content/uploads/data/excel/victims-fatalities.xlsx</text:p>
          </table:table-cell>
          <table:table-cell/>
          <table:table-cell office:value-type="string">
            <text:p>victims-fatalities</text:p>
          </table:table-cell>
          <table:table-cell office:value-type="float" office:value="112">
            <text:p>112</text:p>
          </table:table-cell>
          <table:table-cell table:number-columns-repeated="1018"/>
        </table:table-row>
        <table:table-row table:style-name="ro1">
          <table:table-cell table:formula="of:=&quot;datasets-&quot;&amp;[.E126]" office:value-type="string" office:string-value="datasets-victims-injuries-causes">
            <text:p>datasets-victims-injuries-cause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6]&amp;[.C$4]" office:value-type="string" office:string-value="http://acrosswalls.org/wp-content/uploads/data/excel/victims-injuries-causes.xlsx">
            <text:p>http://acrosswalls.org/wp-content/uploads/data/excel/victims-injuries-causes.xlsx</text:p>
          </table:table-cell>
          <table:table-cell/>
          <table:table-cell office:value-type="string">
            <text:p>victims-injuries-causes</text:p>
          </table:table-cell>
          <table:table-cell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formula="of:=&quot;datasets-&quot;&amp;[.E127]" office:value-type="string" office:string-value="datasets-victims-injuries-dv">
            <text:p>datasets-victims-injuries-dv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7]&amp;[.C$4]" office:value-type="string" office:string-value="http://acrosswalls.org/wp-content/uploads/data/excel/victims-injuries-dv.xlsx">
            <text:p>http://acrosswalls.org/wp-content/uploads/data/excel/victims-injuries-dv.xlsx</text:p>
          </table:table-cell>
          <table:table-cell/>
          <table:table-cell office:value-type="string">
            <text:p>victims-injuries-dv</text:p>
          </table:table-cell>
          <table:table-cell office:value-type="float" office:value="114">
            <text:p>114</text:p>
          </table:table-cell>
          <table:table-cell table:number-columns-repeated="1018"/>
        </table:table-row>
        <table:table-row table:style-name="ro1">
          <table:table-cell table:formula="of:=&quot;datasets-&quot;&amp;[.E128]" office:value-type="string" office:string-value="datasets-victims-injuries-nhamcs">
            <text:p>datasets-victims-injuries-nhamcs</text:p>
          </table:table-cell>
          <table:table-cell table:formula="of:=[.C$1]" office:value-type="string" office:string-value="excel (local)">
            <text:p>excel (local)</text:p>
          </table:table-cell>
          <table:table-cell table:formula="of:=[.C$2]&amp;[.C$3]&amp;&quot;/&quot;&amp;[.E128]&amp;[.C$4]" office:value-type="string" office:string-value="http://acrosswalls.org/wp-content/uploads/data/excel/victims-injuries-nhamcs.xlsx">
            <text:p>http://acrosswalls.org/wp-content/uploads/data/excel/victims-injuries-nhamcs.xlsx</text:p>
          </table:table-cell>
          <table:table-cell/>
          <table:table-cell office:value-type="string">
            <text:p>victims-injuries-nhamcs</text:p>
          </table:table-cell>
          <table:table-cell office:value-type="float" office:value="115">
            <text:p>115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ct additional" table:style-name="ta7" table:print="false"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2" table:default-cell-style-name="Excel_20_Built-in_20_Normal"/>
        <table:table-column table:style-name="co27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office:value-type="string">
            <text:p>Additional manifest entries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3" table:number-rows-spanned="1">
            <text:p>Copy and paste the FIRST THREE columns below into manifest sheet</text:p>
          </table:table-cell>
          <table:covered-table-cell table:number-columns-repeated="2" table:style-name="ce3"/>
          <table:table-cell/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>
            <text:p>datasets-17184</text:p>
          </table:table-cell>
          <table:table-cell office:value-type="string">
            <text:p>zipped archive hosted on Google Drive</text:p>
          </table:table-cell>
          <table:table-cell table:style-name="ce1" office:value-type="string">
            <text:p>https://drive.google.com/file/d/0B6EWYwin0l-WQzRlNk94Ul81V0U/view?usp=sharing</text:p>
          </table:table-cell>
          <table:table-cell/>
          <table:table-cell office:value-type="string">
            <text:p>site archive</text:p>
          </table:table-cell>
          <table:table-cell table:number-columns-repeated="1019"/>
        </table:table-row>
        <table:table-row table:style-name="ro2">
          <table:table-cell office:value-type="string">
            <text:p>datasets-17184</text:p>
          </table:table-cell>
          <table:table-cell office:value-type="string">
            <text:p>zipped archive hosted Internet Archive</text:p>
          </table:table-cell>
          <table:table-cell table:style-name="ce1" office:value-type="string">
            <text:p><text:a xlink:href="http://archive.org/">http://archive.org</text:a></text:p>
          </table:table-cell>
          <table:table-cell/>
          <table:table-cell office:value-type="string">
            <text:p>site archive</text:p>
          </table:table-cell>
          <table:table-cell table:number-columns-repeated="1019"/>
        </table:table-row>
        <table:table-row table:style-name="ro2">
          <table:table-cell office:value-type="string">
            <text:p>datasets-18661</text:p>
          </table:table-cell>
          <table:table-cell office:value-type="string">
            <text:p>Comma-separated-value text file hosted locally</text:p>
          </table:table-cell>
          <table:table-cell table:style-name="ce1" office:value-type="string">
            <text:p><text:a xlink:href="http://acrosswalls.org/wp-content/uploads/data/manifest.csv">http://acrosswalls.org/wp-content/uploads/data/manifest.csv</text:a></text:p>
          </table:table-cell>
          <table:table-cell/>
          <table:table-cell office:value-type="string">
            <text:p>datalinks manifest</text:p>
          </table:table-cell>
          <table:table-cell table:number-columns-repeated="1019"/>
        </table:table-row>
        <table:table-row table:style-name="ro2">
          <table:table-cell office:value-type="string">
            <text:p>datasets-18661</text:p>
          </table:table-cell>
          <table:table-cell office:value-type="string">
            <text:p>Comma-separated-value text file hosted on Google Drive</text:p>
          </table:table-cell>
          <table:table-cell table:style-name="ce1" office:value-type="string">
            <text:p><text:a xlink:href="https://docs.google.com/spreadsheets/d/1s7Pvc02C_VnnwcQgtq9GZon7d6ALyKMZQhDzSjCB9Mc/edit?usp=sharing">https://docs.google.com/spreadsheets/d/1s7Pvc02C_VnnwcQgtq9GZon7d6ALyKMZQhDzSjCB9Mc/edit?usp=sharing</text:a></text:p>
          </table:table-cell>
          <table:table-cell/>
          <table:table-cell office:value-type="string">
            <text:p>datalinks manifest</text:p>
          </table:table-cell>
          <table:table-cell table:number-columns-repeated="1019"/>
        </table:table-row>
        <table:table-row table:style-name="ro1">
          <table:table-cell office:value-type="string">
            <text:p>datasets-21319</text:p>
          </table:table-cell>
          <table:table-cell office:value-type="string">
            <text:p>zipped archive hosted on Google Drive</text:p>
          </table:table-cell>
          <table:table-cell table:style-name="ce1" office:value-type="string">
            <text:p>https://drive.google.com/file/d/0B6EWYwin0l-WR0N2NlhsbWNVc1k/view?usp=sharing</text:p>
          </table:table-cell>
          <table:table-cell/>
          <table:table-cell office:value-type="string">
            <text:p>suicides-occupational-mortality</text:p>
          </table:table-cell>
          <table:table-cell table:number-columns-repeated="1019"/>
        </table:table-row>
        <table:table-row table:style-name="ro2">
          <table:table-cell office:value-type="string">
            <text:p>datasets-21319</text:p>
          </table:table-cell>
          <table:table-cell office:value-type="string">
            <text:p>zipped archive hosted Internet Archive</text:p>
          </table:table-cell>
          <table:table-cell table:style-name="ce1" office:value-type="string">
            <text:p><text:a xlink:href="https://archive.org/details/suicides-occupational-mortality">https://archive.org/details/suicides-occupational-mortality</text:a></text:p>
          </table:table-cell>
          <table:table-cell/>
          <table:table-cell office:value-type="string">
            <text:p>suicides-occupational-mortality</text:p>
          </table:table-cell>
          <table:table-cell table:number-columns-repeated="1019"/>
        </table:table-row>
        <table:table-row table:style-name="ro1">
          <table:table-cell office:value-type="string">
            <text:p>datasets-21305</text:p>
          </table:table-cell>
          <table:table-cell office:value-type="string">
            <text:p>zipped archive hosted on Google Drive</text:p>
          </table:table-cell>
          <table:table-cell office:value-type="string">
            <text:p>https://drive.google.com/file/d/0B6EWYwin0l-WUTFYR3lpTDRJZVk/view?usp=sharing</text:p>
          </table:table-cell>
          <table:table-cell/>
          <table:table-cell office:value-type="string">
            <text:p>inmates-prison</text:p>
          </table:table-cell>
          <table:table-cell table:number-columns-repeated="1019"/>
        </table:table-row>
        <table:table-row table:style-name="ro1">
          <table:table-cell office:value-type="string">
            <text:p>datasets-21305</text:p>
          </table:table-cell>
          <table:table-cell office:value-type="string">
            <text:p>zipped archive hosted Internet Archive</text:p>
          </table:table-cell>
          <table:table-cell office:value-type="string">
            <text:p>https://archive.org/details/inmates-prison</text:p>
          </table:table-cell>
          <table:table-cell/>
          <table:table-cell office:value-type="string">
            <text:p>inmates-prison</text:p>
          </table:table-cell>
          <table:table-cell table:number-columns-repeated="1019"/>
        </table:table-row>
        <table:table-row table:style-name="ro1">
          <table:table-cell office:value-type="string">
            <text:p>datasets-21315</text:p>
          </table:table-cell>
          <table:table-cell office:value-type="string">
            <text:p>zipped archive hosted on Google Drive</text:p>
          </table:table-cell>
          <table:table-cell office:value-type="string">
            <text:p>https://drive.google.com/file/d/0B6EWYwin0l-WcGp3eXgzLWtmLUE/view?usp=sharing</text:p>
          </table:table-cell>
          <table:table-cell/>
          <table:table-cell office:value-type="string">
            <text:p>inmates-jail</text:p>
          </table:table-cell>
          <table:table-cell table:number-columns-repeated="1019"/>
        </table:table-row>
        <table:table-row table:style-name="ro1">
          <table:table-cell office:value-type="string">
            <text:p>datasets-21315</text:p>
          </table:table-cell>
          <table:table-cell office:value-type="string">
            <text:p>zipped archive hosted Internet Archive</text:p>
          </table:table-cell>
          <table:table-cell office:value-type="string">
            <text:p>https://archive.org/details/inmates-jail</text:p>
          </table:table-cell>
          <table:table-cell/>
          <table:table-cell office:value-type="string">
            <text:p>inmates-jail</text:p>
          </table:table-cell>
          <table:table-cell table:number-columns-repeated="1019"/>
        </table:table-row>
        <table:table-row table:style-name="ro1">
          <table:table-cell office:value-type="string">
            <text:p>datasets-21295</text:p>
          </table:table-cell>
          <table:table-cell office:value-type="string">
            <text:p>zipped archive hosted on Google Drive</text:p>
          </table:table-cell>
          <table:table-cell office:value-type="string">
            <text:p>https://drive.google.com/file/d/0B6EWYwin0l-WQWFIM0VySXk0c0k/view?usp=sharing</text:p>
          </table:table-cell>
          <table:table-cell/>
          <table:table-cell office:value-type="string">
            <text:p>criminalization-victimization</text:p>
          </table:table-cell>
          <table:table-cell table:number-columns-repeated="1019"/>
        </table:table-row>
        <table:table-row table:style-name="ro1">
          <table:table-cell office:value-type="string">
            <text:p>datasets-21295</text:p>
          </table:table-cell>
          <table:table-cell office:value-type="string">
            <text:p>zipped archive hosted Internet Archive</text:p>
          </table:table-cell>
          <table:table-cell office:value-type="string">
            <text:p>https://archive.org/details/criminal-victimization</text:p>
          </table:table-cell>
          <table:table-cell/>
          <table:table-cell office:value-type="string">
            <text:p>criminalization-victimization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onical labels" table:style-name="ta8" table:print="false">
        <table:table-column table:style-name="co28" table:default-cell-style-name="Excel_20_Built-in_20_Normal"/>
        <table:table-column table:style-name="co2" table:default-cell-style-name="Excel_20_Built-in_20_Normal"/>
        <table:table-column table:style-name="co29" table:default-cell-style-name="Excel_20_Built-in_20_Normal"/>
        <table:table-column table:style-name="co2" table:number-columns-repeated="1021" table:default-cell-style-name="Excel_20_Built-in_20_Normal"/>
        <table:table-row table:style-name="ro1">
          <table:table-cell table:style-name="ce2" office:value-type="string" table:number-columns-spanned="3" table:number-rows-spanned="1">
            <text:p>Canonical Datalink Order and Label Expansions</text:p>
          </table:table-cell>
          <table:covered-table-cell table:number-columns-repeated="2" table:style-name="ce3"/>
          <table:table-cell table:number-columns-repeated="1021"/>
        </table:table-row>
        <table:table-row table:style-name="ro3">
          <table:table-cell table:style-name="ce4" office:value-type="string">
            <text:p>label (code)</text:p>
          </table:table-cell>
          <table:table-cell table:style-name="ce5" office:value-type="string">
            <text:p>canonical order</text:p>
          </table:table-cell>
          <table:table-cell table:style-name="ce4" office:value-type="string">
            <text:p>label (expanded)</text:p>
          </table:table-cell>
          <table:table-cell table:number-columns-repeated="1021"/>
        </table:table-row>
        <table:table-row table:style-name="ro1">
          <table:table-cell office:value-type="string">
            <text:p>google webpage</text:p>
          </table:table-cell>
          <table:table-cell table:style-name="ce3" office:value-type="float" office:value="1">
            <text:p>1</text:p>
          </table:table-cell>
          <table:table-cell office:value-type="string">
            <text:p>Google Sheet published to web (fast, resilent)</text:p>
          </table:table-cell>
          <table:table-cell table:number-columns-repeated="1021"/>
        </table:table-row>
        <table:table-row table:style-name="ro1">
          <table:table-cell office:value-type="string">
            <text:p>excel </text:p>
          </table:table-cell>
          <table:table-cell table:style-name="ce3" office:value-type="float" office:value="2">
            <text:p>2</text:p>
          </table:table-cell>
          <table:table-cell office:value-type="string">
            <text:p>Microsoft Excel workbook (primary version)</text:p>
          </table:table-cell>
          <table:table-cell table:number-columns-repeated="1021"/>
        </table:table-row>
        <table:table-row table:style-name="ro1">
          <table:table-cell office:value-type="string">
            <text:p>openoffice</text:p>
          </table:table-cell>
          <table:table-cell table:style-name="ce3" office:value-type="float" office:value="3">
            <text:p>3</text:p>
          </table:table-cell>
          <table:table-cell office:value-type="string">
            <text:p>Apache OpenOffice Calc spreadsheet</text:p>
          </table:table-cell>
          <table:table-cell table:number-columns-repeated="1021"/>
        </table:table-row>
        <table:table-row table:style-name="ro1">
          <table:table-cell office:value-type="string">
            <text:p>csv </text:p>
          </table:table-cell>
          <table:table-cell table:style-name="ce3" office:value-type="float" office:value="4">
            <text:p>4</text:p>
          </table:table-cell>
          <table:table-cell office:value-type="string">
            <text:p>Comma-separated-value text file</text:p>
          </table:table-cell>
          <table:table-cell table:number-columns-repeated="1021"/>
        </table:table-row>
        <table:table-row table:style-name="ro1">
          <table:table-cell office:value-type="string">
            <text:p>google sheet </text:p>
          </table:table-cell>
          <table:table-cell table:style-name="ce3" office:value-type="float" office:value="5">
            <text:p>5</text:p>
          </table:table-cell>
          <table:table-cell office:value-type="string">
            <text:p>Google Sheet (downloadable)</text:p>
          </table:table-cell>
          <table:table-cell table:number-columns-repeated="1021"/>
        </table:table-row>
        <table:table-row table:style-name="ro1">
          <table:table-cell office:value-type="string">
            <text:p>excel (local)</text:p>
          </table:table-cell>
          <table:table-cell table:style-name="ce3" office:value-type="float" office:value="6">
            <text:p>6</text:p>
          </table:table-cell>
          <table:table-cell office:value-type="string">
            <text:p>Microsoft Excel workbook (secondary, use only if above fail)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12/13/2014</text:date>, <text:time>11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ifest" style:display-name="PageStyle_manif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sheets" style:display-name="PageStyle_google she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excel" style:display-name="PageStyle_google exc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openoffice" style:display-name="PageStyle_google openoff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20_hosting" style:display-name="PageStyle_local ho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ruct_20_additional" style:display-name="PageStyle_construct addit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onical_20_labels" style:display-name="PageStyle_canonical labe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4547" meta:object-count="0"/>
    <meta:generator>OpenOffice/4.1.1$Win32 OpenOffice.org_project/411m6$Build-9775</meta:generator>
  </office:meta>
</office:document-meta>
</file>